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, Geneva, sans-serif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ictionary" style:family="table">
      <style:table-properties style:width="6.9271in" fo:margin-left="0in" fo:margin-top="0in" fo:margin-bottom="0in" fo:break-before="page" table:align="left"/>
    </style:style>
    <style:style style:name="Dictionary.A" style:family="table-column">
      <style:table-column-properties style:column-width="0.3465in"/>
    </style:style>
    <style:style style:name="Dictionary.B" style:family="table-column">
      <style:table-column-properties style:column-width="1.6153in"/>
    </style:style>
    <style:style style:name="Dictionary.C" style:family="table-column">
      <style:table-column-properties style:column-width="0.0549in"/>
    </style:style>
    <style:style style:name="Dictionary.D" style:family="table-column">
      <style:table-column-properties style:column-width="0.4813in"/>
    </style:style>
    <style:style style:name="Dictionary.E" style:family="table-column">
      <style:table-column-properties style:column-width="0.1215in"/>
    </style:style>
    <style:style style:name="Dictionary.F" style:family="table-column">
      <style:table-column-properties style:column-width="0.9944in"/>
    </style:style>
    <style:style style:name="Dictionary.G" style:family="table-column">
      <style:table-column-properties style:column-width="0.2035in"/>
    </style:style>
    <style:style style:name="Dictionary.H" style:family="table-column">
      <style:table-column-properties style:column-width="0.891in"/>
    </style:style>
    <style:style style:name="Dictionary.I" style:family="table-column">
      <style:table-column-properties style:column-width="0.5576in"/>
    </style:style>
    <style:style style:name="Dictionary.J" style:family="table-column">
      <style:table-column-properties style:column-width="1.6611in"/>
    </style:style>
    <style:style style:name="Dictionary.A1" style:family="table-cell">
      <style:table-cell-properties style:vertical-align="middle" fo:padding="0.0201in" fo:border-left="0.25pt solid #000000" fo:border-right="none" fo:border-top="0.25pt solid #000000" fo:border-bottom="0.25pt solid #000000"/>
    </style:style>
    <style:style style:name="Dictionary.B1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F1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H1" style:family="table-cell">
      <style:table-cell-properties fo:padding="0.0201in" fo:border="0.25pt solid #000000"/>
    </style:style>
    <style:style style:name="Dictionary.B2" style:family="table-cell">
      <style:table-cell-properties style:vertical-align="middle" fo:padding="0.0201in" fo:border-left="0.25pt solid #000000" fo:border-right="0.25pt solid #000000" fo:border-top="none" fo:border-bottom="0.25pt solid #000000"/>
    </style:style>
    <style:style style:name="Dictionary.A3" style:family="table-cell">
      <style:table-cell-properties style:vertical-align="middle" fo:padding="0.0201in" fo:border-left="0.25pt solid #000000" fo:border-right="none" fo:border-top="none" fo:border-bottom="0.25pt solid #000000"/>
    </style:style>
    <style:style style:name="Dictionary.B3" style:family="table-cell">
      <style:table-cell-properties fo:padding="0.0201in" fo:border-left="0.25pt solid #000000" fo:border-right="none" fo:border-top="none" fo:border-bottom="0.25pt solid #000000"/>
    </style:style>
    <style:style style:name="Dictionary.D3" style:family="table-cell">
      <style:table-cell-properties fo:padding="0.0201in" fo:border-left="0.25pt solid #000000" fo:border-right="none" fo:border-top="none" fo:border-bottom="0.25pt solid #000000"/>
    </style:style>
    <style:style style:name="Dictionary.F3" style:family="table-cell">
      <style:table-cell-properties fo:padding="0.0201in" fo:border-left="0.25pt solid #000000" fo:border-right="none" fo:border-top="none" fo:border-bottom="0.25pt solid #000000"/>
    </style:style>
    <style:style style:name="Dictionary.H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" style:family="table-cell">
      <style:table-cell-properties fo:padding="0.0201in" fo:border-left="0.25pt solid #000000" fo:border-right="none" fo:border-top="none" fo:border-bottom="0.25pt solid #000000"/>
    </style:style>
    <style:style style:name="Dictionary.G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" style:family="table-cell">
      <style:table-cell-properties fo:padding="0.0201in" fo:border-left="0.25pt solid #000000" fo:border-right="none" fo:border-top="none" fo:border-bottom="0.25pt solid #000000"/>
    </style:style>
    <style:style style:name="Dictionary.D5" style:family="table-cell">
      <style:table-cell-properties fo:padding="0.0201in" fo:border-left="0.25pt solid #000000" fo:border-right="none" fo:border-top="none" fo:border-bottom="0.25pt solid #000000"/>
    </style:style>
    <style:style style:name="Dictionary.F5" style:family="table-cell">
      <style:table-cell-properties fo:padding="0.0201in" fo:border-left="0.25pt solid #000000" fo:border-right="none" fo:border-top="none" fo:border-bottom="0.25pt solid #000000"/>
    </style:style>
    <style:style style:name="Dictionary.H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" style:family="table-cell">
      <style:table-cell-properties fo:padding="0.0201in" fo:border-left="0.25pt solid #000000" fo:border-right="none" fo:border-top="none" fo:border-bottom="0.25pt solid #000000"/>
    </style:style>
    <style:style style:name="Dictionary.G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" style:family="table-cell">
      <style:table-cell-properties fo:padding="0.0201in" fo:border-left="0.25pt solid #000000" fo:border-right="none" fo:border-top="none" fo:border-bottom="0.25pt solid #000000"/>
    </style:style>
    <style:style style:name="Dictionary.D7" style:family="table-cell">
      <style:table-cell-properties fo:padding="0.0201in" fo:border-left="0.25pt solid #000000" fo:border-right="none" fo:border-top="none" fo:border-bottom="0.25pt solid #000000"/>
    </style:style>
    <style:style style:name="Dictionary.F7" style:family="table-cell">
      <style:table-cell-properties fo:padding="0.0201in" fo:border-left="0.25pt solid #000000" fo:border-right="none" fo:border-top="none" fo:border-bottom="0.25pt solid #000000"/>
    </style:style>
    <style:style style:name="Dictionary.H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" style:family="table-cell">
      <style:table-cell-properties fo:padding="0.0201in" fo:border-left="0.25pt solid #000000" fo:border-right="none" fo:border-top="none" fo:border-bottom="0.25pt solid #000000"/>
    </style:style>
    <style:style style:name="Dictionary.D9" style:family="table-cell">
      <style:table-cell-properties fo:padding="0.0201in" fo:border-left="0.25pt solid #000000" fo:border-right="none" fo:border-top="none" fo:border-bottom="0.25pt solid #000000"/>
    </style:style>
    <style:style style:name="Dictionary.F9" style:family="table-cell">
      <style:table-cell-properties fo:padding="0.0201in" fo:border-left="0.25pt solid #000000" fo:border-right="none" fo:border-top="none" fo:border-bottom="0.25pt solid #000000"/>
    </style:style>
    <style:style style:name="Dictionary.H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" style:family="table-cell">
      <style:table-cell-properties fo:padding="0.0201in" fo:border-left="0.25pt solid #000000" fo:border-right="none" fo:border-top="none" fo:border-bottom="0.25pt solid #000000"/>
    </style:style>
    <style:style style:name="Dictionary.G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" style:family="table-cell">
      <style:table-cell-properties fo:padding="0.0201in" fo:border-left="0.25pt solid #000000" fo:border-right="none" fo:border-top="none" fo:border-bottom="0.25pt solid #000000"/>
    </style:style>
    <style:style style:name="Dictionary.D11" style:family="table-cell">
      <style:table-cell-properties fo:padding="0.0201in" fo:border-left="0.25pt solid #000000" fo:border-right="none" fo:border-top="none" fo:border-bottom="0.25pt solid #000000"/>
    </style:style>
    <style:style style:name="Dictionary.F11" style:family="table-cell">
      <style:table-cell-properties fo:padding="0.0201in" fo:border-left="0.25pt solid #000000" fo:border-right="none" fo:border-top="none" fo:border-bottom="0.25pt solid #000000"/>
    </style:style>
    <style:style style:name="Dictionary.H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" style:family="table-cell">
      <style:table-cell-properties fo:padding="0.0201in" fo:border-left="0.25pt solid #000000" fo:border-right="none" fo:border-top="none" fo:border-bottom="0.25pt solid #000000"/>
    </style:style>
    <style:style style:name="Dictionary.G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" style:family="table-cell">
      <style:table-cell-properties fo:padding="0.0201in" fo:border-left="0.25pt solid #000000" fo:border-right="none" fo:border-top="none" fo:border-bottom="0.25pt solid #000000"/>
    </style:style>
    <style:style style:name="Dictionary.D13" style:family="table-cell">
      <style:table-cell-properties fo:padding="0.0201in" fo:border-left="0.25pt solid #000000" fo:border-right="none" fo:border-top="none" fo:border-bottom="0.25pt solid #000000"/>
    </style:style>
    <style:style style:name="Dictionary.F13" style:family="table-cell">
      <style:table-cell-properties fo:padding="0.0201in" fo:border-left="0.25pt solid #000000" fo:border-right="none" fo:border-top="none" fo:border-bottom="0.25pt solid #000000"/>
    </style:style>
    <style:style style:name="Dictionary.H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" style:family="table-cell">
      <style:table-cell-properties fo:padding="0.0201in" fo:border-left="0.25pt solid #000000" fo:border-right="none" fo:border-top="none" fo:border-bottom="0.25pt solid #000000"/>
    </style:style>
    <style:style style:name="Dictionary.E14" style:family="table-cell">
      <style:table-cell-properties fo:padding="0.0201in" fo:border-left="0.25pt solid #000000" fo:border-right="none" fo:border-top="none" fo:border-bottom="0.25pt solid #000000"/>
    </style:style>
    <style:style style:name="Dictionary.I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" style:family="table-cell">
      <style:table-cell-properties fo:padding="0.0201in" fo:border-left="0.25pt solid #000000" fo:border-right="none" fo:border-top="none" fo:border-bottom="0.25pt solid #000000"/>
    </style:style>
    <style:style style:name="Dictionary.D15" style:family="table-cell">
      <style:table-cell-properties fo:padding="0.0201in" fo:border-left="0.25pt solid #000000" fo:border-right="none" fo:border-top="none" fo:border-bottom="0.25pt solid #000000"/>
    </style:style>
    <style:style style:name="Dictionary.F15" style:family="table-cell">
      <style:table-cell-properties fo:padding="0.0201in" fo:border-left="0.25pt solid #000000" fo:border-right="none" fo:border-top="none" fo:border-bottom="0.25pt solid #000000"/>
    </style:style>
    <style:style style:name="Dictionary.H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" style:family="table-cell">
      <style:table-cell-properties fo:padding="0.0201in" fo:border-left="0.25pt solid #000000" fo:border-right="none" fo:border-top="none" fo:border-bottom="0.25pt solid #000000"/>
    </style:style>
    <style:style style:name="Dictionary.G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" style:family="table-cell">
      <style:table-cell-properties fo:padding="0.0201in" fo:border-left="0.25pt solid #000000" fo:border-right="none" fo:border-top="none" fo:border-bottom="0.25pt solid #000000"/>
    </style:style>
    <style:style style:name="Dictionary.D17" style:family="table-cell">
      <style:table-cell-properties fo:padding="0.0201in" fo:border-left="0.25pt solid #000000" fo:border-right="none" fo:border-top="none" fo:border-bottom="0.25pt solid #000000"/>
    </style:style>
    <style:style style:name="Dictionary.F17" style:family="table-cell">
      <style:table-cell-properties fo:padding="0.0201in" fo:border-left="0.25pt solid #000000" fo:border-right="none" fo:border-top="none" fo:border-bottom="0.25pt solid #000000"/>
    </style:style>
    <style:style style:name="Dictionary.H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" style:family="table-cell">
      <style:table-cell-properties fo:padding="0.0201in" fo:border-left="0.25pt solid #000000" fo:border-right="none" fo:border-top="none" fo:border-bottom="0.25pt solid #000000"/>
    </style:style>
    <style:style style:name="Dictionary.G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" style:family="table-cell">
      <style:table-cell-properties fo:padding="0.0201in" fo:border-left="0.25pt solid #000000" fo:border-right="none" fo:border-top="none" fo:border-bottom="0.25pt solid #000000"/>
    </style:style>
    <style:style style:name="Dictionary.D19" style:family="table-cell">
      <style:table-cell-properties fo:padding="0.0201in" fo:border-left="0.25pt solid #000000" fo:border-right="none" fo:border-top="none" fo:border-bottom="0.25pt solid #000000"/>
    </style:style>
    <style:style style:name="Dictionary.F19" style:family="table-cell">
      <style:table-cell-properties fo:padding="0.0201in" fo:border-left="0.25pt solid #000000" fo:border-right="none" fo:border-top="none" fo:border-bottom="0.25pt solid #000000"/>
    </style:style>
    <style:style style:name="Dictionary.H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" style:family="table-cell">
      <style:table-cell-properties fo:padding="0.0201in" fo:border-left="0.25pt solid #000000" fo:border-right="none" fo:border-top="none" fo:border-bottom="0.25pt solid #000000"/>
    </style:style>
    <style:style style:name="Dictionary.G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" style:family="table-cell">
      <style:table-cell-properties fo:padding="0.0201in" fo:border-left="0.25pt solid #000000" fo:border-right="none" fo:border-top="none" fo:border-bottom="0.25pt solid #000000"/>
    </style:style>
    <style:style style:name="Dictionary.D21" style:family="table-cell">
      <style:table-cell-properties fo:padding="0.0201in" fo:border-left="0.25pt solid #000000" fo:border-right="none" fo:border-top="none" fo:border-bottom="0.25pt solid #000000"/>
    </style:style>
    <style:style style:name="Dictionary.F21" style:family="table-cell">
      <style:table-cell-properties fo:padding="0.0201in" fo:border-left="0.25pt solid #000000" fo:border-right="none" fo:border-top="none" fo:border-bottom="0.25pt solid #000000"/>
    </style:style>
    <style:style style:name="Dictionary.H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" style:family="table-cell">
      <style:table-cell-properties fo:padding="0.0201in" fo:border-left="0.25pt solid #000000" fo:border-right="none" fo:border-top="none" fo:border-bottom="0.25pt solid #000000"/>
    </style:style>
    <style:style style:name="Dictionary.G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" style:family="table-cell">
      <style:table-cell-properties fo:padding="0.0201in" fo:border-left="0.25pt solid #000000" fo:border-right="none" fo:border-top="none" fo:border-bottom="0.25pt solid #000000"/>
    </style:style>
    <style:style style:name="Dictionary.D23" style:family="table-cell">
      <style:table-cell-properties fo:padding="0.0201in" fo:border-left="0.25pt solid #000000" fo:border-right="none" fo:border-top="none" fo:border-bottom="0.25pt solid #000000"/>
    </style:style>
    <style:style style:name="Dictionary.F23" style:family="table-cell">
      <style:table-cell-properties fo:padding="0.0201in" fo:border-left="0.25pt solid #000000" fo:border-right="none" fo:border-top="none" fo:border-bottom="0.25pt solid #000000"/>
    </style:style>
    <style:style style:name="Dictionary.H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" style:family="table-cell">
      <style:table-cell-properties fo:padding="0.0201in" fo:border-left="0.25pt solid #000000" fo:border-right="none" fo:border-top="none" fo:border-bottom="0.25pt solid #000000"/>
    </style:style>
    <style:style style:name="Dictionary.G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" style:family="table-cell">
      <style:table-cell-properties fo:padding="0.0201in" fo:border-left="0.25pt solid #000000" fo:border-right="none" fo:border-top="none" fo:border-bottom="0.25pt solid #000000"/>
    </style:style>
    <style:style style:name="Dictionary.D25" style:family="table-cell">
      <style:table-cell-properties fo:padding="0.0201in" fo:border-left="0.25pt solid #000000" fo:border-right="none" fo:border-top="none" fo:border-bottom="0.25pt solid #000000"/>
    </style:style>
    <style:style style:name="Dictionary.F25" style:family="table-cell">
      <style:table-cell-properties fo:padding="0.0201in" fo:border-left="0.25pt solid #000000" fo:border-right="none" fo:border-top="none" fo:border-bottom="0.25pt solid #000000"/>
    </style:style>
    <style:style style:name="Dictionary.H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" style:family="table-cell">
      <style:table-cell-properties fo:padding="0.0201in" fo:border-left="0.25pt solid #000000" fo:border-right="none" fo:border-top="none" fo:border-bottom="0.25pt solid #000000"/>
    </style:style>
    <style:style style:name="Dictionary.G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" style:family="table-cell">
      <style:table-cell-properties fo:padding="0.0201in" fo:border-left="0.25pt solid #000000" fo:border-right="none" fo:border-top="none" fo:border-bottom="0.25pt solid #000000"/>
    </style:style>
    <style:style style:name="Dictionary.D27" style:family="table-cell">
      <style:table-cell-properties fo:padding="0.0201in" fo:border-left="0.25pt solid #000000" fo:border-right="none" fo:border-top="none" fo:border-bottom="0.25pt solid #000000"/>
    </style:style>
    <style:style style:name="Dictionary.F27" style:family="table-cell">
      <style:table-cell-properties fo:padding="0.0201in" fo:border-left="0.25pt solid #000000" fo:border-right="none" fo:border-top="none" fo:border-bottom="0.25pt solid #000000"/>
    </style:style>
    <style:style style:name="Dictionary.H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" style:family="table-cell">
      <style:table-cell-properties fo:padding="0.0201in" fo:border-left="0.25pt solid #000000" fo:border-right="none" fo:border-top="none" fo:border-bottom="0.25pt solid #000000"/>
    </style:style>
    <style:style style:name="Dictionary.D29" style:family="table-cell">
      <style:table-cell-properties fo:padding="0.0201in" fo:border-left="0.25pt solid #000000" fo:border-right="none" fo:border-top="none" fo:border-bottom="0.25pt solid #000000"/>
    </style:style>
    <style:style style:name="Dictionary.F29" style:family="table-cell">
      <style:table-cell-properties fo:padding="0.0201in" fo:border-left="0.25pt solid #000000" fo:border-right="none" fo:border-top="none" fo:border-bottom="0.25pt solid #000000"/>
    </style:style>
    <style:style style:name="Dictionary.H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" style:family="table-cell">
      <style:table-cell-properties fo:padding="0.0201in" fo:border-left="0.25pt solid #000000" fo:border-right="none" fo:border-top="none" fo:border-bottom="0.25pt solid #000000"/>
    </style:style>
    <style:style style:name="Dictionary.G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" style:family="table-cell">
      <style:table-cell-properties fo:padding="0.0201in" fo:border-left="0.25pt solid #000000" fo:border-right="none" fo:border-top="none" fo:border-bottom="0.25pt solid #000000"/>
    </style:style>
    <style:style style:name="Dictionary.D31" style:family="table-cell">
      <style:table-cell-properties fo:padding="0.0201in" fo:border-left="0.25pt solid #000000" fo:border-right="none" fo:border-top="none" fo:border-bottom="0.25pt solid #000000"/>
    </style:style>
    <style:style style:name="Dictionary.F31" style:family="table-cell">
      <style:table-cell-properties fo:padding="0.0201in" fo:border-left="0.25pt solid #000000" fo:border-right="none" fo:border-top="none" fo:border-bottom="0.25pt solid #000000"/>
    </style:style>
    <style:style style:name="Dictionary.H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" style:family="table-cell">
      <style:table-cell-properties fo:padding="0.0201in" fo:border-left="0.25pt solid #000000" fo:border-right="none" fo:border-top="none" fo:border-bottom="0.25pt solid #000000"/>
    </style:style>
    <style:style style:name="Dictionary.G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" style:family="table-cell">
      <style:table-cell-properties fo:padding="0.0201in" fo:border-left="0.25pt solid #000000" fo:border-right="none" fo:border-top="none" fo:border-bottom="0.25pt solid #000000"/>
    </style:style>
    <style:style style:name="Dictionary.D33" style:family="table-cell">
      <style:table-cell-properties fo:padding="0.0201in" fo:border-left="0.25pt solid #000000" fo:border-right="none" fo:border-top="none" fo:border-bottom="0.25pt solid #000000"/>
    </style:style>
    <style:style style:name="Dictionary.F33" style:family="table-cell">
      <style:table-cell-properties fo:padding="0.0201in" fo:border-left="0.25pt solid #000000" fo:border-right="none" fo:border-top="none" fo:border-bottom="0.25pt solid #000000"/>
    </style:style>
    <style:style style:name="Dictionary.H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" style:family="table-cell">
      <style:table-cell-properties fo:padding="0.0201in" fo:border-left="0.25pt solid #000000" fo:border-right="none" fo:border-top="none" fo:border-bottom="0.25pt solid #000000"/>
    </style:style>
    <style:style style:name="Dictionary.G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" style:family="table-cell">
      <style:table-cell-properties fo:padding="0.0201in" fo:border-left="0.25pt solid #000000" fo:border-right="none" fo:border-top="none" fo:border-bottom="0.25pt solid #000000"/>
    </style:style>
    <style:style style:name="Dictionary.D35" style:family="table-cell">
      <style:table-cell-properties fo:padding="0.0201in" fo:border-left="0.25pt solid #000000" fo:border-right="none" fo:border-top="none" fo:border-bottom="0.25pt solid #000000"/>
    </style:style>
    <style:style style:name="Dictionary.F35" style:family="table-cell">
      <style:table-cell-properties fo:padding="0.0201in" fo:border-left="0.25pt solid #000000" fo:border-right="none" fo:border-top="none" fo:border-bottom="0.25pt solid #000000"/>
    </style:style>
    <style:style style:name="Dictionary.H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" style:family="table-cell">
      <style:table-cell-properties fo:padding="0.0201in" fo:border-left="0.25pt solid #000000" fo:border-right="none" fo:border-top="none" fo:border-bottom="0.25pt solid #000000"/>
    </style:style>
    <style:style style:name="Dictionary.G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" style:family="table-cell">
      <style:table-cell-properties fo:padding="0.0201in" fo:border-left="0.25pt solid #000000" fo:border-right="none" fo:border-top="none" fo:border-bottom="0.25pt solid #000000"/>
    </style:style>
    <style:style style:name="Dictionary.D37" style:family="table-cell">
      <style:table-cell-properties fo:padding="0.0201in" fo:border-left="0.25pt solid #000000" fo:border-right="none" fo:border-top="none" fo:border-bottom="0.25pt solid #000000"/>
    </style:style>
    <style:style style:name="Dictionary.F37" style:family="table-cell">
      <style:table-cell-properties fo:padding="0.0201in" fo:border-left="0.25pt solid #000000" fo:border-right="none" fo:border-top="none" fo:border-bottom="0.25pt solid #000000"/>
    </style:style>
    <style:style style:name="Dictionary.H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" style:family="table-cell">
      <style:table-cell-properties fo:padding="0.0201in" fo:border-left="0.25pt solid #000000" fo:border-right="none" fo:border-top="none" fo:border-bottom="0.25pt solid #000000"/>
    </style:style>
    <style:style style:name="Dictionary.G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" style:family="table-cell">
      <style:table-cell-properties fo:padding="0.0201in" fo:border-left="0.25pt solid #000000" fo:border-right="none" fo:border-top="none" fo:border-bottom="0.25pt solid #000000"/>
    </style:style>
    <style:style style:name="Dictionary.D39" style:family="table-cell">
      <style:table-cell-properties fo:padding="0.0201in" fo:border-left="0.25pt solid #000000" fo:border-right="none" fo:border-top="none" fo:border-bottom="0.25pt solid #000000"/>
    </style:style>
    <style:style style:name="Dictionary.F39" style:family="table-cell">
      <style:table-cell-properties fo:padding="0.0201in" fo:border-left="0.25pt solid #000000" fo:border-right="none" fo:border-top="none" fo:border-bottom="0.25pt solid #000000"/>
    </style:style>
    <style:style style:name="Dictionary.H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" style:family="table-cell">
      <style:table-cell-properties fo:padding="0.0201in" fo:border-left="0.25pt solid #000000" fo:border-right="none" fo:border-top="none" fo:border-bottom="0.25pt solid #000000"/>
    </style:style>
    <style:style style:name="Dictionary.G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" style:family="table-cell">
      <style:table-cell-properties fo:padding="0.0201in" fo:border-left="0.25pt solid #000000" fo:border-right="none" fo:border-top="none" fo:border-bottom="0.25pt solid #000000"/>
    </style:style>
    <style:style style:name="Dictionary.D41" style:family="table-cell">
      <style:table-cell-properties fo:padding="0.0201in" fo:border-left="0.25pt solid #000000" fo:border-right="none" fo:border-top="none" fo:border-bottom="0.25pt solid #000000"/>
    </style:style>
    <style:style style:name="Dictionary.F41" style:family="table-cell">
      <style:table-cell-properties fo:padding="0.0201in" fo:border-left="0.25pt solid #000000" fo:border-right="none" fo:border-top="none" fo:border-bottom="0.25pt solid #000000"/>
    </style:style>
    <style:style style:name="Dictionary.H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" style:family="table-cell">
      <style:table-cell-properties fo:padding="0.0201in" fo:border-left="0.25pt solid #000000" fo:border-right="none" fo:border-top="none" fo:border-bottom="0.25pt solid #000000"/>
    </style:style>
    <style:style style:name="Dictionary.G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3" style:family="table-cell">
      <style:table-cell-properties fo:padding="0.0201in" fo:border-left="0.25pt solid #000000" fo:border-right="none" fo:border-top="none" fo:border-bottom="0.25pt solid #000000"/>
    </style:style>
    <style:style style:name="Dictionary.D43" style:family="table-cell">
      <style:table-cell-properties fo:padding="0.0201in" fo:border-left="0.25pt solid #000000" fo:border-right="none" fo:border-top="none" fo:border-bottom="0.25pt solid #000000"/>
    </style:style>
    <style:style style:name="Dictionary.F43" style:family="table-cell">
      <style:table-cell-properties fo:padding="0.0201in" fo:border-left="0.25pt solid #000000" fo:border-right="none" fo:border-top="none" fo:border-bottom="0.25pt solid #000000"/>
    </style:style>
    <style:style style:name="Dictionary.H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4" style:family="table-cell">
      <style:table-cell-properties fo:padding="0.0201in" fo:border-left="0.25pt solid #000000" fo:border-right="none" fo:border-top="none" fo:border-bottom="0.25pt solid #000000"/>
    </style:style>
    <style:style style:name="Dictionary.G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5" style:family="table-cell">
      <style:table-cell-properties fo:padding="0.0201in" fo:border-left="0.25pt solid #000000" fo:border-right="none" fo:border-top="none" fo:border-bottom="0.25pt solid #000000"/>
    </style:style>
    <style:style style:name="Dictionary.D45" style:family="table-cell">
      <style:table-cell-properties fo:padding="0.0201in" fo:border-left="0.25pt solid #000000" fo:border-right="none" fo:border-top="none" fo:border-bottom="0.25pt solid #000000"/>
    </style:style>
    <style:style style:name="Dictionary.F45" style:family="table-cell">
      <style:table-cell-properties fo:padding="0.0201in" fo:border-left="0.25pt solid #000000" fo:border-right="none" fo:border-top="none" fo:border-bottom="0.25pt solid #000000"/>
    </style:style>
    <style:style style:name="Dictionary.H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6" style:family="table-cell">
      <style:table-cell-properties fo:padding="0.0201in" fo:border-left="0.25pt solid #000000" fo:border-right="none" fo:border-top="none" fo:border-bottom="0.25pt solid #000000"/>
    </style:style>
    <style:style style:name="Dictionary.G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7" style:family="table-cell">
      <style:table-cell-properties fo:padding="0.0201in" fo:border-left="0.25pt solid #000000" fo:border-right="none" fo:border-top="none" fo:border-bottom="0.25pt solid #000000"/>
    </style:style>
    <style:style style:name="Dictionary.D47" style:family="table-cell">
      <style:table-cell-properties fo:padding="0.0201in" fo:border-left="0.25pt solid #000000" fo:border-right="none" fo:border-top="none" fo:border-bottom="0.25pt solid #000000"/>
    </style:style>
    <style:style style:name="Dictionary.F47" style:family="table-cell">
      <style:table-cell-properties fo:padding="0.0201in" fo:border-left="0.25pt solid #000000" fo:border-right="none" fo:border-top="none" fo:border-bottom="0.25pt solid #000000"/>
    </style:style>
    <style:style style:name="Dictionary.H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8" style:family="table-cell">
      <style:table-cell-properties fo:padding="0.0201in" fo:border-left="0.25pt solid #000000" fo:border-right="none" fo:border-top="none" fo:border-bottom="0.25pt solid #000000"/>
    </style:style>
    <style:style style:name="Dictionary.G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9" style:family="table-cell">
      <style:table-cell-properties fo:padding="0.0201in" fo:border-left="0.25pt solid #000000" fo:border-right="none" fo:border-top="none" fo:border-bottom="0.25pt solid #000000"/>
    </style:style>
    <style:style style:name="Dictionary.D49" style:family="table-cell">
      <style:table-cell-properties fo:padding="0.0201in" fo:border-left="0.25pt solid #000000" fo:border-right="none" fo:border-top="none" fo:border-bottom="0.25pt solid #000000"/>
    </style:style>
    <style:style style:name="Dictionary.F49" style:family="table-cell">
      <style:table-cell-properties fo:padding="0.0201in" fo:border-left="0.25pt solid #000000" fo:border-right="none" fo:border-top="none" fo:border-bottom="0.25pt solid #000000"/>
    </style:style>
    <style:style style:name="Dictionary.H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0" style:family="table-cell">
      <style:table-cell-properties fo:padding="0.0201in" fo:border-left="0.25pt solid #000000" fo:border-right="none" fo:border-top="none" fo:border-bottom="0.25pt solid #000000"/>
    </style:style>
    <style:style style:name="Dictionary.E50" style:family="table-cell">
      <style:table-cell-properties fo:padding="0.0201in" fo:border-left="0.25pt solid #000000" fo:border-right="none" fo:border-top="none" fo:border-bottom="0.25pt solid #000000"/>
    </style:style>
    <style:style style:name="Dictionary.I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1" style:family="table-cell">
      <style:table-cell-properties fo:padding="0.0201in" fo:border-left="0.25pt solid #000000" fo:border-right="none" fo:border-top="none" fo:border-bottom="0.25pt solid #000000"/>
    </style:style>
    <style:style style:name="Dictionary.D51" style:family="table-cell">
      <style:table-cell-properties fo:padding="0.0201in" fo:border-left="0.25pt solid #000000" fo:border-right="none" fo:border-top="none" fo:border-bottom="0.25pt solid #000000"/>
    </style:style>
    <style:style style:name="Dictionary.F51" style:family="table-cell">
      <style:table-cell-properties fo:padding="0.0201in" fo:border-left="0.25pt solid #000000" fo:border-right="none" fo:border-top="none" fo:border-bottom="0.25pt solid #000000"/>
    </style:style>
    <style:style style:name="Dictionary.H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2" style:family="table-cell">
      <style:table-cell-properties fo:padding="0.0201in" fo:border-left="0.25pt solid #000000" fo:border-right="none" fo:border-top="none" fo:border-bottom="0.25pt solid #000000"/>
    </style:style>
    <style:style style:name="Dictionary.E52" style:family="table-cell">
      <style:table-cell-properties fo:padding="0.0201in" fo:border-left="0.25pt solid #000000" fo:border-right="none" fo:border-top="none" fo:border-bottom="0.25pt solid #000000"/>
    </style:style>
    <style:style style:name="Dictionary.I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3" style:family="table-cell">
      <style:table-cell-properties fo:padding="0.0201in" fo:border-left="0.25pt solid #000000" fo:border-right="none" fo:border-top="none" fo:border-bottom="0.25pt solid #000000"/>
    </style:style>
    <style:style style:name="Dictionary.D53" style:family="table-cell">
      <style:table-cell-properties fo:padding="0.0201in" fo:border-left="0.25pt solid #000000" fo:border-right="none" fo:border-top="none" fo:border-bottom="0.25pt solid #000000"/>
    </style:style>
    <style:style style:name="Dictionary.F53" style:family="table-cell">
      <style:table-cell-properties fo:padding="0.0201in" fo:border-left="0.25pt solid #000000" fo:border-right="none" fo:border-top="none" fo:border-bottom="0.25pt solid #000000"/>
    </style:style>
    <style:style style:name="Dictionary.H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4" style:family="table-cell">
      <style:table-cell-properties fo:padding="0.0201in" fo:border-left="0.25pt solid #000000" fo:border-right="none" fo:border-top="none" fo:border-bottom="0.25pt solid #000000"/>
    </style:style>
    <style:style style:name="Dictionary.E54" style:family="table-cell">
      <style:table-cell-properties fo:padding="0.0201in" fo:border-left="0.25pt solid #000000" fo:border-right="none" fo:border-top="none" fo:border-bottom="0.25pt solid #000000"/>
    </style:style>
    <style:style style:name="Dictionary.I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5" style:family="table-cell">
      <style:table-cell-properties fo:padding="0.0201in" fo:border-left="0.25pt solid #000000" fo:border-right="none" fo:border-top="none" fo:border-bottom="0.25pt solid #000000"/>
    </style:style>
    <style:style style:name="Dictionary.D55" style:family="table-cell">
      <style:table-cell-properties fo:padding="0.0201in" fo:border-left="0.25pt solid #000000" fo:border-right="none" fo:border-top="none" fo:border-bottom="0.25pt solid #000000"/>
    </style:style>
    <style:style style:name="Dictionary.F55" style:family="table-cell">
      <style:table-cell-properties fo:padding="0.0201in" fo:border-left="0.25pt solid #000000" fo:border-right="none" fo:border-top="none" fo:border-bottom="0.25pt solid #000000"/>
    </style:style>
    <style:style style:name="Dictionary.H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6" style:family="table-cell">
      <style:table-cell-properties fo:padding="0.0201in" fo:border-left="0.25pt solid #000000" fo:border-right="none" fo:border-top="none" fo:border-bottom="0.25pt solid #000000"/>
    </style:style>
    <style:style style:name="Dictionary.G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7" style:family="table-cell">
      <style:table-cell-properties fo:padding="0.0201in" fo:border-left="0.25pt solid #000000" fo:border-right="none" fo:border-top="none" fo:border-bottom="0.25pt solid #000000"/>
    </style:style>
    <style:style style:name="Dictionary.D57" style:family="table-cell">
      <style:table-cell-properties fo:padding="0.0201in" fo:border-left="0.25pt solid #000000" fo:border-right="none" fo:border-top="none" fo:border-bottom="0.25pt solid #000000"/>
    </style:style>
    <style:style style:name="Dictionary.F57" style:family="table-cell">
      <style:table-cell-properties fo:padding="0.0201in" fo:border-left="0.25pt solid #000000" fo:border-right="none" fo:border-top="none" fo:border-bottom="0.25pt solid #000000"/>
    </style:style>
    <style:style style:name="Dictionary.H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8" style:family="table-cell">
      <style:table-cell-properties fo:padding="0.0201in" fo:border-left="0.25pt solid #000000" fo:border-right="none" fo:border-top="none" fo:border-bottom="0.25pt solid #000000"/>
    </style:style>
    <style:style style:name="Dictionary.G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9" style:family="table-cell">
      <style:table-cell-properties fo:padding="0.0201in" fo:border-left="0.25pt solid #000000" fo:border-right="none" fo:border-top="none" fo:border-bottom="0.25pt solid #000000"/>
    </style:style>
    <style:style style:name="Dictionary.D59" style:family="table-cell">
      <style:table-cell-properties fo:padding="0.0201in" fo:border-left="0.25pt solid #000000" fo:border-right="none" fo:border-top="none" fo:border-bottom="0.25pt solid #000000"/>
    </style:style>
    <style:style style:name="Dictionary.F59" style:family="table-cell">
      <style:table-cell-properties fo:padding="0.0201in" fo:border-left="0.25pt solid #000000" fo:border-right="none" fo:border-top="none" fo:border-bottom="0.25pt solid #000000"/>
    </style:style>
    <style:style style:name="Dictionary.H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0" style:family="table-cell">
      <style:table-cell-properties fo:padding="0.0201in" fo:border-left="0.25pt solid #000000" fo:border-right="none" fo:border-top="none" fo:border-bottom="0.25pt solid #000000"/>
    </style:style>
    <style:style style:name="Dictionary.G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1" style:family="table-cell">
      <style:table-cell-properties fo:padding="0.0201in" fo:border-left="0.25pt solid #000000" fo:border-right="none" fo:border-top="none" fo:border-bottom="0.25pt solid #000000"/>
    </style:style>
    <style:style style:name="Dictionary.D61" style:family="table-cell">
      <style:table-cell-properties fo:padding="0.0201in" fo:border-left="0.25pt solid #000000" fo:border-right="none" fo:border-top="none" fo:border-bottom="0.25pt solid #000000"/>
    </style:style>
    <style:style style:name="Dictionary.F61" style:family="table-cell">
      <style:table-cell-properties fo:padding="0.0201in" fo:border-left="0.25pt solid #000000" fo:border-right="none" fo:border-top="none" fo:border-bottom="0.25pt solid #000000"/>
    </style:style>
    <style:style style:name="Dictionary.H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2" style:family="table-cell">
      <style:table-cell-properties fo:padding="0.0201in" fo:border-left="0.25pt solid #000000" fo:border-right="none" fo:border-top="none" fo:border-bottom="0.25pt solid #000000"/>
    </style:style>
    <style:style style:name="Dictionary.G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3" style:family="table-cell">
      <style:table-cell-properties fo:padding="0.0201in" fo:border-left="0.25pt solid #000000" fo:border-right="none" fo:border-top="none" fo:border-bottom="0.25pt solid #000000"/>
    </style:style>
    <style:style style:name="Dictionary.D63" style:family="table-cell">
      <style:table-cell-properties fo:padding="0.0201in" fo:border-left="0.25pt solid #000000" fo:border-right="none" fo:border-top="none" fo:border-bottom="0.25pt solid #000000"/>
    </style:style>
    <style:style style:name="Dictionary.F63" style:family="table-cell">
      <style:table-cell-properties fo:padding="0.0201in" fo:border-left="0.25pt solid #000000" fo:border-right="none" fo:border-top="none" fo:border-bottom="0.25pt solid #000000"/>
    </style:style>
    <style:style style:name="Dictionary.H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4" style:family="table-cell">
      <style:table-cell-properties fo:padding="0.0201in" fo:border-left="0.25pt solid #000000" fo:border-right="none" fo:border-top="none" fo:border-bottom="0.25pt solid #000000"/>
    </style:style>
    <style:style style:name="Dictionary.G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5" style:family="table-cell">
      <style:table-cell-properties fo:padding="0.0201in" fo:border-left="0.25pt solid #000000" fo:border-right="none" fo:border-top="none" fo:border-bottom="0.25pt solid #000000"/>
    </style:style>
    <style:style style:name="Dictionary.D65" style:family="table-cell">
      <style:table-cell-properties fo:padding="0.0201in" fo:border-left="0.25pt solid #000000" fo:border-right="none" fo:border-top="none" fo:border-bottom="0.25pt solid #000000"/>
    </style:style>
    <style:style style:name="Dictionary.F65" style:family="table-cell">
      <style:table-cell-properties fo:padding="0.0201in" fo:border-left="0.25pt solid #000000" fo:border-right="none" fo:border-top="none" fo:border-bottom="0.25pt solid #000000"/>
    </style:style>
    <style:style style:name="Dictionary.H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6" style:family="table-cell">
      <style:table-cell-properties fo:padding="0.0201in" fo:border-left="0.25pt solid #000000" fo:border-right="none" fo:border-top="none" fo:border-bottom="0.25pt solid #000000"/>
    </style:style>
    <style:style style:name="Dictionary.G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7" style:family="table-cell">
      <style:table-cell-properties fo:padding="0.0201in" fo:border-left="0.25pt solid #000000" fo:border-right="none" fo:border-top="none" fo:border-bottom="0.25pt solid #000000"/>
    </style:style>
    <style:style style:name="Dictionary.D67" style:family="table-cell">
      <style:table-cell-properties fo:padding="0.0201in" fo:border-left="0.25pt solid #000000" fo:border-right="none" fo:border-top="none" fo:border-bottom="0.25pt solid #000000"/>
    </style:style>
    <style:style style:name="Dictionary.F67" style:family="table-cell">
      <style:table-cell-properties fo:padding="0.0201in" fo:border-left="0.25pt solid #000000" fo:border-right="none" fo:border-top="none" fo:border-bottom="0.25pt solid #000000"/>
    </style:style>
    <style:style style:name="Dictionary.H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8" style:family="table-cell">
      <style:table-cell-properties fo:padding="0.0201in" fo:border-left="0.25pt solid #000000" fo:border-right="none" fo:border-top="none" fo:border-bottom="0.25pt solid #000000"/>
    </style:style>
    <style:style style:name="Dictionary.E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9" style:family="table-cell">
      <style:table-cell-properties fo:padding="0.0201in" fo:border-left="0.25pt solid #000000" fo:border-right="none" fo:border-top="none" fo:border-bottom="0.25pt solid #000000"/>
    </style:style>
    <style:style style:name="Dictionary.D69" style:family="table-cell">
      <style:table-cell-properties fo:padding="0.0201in" fo:border-left="0.25pt solid #000000" fo:border-right="none" fo:border-top="none" fo:border-bottom="0.25pt solid #000000"/>
    </style:style>
    <style:style style:name="Dictionary.F69" style:family="table-cell">
      <style:table-cell-properties fo:padding="0.0201in" fo:border-left="0.25pt solid #000000" fo:border-right="none" fo:border-top="none" fo:border-bottom="0.25pt solid #000000"/>
    </style:style>
    <style:style style:name="Dictionary.H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0" style:family="table-cell">
      <style:table-cell-properties fo:padding="0.0201in" fo:border-left="0.25pt solid #000000" fo:border-right="none" fo:border-top="none" fo:border-bottom="0.25pt solid #000000"/>
    </style:style>
    <style:style style:name="Dictionary.E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1" style:family="table-cell">
      <style:table-cell-properties fo:padding="0.0201in" fo:border-left="0.25pt solid #000000" fo:border-right="none" fo:border-top="none" fo:border-bottom="0.25pt solid #000000"/>
    </style:style>
    <style:style style:name="Dictionary.D71" style:family="table-cell">
      <style:table-cell-properties fo:padding="0.0201in" fo:border-left="0.25pt solid #000000" fo:border-right="none" fo:border-top="none" fo:border-bottom="0.25pt solid #000000"/>
    </style:style>
    <style:style style:name="Dictionary.F71" style:family="table-cell">
      <style:table-cell-properties fo:padding="0.0201in" fo:border-left="0.25pt solid #000000" fo:border-right="none" fo:border-top="none" fo:border-bottom="0.25pt solid #000000"/>
    </style:style>
    <style:style style:name="Dictionary.H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2" style:family="table-cell">
      <style:table-cell-properties fo:padding="0.0201in" fo:border-left="0.25pt solid #000000" fo:border-right="none" fo:border-top="none" fo:border-bottom="0.25pt solid #000000"/>
    </style:style>
    <style:style style:name="Dictionary.E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3" style:family="table-cell">
      <style:table-cell-properties fo:padding="0.0201in" fo:border-left="0.25pt solid #000000" fo:border-right="none" fo:border-top="none" fo:border-bottom="0.25pt solid #000000"/>
    </style:style>
    <style:style style:name="Dictionary.D73" style:family="table-cell">
      <style:table-cell-properties fo:padding="0.0201in" fo:border-left="0.25pt solid #000000" fo:border-right="none" fo:border-top="none" fo:border-bottom="0.25pt solid #000000"/>
    </style:style>
    <style:style style:name="Dictionary.F73" style:family="table-cell">
      <style:table-cell-properties fo:padding="0.0201in" fo:border-left="0.25pt solid #000000" fo:border-right="none" fo:border-top="none" fo:border-bottom="0.25pt solid #000000"/>
    </style:style>
    <style:style style:name="Dictionary.H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4" style:family="table-cell">
      <style:table-cell-properties fo:padding="0.0201in" fo:border-left="0.25pt solid #000000" fo:border-right="none" fo:border-top="none" fo:border-bottom="0.25pt solid #000000"/>
    </style:style>
    <style:style style:name="Dictionary.G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5" style:family="table-cell">
      <style:table-cell-properties fo:padding="0.0201in" fo:border-left="0.25pt solid #000000" fo:border-right="none" fo:border-top="none" fo:border-bottom="0.25pt solid #000000"/>
    </style:style>
    <style:style style:name="Dictionary.D75" style:family="table-cell">
      <style:table-cell-properties fo:padding="0.0201in" fo:border-left="0.25pt solid #000000" fo:border-right="none" fo:border-top="none" fo:border-bottom="0.25pt solid #000000"/>
    </style:style>
    <style:style style:name="Dictionary.F75" style:family="table-cell">
      <style:table-cell-properties fo:padding="0.0201in" fo:border-left="0.25pt solid #000000" fo:border-right="none" fo:border-top="none" fo:border-bottom="0.25pt solid #000000"/>
    </style:style>
    <style:style style:name="Dictionary.H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6" style:family="table-cell">
      <style:table-cell-properties fo:padding="0.0201in" fo:border-left="0.25pt solid #000000" fo:border-right="none" fo:border-top="none" fo:border-bottom="0.25pt solid #000000"/>
    </style:style>
    <style:style style:name="Dictionary.G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7" style:family="table-cell">
      <style:table-cell-properties fo:padding="0.0201in" fo:border-left="0.25pt solid #000000" fo:border-right="none" fo:border-top="none" fo:border-bottom="0.25pt solid #000000"/>
    </style:style>
    <style:style style:name="Dictionary.D77" style:family="table-cell">
      <style:table-cell-properties fo:padding="0.0201in" fo:border-left="0.25pt solid #000000" fo:border-right="none" fo:border-top="none" fo:border-bottom="0.25pt solid #000000"/>
    </style:style>
    <style:style style:name="Dictionary.F77" style:family="table-cell">
      <style:table-cell-properties fo:padding="0.0201in" fo:border-left="0.25pt solid #000000" fo:border-right="none" fo:border-top="none" fo:border-bottom="0.25pt solid #000000"/>
    </style:style>
    <style:style style:name="Dictionary.H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8" style:family="table-cell">
      <style:table-cell-properties fo:padding="0.0201in" fo:border-left="0.25pt solid #000000" fo:border-right="none" fo:border-top="none" fo:border-bottom="0.25pt solid #000000"/>
    </style:style>
    <style:style style:name="Dictionary.G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9" style:family="table-cell">
      <style:table-cell-properties fo:padding="0.0201in" fo:border-left="0.25pt solid #000000" fo:border-right="none" fo:border-top="none" fo:border-bottom="0.25pt solid #000000"/>
    </style:style>
    <style:style style:name="Dictionary.D79" style:family="table-cell">
      <style:table-cell-properties fo:padding="0.0201in" fo:border-left="0.25pt solid #000000" fo:border-right="none" fo:border-top="none" fo:border-bottom="0.25pt solid #000000"/>
    </style:style>
    <style:style style:name="Dictionary.F79" style:family="table-cell">
      <style:table-cell-properties fo:padding="0.0201in" fo:border-left="0.25pt solid #000000" fo:border-right="none" fo:border-top="none" fo:border-bottom="0.25pt solid #000000"/>
    </style:style>
    <style:style style:name="Dictionary.H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0" style:family="table-cell">
      <style:table-cell-properties fo:padding="0.0201in" fo:border-left="0.25pt solid #000000" fo:border-right="none" fo:border-top="none" fo:border-bottom="0.25pt solid #000000"/>
    </style:style>
    <style:style style:name="Dictionary.G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1" style:family="table-cell">
      <style:table-cell-properties fo:padding="0.0201in" fo:border-left="0.25pt solid #000000" fo:border-right="none" fo:border-top="none" fo:border-bottom="0.25pt solid #000000"/>
    </style:style>
    <style:style style:name="Dictionary.D81" style:family="table-cell">
      <style:table-cell-properties fo:padding="0.0201in" fo:border-left="0.25pt solid #000000" fo:border-right="none" fo:border-top="none" fo:border-bottom="0.25pt solid #000000"/>
    </style:style>
    <style:style style:name="Dictionary.F81" style:family="table-cell">
      <style:table-cell-properties fo:padding="0.0201in" fo:border-left="0.25pt solid #000000" fo:border-right="none" fo:border-top="none" fo:border-bottom="0.25pt solid #000000"/>
    </style:style>
    <style:style style:name="Dictionary.H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2" style:family="table-cell">
      <style:table-cell-properties fo:padding="0.0201in" fo:border-left="0.25pt solid #000000" fo:border-right="none" fo:border-top="none" fo:border-bottom="0.25pt solid #000000"/>
    </style:style>
    <style:style style:name="Dictionary.G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3" style:family="table-cell">
      <style:table-cell-properties fo:padding="0.0201in" fo:border-left="0.25pt solid #000000" fo:border-right="none" fo:border-top="none" fo:border-bottom="0.25pt solid #000000"/>
    </style:style>
    <style:style style:name="Dictionary.D83" style:family="table-cell">
      <style:table-cell-properties fo:padding="0.0201in" fo:border-left="0.25pt solid #000000" fo:border-right="none" fo:border-top="none" fo:border-bottom="0.25pt solid #000000"/>
    </style:style>
    <style:style style:name="Dictionary.F83" style:family="table-cell">
      <style:table-cell-properties fo:padding="0.0201in" fo:border-left="0.25pt solid #000000" fo:border-right="none" fo:border-top="none" fo:border-bottom="0.25pt solid #000000"/>
    </style:style>
    <style:style style:name="Dictionary.H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4" style:family="table-cell">
      <style:table-cell-properties fo:padding="0.0201in" fo:border-left="0.25pt solid #000000" fo:border-right="none" fo:border-top="none" fo:border-bottom="0.25pt solid #000000"/>
    </style:style>
    <style:style style:name="Dictionary.G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5" style:family="table-cell">
      <style:table-cell-properties fo:padding="0.0201in" fo:border-left="0.25pt solid #000000" fo:border-right="none" fo:border-top="none" fo:border-bottom="0.25pt solid #000000"/>
    </style:style>
    <style:style style:name="Dictionary.D85" style:family="table-cell">
      <style:table-cell-properties fo:padding="0.0201in" fo:border-left="0.25pt solid #000000" fo:border-right="none" fo:border-top="none" fo:border-bottom="0.25pt solid #000000"/>
    </style:style>
    <style:style style:name="Dictionary.F85" style:family="table-cell">
      <style:table-cell-properties fo:padding="0.0201in" fo:border-left="0.25pt solid #000000" fo:border-right="none" fo:border-top="none" fo:border-bottom="0.25pt solid #000000"/>
    </style:style>
    <style:style style:name="Dictionary.H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6" style:family="table-cell">
      <style:table-cell-properties fo:padding="0.0201in" fo:border-left="0.25pt solid #000000" fo:border-right="none" fo:border-top="none" fo:border-bottom="0.25pt solid #000000"/>
    </style:style>
    <style:style style:name="Dictionary.G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7" style:family="table-cell">
      <style:table-cell-properties fo:padding="0.0201in" fo:border-left="0.25pt solid #000000" fo:border-right="none" fo:border-top="none" fo:border-bottom="0.25pt solid #000000"/>
    </style:style>
    <style:style style:name="Dictionary.D87" style:family="table-cell">
      <style:table-cell-properties fo:padding="0.0201in" fo:border-left="0.25pt solid #000000" fo:border-right="none" fo:border-top="none" fo:border-bottom="0.25pt solid #000000"/>
    </style:style>
    <style:style style:name="Dictionary.F87" style:family="table-cell">
      <style:table-cell-properties fo:padding="0.0201in" fo:border-left="0.25pt solid #000000" fo:border-right="none" fo:border-top="none" fo:border-bottom="0.25pt solid #000000"/>
    </style:style>
    <style:style style:name="Dictionary.H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8" style:family="table-cell">
      <style:table-cell-properties fo:padding="0.0201in" fo:border-left="0.25pt solid #000000" fo:border-right="none" fo:border-top="none" fo:border-bottom="0.25pt solid #000000"/>
    </style:style>
    <style:style style:name="Dictionary.G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9" style:family="table-cell">
      <style:table-cell-properties fo:padding="0.0201in" fo:border-left="0.25pt solid #000000" fo:border-right="none" fo:border-top="none" fo:border-bottom="0.25pt solid #000000"/>
    </style:style>
    <style:style style:name="Dictionary.D89" style:family="table-cell">
      <style:table-cell-properties fo:padding="0.0201in" fo:border-left="0.25pt solid #000000" fo:border-right="none" fo:border-top="none" fo:border-bottom="0.25pt solid #000000"/>
    </style:style>
    <style:style style:name="Dictionary.F89" style:family="table-cell">
      <style:table-cell-properties fo:padding="0.0201in" fo:border-left="0.25pt solid #000000" fo:border-right="none" fo:border-top="none" fo:border-bottom="0.25pt solid #000000"/>
    </style:style>
    <style:style style:name="Dictionary.H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0" style:family="table-cell">
      <style:table-cell-properties fo:padding="0.0201in" fo:border-left="0.25pt solid #000000" fo:border-right="none" fo:border-top="none" fo:border-bottom="0.25pt solid #000000"/>
    </style:style>
    <style:style style:name="Dictionary.G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1" style:family="table-cell">
      <style:table-cell-properties fo:padding="0.0201in" fo:border-left="0.25pt solid #000000" fo:border-right="none" fo:border-top="none" fo:border-bottom="0.25pt solid #000000"/>
    </style:style>
    <style:style style:name="Dictionary.D91" style:family="table-cell">
      <style:table-cell-properties fo:padding="0.0201in" fo:border-left="0.25pt solid #000000" fo:border-right="none" fo:border-top="none" fo:border-bottom="0.25pt solid #000000"/>
    </style:style>
    <style:style style:name="Dictionary.F91" style:family="table-cell">
      <style:table-cell-properties fo:padding="0.0201in" fo:border-left="0.25pt solid #000000" fo:border-right="none" fo:border-top="none" fo:border-bottom="0.25pt solid #000000"/>
    </style:style>
    <style:style style:name="Dictionary.H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3" style:family="table-cell">
      <style:table-cell-properties fo:padding="0.0201in" fo:border-left="0.25pt solid #000000" fo:border-right="none" fo:border-top="none" fo:border-bottom="0.25pt solid #000000"/>
    </style:style>
    <style:style style:name="Dictionary.D93" style:family="table-cell">
      <style:table-cell-properties fo:padding="0.0201in" fo:border-left="0.25pt solid #000000" fo:border-right="none" fo:border-top="none" fo:border-bottom="0.25pt solid #000000"/>
    </style:style>
    <style:style style:name="Dictionary.F93" style:family="table-cell">
      <style:table-cell-properties fo:padding="0.0201in" fo:border-left="0.25pt solid #000000" fo:border-right="none" fo:border-top="none" fo:border-bottom="0.25pt solid #000000"/>
    </style:style>
    <style:style style:name="Dictionary.H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4" style:family="table-cell">
      <style:table-cell-properties fo:padding="0.0201in" fo:border-left="0.25pt solid #000000" fo:border-right="none" fo:border-top="none" fo:border-bottom="0.25pt solid #000000"/>
    </style:style>
    <style:style style:name="Dictionary.G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5" style:family="table-cell">
      <style:table-cell-properties fo:padding="0.0201in" fo:border-left="0.25pt solid #000000" fo:border-right="none" fo:border-top="none" fo:border-bottom="0.25pt solid #000000"/>
    </style:style>
    <style:style style:name="Dictionary.D95" style:family="table-cell">
      <style:table-cell-properties fo:padding="0.0201in" fo:border-left="0.25pt solid #000000" fo:border-right="none" fo:border-top="none" fo:border-bottom="0.25pt solid #000000"/>
    </style:style>
    <style:style style:name="Dictionary.F95" style:family="table-cell">
      <style:table-cell-properties fo:padding="0.0201in" fo:border-left="0.25pt solid #000000" fo:border-right="none" fo:border-top="none" fo:border-bottom="0.25pt solid #000000"/>
    </style:style>
    <style:style style:name="Dictionary.H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6" style:family="table-cell">
      <style:table-cell-properties fo:padding="0.0201in" fo:border-left="0.25pt solid #000000" fo:border-right="none" fo:border-top="none" fo:border-bottom="0.25pt solid #000000"/>
    </style:style>
    <style:style style:name="Dictionary.G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7" style:family="table-cell">
      <style:table-cell-properties fo:padding="0.0201in" fo:border-left="0.25pt solid #000000" fo:border-right="none" fo:border-top="none" fo:border-bottom="0.25pt solid #000000"/>
    </style:style>
    <style:style style:name="Dictionary.D97" style:family="table-cell">
      <style:table-cell-properties fo:padding="0.0201in" fo:border-left="0.25pt solid #000000" fo:border-right="none" fo:border-top="none" fo:border-bottom="0.25pt solid #000000"/>
    </style:style>
    <style:style style:name="Dictionary.F97" style:family="table-cell">
      <style:table-cell-properties fo:padding="0.0201in" fo:border-left="0.25pt solid #000000" fo:border-right="none" fo:border-top="none" fo:border-bottom="0.25pt solid #000000"/>
    </style:style>
    <style:style style:name="Dictionary.H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8" style:family="table-cell">
      <style:table-cell-properties fo:padding="0.0201in" fo:border-left="0.25pt solid #000000" fo:border-right="none" fo:border-top="none" fo:border-bottom="0.25pt solid #000000"/>
    </style:style>
    <style:style style:name="Dictionary.G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9" style:family="table-cell">
      <style:table-cell-properties fo:padding="0.0201in" fo:border-left="0.25pt solid #000000" fo:border-right="none" fo:border-top="none" fo:border-bottom="0.25pt solid #000000"/>
    </style:style>
    <style:style style:name="Dictionary.D99" style:family="table-cell">
      <style:table-cell-properties fo:padding="0.0201in" fo:border-left="0.25pt solid #000000" fo:border-right="none" fo:border-top="none" fo:border-bottom="0.25pt solid #000000"/>
    </style:style>
    <style:style style:name="Dictionary.F99" style:family="table-cell">
      <style:table-cell-properties fo:padding="0.0201in" fo:border-left="0.25pt solid #000000" fo:border-right="none" fo:border-top="none" fo:border-bottom="0.25pt solid #000000"/>
    </style:style>
    <style:style style:name="Dictionary.H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0" style:family="table-cell">
      <style:table-cell-properties fo:padding="0.0201in" fo:border-left="0.25pt solid #000000" fo:border-right="none" fo:border-top="none" fo:border-bottom="0.25pt solid #000000"/>
    </style:style>
    <style:style style:name="Dictionary.E1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1" style:family="table-cell">
      <style:table-cell-properties fo:padding="0.0201in" fo:border-left="0.25pt solid #000000" fo:border-right="none" fo:border-top="none" fo:border-bottom="0.25pt solid #000000"/>
    </style:style>
    <style:style style:name="Dictionary.D101" style:family="table-cell">
      <style:table-cell-properties fo:padding="0.0201in" fo:border-left="0.25pt solid #000000" fo:border-right="none" fo:border-top="none" fo:border-bottom="0.25pt solid #000000"/>
    </style:style>
    <style:style style:name="Dictionary.F101" style:family="table-cell">
      <style:table-cell-properties fo:padding="0.0201in" fo:border-left="0.25pt solid #000000" fo:border-right="none" fo:border-top="none" fo:border-bottom="0.25pt solid #000000"/>
    </style:style>
    <style:style style:name="Dictionary.H1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2" style:family="table-cell">
      <style:table-cell-properties fo:padding="0.0201in" fo:border-left="0.25pt solid #000000" fo:border-right="none" fo:border-top="none" fo:border-bottom="0.25pt solid #000000"/>
    </style:style>
    <style:style style:name="Dictionary.G1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3" style:family="table-cell">
      <style:table-cell-properties fo:padding="0.0201in" fo:border-left="0.25pt solid #000000" fo:border-right="none" fo:border-top="none" fo:border-bottom="0.25pt solid #000000"/>
    </style:style>
    <style:style style:name="Dictionary.D103" style:family="table-cell">
      <style:table-cell-properties fo:padding="0.0201in" fo:border-left="0.25pt solid #000000" fo:border-right="none" fo:border-top="none" fo:border-bottom="0.25pt solid #000000"/>
    </style:style>
    <style:style style:name="Dictionary.F103" style:family="table-cell">
      <style:table-cell-properties fo:padding="0.0201in" fo:border-left="0.25pt solid #000000" fo:border-right="none" fo:border-top="none" fo:border-bottom="0.25pt solid #000000"/>
    </style:style>
    <style:style style:name="Dictionary.H1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4" style:family="table-cell">
      <style:table-cell-properties fo:padding="0.0201in" fo:border-left="0.25pt solid #000000" fo:border-right="none" fo:border-top="none" fo:border-bottom="0.25pt solid #000000"/>
    </style:style>
    <style:style style:name="Dictionary.G1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5" style:family="table-cell">
      <style:table-cell-properties fo:padding="0.0201in" fo:border-left="0.25pt solid #000000" fo:border-right="none" fo:border-top="none" fo:border-bottom="0.25pt solid #000000"/>
    </style:style>
    <style:style style:name="Dictionary.D105" style:family="table-cell">
      <style:table-cell-properties fo:padding="0.0201in" fo:border-left="0.25pt solid #000000" fo:border-right="none" fo:border-top="none" fo:border-bottom="0.25pt solid #000000"/>
    </style:style>
    <style:style style:name="Dictionary.F105" style:family="table-cell">
      <style:table-cell-properties fo:padding="0.0201in" fo:border-left="0.25pt solid #000000" fo:border-right="none" fo:border-top="none" fo:border-bottom="0.25pt solid #000000"/>
    </style:style>
    <style:style style:name="Dictionary.H1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6" style:family="table-cell">
      <style:table-cell-properties fo:padding="0.0201in" fo:border-left="0.25pt solid #000000" fo:border-right="none" fo:border-top="none" fo:border-bottom="0.25pt solid #000000"/>
    </style:style>
    <style:style style:name="Dictionary.G1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7" style:family="table-cell">
      <style:table-cell-properties fo:padding="0.0201in" fo:border-left="0.25pt solid #000000" fo:border-right="none" fo:border-top="none" fo:border-bottom="0.25pt solid #000000"/>
    </style:style>
    <style:style style:name="Dictionary.D107" style:family="table-cell">
      <style:table-cell-properties fo:padding="0.0201in" fo:border-left="0.25pt solid #000000" fo:border-right="none" fo:border-top="none" fo:border-bottom="0.25pt solid #000000"/>
    </style:style>
    <style:style style:name="Dictionary.F107" style:family="table-cell">
      <style:table-cell-properties fo:padding="0.0201in" fo:border-left="0.25pt solid #000000" fo:border-right="none" fo:border-top="none" fo:border-bottom="0.25pt solid #000000"/>
    </style:style>
    <style:style style:name="Dictionary.H1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9" style:family="table-cell">
      <style:table-cell-properties fo:padding="0.0201in" fo:border-left="0.25pt solid #000000" fo:border-right="none" fo:border-top="none" fo:border-bottom="0.25pt solid #000000"/>
    </style:style>
    <style:style style:name="Dictionary.D109" style:family="table-cell">
      <style:table-cell-properties fo:padding="0.0201in" fo:border-left="0.25pt solid #000000" fo:border-right="none" fo:border-top="none" fo:border-bottom="0.25pt solid #000000"/>
    </style:style>
    <style:style style:name="Dictionary.F109" style:family="table-cell">
      <style:table-cell-properties fo:padding="0.0201in" fo:border-left="0.25pt solid #000000" fo:border-right="none" fo:border-top="none" fo:border-bottom="0.25pt solid #000000"/>
    </style:style>
    <style:style style:name="Dictionary.H1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1" style:family="table-cell">
      <style:table-cell-properties fo:padding="0.0201in" fo:border-left="0.25pt solid #000000" fo:border-right="none" fo:border-top="none" fo:border-bottom="0.25pt solid #000000"/>
    </style:style>
    <style:style style:name="Dictionary.D111" style:family="table-cell">
      <style:table-cell-properties fo:padding="0.0201in" fo:border-left="0.25pt solid #000000" fo:border-right="none" fo:border-top="none" fo:border-bottom="0.25pt solid #000000"/>
    </style:style>
    <style:style style:name="Dictionary.F111" style:family="table-cell">
      <style:table-cell-properties fo:padding="0.0201in" fo:border-left="0.25pt solid #000000" fo:border-right="none" fo:border-top="none" fo:border-bottom="0.25pt solid #000000"/>
    </style:style>
    <style:style style:name="Dictionary.H1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2" style:family="table-cell">
      <style:table-cell-properties fo:padding="0.0201in" fo:border-left="0.25pt solid #000000" fo:border-right="none" fo:border-top="none" fo:border-bottom="0.25pt solid #000000"/>
    </style:style>
    <style:style style:name="Dictionary.E112" style:family="table-cell">
      <style:table-cell-properties fo:padding="0.0201in" fo:border-left="0.25pt solid #000000" fo:border-right="none" fo:border-top="none" fo:border-bottom="0.25pt solid #000000"/>
    </style:style>
    <style:style style:name="Dictionary.I1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3" style:family="table-cell">
      <style:table-cell-properties fo:padding="0.0201in" fo:border-left="0.25pt solid #000000" fo:border-right="none" fo:border-top="none" fo:border-bottom="0.25pt solid #000000"/>
    </style:style>
    <style:style style:name="Dictionary.D113" style:family="table-cell">
      <style:table-cell-properties fo:padding="0.0201in" fo:border-left="0.25pt solid #000000" fo:border-right="none" fo:border-top="none" fo:border-bottom="0.25pt solid #000000"/>
    </style:style>
    <style:style style:name="Dictionary.F113" style:family="table-cell">
      <style:table-cell-properties fo:padding="0.0201in" fo:border-left="0.25pt solid #000000" fo:border-right="none" fo:border-top="none" fo:border-bottom="0.25pt solid #000000"/>
    </style:style>
    <style:style style:name="Dictionary.H1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4" style:family="table-cell">
      <style:table-cell-properties fo:padding="0.0201in" fo:border-left="0.25pt solid #000000" fo:border-right="none" fo:border-top="none" fo:border-bottom="0.25pt solid #000000"/>
    </style:style>
    <style:style style:name="Dictionary.G1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5" style:family="table-cell">
      <style:table-cell-properties fo:padding="0.0201in" fo:border-left="0.25pt solid #000000" fo:border-right="none" fo:border-top="none" fo:border-bottom="0.25pt solid #000000"/>
    </style:style>
    <style:style style:name="Dictionary.D115" style:family="table-cell">
      <style:table-cell-properties fo:padding="0.0201in" fo:border-left="0.25pt solid #000000" fo:border-right="none" fo:border-top="none" fo:border-bottom="0.25pt solid #000000"/>
    </style:style>
    <style:style style:name="Dictionary.F115" style:family="table-cell">
      <style:table-cell-properties fo:padding="0.0201in" fo:border-left="0.25pt solid #000000" fo:border-right="none" fo:border-top="none" fo:border-bottom="0.25pt solid #000000"/>
    </style:style>
    <style:style style:name="Dictionary.H1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6" style:family="table-cell">
      <style:table-cell-properties fo:padding="0.0201in" fo:border-left="0.25pt solid #000000" fo:border-right="none" fo:border-top="none" fo:border-bottom="0.25pt solid #000000"/>
    </style:style>
    <style:style style:name="Dictionary.G1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7" style:family="table-cell">
      <style:table-cell-properties fo:padding="0.0201in" fo:border-left="0.25pt solid #000000" fo:border-right="none" fo:border-top="none" fo:border-bottom="0.25pt solid #000000"/>
    </style:style>
    <style:style style:name="Dictionary.D117" style:family="table-cell">
      <style:table-cell-properties fo:padding="0.0201in" fo:border-left="0.25pt solid #000000" fo:border-right="none" fo:border-top="none" fo:border-bottom="0.25pt solid #000000"/>
    </style:style>
    <style:style style:name="Dictionary.F117" style:family="table-cell">
      <style:table-cell-properties fo:padding="0.0201in" fo:border-left="0.25pt solid #000000" fo:border-right="none" fo:border-top="none" fo:border-bottom="0.25pt solid #000000"/>
    </style:style>
    <style:style style:name="Dictionary.H1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8" style:family="table-cell">
      <style:table-cell-properties fo:padding="0.0201in" fo:border-left="0.25pt solid #000000" fo:border-right="none" fo:border-top="none" fo:border-bottom="0.25pt solid #000000"/>
    </style:style>
    <style:style style:name="Dictionary.G1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9" style:family="table-cell">
      <style:table-cell-properties fo:padding="0.0201in" fo:border-left="0.25pt solid #000000" fo:border-right="none" fo:border-top="none" fo:border-bottom="0.25pt solid #000000"/>
    </style:style>
    <style:style style:name="Dictionary.D119" style:family="table-cell">
      <style:table-cell-properties fo:padding="0.0201in" fo:border-left="0.25pt solid #000000" fo:border-right="none" fo:border-top="none" fo:border-bottom="0.25pt solid #000000"/>
    </style:style>
    <style:style style:name="Dictionary.F119" style:family="table-cell">
      <style:table-cell-properties fo:padding="0.0201in" fo:border-left="0.25pt solid #000000" fo:border-right="none" fo:border-top="none" fo:border-bottom="0.25pt solid #000000"/>
    </style:style>
    <style:style style:name="Dictionary.H1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0" style:family="table-cell">
      <style:table-cell-properties fo:padding="0.0201in" fo:border-left="0.25pt solid #000000" fo:border-right="none" fo:border-top="none" fo:border-bottom="0.25pt solid #000000"/>
    </style:style>
    <style:style style:name="Dictionary.G1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1" style:family="table-cell">
      <style:table-cell-properties fo:padding="0.0201in" fo:border-left="0.25pt solid #000000" fo:border-right="none" fo:border-top="none" fo:border-bottom="0.25pt solid #000000"/>
    </style:style>
    <style:style style:name="Dictionary.D121" style:family="table-cell">
      <style:table-cell-properties fo:padding="0.0201in" fo:border-left="0.25pt solid #000000" fo:border-right="none" fo:border-top="none" fo:border-bottom="0.25pt solid #000000"/>
    </style:style>
    <style:style style:name="Dictionary.F121" style:family="table-cell">
      <style:table-cell-properties fo:padding="0.0201in" fo:border-left="0.25pt solid #000000" fo:border-right="none" fo:border-top="none" fo:border-bottom="0.25pt solid #000000"/>
    </style:style>
    <style:style style:name="Dictionary.H1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3" style:family="table-cell">
      <style:table-cell-properties fo:padding="0.0201in" fo:border-left="0.25pt solid #000000" fo:border-right="none" fo:border-top="none" fo:border-bottom="0.25pt solid #000000"/>
    </style:style>
    <style:style style:name="Dictionary.D123" style:family="table-cell">
      <style:table-cell-properties fo:padding="0.0201in" fo:border-left="0.25pt solid #000000" fo:border-right="none" fo:border-top="none" fo:border-bottom="0.25pt solid #000000"/>
    </style:style>
    <style:style style:name="Dictionary.F123" style:family="table-cell">
      <style:table-cell-properties fo:padding="0.0201in" fo:border-left="0.25pt solid #000000" fo:border-right="none" fo:border-top="none" fo:border-bottom="0.25pt solid #000000"/>
    </style:style>
    <style:style style:name="Dictionary.H1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5" style:family="table-cell">
      <style:table-cell-properties fo:padding="0.0201in" fo:border-left="0.25pt solid #000000" fo:border-right="none" fo:border-top="none" fo:border-bottom="0.25pt solid #000000"/>
    </style:style>
    <style:style style:name="Dictionary.D125" style:family="table-cell">
      <style:table-cell-properties fo:padding="0.0201in" fo:border-left="0.25pt solid #000000" fo:border-right="none" fo:border-top="none" fo:border-bottom="0.25pt solid #000000"/>
    </style:style>
    <style:style style:name="Dictionary.F125" style:family="table-cell">
      <style:table-cell-properties fo:padding="0.0201in" fo:border-left="0.25pt solid #000000" fo:border-right="none" fo:border-top="none" fo:border-bottom="0.25pt solid #000000"/>
    </style:style>
    <style:style style:name="Dictionary.H1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6" style:family="table-cell">
      <style:table-cell-properties fo:padding="0.0201in" fo:border-left="0.25pt solid #000000" fo:border-right="none" fo:border-top="none" fo:border-bottom="0.25pt solid #000000"/>
    </style:style>
    <style:style style:name="Dictionary.G1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7" style:family="table-cell">
      <style:table-cell-properties fo:padding="0.0201in" fo:border-left="0.25pt solid #000000" fo:border-right="none" fo:border-top="none" fo:border-bottom="0.25pt solid #000000"/>
    </style:style>
    <style:style style:name="Dictionary.D127" style:family="table-cell">
      <style:table-cell-properties fo:padding="0.0201in" fo:border-left="0.25pt solid #000000" fo:border-right="none" fo:border-top="none" fo:border-bottom="0.25pt solid #000000"/>
    </style:style>
    <style:style style:name="Dictionary.F127" style:family="table-cell">
      <style:table-cell-properties fo:padding="0.0201in" fo:border-left="0.25pt solid #000000" fo:border-right="none" fo:border-top="none" fo:border-bottom="0.25pt solid #000000"/>
    </style:style>
    <style:style style:name="Dictionary.H1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8" style:family="table-cell">
      <style:table-cell-properties fo:padding="0.0201in" fo:border-left="0.25pt solid #000000" fo:border-right="none" fo:border-top="none" fo:border-bottom="0.25pt solid #000000"/>
    </style:style>
    <style:style style:name="Dictionary.G1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9" style:family="table-cell">
      <style:table-cell-properties fo:padding="0.0201in" fo:border-left="0.25pt solid #000000" fo:border-right="none" fo:border-top="none" fo:border-bottom="0.25pt solid #000000"/>
    </style:style>
    <style:style style:name="Dictionary.D129" style:family="table-cell">
      <style:table-cell-properties fo:padding="0.0201in" fo:border-left="0.25pt solid #000000" fo:border-right="none" fo:border-top="none" fo:border-bottom="0.25pt solid #000000"/>
    </style:style>
    <style:style style:name="Dictionary.F129" style:family="table-cell">
      <style:table-cell-properties fo:padding="0.0201in" fo:border-left="0.25pt solid #000000" fo:border-right="none" fo:border-top="none" fo:border-bottom="0.25pt solid #000000"/>
    </style:style>
    <style:style style:name="Dictionary.H1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0" style:family="table-cell">
      <style:table-cell-properties fo:padding="0.0201in" fo:border-left="0.25pt solid #000000" fo:border-right="none" fo:border-top="none" fo:border-bottom="0.25pt solid #000000"/>
    </style:style>
    <style:style style:name="Dictionary.G1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1" style:family="table-cell">
      <style:table-cell-properties fo:padding="0.0201in" fo:border-left="0.25pt solid #000000" fo:border-right="none" fo:border-top="none" fo:border-bottom="0.25pt solid #000000"/>
    </style:style>
    <style:style style:name="Dictionary.D131" style:family="table-cell">
      <style:table-cell-properties fo:padding="0.0201in" fo:border-left="0.25pt solid #000000" fo:border-right="none" fo:border-top="none" fo:border-bottom="0.25pt solid #000000"/>
    </style:style>
    <style:style style:name="Dictionary.F131" style:family="table-cell">
      <style:table-cell-properties fo:padding="0.0201in" fo:border-left="0.25pt solid #000000" fo:border-right="none" fo:border-top="none" fo:border-bottom="0.25pt solid #000000"/>
    </style:style>
    <style:style style:name="Dictionary.H1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2" style:family="table-cell">
      <style:table-cell-properties fo:padding="0.0201in" fo:border-left="0.25pt solid #000000" fo:border-right="none" fo:border-top="none" fo:border-bottom="0.25pt solid #000000"/>
    </style:style>
    <style:style style:name="Dictionary.G1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3" style:family="table-cell">
      <style:table-cell-properties fo:padding="0.0201in" fo:border-left="0.25pt solid #000000" fo:border-right="none" fo:border-top="none" fo:border-bottom="0.25pt solid #000000"/>
    </style:style>
    <style:style style:name="Dictionary.D133" style:family="table-cell">
      <style:table-cell-properties fo:padding="0.0201in" fo:border-left="0.25pt solid #000000" fo:border-right="none" fo:border-top="none" fo:border-bottom="0.25pt solid #000000"/>
    </style:style>
    <style:style style:name="Dictionary.F133" style:family="table-cell">
      <style:table-cell-properties fo:padding="0.0201in" fo:border-left="0.25pt solid #000000" fo:border-right="none" fo:border-top="none" fo:border-bottom="0.25pt solid #000000"/>
    </style:style>
    <style:style style:name="Dictionary.H1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4" style:family="table-cell">
      <style:table-cell-properties fo:padding="0.0201in" fo:border-left="0.25pt solid #000000" fo:border-right="none" fo:border-top="none" fo:border-bottom="0.25pt solid #000000"/>
    </style:style>
    <style:style style:name="Dictionary.G1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5" style:family="table-cell">
      <style:table-cell-properties fo:padding="0.0201in" fo:border-left="0.25pt solid #000000" fo:border-right="none" fo:border-top="none" fo:border-bottom="0.25pt solid #000000"/>
    </style:style>
    <style:style style:name="Dictionary.D135" style:family="table-cell">
      <style:table-cell-properties fo:padding="0.0201in" fo:border-left="0.25pt solid #000000" fo:border-right="none" fo:border-top="none" fo:border-bottom="0.25pt solid #000000"/>
    </style:style>
    <style:style style:name="Dictionary.F135" style:family="table-cell">
      <style:table-cell-properties fo:padding="0.0201in" fo:border-left="0.25pt solid #000000" fo:border-right="none" fo:border-top="none" fo:border-bottom="0.25pt solid #000000"/>
    </style:style>
    <style:style style:name="Dictionary.H1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6" style:family="table-cell">
      <style:table-cell-properties fo:padding="0.0201in" fo:border-left="0.25pt solid #000000" fo:border-right="none" fo:border-top="none" fo:border-bottom="0.25pt solid #000000"/>
    </style:style>
    <style:style style:name="Dictionary.G1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7" style:family="table-cell">
      <style:table-cell-properties fo:padding="0.0201in" fo:border-left="0.25pt solid #000000" fo:border-right="none" fo:border-top="none" fo:border-bottom="0.25pt solid #000000"/>
    </style:style>
    <style:style style:name="Dictionary.D137" style:family="table-cell">
      <style:table-cell-properties fo:padding="0.0201in" fo:border-left="0.25pt solid #000000" fo:border-right="none" fo:border-top="none" fo:border-bottom="0.25pt solid #000000"/>
    </style:style>
    <style:style style:name="Dictionary.F137" style:family="table-cell">
      <style:table-cell-properties fo:padding="0.0201in" fo:border-left="0.25pt solid #000000" fo:border-right="none" fo:border-top="none" fo:border-bottom="0.25pt solid #000000"/>
    </style:style>
    <style:style style:name="Dictionary.H1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9" style:family="table-cell">
      <style:table-cell-properties fo:padding="0.0201in" fo:border-left="0.25pt solid #000000" fo:border-right="none" fo:border-top="none" fo:border-bottom="0.25pt solid #000000"/>
    </style:style>
    <style:style style:name="Dictionary.D139" style:family="table-cell">
      <style:table-cell-properties fo:padding="0.0201in" fo:border-left="0.25pt solid #000000" fo:border-right="none" fo:border-top="none" fo:border-bottom="0.25pt solid #000000"/>
    </style:style>
    <style:style style:name="Dictionary.F139" style:family="table-cell">
      <style:table-cell-properties fo:padding="0.0201in" fo:border-left="0.25pt solid #000000" fo:border-right="none" fo:border-top="none" fo:border-bottom="0.25pt solid #000000"/>
    </style:style>
    <style:style style:name="Dictionary.H1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0" style:family="table-cell">
      <style:table-cell-properties fo:padding="0.0201in" fo:border-left="0.25pt solid #000000" fo:border-right="none" fo:border-top="none" fo:border-bottom="0.25pt solid #000000"/>
    </style:style>
    <style:style style:name="Dictionary.G1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1" style:family="table-cell">
      <style:table-cell-properties fo:padding="0.0201in" fo:border-left="0.25pt solid #000000" fo:border-right="none" fo:border-top="none" fo:border-bottom="0.25pt solid #000000"/>
    </style:style>
    <style:style style:name="Dictionary.D141" style:family="table-cell">
      <style:table-cell-properties fo:padding="0.0201in" fo:border-left="0.25pt solid #000000" fo:border-right="none" fo:border-top="none" fo:border-bottom="0.25pt solid #000000"/>
    </style:style>
    <style:style style:name="Dictionary.F141" style:family="table-cell">
      <style:table-cell-properties fo:padding="0.0201in" fo:border-left="0.25pt solid #000000" fo:border-right="none" fo:border-top="none" fo:border-bottom="0.25pt solid #000000"/>
    </style:style>
    <style:style style:name="Dictionary.H1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2" style:family="table-cell">
      <style:table-cell-properties fo:padding="0.0201in" fo:border-left="0.25pt solid #000000" fo:border-right="none" fo:border-top="none" fo:border-bottom="0.25pt solid #000000"/>
    </style:style>
    <style:style style:name="Dictionary.G1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3" style:family="table-cell">
      <style:table-cell-properties fo:padding="0.0201in" fo:border-left="0.25pt solid #000000" fo:border-right="none" fo:border-top="none" fo:border-bottom="0.25pt solid #000000"/>
    </style:style>
    <style:style style:name="Dictionary.D143" style:family="table-cell">
      <style:table-cell-properties fo:padding="0.0201in" fo:border-left="0.25pt solid #000000" fo:border-right="none" fo:border-top="none" fo:border-bottom="0.25pt solid #000000"/>
    </style:style>
    <style:style style:name="Dictionary.F143" style:family="table-cell">
      <style:table-cell-properties fo:padding="0.0201in" fo:border-left="0.25pt solid #000000" fo:border-right="none" fo:border-top="none" fo:border-bottom="0.25pt solid #000000"/>
    </style:style>
    <style:style style:name="Dictionary.H1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4" style:family="table-cell">
      <style:table-cell-properties fo:padding="0.0201in" fo:border-left="0.25pt solid #000000" fo:border-right="none" fo:border-top="none" fo:border-bottom="0.25pt solid #000000"/>
    </style:style>
    <style:style style:name="Dictionary.G1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5" style:family="table-cell">
      <style:table-cell-properties fo:padding="0.0201in" fo:border-left="0.25pt solid #000000" fo:border-right="none" fo:border-top="none" fo:border-bottom="0.25pt solid #000000"/>
    </style:style>
    <style:style style:name="Dictionary.D145" style:family="table-cell">
      <style:table-cell-properties fo:padding="0.0201in" fo:border-left="0.25pt solid #000000" fo:border-right="none" fo:border-top="none" fo:border-bottom="0.25pt solid #000000"/>
    </style:style>
    <style:style style:name="Dictionary.F145" style:family="table-cell">
      <style:table-cell-properties fo:padding="0.0201in" fo:border-left="0.25pt solid #000000" fo:border-right="none" fo:border-top="none" fo:border-bottom="0.25pt solid #000000"/>
    </style:style>
    <style:style style:name="Dictionary.H1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7" style:family="table-cell">
      <style:table-cell-properties fo:padding="0.0201in" fo:border-left="0.25pt solid #000000" fo:border-right="none" fo:border-top="none" fo:border-bottom="0.25pt solid #000000"/>
    </style:style>
    <style:style style:name="Dictionary.D147" style:family="table-cell">
      <style:table-cell-properties fo:padding="0.0201in" fo:border-left="0.25pt solid #000000" fo:border-right="none" fo:border-top="none" fo:border-bottom="0.25pt solid #000000"/>
    </style:style>
    <style:style style:name="Dictionary.F147" style:family="table-cell">
      <style:table-cell-properties fo:padding="0.0201in" fo:border-left="0.25pt solid #000000" fo:border-right="none" fo:border-top="none" fo:border-bottom="0.25pt solid #000000"/>
    </style:style>
    <style:style style:name="Dictionary.H1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8" style:family="table-cell">
      <style:table-cell-properties fo:padding="0.0201in" fo:border-left="0.25pt solid #000000" fo:border-right="none" fo:border-top="none" fo:border-bottom="0.25pt solid #000000"/>
    </style:style>
    <style:style style:name="Dictionary.G1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9" style:family="table-cell">
      <style:table-cell-properties fo:padding="0.0201in" fo:border-left="0.25pt solid #000000" fo:border-right="none" fo:border-top="none" fo:border-bottom="0.25pt solid #000000"/>
    </style:style>
    <style:style style:name="Dictionary.D149" style:family="table-cell">
      <style:table-cell-properties fo:padding="0.0201in" fo:border-left="0.25pt solid #000000" fo:border-right="none" fo:border-top="none" fo:border-bottom="0.25pt solid #000000"/>
    </style:style>
    <style:style style:name="Dictionary.F149" style:family="table-cell">
      <style:table-cell-properties fo:padding="0.0201in" fo:border-left="0.25pt solid #000000" fo:border-right="none" fo:border-top="none" fo:border-bottom="0.25pt solid #000000"/>
    </style:style>
    <style:style style:name="Dictionary.H1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0" style:family="table-cell">
      <style:table-cell-properties fo:padding="0.0201in" fo:border-left="0.25pt solid #000000" fo:border-right="none" fo:border-top="none" fo:border-bottom="0.25pt solid #000000"/>
    </style:style>
    <style:style style:name="Dictionary.G1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1" style:family="table-cell">
      <style:table-cell-properties fo:padding="0.0201in" fo:border-left="0.25pt solid #000000" fo:border-right="none" fo:border-top="none" fo:border-bottom="0.25pt solid #000000"/>
    </style:style>
    <style:style style:name="Dictionary.D151" style:family="table-cell">
      <style:table-cell-properties fo:padding="0.0201in" fo:border-left="0.25pt solid #000000" fo:border-right="none" fo:border-top="none" fo:border-bottom="0.25pt solid #000000"/>
    </style:style>
    <style:style style:name="Dictionary.F151" style:family="table-cell">
      <style:table-cell-properties fo:padding="0.0201in" fo:border-left="0.25pt solid #000000" fo:border-right="none" fo:border-top="none" fo:border-bottom="0.25pt solid #000000"/>
    </style:style>
    <style:style style:name="Dictionary.H1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2" style:family="table-cell">
      <style:table-cell-properties fo:padding="0.0201in" fo:border-left="0.25pt solid #000000" fo:border-right="none" fo:border-top="none" fo:border-bottom="0.25pt solid #000000"/>
    </style:style>
    <style:style style:name="Dictionary.G1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3" style:family="table-cell">
      <style:table-cell-properties fo:padding="0.0201in" fo:border-left="0.25pt solid #000000" fo:border-right="none" fo:border-top="none" fo:border-bottom="0.25pt solid #000000"/>
    </style:style>
    <style:style style:name="Dictionary.D153" style:family="table-cell">
      <style:table-cell-properties fo:padding="0.0201in" fo:border-left="0.25pt solid #000000" fo:border-right="none" fo:border-top="none" fo:border-bottom="0.25pt solid #000000"/>
    </style:style>
    <style:style style:name="Dictionary.F153" style:family="table-cell">
      <style:table-cell-properties fo:padding="0.0201in" fo:border-left="0.25pt solid #000000" fo:border-right="none" fo:border-top="none" fo:border-bottom="0.25pt solid #000000"/>
    </style:style>
    <style:style style:name="Dictionary.H1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4" style:family="table-cell">
      <style:table-cell-properties fo:padding="0.0201in" fo:border-left="0.25pt solid #000000" fo:border-right="none" fo:border-top="none" fo:border-bottom="0.25pt solid #000000"/>
    </style:style>
    <style:style style:name="Dictionary.G1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5" style:family="table-cell">
      <style:table-cell-properties fo:padding="0.0201in" fo:border-left="0.25pt solid #000000" fo:border-right="none" fo:border-top="none" fo:border-bottom="0.25pt solid #000000"/>
    </style:style>
    <style:style style:name="Dictionary.D155" style:family="table-cell">
      <style:table-cell-properties fo:padding="0.0201in" fo:border-left="0.25pt solid #000000" fo:border-right="none" fo:border-top="none" fo:border-bottom="0.25pt solid #000000"/>
    </style:style>
    <style:style style:name="Dictionary.F155" style:family="table-cell">
      <style:table-cell-properties fo:padding="0.0201in" fo:border-left="0.25pt solid #000000" fo:border-right="none" fo:border-top="none" fo:border-bottom="0.25pt solid #000000"/>
    </style:style>
    <style:style style:name="Dictionary.H1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6" style:family="table-cell">
      <style:table-cell-properties fo:padding="0.0201in" fo:border-left="0.25pt solid #000000" fo:border-right="none" fo:border-top="none" fo:border-bottom="0.25pt solid #000000"/>
    </style:style>
    <style:style style:name="Dictionary.G1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7" style:family="table-cell">
      <style:table-cell-properties fo:padding="0.0201in" fo:border-left="0.25pt solid #000000" fo:border-right="none" fo:border-top="none" fo:border-bottom="0.25pt solid #000000"/>
    </style:style>
    <style:style style:name="Dictionary.D157" style:family="table-cell">
      <style:table-cell-properties fo:padding="0.0201in" fo:border-left="0.25pt solid #000000" fo:border-right="none" fo:border-top="none" fo:border-bottom="0.25pt solid #000000"/>
    </style:style>
    <style:style style:name="Dictionary.F157" style:family="table-cell">
      <style:table-cell-properties fo:padding="0.0201in" fo:border-left="0.25pt solid #000000" fo:border-right="none" fo:border-top="none" fo:border-bottom="0.25pt solid #000000"/>
    </style:style>
    <style:style style:name="Dictionary.H1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8" style:family="table-cell">
      <style:table-cell-properties fo:padding="0.0201in" fo:border-left="0.25pt solid #000000" fo:border-right="none" fo:border-top="none" fo:border-bottom="0.25pt solid #000000"/>
    </style:style>
    <style:style style:name="Dictionary.G1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9" style:family="table-cell">
      <style:table-cell-properties fo:padding="0.0201in" fo:border-left="0.25pt solid #000000" fo:border-right="none" fo:border-top="none" fo:border-bottom="0.25pt solid #000000"/>
    </style:style>
    <style:style style:name="Dictionary.D159" style:family="table-cell">
      <style:table-cell-properties fo:padding="0.0201in" fo:border-left="0.25pt solid #000000" fo:border-right="none" fo:border-top="none" fo:border-bottom="0.25pt solid #000000"/>
    </style:style>
    <style:style style:name="Dictionary.F159" style:family="table-cell">
      <style:table-cell-properties fo:padding="0.0201in" fo:border-left="0.25pt solid #000000" fo:border-right="none" fo:border-top="none" fo:border-bottom="0.25pt solid #000000"/>
    </style:style>
    <style:style style:name="Dictionary.H1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1" style:family="table-cell">
      <style:table-cell-properties fo:padding="0.0201in" fo:border-left="0.25pt solid #000000" fo:border-right="none" fo:border-top="none" fo:border-bottom="0.25pt solid #000000"/>
    </style:style>
    <style:style style:name="Dictionary.D161" style:family="table-cell">
      <style:table-cell-properties fo:padding="0.0201in" fo:border-left="0.25pt solid #000000" fo:border-right="none" fo:border-top="none" fo:border-bottom="0.25pt solid #000000"/>
    </style:style>
    <style:style style:name="Dictionary.F161" style:family="table-cell">
      <style:table-cell-properties fo:padding="0.0201in" fo:border-left="0.25pt solid #000000" fo:border-right="none" fo:border-top="none" fo:border-bottom="0.25pt solid #000000"/>
    </style:style>
    <style:style style:name="Dictionary.H1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2" style:family="table-cell">
      <style:table-cell-properties fo:padding="0.0201in" fo:border-left="0.25pt solid #000000" fo:border-right="none" fo:border-top="none" fo:border-bottom="0.25pt solid #000000"/>
    </style:style>
    <style:style style:name="Dictionary.G1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3" style:family="table-cell">
      <style:table-cell-properties fo:padding="0.0201in" fo:border-left="0.25pt solid #000000" fo:border-right="none" fo:border-top="none" fo:border-bottom="0.25pt solid #000000"/>
    </style:style>
    <style:style style:name="Dictionary.D163" style:family="table-cell">
      <style:table-cell-properties fo:padding="0.0201in" fo:border-left="0.25pt solid #000000" fo:border-right="none" fo:border-top="none" fo:border-bottom="0.25pt solid #000000"/>
    </style:style>
    <style:style style:name="Dictionary.F163" style:family="table-cell">
      <style:table-cell-properties fo:padding="0.0201in" fo:border-left="0.25pt solid #000000" fo:border-right="none" fo:border-top="none" fo:border-bottom="0.25pt solid #000000"/>
    </style:style>
    <style:style style:name="Dictionary.H1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4" style:family="table-cell">
      <style:table-cell-properties fo:padding="0.0201in" fo:border-left="0.25pt solid #000000" fo:border-right="none" fo:border-top="none" fo:border-bottom="0.25pt solid #000000"/>
    </style:style>
    <style:style style:name="Dictionary.G1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5" style:family="table-cell">
      <style:table-cell-properties fo:padding="0.0201in" fo:border-left="0.25pt solid #000000" fo:border-right="none" fo:border-top="none" fo:border-bottom="0.25pt solid #000000"/>
    </style:style>
    <style:style style:name="Dictionary.D165" style:family="table-cell">
      <style:table-cell-properties fo:padding="0.0201in" fo:border-left="0.25pt solid #000000" fo:border-right="none" fo:border-top="none" fo:border-bottom="0.25pt solid #000000"/>
    </style:style>
    <style:style style:name="Dictionary.F165" style:family="table-cell">
      <style:table-cell-properties fo:padding="0.0201in" fo:border-left="0.25pt solid #000000" fo:border-right="none" fo:border-top="none" fo:border-bottom="0.25pt solid #000000"/>
    </style:style>
    <style:style style:name="Dictionary.H1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6" style:family="table-cell">
      <style:table-cell-properties fo:padding="0.0201in" fo:border-left="0.25pt solid #000000" fo:border-right="none" fo:border-top="none" fo:border-bottom="0.25pt solid #000000"/>
    </style:style>
    <style:style style:name="Dictionary.G1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7" style:family="table-cell">
      <style:table-cell-properties fo:padding="0.0201in" fo:border-left="0.25pt solid #000000" fo:border-right="none" fo:border-top="none" fo:border-bottom="0.25pt solid #000000"/>
    </style:style>
    <style:style style:name="Dictionary.D167" style:family="table-cell">
      <style:table-cell-properties fo:padding="0.0201in" fo:border-left="0.25pt solid #000000" fo:border-right="none" fo:border-top="none" fo:border-bottom="0.25pt solid #000000"/>
    </style:style>
    <style:style style:name="Dictionary.F167" style:family="table-cell">
      <style:table-cell-properties fo:padding="0.0201in" fo:border-left="0.25pt solid #000000" fo:border-right="none" fo:border-top="none" fo:border-bottom="0.25pt solid #000000"/>
    </style:style>
    <style:style style:name="Dictionary.H1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8" style:family="table-cell">
      <style:table-cell-properties fo:padding="0.0201in" fo:border-left="0.25pt solid #000000" fo:border-right="none" fo:border-top="none" fo:border-bottom="0.25pt solid #000000"/>
    </style:style>
    <style:style style:name="Dictionary.G1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9" style:family="table-cell">
      <style:table-cell-properties fo:padding="0.0201in" fo:border-left="0.25pt solid #000000" fo:border-right="none" fo:border-top="none" fo:border-bottom="0.25pt solid #000000"/>
    </style:style>
    <style:style style:name="Dictionary.D169" style:family="table-cell">
      <style:table-cell-properties fo:padding="0.0201in" fo:border-left="0.25pt solid #000000" fo:border-right="none" fo:border-top="none" fo:border-bottom="0.25pt solid #000000"/>
    </style:style>
    <style:style style:name="Dictionary.F169" style:family="table-cell">
      <style:table-cell-properties fo:padding="0.0201in" fo:border-left="0.25pt solid #000000" fo:border-right="none" fo:border-top="none" fo:border-bottom="0.25pt solid #000000"/>
    </style:style>
    <style:style style:name="Dictionary.H1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0" style:family="table-cell">
      <style:table-cell-properties fo:padding="0.0201in" fo:border-left="0.25pt solid #000000" fo:border-right="none" fo:border-top="none" fo:border-bottom="0.25pt solid #000000"/>
    </style:style>
    <style:style style:name="Dictionary.G1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1" style:family="table-cell">
      <style:table-cell-properties fo:padding="0.0201in" fo:border-left="0.25pt solid #000000" fo:border-right="none" fo:border-top="none" fo:border-bottom="0.25pt solid #000000"/>
    </style:style>
    <style:style style:name="Dictionary.D171" style:family="table-cell">
      <style:table-cell-properties fo:padding="0.0201in" fo:border-left="0.25pt solid #000000" fo:border-right="none" fo:border-top="none" fo:border-bottom="0.25pt solid #000000"/>
    </style:style>
    <style:style style:name="Dictionary.F171" style:family="table-cell">
      <style:table-cell-properties fo:padding="0.0201in" fo:border-left="0.25pt solid #000000" fo:border-right="none" fo:border-top="none" fo:border-bottom="0.25pt solid #000000"/>
    </style:style>
    <style:style style:name="Dictionary.H1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2" style:family="table-cell">
      <style:table-cell-properties fo:padding="0.0201in" fo:border-left="0.25pt solid #000000" fo:border-right="none" fo:border-top="none" fo:border-bottom="0.25pt solid #000000"/>
    </style:style>
    <style:style style:name="Dictionary.G1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3" style:family="table-cell">
      <style:table-cell-properties fo:padding="0.0201in" fo:border-left="0.25pt solid #000000" fo:border-right="none" fo:border-top="none" fo:border-bottom="0.25pt solid #000000"/>
    </style:style>
    <style:style style:name="Dictionary.D173" style:family="table-cell">
      <style:table-cell-properties fo:padding="0.0201in" fo:border-left="0.25pt solid #000000" fo:border-right="none" fo:border-top="none" fo:border-bottom="0.25pt solid #000000"/>
    </style:style>
    <style:style style:name="Dictionary.F173" style:family="table-cell">
      <style:table-cell-properties fo:padding="0.0201in" fo:border-left="0.25pt solid #000000" fo:border-right="none" fo:border-top="none" fo:border-bottom="0.25pt solid #000000"/>
    </style:style>
    <style:style style:name="Dictionary.H1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4" style:family="table-cell">
      <style:table-cell-properties fo:padding="0.0201in" fo:border-left="0.25pt solid #000000" fo:border-right="none" fo:border-top="none" fo:border-bottom="0.25pt solid #000000"/>
    </style:style>
    <style:style style:name="Dictionary.G1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5" style:family="table-cell">
      <style:table-cell-properties fo:padding="0.0201in" fo:border-left="0.25pt solid #000000" fo:border-right="none" fo:border-top="none" fo:border-bottom="0.25pt solid #000000"/>
    </style:style>
    <style:style style:name="Dictionary.D175" style:family="table-cell">
      <style:table-cell-properties fo:padding="0.0201in" fo:border-left="0.25pt solid #000000" fo:border-right="none" fo:border-top="none" fo:border-bottom="0.25pt solid #000000"/>
    </style:style>
    <style:style style:name="Dictionary.F175" style:family="table-cell">
      <style:table-cell-properties fo:padding="0.0201in" fo:border-left="0.25pt solid #000000" fo:border-right="none" fo:border-top="none" fo:border-bottom="0.25pt solid #000000"/>
    </style:style>
    <style:style style:name="Dictionary.H1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6" style:family="table-cell">
      <style:table-cell-properties fo:padding="0.0201in" fo:border-left="0.25pt solid #000000" fo:border-right="none" fo:border-top="none" fo:border-bottom="0.25pt solid #000000"/>
    </style:style>
    <style:style style:name="Dictionary.G1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7" style:family="table-cell">
      <style:table-cell-properties fo:padding="0.0201in" fo:border-left="0.25pt solid #000000" fo:border-right="none" fo:border-top="none" fo:border-bottom="0.25pt solid #000000"/>
    </style:style>
    <style:style style:name="Dictionary.D177" style:family="table-cell">
      <style:table-cell-properties fo:padding="0.0201in" fo:border-left="0.25pt solid #000000" fo:border-right="none" fo:border-top="none" fo:border-bottom="0.25pt solid #000000"/>
    </style:style>
    <style:style style:name="Dictionary.F177" style:family="table-cell">
      <style:table-cell-properties fo:padding="0.0201in" fo:border-left="0.25pt solid #000000" fo:border-right="none" fo:border-top="none" fo:border-bottom="0.25pt solid #000000"/>
    </style:style>
    <style:style style:name="Dictionary.H1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9" style:family="table-cell">
      <style:table-cell-properties fo:padding="0.0201in" fo:border-left="0.25pt solid #000000" fo:border-right="none" fo:border-top="none" fo:border-bottom="0.25pt solid #000000"/>
    </style:style>
    <style:style style:name="Dictionary.D179" style:family="table-cell">
      <style:table-cell-properties fo:padding="0.0201in" fo:border-left="0.25pt solid #000000" fo:border-right="none" fo:border-top="none" fo:border-bottom="0.25pt solid #000000"/>
    </style:style>
    <style:style style:name="Dictionary.F179" style:family="table-cell">
      <style:table-cell-properties fo:padding="0.0201in" fo:border-left="0.25pt solid #000000" fo:border-right="none" fo:border-top="none" fo:border-bottom="0.25pt solid #000000"/>
    </style:style>
    <style:style style:name="Dictionary.H1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1" style:family="table-cell">
      <style:table-cell-properties fo:padding="0.0201in" fo:border-left="0.25pt solid #000000" fo:border-right="none" fo:border-top="none" fo:border-bottom="0.25pt solid #000000"/>
    </style:style>
    <style:style style:name="Dictionary.D181" style:family="table-cell">
      <style:table-cell-properties fo:padding="0.0201in" fo:border-left="0.25pt solid #000000" fo:border-right="none" fo:border-top="none" fo:border-bottom="0.25pt solid #000000"/>
    </style:style>
    <style:style style:name="Dictionary.F181" style:family="table-cell">
      <style:table-cell-properties fo:padding="0.0201in" fo:border-left="0.25pt solid #000000" fo:border-right="none" fo:border-top="none" fo:border-bottom="0.25pt solid #000000"/>
    </style:style>
    <style:style style:name="Dictionary.H1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2" style:family="table-cell">
      <style:table-cell-properties fo:padding="0.0201in" fo:border-left="0.25pt solid #000000" fo:border-right="none" fo:border-top="none" fo:border-bottom="0.25pt solid #000000"/>
    </style:style>
    <style:style style:name="Dictionary.G1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3" style:family="table-cell">
      <style:table-cell-properties fo:padding="0.0201in" fo:border-left="0.25pt solid #000000" fo:border-right="none" fo:border-top="none" fo:border-bottom="0.25pt solid #000000"/>
    </style:style>
    <style:style style:name="Dictionary.D183" style:family="table-cell">
      <style:table-cell-properties fo:padding="0.0201in" fo:border-left="0.25pt solid #000000" fo:border-right="none" fo:border-top="none" fo:border-bottom="0.25pt solid #000000"/>
    </style:style>
    <style:style style:name="Dictionary.F183" style:family="table-cell">
      <style:table-cell-properties fo:padding="0.0201in" fo:border-left="0.25pt solid #000000" fo:border-right="none" fo:border-top="none" fo:border-bottom="0.25pt solid #000000"/>
    </style:style>
    <style:style style:name="Dictionary.H1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4" style:family="table-cell">
      <style:table-cell-properties fo:padding="0.0201in" fo:border-left="0.25pt solid #000000" fo:border-right="none" fo:border-top="none" fo:border-bottom="0.25pt solid #000000"/>
    </style:style>
    <style:style style:name="Dictionary.G1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5" style:family="table-cell">
      <style:table-cell-properties fo:padding="0.0201in" fo:border-left="0.25pt solid #000000" fo:border-right="none" fo:border-top="none" fo:border-bottom="0.25pt solid #000000"/>
    </style:style>
    <style:style style:name="Dictionary.D185" style:family="table-cell">
      <style:table-cell-properties fo:padding="0.0201in" fo:border-left="0.25pt solid #000000" fo:border-right="none" fo:border-top="none" fo:border-bottom="0.25pt solid #000000"/>
    </style:style>
    <style:style style:name="Dictionary.F185" style:family="table-cell">
      <style:table-cell-properties fo:padding="0.0201in" fo:border-left="0.25pt solid #000000" fo:border-right="none" fo:border-top="none" fo:border-bottom="0.25pt solid #000000"/>
    </style:style>
    <style:style style:name="Dictionary.H1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7" style:family="table-cell">
      <style:table-cell-properties fo:padding="0.0201in" fo:border-left="0.25pt solid #000000" fo:border-right="none" fo:border-top="none" fo:border-bottom="0.25pt solid #000000"/>
    </style:style>
    <style:style style:name="Dictionary.D187" style:family="table-cell">
      <style:table-cell-properties fo:padding="0.0201in" fo:border-left="0.25pt solid #000000" fo:border-right="none" fo:border-top="none" fo:border-bottom="0.25pt solid #000000"/>
    </style:style>
    <style:style style:name="Dictionary.F187" style:family="table-cell">
      <style:table-cell-properties fo:padding="0.0201in" fo:border-left="0.25pt solid #000000" fo:border-right="none" fo:border-top="none" fo:border-bottom="0.25pt solid #000000"/>
    </style:style>
    <style:style style:name="Dictionary.H1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8" style:family="table-cell">
      <style:table-cell-properties fo:padding="0.0201in" fo:border-left="0.25pt solid #000000" fo:border-right="none" fo:border-top="none" fo:border-bottom="0.25pt solid #000000"/>
    </style:style>
    <style:style style:name="Dictionary.G1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9" style:family="table-cell">
      <style:table-cell-properties fo:padding="0.0201in" fo:border-left="0.25pt solid #000000" fo:border-right="none" fo:border-top="none" fo:border-bottom="0.25pt solid #000000"/>
    </style:style>
    <style:style style:name="Dictionary.D189" style:family="table-cell">
      <style:table-cell-properties fo:padding="0.0201in" fo:border-left="0.25pt solid #000000" fo:border-right="none" fo:border-top="none" fo:border-bottom="0.25pt solid #000000"/>
    </style:style>
    <style:style style:name="Dictionary.F189" style:family="table-cell">
      <style:table-cell-properties fo:padding="0.0201in" fo:border-left="0.25pt solid #000000" fo:border-right="none" fo:border-top="none" fo:border-bottom="0.25pt solid #000000"/>
    </style:style>
    <style:style style:name="Dictionary.H1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0" style:family="table-cell">
      <style:table-cell-properties fo:padding="0.0201in" fo:border-left="0.25pt solid #000000" fo:border-right="none" fo:border-top="none" fo:border-bottom="0.25pt solid #000000"/>
    </style:style>
    <style:style style:name="Dictionary.G1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1" style:family="table-cell">
      <style:table-cell-properties fo:padding="0.0201in" fo:border-left="0.25pt solid #000000" fo:border-right="none" fo:border-top="none" fo:border-bottom="0.25pt solid #000000"/>
    </style:style>
    <style:style style:name="Dictionary.D191" style:family="table-cell">
      <style:table-cell-properties fo:padding="0.0201in" fo:border-left="0.25pt solid #000000" fo:border-right="none" fo:border-top="none" fo:border-bottom="0.25pt solid #000000"/>
    </style:style>
    <style:style style:name="Dictionary.F191" style:family="table-cell">
      <style:table-cell-properties fo:padding="0.0201in" fo:border-left="0.25pt solid #000000" fo:border-right="none" fo:border-top="none" fo:border-bottom="0.25pt solid #000000"/>
    </style:style>
    <style:style style:name="Dictionary.H1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3" style:family="table-cell">
      <style:table-cell-properties fo:padding="0.0201in" fo:border-left="0.25pt solid #000000" fo:border-right="none" fo:border-top="none" fo:border-bottom="0.25pt solid #000000"/>
    </style:style>
    <style:style style:name="Dictionary.D193" style:family="table-cell">
      <style:table-cell-properties fo:padding="0.0201in" fo:border-left="0.25pt solid #000000" fo:border-right="none" fo:border-top="none" fo:border-bottom="0.25pt solid #000000"/>
    </style:style>
    <style:style style:name="Dictionary.F193" style:family="table-cell">
      <style:table-cell-properties fo:padding="0.0201in" fo:border-left="0.25pt solid #000000" fo:border-right="none" fo:border-top="none" fo:border-bottom="0.25pt solid #000000"/>
    </style:style>
    <style:style style:name="Dictionary.H1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5" style:family="table-cell">
      <style:table-cell-properties fo:padding="0.0201in" fo:border-left="0.25pt solid #000000" fo:border-right="none" fo:border-top="none" fo:border-bottom="0.25pt solid #000000"/>
    </style:style>
    <style:style style:name="Dictionary.D195" style:family="table-cell">
      <style:table-cell-properties fo:padding="0.0201in" fo:border-left="0.25pt solid #000000" fo:border-right="none" fo:border-top="none" fo:border-bottom="0.25pt solid #000000"/>
    </style:style>
    <style:style style:name="Dictionary.F195" style:family="table-cell">
      <style:table-cell-properties fo:padding="0.0201in" fo:border-left="0.25pt solid #000000" fo:border-right="none" fo:border-top="none" fo:border-bottom="0.25pt solid #000000"/>
    </style:style>
    <style:style style:name="Dictionary.H1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7" style:family="table-cell">
      <style:table-cell-properties fo:padding="0.0201in" fo:border-left="0.25pt solid #000000" fo:border-right="none" fo:border-top="none" fo:border-bottom="0.25pt solid #000000"/>
    </style:style>
    <style:style style:name="Dictionary.D197" style:family="table-cell">
      <style:table-cell-properties fo:padding="0.0201in" fo:border-left="0.25pt solid #000000" fo:border-right="none" fo:border-top="none" fo:border-bottom="0.25pt solid #000000"/>
    </style:style>
    <style:style style:name="Dictionary.F197" style:family="table-cell">
      <style:table-cell-properties fo:padding="0.0201in" fo:border-left="0.25pt solid #000000" fo:border-right="none" fo:border-top="none" fo:border-bottom="0.25pt solid #000000"/>
    </style:style>
    <style:style style:name="Dictionary.H1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9" style:family="table-cell">
      <style:table-cell-properties fo:padding="0.0201in" fo:border-left="0.25pt solid #000000" fo:border-right="none" fo:border-top="none" fo:border-bottom="0.25pt solid #000000"/>
    </style:style>
    <style:style style:name="Dictionary.D199" style:family="table-cell">
      <style:table-cell-properties fo:padding="0.0201in" fo:border-left="0.25pt solid #000000" fo:border-right="none" fo:border-top="none" fo:border-bottom="0.25pt solid #000000"/>
    </style:style>
    <style:style style:name="Dictionary.F199" style:family="table-cell">
      <style:table-cell-properties fo:padding="0.0201in" fo:border-left="0.25pt solid #000000" fo:border-right="none" fo:border-top="none" fo:border-bottom="0.25pt solid #000000"/>
    </style:style>
    <style:style style:name="Dictionary.H1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0" style:family="table-cell">
      <style:table-cell-properties fo:padding="0.0201in" fo:border-left="0.25pt solid #000000" fo:border-right="none" fo:border-top="none" fo:border-bottom="0.25pt solid #000000"/>
    </style:style>
    <style:style style:name="Dictionary.G2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1" style:family="table-cell">
      <style:table-cell-properties fo:padding="0.0201in" fo:border-left="0.25pt solid #000000" fo:border-right="none" fo:border-top="none" fo:border-bottom="0.25pt solid #000000"/>
    </style:style>
    <style:style style:name="Dictionary.D201" style:family="table-cell">
      <style:table-cell-properties fo:padding="0.0201in" fo:border-left="0.25pt solid #000000" fo:border-right="none" fo:border-top="none" fo:border-bottom="0.25pt solid #000000"/>
    </style:style>
    <style:style style:name="Dictionary.F201" style:family="table-cell">
      <style:table-cell-properties fo:padding="0.0201in" fo:border-left="0.25pt solid #000000" fo:border-right="none" fo:border-top="none" fo:border-bottom="0.25pt solid #000000"/>
    </style:style>
    <style:style style:name="Dictionary.H2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3" style:family="table-cell">
      <style:table-cell-properties fo:padding="0.0201in" fo:border-left="0.25pt solid #000000" fo:border-right="none" fo:border-top="none" fo:border-bottom="0.25pt solid #000000"/>
    </style:style>
    <style:style style:name="Dictionary.D203" style:family="table-cell">
      <style:table-cell-properties fo:padding="0.0201in" fo:border-left="0.25pt solid #000000" fo:border-right="none" fo:border-top="none" fo:border-bottom="0.25pt solid #000000"/>
    </style:style>
    <style:style style:name="Dictionary.F203" style:family="table-cell">
      <style:table-cell-properties fo:padding="0.0201in" fo:border-left="0.25pt solid #000000" fo:border-right="none" fo:border-top="none" fo:border-bottom="0.25pt solid #000000"/>
    </style:style>
    <style:style style:name="Dictionary.H2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5" style:family="table-cell">
      <style:table-cell-properties fo:padding="0.0201in" fo:border-left="0.25pt solid #000000" fo:border-right="none" fo:border-top="none" fo:border-bottom="0.25pt solid #000000"/>
    </style:style>
    <style:style style:name="Dictionary.D205" style:family="table-cell">
      <style:table-cell-properties fo:padding="0.0201in" fo:border-left="0.25pt solid #000000" fo:border-right="none" fo:border-top="none" fo:border-bottom="0.25pt solid #000000"/>
    </style:style>
    <style:style style:name="Dictionary.F205" style:family="table-cell">
      <style:table-cell-properties fo:padding="0.0201in" fo:border-left="0.25pt solid #000000" fo:border-right="none" fo:border-top="none" fo:border-bottom="0.25pt solid #000000"/>
    </style:style>
    <style:style style:name="Dictionary.H2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7" style:family="table-cell">
      <style:table-cell-properties fo:padding="0.0201in" fo:border-left="0.25pt solid #000000" fo:border-right="none" fo:border-top="none" fo:border-bottom="0.25pt solid #000000"/>
    </style:style>
    <style:style style:name="Dictionary.D207" style:family="table-cell">
      <style:table-cell-properties fo:padding="0.0201in" fo:border-left="0.25pt solid #000000" fo:border-right="none" fo:border-top="none" fo:border-bottom="0.25pt solid #000000"/>
    </style:style>
    <style:style style:name="Dictionary.F207" style:family="table-cell">
      <style:table-cell-properties fo:padding="0.0201in" fo:border-left="0.25pt solid #000000" fo:border-right="none" fo:border-top="none" fo:border-bottom="0.25pt solid #000000"/>
    </style:style>
    <style:style style:name="Dictionary.H2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9" style:family="table-cell">
      <style:table-cell-properties fo:padding="0.0201in" fo:border-left="0.25pt solid #000000" fo:border-right="none" fo:border-top="none" fo:border-bottom="0.25pt solid #000000"/>
    </style:style>
    <style:style style:name="Dictionary.D209" style:family="table-cell">
      <style:table-cell-properties fo:padding="0.0201in" fo:border-left="0.25pt solid #000000" fo:border-right="none" fo:border-top="none" fo:border-bottom="0.25pt solid #000000"/>
    </style:style>
    <style:style style:name="Dictionary.F209" style:family="table-cell">
      <style:table-cell-properties fo:padding="0.0201in" fo:border-left="0.25pt solid #000000" fo:border-right="none" fo:border-top="none" fo:border-bottom="0.25pt solid #000000"/>
    </style:style>
    <style:style style:name="Dictionary.H2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0" style:family="table-cell">
      <style:table-cell-properties fo:padding="0.0201in" fo:border-left="0.25pt solid #000000" fo:border-right="none" fo:border-top="none" fo:border-bottom="0.25pt solid #000000"/>
    </style:style>
    <style:style style:name="Dictionary.G2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1" style:family="table-cell">
      <style:table-cell-properties fo:padding="0.0201in" fo:border-left="0.25pt solid #000000" fo:border-right="none" fo:border-top="none" fo:border-bottom="0.25pt solid #000000"/>
    </style:style>
    <style:style style:name="Dictionary.D211" style:family="table-cell">
      <style:table-cell-properties fo:padding="0.0201in" fo:border-left="0.25pt solid #000000" fo:border-right="none" fo:border-top="none" fo:border-bottom="0.25pt solid #000000"/>
    </style:style>
    <style:style style:name="Dictionary.F211" style:family="table-cell">
      <style:table-cell-properties fo:padding="0.0201in" fo:border-left="0.25pt solid #000000" fo:border-right="none" fo:border-top="none" fo:border-bottom="0.25pt solid #000000"/>
    </style:style>
    <style:style style:name="Dictionary.H2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2" style:family="table-cell">
      <style:table-cell-properties fo:padding="0.0201in" fo:border-left="0.25pt solid #000000" fo:border-right="none" fo:border-top="none" fo:border-bottom="0.25pt solid #000000"/>
    </style:style>
    <style:style style:name="Dictionary.G2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3" style:family="table-cell">
      <style:table-cell-properties fo:padding="0.0201in" fo:border-left="0.25pt solid #000000" fo:border-right="none" fo:border-top="none" fo:border-bottom="0.25pt solid #000000"/>
    </style:style>
    <style:style style:name="Dictionary.D213" style:family="table-cell">
      <style:table-cell-properties fo:padding="0.0201in" fo:border-left="0.25pt solid #000000" fo:border-right="none" fo:border-top="none" fo:border-bottom="0.25pt solid #000000"/>
    </style:style>
    <style:style style:name="Dictionary.F213" style:family="table-cell">
      <style:table-cell-properties fo:padding="0.0201in" fo:border-left="0.25pt solid #000000" fo:border-right="none" fo:border-top="none" fo:border-bottom="0.25pt solid #000000"/>
    </style:style>
    <style:style style:name="Dictionary.H2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4" style:family="table-cell">
      <style:table-cell-properties fo:padding="0.0201in" fo:border-left="0.25pt solid #000000" fo:border-right="none" fo:border-top="none" fo:border-bottom="0.25pt solid #000000"/>
    </style:style>
    <style:style style:name="Dictionary.G2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5" style:family="table-cell">
      <style:table-cell-properties fo:padding="0.0201in" fo:border-left="0.25pt solid #000000" fo:border-right="none" fo:border-top="none" fo:border-bottom="0.25pt solid #000000"/>
    </style:style>
    <style:style style:name="Dictionary.D215" style:family="table-cell">
      <style:table-cell-properties fo:padding="0.0201in" fo:border-left="0.25pt solid #000000" fo:border-right="none" fo:border-top="none" fo:border-bottom="0.25pt solid #000000"/>
    </style:style>
    <style:style style:name="Dictionary.F215" style:family="table-cell">
      <style:table-cell-properties fo:padding="0.0201in" fo:border-left="0.25pt solid #000000" fo:border-right="none" fo:border-top="none" fo:border-bottom="0.25pt solid #000000"/>
    </style:style>
    <style:style style:name="Dictionary.H2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6" style:family="table-cell">
      <style:table-cell-properties fo:padding="0.0201in" fo:border-left="0.25pt solid #000000" fo:border-right="none" fo:border-top="none" fo:border-bottom="0.25pt solid #000000"/>
    </style:style>
    <style:style style:name="Dictionary.G2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7" style:family="table-cell">
      <style:table-cell-properties fo:padding="0.0201in" fo:border-left="0.25pt solid #000000" fo:border-right="none" fo:border-top="none" fo:border-bottom="0.25pt solid #000000"/>
    </style:style>
    <style:style style:name="Dictionary.D217" style:family="table-cell">
      <style:table-cell-properties fo:padding="0.0201in" fo:border-left="0.25pt solid #000000" fo:border-right="none" fo:border-top="none" fo:border-bottom="0.25pt solid #000000"/>
    </style:style>
    <style:style style:name="Dictionary.F217" style:family="table-cell">
      <style:table-cell-properties fo:padding="0.0201in" fo:border-left="0.25pt solid #000000" fo:border-right="none" fo:border-top="none" fo:border-bottom="0.25pt solid #000000"/>
    </style:style>
    <style:style style:name="Dictionary.H2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8" style:family="table-cell">
      <style:table-cell-properties fo:padding="0.0201in" fo:border-left="0.25pt solid #000000" fo:border-right="none" fo:border-top="none" fo:border-bottom="0.25pt solid #000000"/>
    </style:style>
    <style:style style:name="Dictionary.G2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9" style:family="table-cell">
      <style:table-cell-properties fo:padding="0.0201in" fo:border-left="0.25pt solid #000000" fo:border-right="none" fo:border-top="none" fo:border-bottom="0.25pt solid #000000"/>
    </style:style>
    <style:style style:name="Dictionary.D219" style:family="table-cell">
      <style:table-cell-properties fo:padding="0.0201in" fo:border-left="0.25pt solid #000000" fo:border-right="none" fo:border-top="none" fo:border-bottom="0.25pt solid #000000"/>
    </style:style>
    <style:style style:name="Dictionary.F219" style:family="table-cell">
      <style:table-cell-properties fo:padding="0.0201in" fo:border-left="0.25pt solid #000000" fo:border-right="none" fo:border-top="none" fo:border-bottom="0.25pt solid #000000"/>
    </style:style>
    <style:style style:name="Dictionary.H2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0" style:family="table-cell">
      <style:table-cell-properties fo:padding="0.0201in" fo:border-left="0.25pt solid #000000" fo:border-right="none" fo:border-top="none" fo:border-bottom="0.25pt solid #000000"/>
    </style:style>
    <style:style style:name="Dictionary.G2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1" style:family="table-cell">
      <style:table-cell-properties fo:padding="0.0201in" fo:border-left="0.25pt solid #000000" fo:border-right="none" fo:border-top="none" fo:border-bottom="0.25pt solid #000000"/>
    </style:style>
    <style:style style:name="Dictionary.D221" style:family="table-cell">
      <style:table-cell-properties fo:padding="0.0201in" fo:border-left="0.25pt solid #000000" fo:border-right="none" fo:border-top="none" fo:border-bottom="0.25pt solid #000000"/>
    </style:style>
    <style:style style:name="Dictionary.F221" style:family="table-cell">
      <style:table-cell-properties fo:padding="0.0201in" fo:border-left="0.25pt solid #000000" fo:border-right="none" fo:border-top="none" fo:border-bottom="0.25pt solid #000000"/>
    </style:style>
    <style:style style:name="Dictionary.H2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2" style:family="table-cell">
      <style:table-cell-properties fo:padding="0.0201in" fo:border-left="0.25pt solid #000000" fo:border-right="none" fo:border-top="none" fo:border-bottom="0.25pt solid #000000"/>
    </style:style>
    <style:style style:name="Dictionary.G2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3" style:family="table-cell">
      <style:table-cell-properties fo:padding="0.0201in" fo:border-left="0.25pt solid #000000" fo:border-right="none" fo:border-top="none" fo:border-bottom="0.25pt solid #000000"/>
    </style:style>
    <style:style style:name="Dictionary.D223" style:family="table-cell">
      <style:table-cell-properties fo:padding="0.0201in" fo:border-left="0.25pt solid #000000" fo:border-right="none" fo:border-top="none" fo:border-bottom="0.25pt solid #000000"/>
    </style:style>
    <style:style style:name="Dictionary.F223" style:family="table-cell">
      <style:table-cell-properties fo:padding="0.0201in" fo:border-left="0.25pt solid #000000" fo:border-right="none" fo:border-top="none" fo:border-bottom="0.25pt solid #000000"/>
    </style:style>
    <style:style style:name="Dictionary.H2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4" style:family="table-cell">
      <style:table-cell-properties fo:padding="0.0201in" fo:border-left="0.25pt solid #000000" fo:border-right="none" fo:border-top="none" fo:border-bottom="0.25pt solid #000000"/>
    </style:style>
    <style:style style:name="Dictionary.G2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5" style:family="table-cell">
      <style:table-cell-properties fo:padding="0.0201in" fo:border-left="0.25pt solid #000000" fo:border-right="none" fo:border-top="none" fo:border-bottom="0.25pt solid #000000"/>
    </style:style>
    <style:style style:name="Dictionary.D225" style:family="table-cell">
      <style:table-cell-properties fo:padding="0.0201in" fo:border-left="0.25pt solid #000000" fo:border-right="none" fo:border-top="none" fo:border-bottom="0.25pt solid #000000"/>
    </style:style>
    <style:style style:name="Dictionary.F225" style:family="table-cell">
      <style:table-cell-properties fo:padding="0.0201in" fo:border-left="0.25pt solid #000000" fo:border-right="none" fo:border-top="none" fo:border-bottom="0.25pt solid #000000"/>
    </style:style>
    <style:style style:name="Dictionary.H2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6" style:family="table-cell">
      <style:table-cell-properties fo:padding="0.0201in" fo:border-left="0.25pt solid #000000" fo:border-right="none" fo:border-top="none" fo:border-bottom="0.25pt solid #000000"/>
    </style:style>
    <style:style style:name="Dictionary.G2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7" style:family="table-cell">
      <style:table-cell-properties fo:padding="0.0201in" fo:border-left="0.25pt solid #000000" fo:border-right="none" fo:border-top="none" fo:border-bottom="0.25pt solid #000000"/>
    </style:style>
    <style:style style:name="Dictionary.D227" style:family="table-cell">
      <style:table-cell-properties fo:padding="0.0201in" fo:border-left="0.25pt solid #000000" fo:border-right="none" fo:border-top="none" fo:border-bottom="0.25pt solid #000000"/>
    </style:style>
    <style:style style:name="Dictionary.F227" style:family="table-cell">
      <style:table-cell-properties fo:padding="0.0201in" fo:border-left="0.25pt solid #000000" fo:border-right="none" fo:border-top="none" fo:border-bottom="0.25pt solid #000000"/>
    </style:style>
    <style:style style:name="Dictionary.H2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8" style:family="table-cell">
      <style:table-cell-properties fo:padding="0.0201in" fo:border-left="0.25pt solid #000000" fo:border-right="none" fo:border-top="none" fo:border-bottom="0.25pt solid #000000"/>
    </style:style>
    <style:style style:name="Dictionary.G2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9" style:family="table-cell">
      <style:table-cell-properties fo:padding="0.0201in" fo:border-left="0.25pt solid #000000" fo:border-right="none" fo:border-top="none" fo:border-bottom="0.25pt solid #000000"/>
    </style:style>
    <style:style style:name="Dictionary.D229" style:family="table-cell">
      <style:table-cell-properties fo:padding="0.0201in" fo:border-left="0.25pt solid #000000" fo:border-right="none" fo:border-top="none" fo:border-bottom="0.25pt solid #000000"/>
    </style:style>
    <style:style style:name="Dictionary.F229" style:family="table-cell">
      <style:table-cell-properties fo:padding="0.0201in" fo:border-left="0.25pt solid #000000" fo:border-right="none" fo:border-top="none" fo:border-bottom="0.25pt solid #000000"/>
    </style:style>
    <style:style style:name="Dictionary.H2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0" style:family="table-cell">
      <style:table-cell-properties fo:padding="0.0201in" fo:border-left="0.25pt solid #000000" fo:border-right="none" fo:border-top="none" fo:border-bottom="0.25pt solid #000000"/>
    </style:style>
    <style:style style:name="Dictionary.G2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1" style:family="table-cell">
      <style:table-cell-properties fo:padding="0.0201in" fo:border-left="0.25pt solid #000000" fo:border-right="none" fo:border-top="none" fo:border-bottom="0.25pt solid #000000"/>
    </style:style>
    <style:style style:name="Dictionary.D231" style:family="table-cell">
      <style:table-cell-properties fo:padding="0.0201in" fo:border-left="0.25pt solid #000000" fo:border-right="none" fo:border-top="none" fo:border-bottom="0.25pt solid #000000"/>
    </style:style>
    <style:style style:name="Dictionary.F231" style:family="table-cell">
      <style:table-cell-properties fo:padding="0.0201in" fo:border-left="0.25pt solid #000000" fo:border-right="none" fo:border-top="none" fo:border-bottom="0.25pt solid #000000"/>
    </style:style>
    <style:style style:name="Dictionary.H2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2" style:family="table-cell">
      <style:table-cell-properties fo:padding="0.0201in" fo:border-left="0.25pt solid #000000" fo:border-right="none" fo:border-top="none" fo:border-bottom="0.25pt solid #000000"/>
    </style:style>
    <style:style style:name="Dictionary.G2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3" style:family="table-cell">
      <style:table-cell-properties fo:padding="0.0201in" fo:border-left="0.25pt solid #000000" fo:border-right="none" fo:border-top="none" fo:border-bottom="0.25pt solid #000000"/>
    </style:style>
    <style:style style:name="Dictionary.D233" style:family="table-cell">
      <style:table-cell-properties fo:padding="0.0201in" fo:border-left="0.25pt solid #000000" fo:border-right="none" fo:border-top="none" fo:border-bottom="0.25pt solid #000000"/>
    </style:style>
    <style:style style:name="Dictionary.F233" style:family="table-cell">
      <style:table-cell-properties fo:padding="0.0201in" fo:border-left="0.25pt solid #000000" fo:border-right="none" fo:border-top="none" fo:border-bottom="0.25pt solid #000000"/>
    </style:style>
    <style:style style:name="Dictionary.H2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4" style:family="table-cell">
      <style:table-cell-properties fo:padding="0.0201in" fo:border-left="0.25pt solid #000000" fo:border-right="none" fo:border-top="none" fo:border-bottom="0.25pt solid #000000"/>
    </style:style>
    <style:style style:name="Dictionary.G2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5" style:family="table-cell">
      <style:table-cell-properties fo:padding="0.0201in" fo:border-left="0.25pt solid #000000" fo:border-right="none" fo:border-top="none" fo:border-bottom="0.25pt solid #000000"/>
    </style:style>
    <style:style style:name="Dictionary.D235" style:family="table-cell">
      <style:table-cell-properties fo:padding="0.0201in" fo:border-left="0.25pt solid #000000" fo:border-right="none" fo:border-top="none" fo:border-bottom="0.25pt solid #000000"/>
    </style:style>
    <style:style style:name="Dictionary.F235" style:family="table-cell">
      <style:table-cell-properties fo:padding="0.0201in" fo:border-left="0.25pt solid #000000" fo:border-right="none" fo:border-top="none" fo:border-bottom="0.25pt solid #000000"/>
    </style:style>
    <style:style style:name="Dictionary.H2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6" style:family="table-cell">
      <style:table-cell-properties fo:padding="0.0201in" fo:border-left="0.25pt solid #000000" fo:border-right="none" fo:border-top="none" fo:border-bottom="0.25pt solid #000000"/>
    </style:style>
    <style:style style:name="Dictionary.G2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7" style:family="table-cell">
      <style:table-cell-properties fo:padding="0.0201in" fo:border-left="0.25pt solid #000000" fo:border-right="none" fo:border-top="none" fo:border-bottom="0.25pt solid #000000"/>
    </style:style>
    <style:style style:name="Dictionary.D237" style:family="table-cell">
      <style:table-cell-properties fo:padding="0.0201in" fo:border-left="0.25pt solid #000000" fo:border-right="none" fo:border-top="none" fo:border-bottom="0.25pt solid #000000"/>
    </style:style>
    <style:style style:name="Dictionary.F237" style:family="table-cell">
      <style:table-cell-properties fo:padding="0.0201in" fo:border-left="0.25pt solid #000000" fo:border-right="none" fo:border-top="none" fo:border-bottom="0.25pt solid #000000"/>
    </style:style>
    <style:style style:name="Dictionary.H2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8" style:family="table-cell">
      <style:table-cell-properties fo:padding="0.0201in" fo:border-left="0.25pt solid #000000" fo:border-right="none" fo:border-top="none" fo:border-bottom="0.25pt solid #000000"/>
    </style:style>
    <style:style style:name="Dictionary.G2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9" style:family="table-cell">
      <style:table-cell-properties fo:padding="0.0201in" fo:border-left="0.25pt solid #000000" fo:border-right="none" fo:border-top="none" fo:border-bottom="0.25pt solid #000000"/>
    </style:style>
    <style:style style:name="Dictionary.D239" style:family="table-cell">
      <style:table-cell-properties fo:padding="0.0201in" fo:border-left="0.25pt solid #000000" fo:border-right="none" fo:border-top="none" fo:border-bottom="0.25pt solid #000000"/>
    </style:style>
    <style:style style:name="Dictionary.F239" style:family="table-cell">
      <style:table-cell-properties fo:padding="0.0201in" fo:border-left="0.25pt solid #000000" fo:border-right="none" fo:border-top="none" fo:border-bottom="0.25pt solid #000000"/>
    </style:style>
    <style:style style:name="Dictionary.H2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0" style:family="table-cell">
      <style:table-cell-properties fo:padding="0.0201in" fo:border-left="0.25pt solid #000000" fo:border-right="none" fo:border-top="none" fo:border-bottom="0.25pt solid #000000"/>
    </style:style>
    <style:style style:name="Dictionary.G2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1" style:family="table-cell">
      <style:table-cell-properties fo:padding="0.0201in" fo:border-left="0.25pt solid #000000" fo:border-right="none" fo:border-top="none" fo:border-bottom="0.25pt solid #000000"/>
    </style:style>
    <style:style style:name="Dictionary.D241" style:family="table-cell">
      <style:table-cell-properties fo:padding="0.0201in" fo:border-left="0.25pt solid #000000" fo:border-right="none" fo:border-top="none" fo:border-bottom="0.25pt solid #000000"/>
    </style:style>
    <style:style style:name="Dictionary.F241" style:family="table-cell">
      <style:table-cell-properties fo:padding="0.0201in" fo:border-left="0.25pt solid #000000" fo:border-right="none" fo:border-top="none" fo:border-bottom="0.25pt solid #000000"/>
    </style:style>
    <style:style style:name="Dictionary.H2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2" style:family="table-cell">
      <style:table-cell-properties fo:padding="0.0201in" fo:border-left="0.25pt solid #000000" fo:border-right="none" fo:border-top="none" fo:border-bottom="0.25pt solid #000000"/>
    </style:style>
    <style:style style:name="Dictionary.G2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3" style:family="table-cell">
      <style:table-cell-properties fo:padding="0.0201in" fo:border-left="0.25pt solid #000000" fo:border-right="none" fo:border-top="none" fo:border-bottom="0.25pt solid #000000"/>
    </style:style>
    <style:style style:name="Dictionary.D243" style:family="table-cell">
      <style:table-cell-properties fo:padding="0.0201in" fo:border-left="0.25pt solid #000000" fo:border-right="none" fo:border-top="none" fo:border-bottom="0.25pt solid #000000"/>
    </style:style>
    <style:style style:name="Dictionary.F243" style:family="table-cell">
      <style:table-cell-properties fo:padding="0.0201in" fo:border-left="0.25pt solid #000000" fo:border-right="none" fo:border-top="none" fo:border-bottom="0.25pt solid #000000"/>
    </style:style>
    <style:style style:name="Dictionary.H2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5" style:family="table-cell">
      <style:table-cell-properties fo:padding="0.0201in" fo:border-left="0.25pt solid #000000" fo:border-right="none" fo:border-top="none" fo:border-bottom="0.25pt solid #000000"/>
    </style:style>
    <style:style style:name="Dictionary.D245" style:family="table-cell">
      <style:table-cell-properties fo:padding="0.0201in" fo:border-left="0.25pt solid #000000" fo:border-right="none" fo:border-top="none" fo:border-bottom="0.25pt solid #000000"/>
    </style:style>
    <style:style style:name="Dictionary.F245" style:family="table-cell">
      <style:table-cell-properties fo:padding="0.0201in" fo:border-left="0.25pt solid #000000" fo:border-right="none" fo:border-top="none" fo:border-bottom="0.25pt solid #000000"/>
    </style:style>
    <style:style style:name="Dictionary.H2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6" style:family="table-cell">
      <style:table-cell-properties fo:padding="0.0201in" fo:border-left="0.25pt solid #000000" fo:border-right="none" fo:border-top="none" fo:border-bottom="0.25pt solid #000000"/>
    </style:style>
    <style:style style:name="Dictionary.G2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7" style:family="table-cell">
      <style:table-cell-properties fo:padding="0.0201in" fo:border-left="0.25pt solid #000000" fo:border-right="none" fo:border-top="none" fo:border-bottom="0.25pt solid #000000"/>
    </style:style>
    <style:style style:name="Dictionary.D247" style:family="table-cell">
      <style:table-cell-properties fo:padding="0.0201in" fo:border-left="0.25pt solid #000000" fo:border-right="none" fo:border-top="none" fo:border-bottom="0.25pt solid #000000"/>
    </style:style>
    <style:style style:name="Dictionary.F247" style:family="table-cell">
      <style:table-cell-properties fo:padding="0.0201in" fo:border-left="0.25pt solid #000000" fo:border-right="none" fo:border-top="none" fo:border-bottom="0.25pt solid #000000"/>
    </style:style>
    <style:style style:name="Dictionary.H2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8" style:family="table-cell">
      <style:table-cell-properties fo:padding="0.0201in" fo:border-left="0.25pt solid #000000" fo:border-right="none" fo:border-top="none" fo:border-bottom="0.25pt solid #000000"/>
    </style:style>
    <style:style style:name="Dictionary.G2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9" style:family="table-cell">
      <style:table-cell-properties fo:padding="0.0201in" fo:border-left="0.25pt solid #000000" fo:border-right="none" fo:border-top="none" fo:border-bottom="0.25pt solid #000000"/>
    </style:style>
    <style:style style:name="Dictionary.D249" style:family="table-cell">
      <style:table-cell-properties fo:padding="0.0201in" fo:border-left="0.25pt solid #000000" fo:border-right="none" fo:border-top="none" fo:border-bottom="0.25pt solid #000000"/>
    </style:style>
    <style:style style:name="Dictionary.F249" style:family="table-cell">
      <style:table-cell-properties fo:padding="0.0201in" fo:border-left="0.25pt solid #000000" fo:border-right="none" fo:border-top="none" fo:border-bottom="0.25pt solid #000000"/>
    </style:style>
    <style:style style:name="Dictionary.H2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0" style:family="table-cell">
      <style:table-cell-properties fo:padding="0.0201in" fo:border-left="0.25pt solid #000000" fo:border-right="none" fo:border-top="none" fo:border-bottom="0.25pt solid #000000"/>
    </style:style>
    <style:style style:name="Dictionary.G2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1" style:family="table-cell">
      <style:table-cell-properties fo:padding="0.0201in" fo:border-left="0.25pt solid #000000" fo:border-right="none" fo:border-top="none" fo:border-bottom="0.25pt solid #000000"/>
    </style:style>
    <style:style style:name="Dictionary.D251" style:family="table-cell">
      <style:table-cell-properties fo:padding="0.0201in" fo:border-left="0.25pt solid #000000" fo:border-right="none" fo:border-top="none" fo:border-bottom="0.25pt solid #000000"/>
    </style:style>
    <style:style style:name="Dictionary.F251" style:family="table-cell">
      <style:table-cell-properties fo:padding="0.0201in" fo:border-left="0.25pt solid #000000" fo:border-right="none" fo:border-top="none" fo:border-bottom="0.25pt solid #000000"/>
    </style:style>
    <style:style style:name="Dictionary.H2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2" style:family="table-cell">
      <style:table-cell-properties fo:padding="0.0201in" fo:border-left="0.25pt solid #000000" fo:border-right="none" fo:border-top="none" fo:border-bottom="0.25pt solid #000000"/>
    </style:style>
    <style:style style:name="Dictionary.G2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3" style:family="table-cell">
      <style:table-cell-properties fo:padding="0.0201in" fo:border-left="0.25pt solid #000000" fo:border-right="none" fo:border-top="none" fo:border-bottom="0.25pt solid #000000"/>
    </style:style>
    <style:style style:name="Dictionary.D253" style:family="table-cell">
      <style:table-cell-properties fo:padding="0.0201in" fo:border-left="0.25pt solid #000000" fo:border-right="none" fo:border-top="none" fo:border-bottom="0.25pt solid #000000"/>
    </style:style>
    <style:style style:name="Dictionary.F253" style:family="table-cell">
      <style:table-cell-properties fo:padding="0.0201in" fo:border-left="0.25pt solid #000000" fo:border-right="none" fo:border-top="none" fo:border-bottom="0.25pt solid #000000"/>
    </style:style>
    <style:style style:name="Dictionary.H2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5" style:family="table-cell">
      <style:table-cell-properties fo:padding="0.0201in" fo:border-left="0.25pt solid #000000" fo:border-right="none" fo:border-top="none" fo:border-bottom="0.25pt solid #000000"/>
    </style:style>
    <style:style style:name="Dictionary.D255" style:family="table-cell">
      <style:table-cell-properties fo:padding="0.0201in" fo:border-left="0.25pt solid #000000" fo:border-right="none" fo:border-top="none" fo:border-bottom="0.25pt solid #000000"/>
    </style:style>
    <style:style style:name="Dictionary.F255" style:family="table-cell">
      <style:table-cell-properties fo:padding="0.0201in" fo:border-left="0.25pt solid #000000" fo:border-right="none" fo:border-top="none" fo:border-bottom="0.25pt solid #000000"/>
    </style:style>
    <style:style style:name="Dictionary.H2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7" style:family="table-cell">
      <style:table-cell-properties fo:padding="0.0201in" fo:border-left="0.25pt solid #000000" fo:border-right="none" fo:border-top="none" fo:border-bottom="0.25pt solid #000000"/>
    </style:style>
    <style:style style:name="Dictionary.D257" style:family="table-cell">
      <style:table-cell-properties fo:padding="0.0201in" fo:border-left="0.25pt solid #000000" fo:border-right="none" fo:border-top="none" fo:border-bottom="0.25pt solid #000000"/>
    </style:style>
    <style:style style:name="Dictionary.F257" style:family="table-cell">
      <style:table-cell-properties fo:padding="0.0201in" fo:border-left="0.25pt solid #000000" fo:border-right="none" fo:border-top="none" fo:border-bottom="0.25pt solid #000000"/>
    </style:style>
    <style:style style:name="Dictionary.H2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8" style:family="table-cell">
      <style:table-cell-properties fo:padding="0.0201in" fo:border-left="0.25pt solid #000000" fo:border-right="none" fo:border-top="none" fo:border-bottom="0.25pt solid #000000"/>
    </style:style>
    <style:style style:name="Dictionary.G2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9" style:family="table-cell">
      <style:table-cell-properties fo:padding="0.0201in" fo:border-left="0.25pt solid #000000" fo:border-right="none" fo:border-top="none" fo:border-bottom="0.25pt solid #000000"/>
    </style:style>
    <style:style style:name="Dictionary.D259" style:family="table-cell">
      <style:table-cell-properties fo:padding="0.0201in" fo:border-left="0.25pt solid #000000" fo:border-right="none" fo:border-top="none" fo:border-bottom="0.25pt solid #000000"/>
    </style:style>
    <style:style style:name="Dictionary.F259" style:family="table-cell">
      <style:table-cell-properties fo:padding="0.0201in" fo:border-left="0.25pt solid #000000" fo:border-right="none" fo:border-top="none" fo:border-bottom="0.25pt solid #000000"/>
    </style:style>
    <style:style style:name="Dictionary.H2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0" style:family="table-cell">
      <style:table-cell-properties fo:padding="0.0201in" fo:border-left="0.25pt solid #000000" fo:border-right="none" fo:border-top="none" fo:border-bottom="0.25pt solid #000000"/>
    </style:style>
    <style:style style:name="Dictionary.G2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1" style:family="table-cell">
      <style:table-cell-properties fo:padding="0.0201in" fo:border-left="0.25pt solid #000000" fo:border-right="none" fo:border-top="none" fo:border-bottom="0.25pt solid #000000"/>
    </style:style>
    <style:style style:name="Dictionary.D261" style:family="table-cell">
      <style:table-cell-properties fo:padding="0.0201in" fo:border-left="0.25pt solid #000000" fo:border-right="none" fo:border-top="none" fo:border-bottom="0.25pt solid #000000"/>
    </style:style>
    <style:style style:name="Dictionary.F261" style:family="table-cell">
      <style:table-cell-properties fo:padding="0.0201in" fo:border-left="0.25pt solid #000000" fo:border-right="none" fo:border-top="none" fo:border-bottom="0.25pt solid #000000"/>
    </style:style>
    <style:style style:name="Dictionary.H2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2" style:family="table-cell">
      <style:table-cell-properties fo:padding="0.0201in" fo:border-left="0.25pt solid #000000" fo:border-right="none" fo:border-top="none" fo:border-bottom="0.25pt solid #000000"/>
    </style:style>
    <style:style style:name="Dictionary.G2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3" style:family="table-cell">
      <style:table-cell-properties fo:padding="0.0201in" fo:border-left="0.25pt solid #000000" fo:border-right="none" fo:border-top="none" fo:border-bottom="0.25pt solid #000000"/>
    </style:style>
    <style:style style:name="Dictionary.D263" style:family="table-cell">
      <style:table-cell-properties fo:padding="0.0201in" fo:border-left="0.25pt solid #000000" fo:border-right="none" fo:border-top="none" fo:border-bottom="0.25pt solid #000000"/>
    </style:style>
    <style:style style:name="Dictionary.F263" style:family="table-cell">
      <style:table-cell-properties fo:padding="0.0201in" fo:border-left="0.25pt solid #000000" fo:border-right="none" fo:border-top="none" fo:border-bottom="0.25pt solid #000000"/>
    </style:style>
    <style:style style:name="Dictionary.H2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4" style:family="table-cell">
      <style:table-cell-properties fo:padding="0.0201in" fo:border-left="0.25pt solid #000000" fo:border-right="none" fo:border-top="none" fo:border-bottom="0.25pt solid #000000"/>
    </style:style>
    <style:style style:name="Dictionary.G2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5" style:family="table-cell">
      <style:table-cell-properties fo:padding="0.0201in" fo:border-left="0.25pt solid #000000" fo:border-right="none" fo:border-top="none" fo:border-bottom="0.25pt solid #000000"/>
    </style:style>
    <style:style style:name="Dictionary.D265" style:family="table-cell">
      <style:table-cell-properties fo:padding="0.0201in" fo:border-left="0.25pt solid #000000" fo:border-right="none" fo:border-top="none" fo:border-bottom="0.25pt solid #000000"/>
    </style:style>
    <style:style style:name="Dictionary.F265" style:family="table-cell">
      <style:table-cell-properties fo:padding="0.0201in" fo:border-left="0.25pt solid #000000" fo:border-right="none" fo:border-top="none" fo:border-bottom="0.25pt solid #000000"/>
    </style:style>
    <style:style style:name="Dictionary.H2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6" style:family="table-cell">
      <style:table-cell-properties fo:padding="0.0201in" fo:border-left="0.25pt solid #000000" fo:border-right="none" fo:border-top="none" fo:border-bottom="0.25pt solid #000000"/>
    </style:style>
    <style:style style:name="Dictionary.G2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7" style:family="table-cell">
      <style:table-cell-properties fo:padding="0.0201in" fo:border-left="0.25pt solid #000000" fo:border-right="none" fo:border-top="none" fo:border-bottom="0.25pt solid #000000"/>
    </style:style>
    <style:style style:name="Dictionary.D267" style:family="table-cell">
      <style:table-cell-properties fo:padding="0.0201in" fo:border-left="0.25pt solid #000000" fo:border-right="none" fo:border-top="none" fo:border-bottom="0.25pt solid #000000"/>
    </style:style>
    <style:style style:name="Dictionary.F267" style:family="table-cell">
      <style:table-cell-properties fo:padding="0.0201in" fo:border-left="0.25pt solid #000000" fo:border-right="none" fo:border-top="none" fo:border-bottom="0.25pt solid #000000"/>
    </style:style>
    <style:style style:name="Dictionary.H2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8" style:family="table-cell">
      <style:table-cell-properties fo:padding="0.0201in" fo:border-left="0.25pt solid #000000" fo:border-right="none" fo:border-top="none" fo:border-bottom="0.25pt solid #000000"/>
    </style:style>
    <style:style style:name="Dictionary.G2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9" style:family="table-cell">
      <style:table-cell-properties fo:padding="0.0201in" fo:border-left="0.25pt solid #000000" fo:border-right="none" fo:border-top="none" fo:border-bottom="0.25pt solid #000000"/>
    </style:style>
    <style:style style:name="Dictionary.D269" style:family="table-cell">
      <style:table-cell-properties fo:padding="0.0201in" fo:border-left="0.25pt solid #000000" fo:border-right="none" fo:border-top="none" fo:border-bottom="0.25pt solid #000000"/>
    </style:style>
    <style:style style:name="Dictionary.F269" style:family="table-cell">
      <style:table-cell-properties fo:padding="0.0201in" fo:border-left="0.25pt solid #000000" fo:border-right="none" fo:border-top="none" fo:border-bottom="0.25pt solid #000000"/>
    </style:style>
    <style:style style:name="Dictionary.H2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0" style:family="table-cell">
      <style:table-cell-properties fo:padding="0.0201in" fo:border-left="0.25pt solid #000000" fo:border-right="none" fo:border-top="none" fo:border-bottom="0.25pt solid #000000"/>
    </style:style>
    <style:style style:name="Dictionary.G2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1" style:family="table-cell">
      <style:table-cell-properties fo:padding="0.0201in" fo:border-left="0.25pt solid #000000" fo:border-right="none" fo:border-top="none" fo:border-bottom="0.25pt solid #000000"/>
    </style:style>
    <style:style style:name="Dictionary.D271" style:family="table-cell">
      <style:table-cell-properties fo:padding="0.0201in" fo:border-left="0.25pt solid #000000" fo:border-right="none" fo:border-top="none" fo:border-bottom="0.25pt solid #000000"/>
    </style:style>
    <style:style style:name="Dictionary.F271" style:family="table-cell">
      <style:table-cell-properties fo:padding="0.0201in" fo:border-left="0.25pt solid #000000" fo:border-right="none" fo:border-top="none" fo:border-bottom="0.25pt solid #000000"/>
    </style:style>
    <style:style style:name="Dictionary.H2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2" style:family="table-cell">
      <style:table-cell-properties fo:padding="0.0201in" fo:border-left="0.25pt solid #000000" fo:border-right="none" fo:border-top="none" fo:border-bottom="0.25pt solid #000000"/>
    </style:style>
    <style:style style:name="Dictionary.G2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3" style:family="table-cell">
      <style:table-cell-properties fo:padding="0.0201in" fo:border-left="0.25pt solid #000000" fo:border-right="none" fo:border-top="none" fo:border-bottom="0.25pt solid #000000"/>
    </style:style>
    <style:style style:name="Dictionary.D273" style:family="table-cell">
      <style:table-cell-properties fo:padding="0.0201in" fo:border-left="0.25pt solid #000000" fo:border-right="none" fo:border-top="none" fo:border-bottom="0.25pt solid #000000"/>
    </style:style>
    <style:style style:name="Dictionary.F273" style:family="table-cell">
      <style:table-cell-properties fo:padding="0.0201in" fo:border-left="0.25pt solid #000000" fo:border-right="none" fo:border-top="none" fo:border-bottom="0.25pt solid #000000"/>
    </style:style>
    <style:style style:name="Dictionary.H2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4" style:family="table-cell">
      <style:table-cell-properties fo:padding="0.0201in" fo:border-left="0.25pt solid #000000" fo:border-right="none" fo:border-top="none" fo:border-bottom="0.25pt solid #000000"/>
    </style:style>
    <style:style style:name="Dictionary.G2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5" style:family="table-cell">
      <style:table-cell-properties fo:padding="0.0201in" fo:border-left="0.25pt solid #000000" fo:border-right="none" fo:border-top="none" fo:border-bottom="0.25pt solid #000000"/>
    </style:style>
    <style:style style:name="Dictionary.D275" style:family="table-cell">
      <style:table-cell-properties fo:padding="0.0201in" fo:border-left="0.25pt solid #000000" fo:border-right="none" fo:border-top="none" fo:border-bottom="0.25pt solid #000000"/>
    </style:style>
    <style:style style:name="Dictionary.F275" style:family="table-cell">
      <style:table-cell-properties fo:padding="0.0201in" fo:border-left="0.25pt solid #000000" fo:border-right="none" fo:border-top="none" fo:border-bottom="0.25pt solid #000000"/>
    </style:style>
    <style:style style:name="Dictionary.H2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6" style:family="table-cell">
      <style:table-cell-properties fo:padding="0.0201in" fo:border-left="0.25pt solid #000000" fo:border-right="none" fo:border-top="none" fo:border-bottom="0.25pt solid #000000"/>
    </style:style>
    <style:style style:name="Dictionary.G2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7" style:family="table-cell">
      <style:table-cell-properties fo:padding="0.0201in" fo:border-left="0.25pt solid #000000" fo:border-right="none" fo:border-top="none" fo:border-bottom="0.25pt solid #000000"/>
    </style:style>
    <style:style style:name="Dictionary.D277" style:family="table-cell">
      <style:table-cell-properties fo:padding="0.0201in" fo:border-left="0.25pt solid #000000" fo:border-right="none" fo:border-top="none" fo:border-bottom="0.25pt solid #000000"/>
    </style:style>
    <style:style style:name="Dictionary.F277" style:family="table-cell">
      <style:table-cell-properties fo:padding="0.0201in" fo:border-left="0.25pt solid #000000" fo:border-right="none" fo:border-top="none" fo:border-bottom="0.25pt solid #000000"/>
    </style:style>
    <style:style style:name="Dictionary.H2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8" style:family="table-cell">
      <style:table-cell-properties fo:padding="0.0201in" fo:border-left="0.25pt solid #000000" fo:border-right="none" fo:border-top="none" fo:border-bottom="0.25pt solid #000000"/>
    </style:style>
    <style:style style:name="Dictionary.G2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9" style:family="table-cell">
      <style:table-cell-properties fo:padding="0.0201in" fo:border-left="0.25pt solid #000000" fo:border-right="none" fo:border-top="none" fo:border-bottom="0.25pt solid #000000"/>
    </style:style>
    <style:style style:name="Dictionary.D279" style:family="table-cell">
      <style:table-cell-properties fo:padding="0.0201in" fo:border-left="0.25pt solid #000000" fo:border-right="none" fo:border-top="none" fo:border-bottom="0.25pt solid #000000"/>
    </style:style>
    <style:style style:name="Dictionary.F279" style:family="table-cell">
      <style:table-cell-properties fo:padding="0.0201in" fo:border-left="0.25pt solid #000000" fo:border-right="none" fo:border-top="none" fo:border-bottom="0.25pt solid #000000"/>
    </style:style>
    <style:style style:name="Dictionary.H2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0" style:family="table-cell">
      <style:table-cell-properties fo:padding="0.0201in" fo:border-left="0.25pt solid #000000" fo:border-right="none" fo:border-top="none" fo:border-bottom="0.25pt solid #000000"/>
    </style:style>
    <style:style style:name="Dictionary.G2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1" style:family="table-cell">
      <style:table-cell-properties fo:padding="0.0201in" fo:border-left="0.25pt solid #000000" fo:border-right="none" fo:border-top="none" fo:border-bottom="0.25pt solid #000000"/>
    </style:style>
    <style:style style:name="Dictionary.D281" style:family="table-cell">
      <style:table-cell-properties fo:padding="0.0201in" fo:border-left="0.25pt solid #000000" fo:border-right="none" fo:border-top="none" fo:border-bottom="0.25pt solid #000000"/>
    </style:style>
    <style:style style:name="Dictionary.F281" style:family="table-cell">
      <style:table-cell-properties fo:padding="0.0201in" fo:border-left="0.25pt solid #000000" fo:border-right="none" fo:border-top="none" fo:border-bottom="0.25pt solid #000000"/>
    </style:style>
    <style:style style:name="Dictionary.H2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2" style:family="table-cell">
      <style:table-cell-properties fo:padding="0.0201in" fo:border-left="0.25pt solid #000000" fo:border-right="none" fo:border-top="none" fo:border-bottom="0.25pt solid #000000"/>
    </style:style>
    <style:style style:name="Dictionary.G2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3" style:family="table-cell">
      <style:table-cell-properties fo:padding="0.0201in" fo:border-left="0.25pt solid #000000" fo:border-right="none" fo:border-top="none" fo:border-bottom="0.25pt solid #000000"/>
    </style:style>
    <style:style style:name="Dictionary.D283" style:family="table-cell">
      <style:table-cell-properties fo:padding="0.0201in" fo:border-left="0.25pt solid #000000" fo:border-right="none" fo:border-top="none" fo:border-bottom="0.25pt solid #000000"/>
    </style:style>
    <style:style style:name="Dictionary.F283" style:family="table-cell">
      <style:table-cell-properties fo:padding="0.0201in" fo:border-left="0.25pt solid #000000" fo:border-right="none" fo:border-top="none" fo:border-bottom="0.25pt solid #000000"/>
    </style:style>
    <style:style style:name="Dictionary.H2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4" style:family="table-cell">
      <style:table-cell-properties fo:padding="0.0201in" fo:border-left="0.25pt solid #000000" fo:border-right="none" fo:border-top="none" fo:border-bottom="0.25pt solid #000000"/>
    </style:style>
    <style:style style:name="Dictionary.G2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5" style:family="table-cell">
      <style:table-cell-properties fo:padding="0.0201in" fo:border-left="0.25pt solid #000000" fo:border-right="none" fo:border-top="none" fo:border-bottom="0.25pt solid #000000"/>
    </style:style>
    <style:style style:name="Dictionary.D285" style:family="table-cell">
      <style:table-cell-properties fo:padding="0.0201in" fo:border-left="0.25pt solid #000000" fo:border-right="none" fo:border-top="none" fo:border-bottom="0.25pt solid #000000"/>
    </style:style>
    <style:style style:name="Dictionary.F285" style:family="table-cell">
      <style:table-cell-properties fo:padding="0.0201in" fo:border-left="0.25pt solid #000000" fo:border-right="none" fo:border-top="none" fo:border-bottom="0.25pt solid #000000"/>
    </style:style>
    <style:style style:name="Dictionary.H2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6" style:family="table-cell">
      <style:table-cell-properties fo:padding="0.0201in" fo:border-left="0.25pt solid #000000" fo:border-right="none" fo:border-top="none" fo:border-bottom="0.25pt solid #000000"/>
    </style:style>
    <style:style style:name="Dictionary.G2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7" style:family="table-cell">
      <style:table-cell-properties fo:padding="0.0201in" fo:border-left="0.25pt solid #000000" fo:border-right="none" fo:border-top="none" fo:border-bottom="0.25pt solid #000000"/>
    </style:style>
    <style:style style:name="Dictionary.D287" style:family="table-cell">
      <style:table-cell-properties fo:padding="0.0201in" fo:border-left="0.25pt solid #000000" fo:border-right="none" fo:border-top="none" fo:border-bottom="0.25pt solid #000000"/>
    </style:style>
    <style:style style:name="Dictionary.F287" style:family="table-cell">
      <style:table-cell-properties fo:padding="0.0201in" fo:border-left="0.25pt solid #000000" fo:border-right="none" fo:border-top="none" fo:border-bottom="0.25pt solid #000000"/>
    </style:style>
    <style:style style:name="Dictionary.H2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8" style:family="table-cell">
      <style:table-cell-properties fo:padding="0.0201in" fo:border-left="0.25pt solid #000000" fo:border-right="none" fo:border-top="none" fo:border-bottom="0.25pt solid #000000"/>
    </style:style>
    <style:style style:name="Dictionary.G2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9" style:family="table-cell">
      <style:table-cell-properties fo:padding="0.0201in" fo:border-left="0.25pt solid #000000" fo:border-right="none" fo:border-top="none" fo:border-bottom="0.25pt solid #000000"/>
    </style:style>
    <style:style style:name="Dictionary.D289" style:family="table-cell">
      <style:table-cell-properties fo:padding="0.0201in" fo:border-left="0.25pt solid #000000" fo:border-right="none" fo:border-top="none" fo:border-bottom="0.25pt solid #000000"/>
    </style:style>
    <style:style style:name="Dictionary.F289" style:family="table-cell">
      <style:table-cell-properties fo:padding="0.0201in" fo:border-left="0.25pt solid #000000" fo:border-right="none" fo:border-top="none" fo:border-bottom="0.25pt solid #000000"/>
    </style:style>
    <style:style style:name="Dictionary.H2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0" style:family="table-cell">
      <style:table-cell-properties fo:padding="0.0201in" fo:border-left="0.25pt solid #000000" fo:border-right="none" fo:border-top="none" fo:border-bottom="0.25pt solid #000000"/>
    </style:style>
    <style:style style:name="Dictionary.G2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1" style:family="table-cell">
      <style:table-cell-properties fo:padding="0.0201in" fo:border-left="0.25pt solid #000000" fo:border-right="none" fo:border-top="none" fo:border-bottom="0.25pt solid #000000"/>
    </style:style>
    <style:style style:name="Dictionary.D291" style:family="table-cell">
      <style:table-cell-properties fo:padding="0.0201in" fo:border-left="0.25pt solid #000000" fo:border-right="none" fo:border-top="none" fo:border-bottom="0.25pt solid #000000"/>
    </style:style>
    <style:style style:name="Dictionary.F291" style:family="table-cell">
      <style:table-cell-properties fo:padding="0.0201in" fo:border-left="0.25pt solid #000000" fo:border-right="none" fo:border-top="none" fo:border-bottom="0.25pt solid #000000"/>
    </style:style>
    <style:style style:name="Dictionary.H2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2" style:family="table-cell">
      <style:table-cell-properties fo:padding="0.0201in" fo:border-left="0.25pt solid #000000" fo:border-right="none" fo:border-top="none" fo:border-bottom="0.25pt solid #000000"/>
    </style:style>
    <style:style style:name="Dictionary.G2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3" style:family="table-cell">
      <style:table-cell-properties fo:padding="0.0201in" fo:border-left="0.25pt solid #000000" fo:border-right="none" fo:border-top="none" fo:border-bottom="0.25pt solid #000000"/>
    </style:style>
    <style:style style:name="Dictionary.D293" style:family="table-cell">
      <style:table-cell-properties fo:padding="0.0201in" fo:border-left="0.25pt solid #000000" fo:border-right="none" fo:border-top="none" fo:border-bottom="0.25pt solid #000000"/>
    </style:style>
    <style:style style:name="Dictionary.F293" style:family="table-cell">
      <style:table-cell-properties fo:padding="0.0201in" fo:border-left="0.25pt solid #000000" fo:border-right="none" fo:border-top="none" fo:border-bottom="0.25pt solid #000000"/>
    </style:style>
    <style:style style:name="Dictionary.H2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4" style:family="table-cell">
      <style:table-cell-properties fo:padding="0.0201in" fo:border-left="0.25pt solid #000000" fo:border-right="none" fo:border-top="none" fo:border-bottom="0.25pt solid #000000"/>
    </style:style>
    <style:style style:name="Dictionary.G2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5" style:family="table-cell">
      <style:table-cell-properties fo:padding="0.0201in" fo:border-left="0.25pt solid #000000" fo:border-right="none" fo:border-top="none" fo:border-bottom="0.25pt solid #000000"/>
    </style:style>
    <style:style style:name="Dictionary.D295" style:family="table-cell">
      <style:table-cell-properties fo:padding="0.0201in" fo:border-left="0.25pt solid #000000" fo:border-right="none" fo:border-top="none" fo:border-bottom="0.25pt solid #000000"/>
    </style:style>
    <style:style style:name="Dictionary.F295" style:family="table-cell">
      <style:table-cell-properties fo:padding="0.0201in" fo:border-left="0.25pt solid #000000" fo:border-right="none" fo:border-top="none" fo:border-bottom="0.25pt solid #000000"/>
    </style:style>
    <style:style style:name="Dictionary.H2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6" style:family="table-cell">
      <style:table-cell-properties fo:padding="0.0201in" fo:border-left="0.25pt solid #000000" fo:border-right="none" fo:border-top="none" fo:border-bottom="0.25pt solid #000000"/>
    </style:style>
    <style:style style:name="Dictionary.G2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7" style:family="table-cell">
      <style:table-cell-properties fo:padding="0.0201in" fo:border-left="0.25pt solid #000000" fo:border-right="none" fo:border-top="none" fo:border-bottom="0.25pt solid #000000"/>
    </style:style>
    <style:style style:name="Dictionary.D297" style:family="table-cell">
      <style:table-cell-properties fo:padding="0.0201in" fo:border-left="0.25pt solid #000000" fo:border-right="none" fo:border-top="none" fo:border-bottom="0.25pt solid #000000"/>
    </style:style>
    <style:style style:name="Dictionary.F297" style:family="table-cell">
      <style:table-cell-properties fo:padding="0.0201in" fo:border-left="0.25pt solid #000000" fo:border-right="none" fo:border-top="none" fo:border-bottom="0.25pt solid #000000"/>
    </style:style>
    <style:style style:name="Dictionary.H2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8" style:family="table-cell">
      <style:table-cell-properties fo:padding="0.0201in" fo:border-left="0.25pt solid #000000" fo:border-right="none" fo:border-top="none" fo:border-bottom="0.25pt solid #000000"/>
    </style:style>
    <style:style style:name="Dictionary.C298" style:family="table-cell">
      <style:table-cell-properties fo:padding="0.0201in" fo:border-left="0.25pt solid #000000" fo:border-right="none" fo:border-top="none" fo:border-bottom="0.25pt solid #000000"/>
    </style:style>
    <style:style style:name="Dictionary.G2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9" style:family="table-cell">
      <style:table-cell-properties fo:padding="0.0201in" fo:border-left="0.25pt solid #000000" fo:border-right="none" fo:border-top="none" fo:border-bottom="0.25pt solid #000000"/>
    </style:style>
    <style:style style:name="Dictionary.D299" style:family="table-cell">
      <style:table-cell-properties fo:padding="0.0201in" fo:border-left="0.25pt solid #000000" fo:border-right="none" fo:border-top="none" fo:border-bottom="0.25pt solid #000000"/>
    </style:style>
    <style:style style:name="Dictionary.F299" style:family="table-cell">
      <style:table-cell-properties fo:padding="0.0201in" fo:border-left="0.25pt solid #000000" fo:border-right="none" fo:border-top="none" fo:border-bottom="0.25pt solid #000000"/>
    </style:style>
    <style:style style:name="Dictionary.H2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0" style:family="table-cell">
      <style:table-cell-properties fo:padding="0.0201in" fo:border-left="0.25pt solid #000000" fo:border-right="none" fo:border-top="none" fo:border-bottom="0.25pt solid #000000"/>
    </style:style>
    <style:style style:name="Dictionary.G3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1" style:family="table-cell">
      <style:table-cell-properties fo:padding="0.0201in" fo:border-left="0.25pt solid #000000" fo:border-right="none" fo:border-top="none" fo:border-bottom="0.25pt solid #000000"/>
    </style:style>
    <style:style style:name="Dictionary.D301" style:family="table-cell">
      <style:table-cell-properties fo:padding="0.0201in" fo:border-left="0.25pt solid #000000" fo:border-right="none" fo:border-top="none" fo:border-bottom="0.25pt solid #000000"/>
    </style:style>
    <style:style style:name="Dictionary.F301" style:family="table-cell">
      <style:table-cell-properties fo:padding="0.0201in" fo:border-left="0.25pt solid #000000" fo:border-right="none" fo:border-top="none" fo:border-bottom="0.25pt solid #000000"/>
    </style:style>
    <style:style style:name="Dictionary.H3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2" style:family="table-cell">
      <style:table-cell-properties fo:padding="0.0201in" fo:border-left="0.25pt solid #000000" fo:border-right="none" fo:border-top="none" fo:border-bottom="0.25pt solid #000000"/>
    </style:style>
    <style:style style:name="Dictionary.G3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3" style:family="table-cell">
      <style:table-cell-properties fo:padding="0.0201in" fo:border-left="0.25pt solid #000000" fo:border-right="none" fo:border-top="none" fo:border-bottom="0.25pt solid #000000"/>
    </style:style>
    <style:style style:name="Dictionary.D303" style:family="table-cell">
      <style:table-cell-properties fo:padding="0.0201in" fo:border-left="0.25pt solid #000000" fo:border-right="none" fo:border-top="none" fo:border-bottom="0.25pt solid #000000"/>
    </style:style>
    <style:style style:name="Dictionary.F303" style:family="table-cell">
      <style:table-cell-properties fo:padding="0.0201in" fo:border-left="0.25pt solid #000000" fo:border-right="none" fo:border-top="none" fo:border-bottom="0.25pt solid #000000"/>
    </style:style>
    <style:style style:name="Dictionary.H3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4" style:family="table-cell">
      <style:table-cell-properties fo:padding="0.0201in" fo:border-left="0.25pt solid #000000" fo:border-right="none" fo:border-top="none" fo:border-bottom="0.25pt solid #000000"/>
    </style:style>
    <style:style style:name="Dictionary.G3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5" style:family="table-cell">
      <style:table-cell-properties fo:padding="0.0201in" fo:border-left="0.25pt solid #000000" fo:border-right="none" fo:border-top="none" fo:border-bottom="0.25pt solid #000000"/>
    </style:style>
    <style:style style:name="Dictionary.D305" style:family="table-cell">
      <style:table-cell-properties fo:padding="0.0201in" fo:border-left="0.25pt solid #000000" fo:border-right="none" fo:border-top="none" fo:border-bottom="0.25pt solid #000000"/>
    </style:style>
    <style:style style:name="Dictionary.F305" style:family="table-cell">
      <style:table-cell-properties fo:padding="0.0201in" fo:border-left="0.25pt solid #000000" fo:border-right="none" fo:border-top="none" fo:border-bottom="0.25pt solid #000000"/>
    </style:style>
    <style:style style:name="Dictionary.H3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6" style:family="table-cell">
      <style:table-cell-properties fo:padding="0.0201in" fo:border-left="0.25pt solid #000000" fo:border-right="none" fo:border-top="none" fo:border-bottom="0.25pt solid #000000"/>
    </style:style>
    <style:style style:name="Dictionary.G3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7" style:family="table-cell">
      <style:table-cell-properties fo:padding="0.0201in" fo:border-left="0.25pt solid #000000" fo:border-right="none" fo:border-top="none" fo:border-bottom="0.25pt solid #000000"/>
    </style:style>
    <style:style style:name="Dictionary.D307" style:family="table-cell">
      <style:table-cell-properties fo:padding="0.0201in" fo:border-left="0.25pt solid #000000" fo:border-right="none" fo:border-top="none" fo:border-bottom="0.25pt solid #000000"/>
    </style:style>
    <style:style style:name="Dictionary.F307" style:family="table-cell">
      <style:table-cell-properties fo:padding="0.0201in" fo:border-left="0.25pt solid #000000" fo:border-right="none" fo:border-top="none" fo:border-bottom="0.25pt solid #000000"/>
    </style:style>
    <style:style style:name="Dictionary.H3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8" style:family="table-cell">
      <style:table-cell-properties fo:padding="0.0201in" fo:border-left="0.25pt solid #000000" fo:border-right="none" fo:border-top="none" fo:border-bottom="0.25pt solid #000000"/>
    </style:style>
    <style:style style:name="Dictionary.G3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9" style:family="table-cell">
      <style:table-cell-properties fo:padding="0.0201in" fo:border-left="0.25pt solid #000000" fo:border-right="none" fo:border-top="none" fo:border-bottom="0.25pt solid #000000"/>
    </style:style>
    <style:style style:name="Dictionary.D309" style:family="table-cell">
      <style:table-cell-properties fo:padding="0.0201in" fo:border-left="0.25pt solid #000000" fo:border-right="none" fo:border-top="none" fo:border-bottom="0.25pt solid #000000"/>
    </style:style>
    <style:style style:name="Dictionary.F309" style:family="table-cell">
      <style:table-cell-properties fo:padding="0.0201in" fo:border-left="0.25pt solid #000000" fo:border-right="none" fo:border-top="none" fo:border-bottom="0.25pt solid #000000"/>
    </style:style>
    <style:style style:name="Dictionary.H3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0" style:family="table-cell">
      <style:table-cell-properties fo:padding="0.0201in" fo:border-left="0.25pt solid #000000" fo:border-right="none" fo:border-top="none" fo:border-bottom="0.25pt solid #000000"/>
    </style:style>
    <style:style style:name="Dictionary.G3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1" style:family="table-cell">
      <style:table-cell-properties fo:padding="0.0201in" fo:border-left="0.25pt solid #000000" fo:border-right="none" fo:border-top="none" fo:border-bottom="0.25pt solid #000000"/>
    </style:style>
    <style:style style:name="Dictionary.D311" style:family="table-cell">
      <style:table-cell-properties fo:padding="0.0201in" fo:border-left="0.25pt solid #000000" fo:border-right="none" fo:border-top="none" fo:border-bottom="0.25pt solid #000000"/>
    </style:style>
    <style:style style:name="Dictionary.F311" style:family="table-cell">
      <style:table-cell-properties fo:padding="0.0201in" fo:border-left="0.25pt solid #000000" fo:border-right="none" fo:border-top="none" fo:border-bottom="0.25pt solid #000000"/>
    </style:style>
    <style:style style:name="Dictionary.H3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2" style:family="table-cell">
      <style:table-cell-properties fo:padding="0.0201in" fo:border-left="0.25pt solid #000000" fo:border-right="none" fo:border-top="none" fo:border-bottom="0.25pt solid #000000"/>
    </style:style>
    <style:style style:name="Dictionary.G3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3" style:family="table-cell">
      <style:table-cell-properties fo:padding="0.0201in" fo:border-left="0.25pt solid #000000" fo:border-right="none" fo:border-top="none" fo:border-bottom="0.25pt solid #000000"/>
    </style:style>
    <style:style style:name="Dictionary.D313" style:family="table-cell">
      <style:table-cell-properties fo:padding="0.0201in" fo:border-left="0.25pt solid #000000" fo:border-right="none" fo:border-top="none" fo:border-bottom="0.25pt solid #000000"/>
    </style:style>
    <style:style style:name="Dictionary.F313" style:family="table-cell">
      <style:table-cell-properties fo:padding="0.0201in" fo:border-left="0.25pt solid #000000" fo:border-right="none" fo:border-top="none" fo:border-bottom="0.25pt solid #000000"/>
    </style:style>
    <style:style style:name="Dictionary.H3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4" style:family="table-cell">
      <style:table-cell-properties fo:padding="0.0201in" fo:border-left="0.25pt solid #000000" fo:border-right="none" fo:border-top="none" fo:border-bottom="0.25pt solid #000000"/>
    </style:style>
    <style:style style:name="Dictionary.G3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5" style:family="table-cell">
      <style:table-cell-properties fo:padding="0.0201in" fo:border-left="0.25pt solid #000000" fo:border-right="none" fo:border-top="none" fo:border-bottom="0.25pt solid #000000"/>
    </style:style>
    <style:style style:name="Dictionary.D315" style:family="table-cell">
      <style:table-cell-properties fo:padding="0.0201in" fo:border-left="0.25pt solid #000000" fo:border-right="none" fo:border-top="none" fo:border-bottom="0.25pt solid #000000"/>
    </style:style>
    <style:style style:name="Dictionary.F315" style:family="table-cell">
      <style:table-cell-properties fo:padding="0.0201in" fo:border-left="0.25pt solid #000000" fo:border-right="none" fo:border-top="none" fo:border-bottom="0.25pt solid #000000"/>
    </style:style>
    <style:style style:name="Dictionary.H3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6" style:family="table-cell">
      <style:table-cell-properties fo:padding="0.0201in" fo:border-left="0.25pt solid #000000" fo:border-right="none" fo:border-top="none" fo:border-bottom="0.25pt solid #000000"/>
    </style:style>
    <style:style style:name="Dictionary.G3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7" style:family="table-cell">
      <style:table-cell-properties fo:padding="0.0201in" fo:border-left="0.25pt solid #000000" fo:border-right="none" fo:border-top="none" fo:border-bottom="0.25pt solid #000000"/>
    </style:style>
    <style:style style:name="Dictionary.D317" style:family="table-cell">
      <style:table-cell-properties fo:padding="0.0201in" fo:border-left="0.25pt solid #000000" fo:border-right="none" fo:border-top="none" fo:border-bottom="0.25pt solid #000000"/>
    </style:style>
    <style:style style:name="Dictionary.F317" style:family="table-cell">
      <style:table-cell-properties fo:padding="0.0201in" fo:border-left="0.25pt solid #000000" fo:border-right="none" fo:border-top="none" fo:border-bottom="0.25pt solid #000000"/>
    </style:style>
    <style:style style:name="Dictionary.H3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8" style:family="table-cell">
      <style:table-cell-properties fo:padding="0.0201in" fo:border-left="0.25pt solid #000000" fo:border-right="none" fo:border-top="none" fo:border-bottom="0.25pt solid #000000"/>
    </style:style>
    <style:style style:name="Dictionary.G3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9" style:family="table-cell">
      <style:table-cell-properties fo:padding="0.0201in" fo:border-left="0.25pt solid #000000" fo:border-right="none" fo:border-top="none" fo:border-bottom="0.25pt solid #000000"/>
    </style:style>
    <style:style style:name="Dictionary.D319" style:family="table-cell">
      <style:table-cell-properties fo:padding="0.0201in" fo:border-left="0.25pt solid #000000" fo:border-right="none" fo:border-top="none" fo:border-bottom="0.25pt solid #000000"/>
    </style:style>
    <style:style style:name="Dictionary.F319" style:family="table-cell">
      <style:table-cell-properties fo:padding="0.0201in" fo:border-left="0.25pt solid #000000" fo:border-right="none" fo:border-top="none" fo:border-bottom="0.25pt solid #000000"/>
    </style:style>
    <style:style style:name="Dictionary.H3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0" style:family="table-cell">
      <style:table-cell-properties fo:padding="0.0201in" fo:border-left="0.25pt solid #000000" fo:border-right="none" fo:border-top="none" fo:border-bottom="0.25pt solid #000000"/>
    </style:style>
    <style:style style:name="Dictionary.G3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1" style:family="table-cell">
      <style:table-cell-properties fo:padding="0.0201in" fo:border-left="0.25pt solid #000000" fo:border-right="none" fo:border-top="none" fo:border-bottom="0.25pt solid #000000"/>
    </style:style>
    <style:style style:name="Dictionary.D321" style:family="table-cell">
      <style:table-cell-properties fo:padding="0.0201in" fo:border-left="0.25pt solid #000000" fo:border-right="none" fo:border-top="none" fo:border-bottom="0.25pt solid #000000"/>
    </style:style>
    <style:style style:name="Dictionary.F321" style:family="table-cell">
      <style:table-cell-properties fo:padding="0.0201in" fo:border-left="0.25pt solid #000000" fo:border-right="none" fo:border-top="none" fo:border-bottom="0.25pt solid #000000"/>
    </style:style>
    <style:style style:name="Dictionary.H3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2" style:family="table-cell">
      <style:table-cell-properties fo:padding="0.0201in" fo:border-left="0.25pt solid #000000" fo:border-right="none" fo:border-top="none" fo:border-bottom="0.25pt solid #000000"/>
    </style:style>
    <style:style style:name="Dictionary.G3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3" style:family="table-cell">
      <style:table-cell-properties fo:padding="0.0201in" fo:border-left="0.25pt solid #000000" fo:border-right="none" fo:border-top="none" fo:border-bottom="0.25pt solid #000000"/>
    </style:style>
    <style:style style:name="Dictionary.D323" style:family="table-cell">
      <style:table-cell-properties fo:padding="0.0201in" fo:border-left="0.25pt solid #000000" fo:border-right="none" fo:border-top="none" fo:border-bottom="0.25pt solid #000000"/>
    </style:style>
    <style:style style:name="Dictionary.F323" style:family="table-cell">
      <style:table-cell-properties fo:padding="0.0201in" fo:border-left="0.25pt solid #000000" fo:border-right="none" fo:border-top="none" fo:border-bottom="0.25pt solid #000000"/>
    </style:style>
    <style:style style:name="Dictionary.H3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5" style:family="table-cell">
      <style:table-cell-properties fo:padding="0.0201in" fo:border-left="0.25pt solid #000000" fo:border-right="none" fo:border-top="none" fo:border-bottom="0.25pt solid #000000"/>
    </style:style>
    <style:style style:name="Dictionary.D325" style:family="table-cell">
      <style:table-cell-properties fo:padding="0.0201in" fo:border-left="0.25pt solid #000000" fo:border-right="none" fo:border-top="none" fo:border-bottom="0.25pt solid #000000"/>
    </style:style>
    <style:style style:name="Dictionary.F325" style:family="table-cell">
      <style:table-cell-properties fo:padding="0.0201in" fo:border-left="0.25pt solid #000000" fo:border-right="none" fo:border-top="none" fo:border-bottom="0.25pt solid #000000"/>
    </style:style>
    <style:style style:name="Dictionary.H3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6" style:family="table-cell">
      <style:table-cell-properties fo:padding="0.0201in" fo:border-left="0.25pt solid #000000" fo:border-right="none" fo:border-top="none" fo:border-bottom="0.25pt solid #000000"/>
    </style:style>
    <style:style style:name="Dictionary.G3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7" style:family="table-cell">
      <style:table-cell-properties fo:padding="0.0201in" fo:border-left="0.25pt solid #000000" fo:border-right="none" fo:border-top="none" fo:border-bottom="0.25pt solid #000000"/>
    </style:style>
    <style:style style:name="Dictionary.D327" style:family="table-cell">
      <style:table-cell-properties fo:padding="0.0201in" fo:border-left="0.25pt solid #000000" fo:border-right="none" fo:border-top="none" fo:border-bottom="0.25pt solid #000000"/>
    </style:style>
    <style:style style:name="Dictionary.F327" style:family="table-cell">
      <style:table-cell-properties fo:padding="0.0201in" fo:border-left="0.25pt solid #000000" fo:border-right="none" fo:border-top="none" fo:border-bottom="0.25pt solid #000000"/>
    </style:style>
    <style:style style:name="Dictionary.H3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8" style:family="table-cell">
      <style:table-cell-properties fo:padding="0.0201in" fo:border-left="0.25pt solid #000000" fo:border-right="none" fo:border-top="none" fo:border-bottom="0.25pt solid #000000"/>
    </style:style>
    <style:style style:name="Dictionary.G3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9" style:family="table-cell">
      <style:table-cell-properties fo:padding="0.0201in" fo:border-left="0.25pt solid #000000" fo:border-right="none" fo:border-top="none" fo:border-bottom="0.25pt solid #000000"/>
    </style:style>
    <style:style style:name="Dictionary.D329" style:family="table-cell">
      <style:table-cell-properties fo:padding="0.0201in" fo:border-left="0.25pt solid #000000" fo:border-right="none" fo:border-top="none" fo:border-bottom="0.25pt solid #000000"/>
    </style:style>
    <style:style style:name="Dictionary.F329" style:family="table-cell">
      <style:table-cell-properties fo:padding="0.0201in" fo:border-left="0.25pt solid #000000" fo:border-right="none" fo:border-top="none" fo:border-bottom="0.25pt solid #000000"/>
    </style:style>
    <style:style style:name="Dictionary.H3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0" style:family="table-cell">
      <style:table-cell-properties fo:padding="0.0201in" fo:border-left="0.25pt solid #000000" fo:border-right="none" fo:border-top="none" fo:border-bottom="0.25pt solid #000000"/>
    </style:style>
    <style:style style:name="Dictionary.G3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1" style:family="table-cell">
      <style:table-cell-properties fo:padding="0.0201in" fo:border-left="0.25pt solid #000000" fo:border-right="none" fo:border-top="none" fo:border-bottom="0.25pt solid #000000"/>
    </style:style>
    <style:style style:name="Dictionary.D331" style:family="table-cell">
      <style:table-cell-properties fo:padding="0.0201in" fo:border-left="0.25pt solid #000000" fo:border-right="none" fo:border-top="none" fo:border-bottom="0.25pt solid #000000"/>
    </style:style>
    <style:style style:name="Dictionary.F331" style:family="table-cell">
      <style:table-cell-properties fo:padding="0.0201in" fo:border-left="0.25pt solid #000000" fo:border-right="none" fo:border-top="none" fo:border-bottom="0.25pt solid #000000"/>
    </style:style>
    <style:style style:name="Dictionary.H3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2" style:family="table-cell">
      <style:table-cell-properties fo:padding="0.0201in" fo:border-left="0.25pt solid #000000" fo:border-right="none" fo:border-top="none" fo:border-bottom="0.25pt solid #000000"/>
    </style:style>
    <style:style style:name="Dictionary.G3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3" style:family="table-cell">
      <style:table-cell-properties fo:padding="0.0201in" fo:border-left="0.25pt solid #000000" fo:border-right="none" fo:border-top="none" fo:border-bottom="0.25pt solid #000000"/>
    </style:style>
    <style:style style:name="Dictionary.D333" style:family="table-cell">
      <style:table-cell-properties fo:padding="0.0201in" fo:border-left="0.25pt solid #000000" fo:border-right="none" fo:border-top="none" fo:border-bottom="0.25pt solid #000000"/>
    </style:style>
    <style:style style:name="Dictionary.F333" style:family="table-cell">
      <style:table-cell-properties fo:padding="0.0201in" fo:border-left="0.25pt solid #000000" fo:border-right="none" fo:border-top="none" fo:border-bottom="0.25pt solid #000000"/>
    </style:style>
    <style:style style:name="Dictionary.H3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5" style:family="table-cell">
      <style:table-cell-properties fo:padding="0.0201in" fo:border-left="0.25pt solid #000000" fo:border-right="none" fo:border-top="none" fo:border-bottom="0.25pt solid #000000"/>
    </style:style>
    <style:style style:name="Dictionary.D335" style:family="table-cell">
      <style:table-cell-properties fo:padding="0.0201in" fo:border-left="0.25pt solid #000000" fo:border-right="none" fo:border-top="none" fo:border-bottom="0.25pt solid #000000"/>
    </style:style>
    <style:style style:name="Dictionary.F335" style:family="table-cell">
      <style:table-cell-properties fo:padding="0.0201in" fo:border-left="0.25pt solid #000000" fo:border-right="none" fo:border-top="none" fo:border-bottom="0.25pt solid #000000"/>
    </style:style>
    <style:style style:name="Dictionary.H3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6" style:family="table-cell">
      <style:table-cell-properties fo:padding="0.0201in" fo:border-left="0.25pt solid #000000" fo:border-right="none" fo:border-top="none" fo:border-bottom="0.25pt solid #000000"/>
    </style:style>
    <style:style style:name="Dictionary.G3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7" style:family="table-cell">
      <style:table-cell-properties fo:padding="0.0201in" fo:border-left="0.25pt solid #000000" fo:border-right="none" fo:border-top="none" fo:border-bottom="0.25pt solid #000000"/>
    </style:style>
    <style:style style:name="Dictionary.D337" style:family="table-cell">
      <style:table-cell-properties fo:padding="0.0201in" fo:border-left="0.25pt solid #000000" fo:border-right="none" fo:border-top="none" fo:border-bottom="0.25pt solid #000000"/>
    </style:style>
    <style:style style:name="Dictionary.F337" style:family="table-cell">
      <style:table-cell-properties fo:padding="0.0201in" fo:border-left="0.25pt solid #000000" fo:border-right="none" fo:border-top="none" fo:border-bottom="0.25pt solid #000000"/>
    </style:style>
    <style:style style:name="Dictionary.H3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8" style:family="table-cell">
      <style:table-cell-properties fo:padding="0.0201in" fo:border-left="0.25pt solid #000000" fo:border-right="none" fo:border-top="none" fo:border-bottom="0.25pt solid #000000"/>
    </style:style>
    <style:style style:name="Dictionary.G3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9" style:family="table-cell">
      <style:table-cell-properties fo:padding="0.0201in" fo:border-left="0.25pt solid #000000" fo:border-right="none" fo:border-top="none" fo:border-bottom="0.25pt solid #000000"/>
    </style:style>
    <style:style style:name="Dictionary.D339" style:family="table-cell">
      <style:table-cell-properties fo:padding="0.0201in" fo:border-left="0.25pt solid #000000" fo:border-right="none" fo:border-top="none" fo:border-bottom="0.25pt solid #000000"/>
    </style:style>
    <style:style style:name="Dictionary.F339" style:family="table-cell">
      <style:table-cell-properties fo:padding="0.0201in" fo:border-left="0.25pt solid #000000" fo:border-right="none" fo:border-top="none" fo:border-bottom="0.25pt solid #000000"/>
    </style:style>
    <style:style style:name="Dictionary.H3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0" style:family="table-cell">
      <style:table-cell-properties fo:padding="0.0201in" fo:border-left="0.25pt solid #000000" fo:border-right="none" fo:border-top="none" fo:border-bottom="0.25pt solid #000000"/>
    </style:style>
    <style:style style:name="Dictionary.G3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1" style:family="table-cell">
      <style:table-cell-properties fo:padding="0.0201in" fo:border-left="0.25pt solid #000000" fo:border-right="none" fo:border-top="none" fo:border-bottom="0.25pt solid #000000"/>
    </style:style>
    <style:style style:name="Dictionary.D341" style:family="table-cell">
      <style:table-cell-properties fo:padding="0.0201in" fo:border-left="0.25pt solid #000000" fo:border-right="none" fo:border-top="none" fo:border-bottom="0.25pt solid #000000"/>
    </style:style>
    <style:style style:name="Dictionary.F341" style:family="table-cell">
      <style:table-cell-properties fo:padding="0.0201in" fo:border-left="0.25pt solid #000000" fo:border-right="none" fo:border-top="none" fo:border-bottom="0.25pt solid #000000"/>
    </style:style>
    <style:style style:name="Dictionary.H3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2" style:family="table-cell">
      <style:table-cell-properties fo:padding="0.0201in" fo:border-left="0.25pt solid #000000" fo:border-right="none" fo:border-top="none" fo:border-bottom="0.25pt solid #000000"/>
    </style:style>
    <style:style style:name="Dictionary.G3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3" style:family="table-cell">
      <style:table-cell-properties fo:padding="0.0201in" fo:border-left="0.25pt solid #000000" fo:border-right="none" fo:border-top="none" fo:border-bottom="0.25pt solid #000000"/>
    </style:style>
    <style:style style:name="Dictionary.D343" style:family="table-cell">
      <style:table-cell-properties fo:padding="0.0201in" fo:border-left="0.25pt solid #000000" fo:border-right="none" fo:border-top="none" fo:border-bottom="0.25pt solid #000000"/>
    </style:style>
    <style:style style:name="Dictionary.F343" style:family="table-cell">
      <style:table-cell-properties fo:padding="0.0201in" fo:border-left="0.25pt solid #000000" fo:border-right="none" fo:border-top="none" fo:border-bottom="0.25pt solid #000000"/>
    </style:style>
    <style:style style:name="Dictionary.H3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4" style:family="table-cell">
      <style:table-cell-properties fo:padding="0.0201in" fo:border-left="0.25pt solid #000000" fo:border-right="none" fo:border-top="none" fo:border-bottom="0.25pt solid #000000"/>
    </style:style>
    <style:style style:name="Dictionary.G3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5" style:family="table-cell">
      <style:table-cell-properties fo:padding="0.0201in" fo:border-left="0.25pt solid #000000" fo:border-right="none" fo:border-top="none" fo:border-bottom="0.25pt solid #000000"/>
    </style:style>
    <style:style style:name="Dictionary.D345" style:family="table-cell">
      <style:table-cell-properties fo:padding="0.0201in" fo:border-left="0.25pt solid #000000" fo:border-right="none" fo:border-top="none" fo:border-bottom="0.25pt solid #000000"/>
    </style:style>
    <style:style style:name="Dictionary.F345" style:family="table-cell">
      <style:table-cell-properties fo:padding="0.0201in" fo:border-left="0.25pt solid #000000" fo:border-right="none" fo:border-top="none" fo:border-bottom="0.25pt solid #000000"/>
    </style:style>
    <style:style style:name="Dictionary.H3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6" style:family="table-cell">
      <style:table-cell-properties fo:padding="0.0201in" fo:border-left="0.25pt solid #000000" fo:border-right="none" fo:border-top="none" fo:border-bottom="0.25pt solid #000000"/>
    </style:style>
    <style:style style:name="Dictionary.G3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7" style:family="table-cell">
      <style:table-cell-properties fo:padding="0.0201in" fo:border-left="0.25pt solid #000000" fo:border-right="none" fo:border-top="none" fo:border-bottom="0.25pt solid #000000"/>
    </style:style>
    <style:style style:name="Dictionary.D347" style:family="table-cell">
      <style:table-cell-properties fo:padding="0.0201in" fo:border-left="0.25pt solid #000000" fo:border-right="none" fo:border-top="none" fo:border-bottom="0.25pt solid #000000"/>
    </style:style>
    <style:style style:name="Dictionary.F347" style:family="table-cell">
      <style:table-cell-properties fo:padding="0.0201in" fo:border-left="0.25pt solid #000000" fo:border-right="none" fo:border-top="none" fo:border-bottom="0.25pt solid #000000"/>
    </style:style>
    <style:style style:name="Dictionary.H3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8" style:family="table-cell">
      <style:table-cell-properties fo:padding="0.0201in" fo:border-left="0.25pt solid #000000" fo:border-right="none" fo:border-top="none" fo:border-bottom="0.25pt solid #000000"/>
    </style:style>
    <style:style style:name="Dictionary.G3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9" style:family="table-cell">
      <style:table-cell-properties fo:padding="0.0201in" fo:border-left="0.25pt solid #000000" fo:border-right="none" fo:border-top="none" fo:border-bottom="0.25pt solid #000000"/>
    </style:style>
    <style:style style:name="Dictionary.D349" style:family="table-cell">
      <style:table-cell-properties fo:padding="0.0201in" fo:border-left="0.25pt solid #000000" fo:border-right="none" fo:border-top="none" fo:border-bottom="0.25pt solid #000000"/>
    </style:style>
    <style:style style:name="Dictionary.F349" style:family="table-cell">
      <style:table-cell-properties fo:padding="0.0201in" fo:border-left="0.25pt solid #000000" fo:border-right="none" fo:border-top="none" fo:border-bottom="0.25pt solid #000000"/>
    </style:style>
    <style:style style:name="Dictionary.H3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0" style:family="table-cell">
      <style:table-cell-properties fo:padding="0.0201in" fo:border-left="0.25pt solid #000000" fo:border-right="none" fo:border-top="none" fo:border-bottom="0.25pt solid #000000"/>
    </style:style>
    <style:style style:name="Dictionary.G3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1" style:family="table-cell">
      <style:table-cell-properties fo:padding="0.0201in" fo:border-left="0.25pt solid #000000" fo:border-right="none" fo:border-top="none" fo:border-bottom="0.25pt solid #000000"/>
    </style:style>
    <style:style style:name="Dictionary.D351" style:family="table-cell">
      <style:table-cell-properties fo:padding="0.0201in" fo:border-left="0.25pt solid #000000" fo:border-right="none" fo:border-top="none" fo:border-bottom="0.25pt solid #000000"/>
    </style:style>
    <style:style style:name="Dictionary.F351" style:family="table-cell">
      <style:table-cell-properties fo:padding="0.0201in" fo:border-left="0.25pt solid #000000" fo:border-right="none" fo:border-top="none" fo:border-bottom="0.25pt solid #000000"/>
    </style:style>
    <style:style style:name="Dictionary.H3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2" style:family="table-cell">
      <style:table-cell-properties fo:padding="0.0201in" fo:border-left="0.25pt solid #000000" fo:border-right="none" fo:border-top="none" fo:border-bottom="0.25pt solid #000000"/>
    </style:style>
    <style:style style:name="Dictionary.G3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3" style:family="table-cell">
      <style:table-cell-properties fo:padding="0.0201in" fo:border-left="0.25pt solid #000000" fo:border-right="none" fo:border-top="none" fo:border-bottom="0.25pt solid #000000"/>
    </style:style>
    <style:style style:name="Dictionary.D353" style:family="table-cell">
      <style:table-cell-properties fo:padding="0.0201in" fo:border-left="0.25pt solid #000000" fo:border-right="none" fo:border-top="none" fo:border-bottom="0.25pt solid #000000"/>
    </style:style>
    <style:style style:name="Dictionary.F353" style:family="table-cell">
      <style:table-cell-properties fo:padding="0.0201in" fo:border-left="0.25pt solid #000000" fo:border-right="none" fo:border-top="none" fo:border-bottom="0.25pt solid #000000"/>
    </style:style>
    <style:style style:name="Dictionary.H3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4" style:family="table-cell">
      <style:table-cell-properties fo:padding="0.0201in" fo:border-left="0.25pt solid #000000" fo:border-right="none" fo:border-top="none" fo:border-bottom="0.25pt solid #000000"/>
    </style:style>
    <style:style style:name="Dictionary.G3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5" style:family="table-cell">
      <style:table-cell-properties fo:padding="0.0201in" fo:border-left="0.25pt solid #000000" fo:border-right="none" fo:border-top="none" fo:border-bottom="0.25pt solid #000000"/>
    </style:style>
    <style:style style:name="Dictionary.D355" style:family="table-cell">
      <style:table-cell-properties fo:padding="0.0201in" fo:border-left="0.25pt solid #000000" fo:border-right="none" fo:border-top="none" fo:border-bottom="0.25pt solid #000000"/>
    </style:style>
    <style:style style:name="Dictionary.F355" style:family="table-cell">
      <style:table-cell-properties fo:padding="0.0201in" fo:border-left="0.25pt solid #000000" fo:border-right="none" fo:border-top="none" fo:border-bottom="0.25pt solid #000000"/>
    </style:style>
    <style:style style:name="Dictionary.H3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6" style:family="table-cell">
      <style:table-cell-properties fo:padding="0.0201in" fo:border-left="0.25pt solid #000000" fo:border-right="none" fo:border-top="none" fo:border-bottom="0.25pt solid #000000"/>
    </style:style>
    <style:style style:name="Dictionary.G3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7" style:family="table-cell">
      <style:table-cell-properties fo:padding="0.0201in" fo:border-left="0.25pt solid #000000" fo:border-right="none" fo:border-top="none" fo:border-bottom="0.25pt solid #000000"/>
    </style:style>
    <style:style style:name="Dictionary.D357" style:family="table-cell">
      <style:table-cell-properties fo:padding="0.0201in" fo:border-left="0.25pt solid #000000" fo:border-right="none" fo:border-top="none" fo:border-bottom="0.25pt solid #000000"/>
    </style:style>
    <style:style style:name="Dictionary.F357" style:family="table-cell">
      <style:table-cell-properties fo:padding="0.0201in" fo:border-left="0.25pt solid #000000" fo:border-right="none" fo:border-top="none" fo:border-bottom="0.25pt solid #000000"/>
    </style:style>
    <style:style style:name="Dictionary.H3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8" style:family="table-cell">
      <style:table-cell-properties fo:padding="0.0201in" fo:border-left="0.25pt solid #000000" fo:border-right="none" fo:border-top="none" fo:border-bottom="0.25pt solid #000000"/>
    </style:style>
    <style:style style:name="Dictionary.G3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9" style:family="table-cell">
      <style:table-cell-properties fo:padding="0.0201in" fo:border-left="0.25pt solid #000000" fo:border-right="none" fo:border-top="none" fo:border-bottom="0.25pt solid #000000"/>
    </style:style>
    <style:style style:name="Dictionary.D359" style:family="table-cell">
      <style:table-cell-properties fo:padding="0.0201in" fo:border-left="0.25pt solid #000000" fo:border-right="none" fo:border-top="none" fo:border-bottom="0.25pt solid #000000"/>
    </style:style>
    <style:style style:name="Dictionary.F359" style:family="table-cell">
      <style:table-cell-properties fo:padding="0.0201in" fo:border-left="0.25pt solid #000000" fo:border-right="none" fo:border-top="none" fo:border-bottom="0.25pt solid #000000"/>
    </style:style>
    <style:style style:name="Dictionary.H3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0" style:family="table-cell">
      <style:table-cell-properties fo:padding="0.0201in" fo:border-left="0.25pt solid #000000" fo:border-right="none" fo:border-top="none" fo:border-bottom="0.25pt solid #000000"/>
    </style:style>
    <style:style style:name="Dictionary.E360" style:family="table-cell">
      <style:table-cell-properties fo:padding="0.0201in" fo:border-left="0.25pt solid #000000" fo:border-right="none" fo:border-top="none" fo:border-bottom="0.25pt solid #000000"/>
    </style:style>
    <style:style style:name="Dictionary.I3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1" style:family="table-cell">
      <style:table-cell-properties fo:padding="0.0201in" fo:border-left="0.25pt solid #000000" fo:border-right="none" fo:border-top="none" fo:border-bottom="0.25pt solid #000000"/>
    </style:style>
    <style:style style:name="Dictionary.D361" style:family="table-cell">
      <style:table-cell-properties fo:padding="0.0201in" fo:border-left="0.25pt solid #000000" fo:border-right="none" fo:border-top="none" fo:border-bottom="0.25pt solid #000000"/>
    </style:style>
    <style:style style:name="Dictionary.F361" style:family="table-cell">
      <style:table-cell-properties fo:padding="0.0201in" fo:border-left="0.25pt solid #000000" fo:border-right="none" fo:border-top="none" fo:border-bottom="0.25pt solid #000000"/>
    </style:style>
    <style:style style:name="Dictionary.H3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2" style:family="table-cell">
      <style:table-cell-properties fo:padding="0.0201in" fo:border-left="0.25pt solid #000000" fo:border-right="none" fo:border-top="none" fo:border-bottom="0.25pt solid #000000"/>
    </style:style>
    <style:style style:name="Dictionary.G3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3" style:family="table-cell">
      <style:table-cell-properties fo:padding="0.0201in" fo:border-left="0.25pt solid #000000" fo:border-right="none" fo:border-top="none" fo:border-bottom="0.25pt solid #000000"/>
    </style:style>
    <style:style style:name="Dictionary.D363" style:family="table-cell">
      <style:table-cell-properties fo:padding="0.0201in" fo:border-left="0.25pt solid #000000" fo:border-right="none" fo:border-top="none" fo:border-bottom="0.25pt solid #000000"/>
    </style:style>
    <style:style style:name="Dictionary.F363" style:family="table-cell">
      <style:table-cell-properties fo:padding="0.0201in" fo:border-left="0.25pt solid #000000" fo:border-right="none" fo:border-top="none" fo:border-bottom="0.25pt solid #000000"/>
    </style:style>
    <style:style style:name="Dictionary.H3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4" style:family="table-cell">
      <style:table-cell-properties fo:padding="0.0201in" fo:border-left="0.25pt solid #000000" fo:border-right="none" fo:border-top="none" fo:border-bottom="0.25pt solid #000000"/>
    </style:style>
    <style:style style:name="Dictionary.G3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5" style:family="table-cell">
      <style:table-cell-properties fo:padding="0.0201in" fo:border-left="0.25pt solid #000000" fo:border-right="none" fo:border-top="none" fo:border-bottom="0.25pt solid #000000"/>
    </style:style>
    <style:style style:name="Dictionary.D365" style:family="table-cell">
      <style:table-cell-properties fo:padding="0.0201in" fo:border-left="0.25pt solid #000000" fo:border-right="none" fo:border-top="none" fo:border-bottom="0.25pt solid #000000"/>
    </style:style>
    <style:style style:name="Dictionary.F365" style:family="table-cell">
      <style:table-cell-properties fo:padding="0.0201in" fo:border-left="0.25pt solid #000000" fo:border-right="none" fo:border-top="none" fo:border-bottom="0.25pt solid #000000"/>
    </style:style>
    <style:style style:name="Dictionary.H3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6" style:family="table-cell">
      <style:table-cell-properties fo:padding="0.0201in" fo:border-left="0.25pt solid #000000" fo:border-right="none" fo:border-top="none" fo:border-bottom="0.25pt solid #000000"/>
    </style:style>
    <style:style style:name="Dictionary.G3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7" style:family="table-cell">
      <style:table-cell-properties fo:padding="0.0201in" fo:border-left="0.25pt solid #000000" fo:border-right="none" fo:border-top="none" fo:border-bottom="0.25pt solid #000000"/>
    </style:style>
    <style:style style:name="Dictionary.D367" style:family="table-cell">
      <style:table-cell-properties fo:padding="0.0201in" fo:border-left="0.25pt solid #000000" fo:border-right="none" fo:border-top="none" fo:border-bottom="0.25pt solid #000000"/>
    </style:style>
    <style:style style:name="Dictionary.F367" style:family="table-cell">
      <style:table-cell-properties fo:padding="0.0201in" fo:border-left="0.25pt solid #000000" fo:border-right="none" fo:border-top="none" fo:border-bottom="0.25pt solid #000000"/>
    </style:style>
    <style:style style:name="Dictionary.H3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8" style:family="table-cell">
      <style:table-cell-properties fo:padding="0.0201in" fo:border-left="0.25pt solid #000000" fo:border-right="none" fo:border-top="none" fo:border-bottom="0.25pt solid #000000"/>
    </style:style>
    <style:style style:name="Dictionary.G3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9" style:family="table-cell">
      <style:table-cell-properties fo:padding="0.0201in" fo:border-left="0.25pt solid #000000" fo:border-right="none" fo:border-top="none" fo:border-bottom="0.25pt solid #000000"/>
    </style:style>
    <style:style style:name="Dictionary.D369" style:family="table-cell">
      <style:table-cell-properties fo:padding="0.0201in" fo:border-left="0.25pt solid #000000" fo:border-right="none" fo:border-top="none" fo:border-bottom="0.25pt solid #000000"/>
    </style:style>
    <style:style style:name="Dictionary.F369" style:family="table-cell">
      <style:table-cell-properties fo:padding="0.0201in" fo:border-left="0.25pt solid #000000" fo:border-right="none" fo:border-top="none" fo:border-bottom="0.25pt solid #000000"/>
    </style:style>
    <style:style style:name="Dictionary.H3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0" style:family="table-cell">
      <style:table-cell-properties fo:padding="0.0201in" fo:border-left="0.25pt solid #000000" fo:border-right="none" fo:border-top="none" fo:border-bottom="0.25pt solid #000000"/>
    </style:style>
    <style:style style:name="Dictionary.G3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1" style:family="table-cell">
      <style:table-cell-properties fo:padding="0.0201in" fo:border-left="0.25pt solid #000000" fo:border-right="none" fo:border-top="none" fo:border-bottom="0.25pt solid #000000"/>
    </style:style>
    <style:style style:name="Dictionary.D371" style:family="table-cell">
      <style:table-cell-properties fo:padding="0.0201in" fo:border-left="0.25pt solid #000000" fo:border-right="none" fo:border-top="none" fo:border-bottom="0.25pt solid #000000"/>
    </style:style>
    <style:style style:name="Dictionary.F371" style:family="table-cell">
      <style:table-cell-properties fo:padding="0.0201in" fo:border-left="0.25pt solid #000000" fo:border-right="none" fo:border-top="none" fo:border-bottom="0.25pt solid #000000"/>
    </style:style>
    <style:style style:name="Dictionary.H3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2" style:family="table-cell">
      <style:table-cell-properties fo:padding="0.0201in" fo:border-left="0.25pt solid #000000" fo:border-right="none" fo:border-top="none" fo:border-bottom="0.25pt solid #000000"/>
    </style:style>
    <style:style style:name="Dictionary.G3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3" style:family="table-cell">
      <style:table-cell-properties fo:padding="0.0201in" fo:border-left="0.25pt solid #000000" fo:border-right="none" fo:border-top="none" fo:border-bottom="0.25pt solid #000000"/>
    </style:style>
    <style:style style:name="Dictionary.D373" style:family="table-cell">
      <style:table-cell-properties fo:padding="0.0201in" fo:border-left="0.25pt solid #000000" fo:border-right="none" fo:border-top="none" fo:border-bottom="0.25pt solid #000000"/>
    </style:style>
    <style:style style:name="Dictionary.F373" style:family="table-cell">
      <style:table-cell-properties fo:padding="0.0201in" fo:border-left="0.25pt solid #000000" fo:border-right="none" fo:border-top="none" fo:border-bottom="0.25pt solid #000000"/>
    </style:style>
    <style:style style:name="Dictionary.H3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4" style:family="table-cell">
      <style:table-cell-properties fo:padding="0.0201in" fo:border-left="0.25pt solid #000000" fo:border-right="none" fo:border-top="none" fo:border-bottom="0.25pt solid #000000"/>
    </style:style>
    <style:style style:name="Dictionary.G3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5" style:family="table-cell">
      <style:table-cell-properties fo:padding="0.0201in" fo:border-left="0.25pt solid #000000" fo:border-right="none" fo:border-top="none" fo:border-bottom="0.25pt solid #000000"/>
    </style:style>
    <style:style style:name="Dictionary.D375" style:family="table-cell">
      <style:table-cell-properties fo:padding="0.0201in" fo:border-left="0.25pt solid #000000" fo:border-right="none" fo:border-top="none" fo:border-bottom="0.25pt solid #000000"/>
    </style:style>
    <style:style style:name="Dictionary.F375" style:family="table-cell">
      <style:table-cell-properties fo:padding="0.0201in" fo:border-left="0.25pt solid #000000" fo:border-right="none" fo:border-top="none" fo:border-bottom="0.25pt solid #000000"/>
    </style:style>
    <style:style style:name="Dictionary.H3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6" style:family="table-cell">
      <style:table-cell-properties fo:padding="0.0201in" fo:border-left="0.25pt solid #000000" fo:border-right="none" fo:border-top="none" fo:border-bottom="0.25pt solid #000000"/>
    </style:style>
    <style:style style:name="Dictionary.G3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7" style:family="table-cell">
      <style:table-cell-properties fo:padding="0.0201in" fo:border-left="0.25pt solid #000000" fo:border-right="none" fo:border-top="none" fo:border-bottom="0.25pt solid #000000"/>
    </style:style>
    <style:style style:name="Dictionary.D377" style:family="table-cell">
      <style:table-cell-properties fo:padding="0.0201in" fo:border-left="0.25pt solid #000000" fo:border-right="none" fo:border-top="none" fo:border-bottom="0.25pt solid #000000"/>
    </style:style>
    <style:style style:name="Dictionary.F377" style:family="table-cell">
      <style:table-cell-properties fo:padding="0.0201in" fo:border-left="0.25pt solid #000000" fo:border-right="none" fo:border-top="none" fo:border-bottom="0.25pt solid #000000"/>
    </style:style>
    <style:style style:name="Dictionary.H3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8" style:family="table-cell">
      <style:table-cell-properties fo:padding="0.0201in" fo:border-left="0.25pt solid #000000" fo:border-right="none" fo:border-top="none" fo:border-bottom="0.25pt solid #000000"/>
    </style:style>
    <style:style style:name="Dictionary.G3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9" style:family="table-cell">
      <style:table-cell-properties fo:padding="0.0201in" fo:border-left="0.25pt solid #000000" fo:border-right="none" fo:border-top="none" fo:border-bottom="0.25pt solid #000000"/>
    </style:style>
    <style:style style:name="Dictionary.D379" style:family="table-cell">
      <style:table-cell-properties fo:padding="0.0201in" fo:border-left="0.25pt solid #000000" fo:border-right="none" fo:border-top="none" fo:border-bottom="0.25pt solid #000000"/>
    </style:style>
    <style:style style:name="Dictionary.F379" style:family="table-cell">
      <style:table-cell-properties fo:padding="0.0201in" fo:border-left="0.25pt solid #000000" fo:border-right="none" fo:border-top="none" fo:border-bottom="0.25pt solid #000000"/>
    </style:style>
    <style:style style:name="Dictionary.H3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0" style:family="table-cell">
      <style:table-cell-properties fo:padding="0.0201in" fo:border-left="0.25pt solid #000000" fo:border-right="none" fo:border-top="none" fo:border-bottom="0.25pt solid #000000"/>
    </style:style>
    <style:style style:name="Dictionary.G3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1" style:family="table-cell">
      <style:table-cell-properties fo:padding="0.0201in" fo:border-left="0.25pt solid #000000" fo:border-right="none" fo:border-top="none" fo:border-bottom="0.25pt solid #000000"/>
    </style:style>
    <style:style style:name="Dictionary.D381" style:family="table-cell">
      <style:table-cell-properties fo:padding="0.0201in" fo:border-left="0.25pt solid #000000" fo:border-right="none" fo:border-top="none" fo:border-bottom="0.25pt solid #000000"/>
    </style:style>
    <style:style style:name="Dictionary.F381" style:family="table-cell">
      <style:table-cell-properties fo:padding="0.0201in" fo:border-left="0.25pt solid #000000" fo:border-right="none" fo:border-top="none" fo:border-bottom="0.25pt solid #000000"/>
    </style:style>
    <style:style style:name="Dictionary.H3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2" style:family="table-cell">
      <style:table-cell-properties fo:padding="0.0201in" fo:border-left="0.25pt solid #000000" fo:border-right="none" fo:border-top="none" fo:border-bottom="0.25pt solid #000000"/>
    </style:style>
    <style:style style:name="Dictionary.G3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3" style:family="table-cell">
      <style:table-cell-properties fo:padding="0.0201in" fo:border-left="0.25pt solid #000000" fo:border-right="none" fo:border-top="none" fo:border-bottom="0.25pt solid #000000"/>
    </style:style>
    <style:style style:name="Dictionary.D383" style:family="table-cell">
      <style:table-cell-properties fo:padding="0.0201in" fo:border-left="0.25pt solid #000000" fo:border-right="none" fo:border-top="none" fo:border-bottom="0.25pt solid #000000"/>
    </style:style>
    <style:style style:name="Dictionary.F383" style:family="table-cell">
      <style:table-cell-properties fo:padding="0.0201in" fo:border-left="0.25pt solid #000000" fo:border-right="none" fo:border-top="none" fo:border-bottom="0.25pt solid #000000"/>
    </style:style>
    <style:style style:name="Dictionary.H3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4" style:family="table-cell">
      <style:table-cell-properties fo:padding="0.0201in" fo:border-left="0.25pt solid #000000" fo:border-right="none" fo:border-top="none" fo:border-bottom="0.25pt solid #000000"/>
    </style:style>
    <style:style style:name="Dictionary.G3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5" style:family="table-cell">
      <style:table-cell-properties fo:padding="0.0201in" fo:border-left="0.25pt solid #000000" fo:border-right="none" fo:border-top="none" fo:border-bottom="0.25pt solid #000000"/>
    </style:style>
    <style:style style:name="Dictionary.D385" style:family="table-cell">
      <style:table-cell-properties fo:padding="0.0201in" fo:border-left="0.25pt solid #000000" fo:border-right="none" fo:border-top="none" fo:border-bottom="0.25pt solid #000000"/>
    </style:style>
    <style:style style:name="Dictionary.F385" style:family="table-cell">
      <style:table-cell-properties fo:padding="0.0201in" fo:border-left="0.25pt solid #000000" fo:border-right="none" fo:border-top="none" fo:border-bottom="0.25pt solid #000000"/>
    </style:style>
    <style:style style:name="Dictionary.H3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6" style:family="table-cell">
      <style:table-cell-properties fo:padding="0.0201in" fo:border-left="0.25pt solid #000000" fo:border-right="none" fo:border-top="none" fo:border-bottom="0.25pt solid #000000"/>
    </style:style>
    <style:style style:name="Dictionary.G3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7" style:family="table-cell">
      <style:table-cell-properties fo:padding="0.0201in" fo:border-left="0.25pt solid #000000" fo:border-right="none" fo:border-top="none" fo:border-bottom="0.25pt solid #000000"/>
    </style:style>
    <style:style style:name="Dictionary.D387" style:family="table-cell">
      <style:table-cell-properties fo:padding="0.0201in" fo:border-left="0.25pt solid #000000" fo:border-right="none" fo:border-top="none" fo:border-bottom="0.25pt solid #000000"/>
    </style:style>
    <style:style style:name="Dictionary.F387" style:family="table-cell">
      <style:table-cell-properties fo:padding="0.0201in" fo:border-left="0.25pt solid #000000" fo:border-right="none" fo:border-top="none" fo:border-bottom="0.25pt solid #000000"/>
    </style:style>
    <style:style style:name="Dictionary.H3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8" style:family="table-cell">
      <style:table-cell-properties fo:padding="0.0201in" fo:border-left="0.25pt solid #000000" fo:border-right="none" fo:border-top="none" fo:border-bottom="0.25pt solid #000000"/>
    </style:style>
    <style:style style:name="Dictionary.G3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9" style:family="table-cell">
      <style:table-cell-properties fo:padding="0.0201in" fo:border-left="0.25pt solid #000000" fo:border-right="none" fo:border-top="none" fo:border-bottom="0.25pt solid #000000"/>
    </style:style>
    <style:style style:name="Dictionary.D389" style:family="table-cell">
      <style:table-cell-properties fo:padding="0.0201in" fo:border-left="0.25pt solid #000000" fo:border-right="none" fo:border-top="none" fo:border-bottom="0.25pt solid #000000"/>
    </style:style>
    <style:style style:name="Dictionary.F389" style:family="table-cell">
      <style:table-cell-properties fo:padding="0.0201in" fo:border-left="0.25pt solid #000000" fo:border-right="none" fo:border-top="none" fo:border-bottom="0.25pt solid #000000"/>
    </style:style>
    <style:style style:name="Dictionary.H3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1" style:family="table-cell">
      <style:table-cell-properties fo:padding="0.0201in" fo:border-left="0.25pt solid #000000" fo:border-right="none" fo:border-top="none" fo:border-bottom="0.25pt solid #000000"/>
    </style:style>
    <style:style style:name="Dictionary.D391" style:family="table-cell">
      <style:table-cell-properties fo:padding="0.0201in" fo:border-left="0.25pt solid #000000" fo:border-right="none" fo:border-top="none" fo:border-bottom="0.25pt solid #000000"/>
    </style:style>
    <style:style style:name="Dictionary.F391" style:family="table-cell">
      <style:table-cell-properties fo:padding="0.0201in" fo:border-left="0.25pt solid #000000" fo:border-right="none" fo:border-top="none" fo:border-bottom="0.25pt solid #000000"/>
    </style:style>
    <style:style style:name="Dictionary.H3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2" style:family="table-cell">
      <style:table-cell-properties fo:padding="0.0201in" fo:border-left="0.25pt solid #000000" fo:border-right="none" fo:border-top="none" fo:border-bottom="0.25pt solid #000000"/>
    </style:style>
    <style:style style:name="Dictionary.C392" style:family="table-cell">
      <style:table-cell-properties fo:padding="0.0201in" fo:border-left="0.25pt solid #000000" fo:border-right="none" fo:border-top="none" fo:border-bottom="0.25pt solid #000000"/>
    </style:style>
    <style:style style:name="Dictionary.G392" style:family="table-cell">
      <style:table-cell-properties fo:padding="0.0201in" fo:border-left="0.25pt solid #000000" fo:border-right="none" fo:border-top="none" fo:border-bottom="0.25pt solid #000000"/>
    </style:style>
    <style:style style:name="Dictionary.J3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3" style:family="table-cell">
      <style:table-cell-properties fo:padding="0.0201in" fo:border-left="0.25pt solid #000000" fo:border-right="none" fo:border-top="none" fo:border-bottom="0.25pt solid #000000"/>
    </style:style>
    <style:style style:name="Dictionary.D393" style:family="table-cell">
      <style:table-cell-properties fo:padding="0.0201in" fo:border-left="0.25pt solid #000000" fo:border-right="none" fo:border-top="none" fo:border-bottom="0.25pt solid #000000"/>
    </style:style>
    <style:style style:name="Dictionary.F393" style:family="table-cell">
      <style:table-cell-properties fo:padding="0.0201in" fo:border-left="0.25pt solid #000000" fo:border-right="none" fo:border-top="none" fo:border-bottom="0.25pt solid #000000"/>
    </style:style>
    <style:style style:name="Dictionary.H3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4" style:family="table-cell">
      <style:table-cell-properties fo:padding="0.0201in" fo:border-left="0.25pt solid #000000" fo:border-right="none" fo:border-top="none" fo:border-bottom="0.25pt solid #000000"/>
    </style:style>
    <style:style style:name="Dictionary.C394" style:family="table-cell">
      <style:table-cell-properties fo:padding="0.0201in" fo:border-left="0.25pt solid #000000" fo:border-right="none" fo:border-top="none" fo:border-bottom="0.25pt solid #000000"/>
    </style:style>
    <style:style style:name="Dictionary.G394" style:family="table-cell">
      <style:table-cell-properties fo:padding="0.0201in" fo:border-left="0.25pt solid #000000" fo:border-right="none" fo:border-top="none" fo:border-bottom="0.25pt solid #000000"/>
    </style:style>
    <style:style style:name="Dictionary.J3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5" style:family="table-cell">
      <style:table-cell-properties fo:padding="0.0201in" fo:border-left="0.25pt solid #000000" fo:border-right="none" fo:border-top="none" fo:border-bottom="0.25pt solid #000000"/>
    </style:style>
    <style:style style:name="Dictionary.D395" style:family="table-cell">
      <style:table-cell-properties fo:padding="0.0201in" fo:border-left="0.25pt solid #000000" fo:border-right="none" fo:border-top="none" fo:border-bottom="0.25pt solid #000000"/>
    </style:style>
    <style:style style:name="Dictionary.F395" style:family="table-cell">
      <style:table-cell-properties fo:padding="0.0201in" fo:border-left="0.25pt solid #000000" fo:border-right="none" fo:border-top="none" fo:border-bottom="0.25pt solid #000000"/>
    </style:style>
    <style:style style:name="Dictionary.H3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6" style:family="table-cell">
      <style:table-cell-properties fo:padding="0.0201in" fo:border-left="0.25pt solid #000000" fo:border-right="none" fo:border-top="none" fo:border-bottom="0.25pt solid #000000"/>
    </style:style>
    <style:style style:name="Dictionary.G3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7" style:family="table-cell">
      <style:table-cell-properties fo:padding="0.0201in" fo:border-left="0.25pt solid #000000" fo:border-right="none" fo:border-top="none" fo:border-bottom="0.25pt solid #000000"/>
    </style:style>
    <style:style style:name="Dictionary.D397" style:family="table-cell">
      <style:table-cell-properties fo:padding="0.0201in" fo:border-left="0.25pt solid #000000" fo:border-right="none" fo:border-top="none" fo:border-bottom="0.25pt solid #000000"/>
    </style:style>
    <style:style style:name="Dictionary.F397" style:family="table-cell">
      <style:table-cell-properties fo:padding="0.0201in" fo:border-left="0.25pt solid #000000" fo:border-right="none" fo:border-top="none" fo:border-bottom="0.25pt solid #000000"/>
    </style:style>
    <style:style style:name="Dictionary.H3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9" style:family="table-cell">
      <style:table-cell-properties fo:padding="0.0201in" fo:border-left="0.25pt solid #000000" fo:border-right="none" fo:border-top="none" fo:border-bottom="0.25pt solid #000000"/>
    </style:style>
    <style:style style:name="Dictionary.D399" style:family="table-cell">
      <style:table-cell-properties fo:padding="0.0201in" fo:border-left="0.25pt solid #000000" fo:border-right="none" fo:border-top="none" fo:border-bottom="0.25pt solid #000000"/>
    </style:style>
    <style:style style:name="Dictionary.F399" style:family="table-cell">
      <style:table-cell-properties fo:padding="0.0201in" fo:border-left="0.25pt solid #000000" fo:border-right="none" fo:border-top="none" fo:border-bottom="0.25pt solid #000000"/>
    </style:style>
    <style:style style:name="Dictionary.H3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0" style:family="table-cell">
      <style:table-cell-properties fo:padding="0.0201in" fo:border-left="0.25pt solid #000000" fo:border-right="none" fo:border-top="none" fo:border-bottom="0.25pt solid #000000"/>
    </style:style>
    <style:style style:name="Dictionary.E400" style:family="table-cell">
      <style:table-cell-properties fo:padding="0.0201in" fo:border-left="0.25pt solid #000000" fo:border-right="none" fo:border-top="none" fo:border-bottom="0.25pt solid #000000"/>
    </style:style>
    <style:style style:name="Dictionary.I4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1" style:family="table-cell">
      <style:table-cell-properties fo:padding="0.0201in" fo:border-left="0.25pt solid #000000" fo:border-right="none" fo:border-top="none" fo:border-bottom="0.25pt solid #000000"/>
    </style:style>
    <style:style style:name="Dictionary.D401" style:family="table-cell">
      <style:table-cell-properties fo:padding="0.0201in" fo:border-left="0.25pt solid #000000" fo:border-right="none" fo:border-top="none" fo:border-bottom="0.25pt solid #000000"/>
    </style:style>
    <style:style style:name="Dictionary.F401" style:family="table-cell">
      <style:table-cell-properties fo:padding="0.0201in" fo:border-left="0.25pt solid #000000" fo:border-right="none" fo:border-top="none" fo:border-bottom="0.25pt solid #000000"/>
    </style:style>
    <style:style style:name="Dictionary.H4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2" style:family="table-cell">
      <style:table-cell-properties fo:padding="0.0201in" fo:border-left="0.25pt solid #000000" fo:border-right="none" fo:border-top="none" fo:border-bottom="0.25pt solid #000000"/>
    </style:style>
    <style:style style:name="Dictionary.G4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3" style:family="table-cell">
      <style:table-cell-properties fo:padding="0.0201in" fo:border-left="0.25pt solid #000000" fo:border-right="none" fo:border-top="none" fo:border-bottom="0.25pt solid #000000"/>
    </style:style>
    <style:style style:name="Dictionary.D403" style:family="table-cell">
      <style:table-cell-properties fo:padding="0.0201in" fo:border-left="0.25pt solid #000000" fo:border-right="none" fo:border-top="none" fo:border-bottom="0.25pt solid #000000"/>
    </style:style>
    <style:style style:name="Dictionary.F403" style:family="table-cell">
      <style:table-cell-properties fo:padding="0.0201in" fo:border-left="0.25pt solid #000000" fo:border-right="none" fo:border-top="none" fo:border-bottom="0.25pt solid #000000"/>
    </style:style>
    <style:style style:name="Dictionary.H4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4" style:family="table-cell">
      <style:table-cell-properties fo:padding="0.0201in" fo:border-left="0.25pt solid #000000" fo:border-right="none" fo:border-top="none" fo:border-bottom="0.25pt solid #000000"/>
    </style:style>
    <style:style style:name="Dictionary.G4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5" style:family="table-cell">
      <style:table-cell-properties fo:padding="0.0201in" fo:border-left="0.25pt solid #000000" fo:border-right="none" fo:border-top="none" fo:border-bottom="0.25pt solid #000000"/>
    </style:style>
    <style:style style:name="Dictionary.D405" style:family="table-cell">
      <style:table-cell-properties fo:padding="0.0201in" fo:border-left="0.25pt solid #000000" fo:border-right="none" fo:border-top="none" fo:border-bottom="0.25pt solid #000000"/>
    </style:style>
    <style:style style:name="Dictionary.F405" style:family="table-cell">
      <style:table-cell-properties fo:padding="0.0201in" fo:border-left="0.25pt solid #000000" fo:border-right="none" fo:border-top="none" fo:border-bottom="0.25pt solid #000000"/>
    </style:style>
    <style:style style:name="Dictionary.H4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6" style:family="table-cell">
      <style:table-cell-properties fo:padding="0.0201in" fo:border-left="0.25pt solid #000000" fo:border-right="none" fo:border-top="none" fo:border-bottom="0.25pt solid #000000"/>
    </style:style>
    <style:style style:name="Dictionary.G4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7" style:family="table-cell">
      <style:table-cell-properties fo:padding="0.0201in" fo:border-left="0.25pt solid #000000" fo:border-right="none" fo:border-top="none" fo:border-bottom="0.25pt solid #000000"/>
    </style:style>
    <style:style style:name="Dictionary.D407" style:family="table-cell">
      <style:table-cell-properties fo:padding="0.0201in" fo:border-left="0.25pt solid #000000" fo:border-right="none" fo:border-top="none" fo:border-bottom="0.25pt solid #000000"/>
    </style:style>
    <style:style style:name="Dictionary.F407" style:family="table-cell">
      <style:table-cell-properties fo:padding="0.0201in" fo:border-left="0.25pt solid #000000" fo:border-right="none" fo:border-top="none" fo:border-bottom="0.25pt solid #000000"/>
    </style:style>
    <style:style style:name="Dictionary.H4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8" style:family="table-cell">
      <style:table-cell-properties fo:padding="0.0201in" fo:border-left="0.25pt solid #000000" fo:border-right="none" fo:border-top="none" fo:border-bottom="0.25pt solid #000000"/>
    </style:style>
    <style:style style:name="Dictionary.G4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9" style:family="table-cell">
      <style:table-cell-properties fo:padding="0.0201in" fo:border-left="0.25pt solid #000000" fo:border-right="none" fo:border-top="none" fo:border-bottom="0.25pt solid #000000"/>
    </style:style>
    <style:style style:name="Dictionary.D409" style:family="table-cell">
      <style:table-cell-properties fo:padding="0.0201in" fo:border-left="0.25pt solid #000000" fo:border-right="none" fo:border-top="none" fo:border-bottom="0.25pt solid #000000"/>
    </style:style>
    <style:style style:name="Dictionary.F409" style:family="table-cell">
      <style:table-cell-properties fo:padding="0.0201in" fo:border-left="0.25pt solid #000000" fo:border-right="none" fo:border-top="none" fo:border-bottom="0.25pt solid #000000"/>
    </style:style>
    <style:style style:name="Dictionary.H4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0" style:family="table-cell">
      <style:table-cell-properties fo:padding="0.0201in" fo:border-left="0.25pt solid #000000" fo:border-right="none" fo:border-top="none" fo:border-bottom="0.25pt solid #000000"/>
    </style:style>
    <style:style style:name="Dictionary.G4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1" style:family="table-cell">
      <style:table-cell-properties fo:padding="0.0201in" fo:border-left="0.25pt solid #000000" fo:border-right="none" fo:border-top="none" fo:border-bottom="0.25pt solid #000000"/>
    </style:style>
    <style:style style:name="Dictionary.D411" style:family="table-cell">
      <style:table-cell-properties fo:padding="0.0201in" fo:border-left="0.25pt solid #000000" fo:border-right="none" fo:border-top="none" fo:border-bottom="0.25pt solid #000000"/>
    </style:style>
    <style:style style:name="Dictionary.F411" style:family="table-cell">
      <style:table-cell-properties fo:padding="0.0201in" fo:border-left="0.25pt solid #000000" fo:border-right="none" fo:border-top="none" fo:border-bottom="0.25pt solid #000000"/>
    </style:style>
    <style:style style:name="Dictionary.H4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2" style:family="table-cell">
      <style:table-cell-properties fo:padding="0.0201in" fo:border-left="0.25pt solid #000000" fo:border-right="none" fo:border-top="none" fo:border-bottom="0.25pt solid #000000"/>
    </style:style>
    <style:style style:name="Dictionary.G4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3" style:family="table-cell">
      <style:table-cell-properties fo:padding="0.0201in" fo:border-left="0.25pt solid #000000" fo:border-right="none" fo:border-top="none" fo:border-bottom="0.25pt solid #000000"/>
    </style:style>
    <style:style style:name="Dictionary.D413" style:family="table-cell">
      <style:table-cell-properties fo:padding="0.0201in" fo:border-left="0.25pt solid #000000" fo:border-right="none" fo:border-top="none" fo:border-bottom="0.25pt solid #000000"/>
    </style:style>
    <style:style style:name="Dictionary.F413" style:family="table-cell">
      <style:table-cell-properties fo:padding="0.0201in" fo:border-left="0.25pt solid #000000" fo:border-right="none" fo:border-top="none" fo:border-bottom="0.25pt solid #000000"/>
    </style:style>
    <style:style style:name="Dictionary.H4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4" style:family="table-cell">
      <style:table-cell-properties fo:padding="0.0201in" fo:border-left="0.25pt solid #000000" fo:border-right="none" fo:border-top="none" fo:border-bottom="0.25pt solid #000000"/>
    </style:style>
    <style:style style:name="Dictionary.G4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5" style:family="table-cell">
      <style:table-cell-properties fo:padding="0.0201in" fo:border-left="0.25pt solid #000000" fo:border-right="none" fo:border-top="none" fo:border-bottom="0.25pt solid #000000"/>
    </style:style>
    <style:style style:name="Dictionary.D415" style:family="table-cell">
      <style:table-cell-properties fo:padding="0.0201in" fo:border-left="0.25pt solid #000000" fo:border-right="none" fo:border-top="none" fo:border-bottom="0.25pt solid #000000"/>
    </style:style>
    <style:style style:name="Dictionary.F415" style:family="table-cell">
      <style:table-cell-properties fo:padding="0.0201in" fo:border-left="0.25pt solid #000000" fo:border-right="none" fo:border-top="none" fo:border-bottom="0.25pt solid #000000"/>
    </style:style>
    <style:style style:name="Dictionary.H4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6" style:family="table-cell">
      <style:table-cell-properties fo:padding="0.0201in" fo:border-left="0.25pt solid #000000" fo:border-right="none" fo:border-top="none" fo:border-bottom="0.25pt solid #000000"/>
    </style:style>
    <style:style style:name="Dictionary.G4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7" style:family="table-cell">
      <style:table-cell-properties fo:padding="0.0201in" fo:border-left="0.25pt solid #000000" fo:border-right="none" fo:border-top="none" fo:border-bottom="0.25pt solid #000000"/>
    </style:style>
    <style:style style:name="Dictionary.D417" style:family="table-cell">
      <style:table-cell-properties fo:padding="0.0201in" fo:border-left="0.25pt solid #000000" fo:border-right="none" fo:border-top="none" fo:border-bottom="0.25pt solid #000000"/>
    </style:style>
    <style:style style:name="Dictionary.F417" style:family="table-cell">
      <style:table-cell-properties fo:padding="0.0201in" fo:border-left="0.25pt solid #000000" fo:border-right="none" fo:border-top="none" fo:border-bottom="0.25pt solid #000000"/>
    </style:style>
    <style:style style:name="Dictionary.H4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8" style:family="table-cell">
      <style:table-cell-properties fo:padding="0.0201in" fo:border-left="0.25pt solid #000000" fo:border-right="none" fo:border-top="none" fo:border-bottom="0.25pt solid #000000"/>
    </style:style>
    <style:style style:name="Dictionary.G4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9" style:family="table-cell">
      <style:table-cell-properties fo:padding="0.0201in" fo:border-left="0.25pt solid #000000" fo:border-right="none" fo:border-top="none" fo:border-bottom="0.25pt solid #000000"/>
    </style:style>
    <style:style style:name="Dictionary.D419" style:family="table-cell">
      <style:table-cell-properties fo:padding="0.0201in" fo:border-left="0.25pt solid #000000" fo:border-right="none" fo:border-top="none" fo:border-bottom="0.25pt solid #000000"/>
    </style:style>
    <style:style style:name="Dictionary.F419" style:family="table-cell">
      <style:table-cell-properties fo:padding="0.0201in" fo:border-left="0.25pt solid #000000" fo:border-right="none" fo:border-top="none" fo:border-bottom="0.25pt solid #000000"/>
    </style:style>
    <style:style style:name="Dictionary.H4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0" style:family="table-cell">
      <style:table-cell-properties fo:padding="0.0201in" fo:border-left="0.25pt solid #000000" fo:border-right="none" fo:border-top="none" fo:border-bottom="0.25pt solid #000000"/>
    </style:style>
    <style:style style:name="Dictionary.G4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1" style:family="table-cell">
      <style:table-cell-properties fo:padding="0.0201in" fo:border-left="0.25pt solid #000000" fo:border-right="none" fo:border-top="none" fo:border-bottom="0.25pt solid #000000"/>
    </style:style>
    <style:style style:name="Dictionary.D421" style:family="table-cell">
      <style:table-cell-properties fo:padding="0.0201in" fo:border-left="0.25pt solid #000000" fo:border-right="none" fo:border-top="none" fo:border-bottom="0.25pt solid #000000"/>
    </style:style>
    <style:style style:name="Dictionary.F421" style:family="table-cell">
      <style:table-cell-properties fo:padding="0.0201in" fo:border-left="0.25pt solid #000000" fo:border-right="none" fo:border-top="none" fo:border-bottom="0.25pt solid #000000"/>
    </style:style>
    <style:style style:name="Dictionary.H4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2" style:family="table-cell">
      <style:table-cell-properties fo:padding="0.0201in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margin-left="0in" fo:margin-right="0in" fo:line-height="150%" fo:orphans="2" fo:widows="2" fo:text-indent="0in" style:auto-text-indent="false"/>
      <style:text-properties style:font-name="Times New Roman" fo:font-size="14pt" style:font-size-asian="14pt" style:font-size-complex="14pt"/>
    </style:style>
    <style:style style:name="P2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ext_20_body">
      <style:paragraph-properties fo:margin-left="0.3126in" fo:margin-right="0in" fo:margin-top="0in" fo:margin-bottom="0in" fo:line-height="150%" fo:orphans="2" fo:widows="2" fo:text-indent="0in" style:auto-text-indent="false" fo:padding="0in" fo:border="non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50%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/>
      <style:text-properties style:font-name="Times New Roman" fo:font-size="14pt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line-height="150%"/>
      <style:text-properties style:font-name="Times New Roman" fo:font-size="14pt" fo:font-style="italic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line-height="150%"/>
      <style:text-properties style:font-name="Times New Roman" fo:font-size="14pt" fo:font-style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italic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itali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line-height="150%"/>
      <style:text-properties style:font-name="Times New Roman" fo:font-size="14pt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8" style:family="paragraph" style:parent-style-name="Standard">
      <style:paragraph-properties fo:line-height="150%"/>
      <style:text-properties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21" style:family="paragraph" style:parent-style-name="Standard">
      <style:paragraph-properties fo:line-height="150%"/>
      <style:text-properties fo:text-transform="uppercase" style:font-name="Times New Roman" fo:font-size="14pt" fo:language="uk" fo:country="UA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line-height="150%" fo:text-align="justify" style:justify-single-word="false"/>
      <style:text-properties fo:text-transform="uppercase" style:font-name="Times New Roman" fo:font-size="14pt" fo:language="uk" fo:country="UA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line-height="150%" fo:text-align="justify" style:justify-single-word="false"/>
      <style:text-properties fo:text-transform="uppercase" style:font-name="Times New Roman" fo:font-size="14pt" fo:language="ru" fo:country="RU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margin-left="0in" fo:margin-right="0in" fo:line-height="150%" fo:orphans="2" fo:widows="2" fo:text-indent="0in" style:auto-text-indent="false"/>
      <style:text-properties style:font-name="Times New Roman" fo:font-size="14pt" fo:font-weight="normal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6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7" style:family="paragraph" style:parent-style-name="Text_20_body">
      <style:paragraph-properties fo:margin-left="0in" fo:margin-right="0in" fo:line-height="150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8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9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fo:font-variant="normal" fo:text-transform="none" fo:color="#000000" style:font-name="Times New Roman" fo:font-size="14pt" fo:letter-spacing="normal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0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fo:font-variant="normal" fo:text-transform="none" fo:color="#008000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1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fo:font-variant="normal" fo:text-transform="none" fo:color="#008000" style:font-name="Times New Roman" fo:font-size="14pt" fo:letter-spacing="normal" fo:font-style="italic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2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style:font-name="Times New Roman" fo:font-size="14pt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4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5" style:family="paragraph" style:parent-style-name="Text_20_body">
      <style:paragraph-properties fo:margin-left="0in" fo:margin-right="0in" fo:line-height="150%" fo:text-align="justify" style:justify-single-word="false" fo:orphans="2" fo:widows="2" fo:text-indent="0in" style:auto-text-indent="false" fo:padding="0in" fo:border="none"/>
      <style:text-properties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6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style:font-name="Times New Roman" fo:font-size="14pt" style:font-size-asian="14pt" style:font-size-complex="14pt"/>
    </style:style>
    <style:style style:name="P37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style:font-name="Times New Roman" fo:font-size="14pt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8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9" style:family="paragraph" style:parent-style-name="Text_20_body">
      <style:paragraph-properties fo:margin-left="0in" fo:margin-right="0in" fo:margin-top="0in" fo:margin-bottom="0in" fo:line-height="150%" fo:orphans="2" fo:widows="2" fo:text-indent="0in" style:auto-text-indent="false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0" style:family="paragraph" style:parent-style-name="Text_20_body">
      <style:paragraph-properties fo:margin-left="0in" fo:margin-right="0in" fo:margin-top="0in" fo:margin-bottom="0in" fo:line-height="150%" fo:orphans="2" fo:widows="2" fo:text-indent="0in" style:auto-text-indent="false" fo:padding="0in" fo:border="none"/>
      <style:text-properties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1" style:family="paragraph" style:parent-style-name="Text_20_body">
      <style:paragraph-properties fo:margin-left="0.3126in" fo:margin-right="0in" fo:margin-top="0in" fo:margin-bottom="0in" fo:line-height="150%" fo:orphans="2" fo:widows="2" fo:text-indent="0in" style:auto-text-indent="false" fo:padding="0in" fo:border="non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ext_20_body">
      <style:paragraph-properties fo:margin-left="0.3126in" fo:margin-right="0in" fo:margin-top="0in" fo:margin-bottom="0in" fo:line-height="150%" fo:orphans="2" fo:widows="2" fo:text-indent="0in" style:auto-text-indent="false" fo:padding="0in" fo:border="none"/>
    </style:style>
    <style:style style:name="P43" style:family="paragraph" style:parent-style-name="Text_20_body">
      <style:paragraph-properties fo:line-height="150%"/>
      <style:text-properties fo:font-size="14pt" style:font-size-asian="14pt" style:font-size-complex="14pt"/>
    </style:style>
    <style:style style:name="P44" style:family="paragraph" style:parent-style-name="Heading_20_2">
      <style:paragraph-properties fo:line-height="150%"/>
      <style:text-properties style:font-name="Times New Roman" fo:font-size="14pt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5" style:family="paragraph" style:parent-style-name="Heading_20_2">
      <style:paragraph-properties fo:line-height="150%"/>
      <style:text-properties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6" style:family="paragraph" style:parent-style-name="Heading_20_2">
      <style:paragraph-properties fo:line-height="150%" fo:text-align="justify" style:justify-single-word="false"/>
      <style:text-properties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7" style:family="paragraph" style:parent-style-name="Heading_20_2">
      <style:paragraph-properties fo:line-height="150%"/>
      <style:text-properties fo:font-variant="normal" fo:text-transform="none" fo:color="#000000" style:font-name="Times New Roman" fo:font-size="14pt" fo:letter-spacing="normal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8" style:family="paragraph" style:parent-style-name="Heading_20_2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9" style:family="paragraph" style:parent-style-name="Heading_20_2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0" style:family="paragraph" style:parent-style-name="Heading_20_2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1" style:family="paragraph" style:parent-style-name="Heading_20_2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" style:family="text">
      <style:text-properties fo:text-transform="uppercase" fo:color="#000000" fo:letter-spacing="normal" fo:language="uk" fo:country="UA" fo:font-style="italic" fo:font-weight="normal" style:font-style-asian="italic" style:font-weight-asian="normal" style:font-weight-complex="normal"/>
    </style:style>
    <style:style style:name="T2" style:family="text">
      <style:text-properties fo:text-transform="uppercase" fo:language="uk" fo:country="UA"/>
    </style:style>
    <style:style style:name="T3" style:family="text">
      <style:text-properties fo:text-transform="uppercase" fo:language="uk" fo:country="UA" fo:font-weight="bold" style:font-weight-asian="bold"/>
    </style:style>
    <style:style style:name="T4" style:family="text">
      <style:text-properties fo:text-transform="uppercase" fo:language="uk" fo:country="UA" fo:font-weight="bold" style:font-weight-asian="bold" style:font-style-complex="italic" style:font-weight-complex="bold"/>
    </style:style>
    <style:style style:name="T5" style:family="text">
      <style:text-properties fo:text-transform="uppercase" fo:language="uk" fo:country="UA" fo:font-weight="bold" style:font-weight-asian="bold" style:font-weight-complex="bold"/>
    </style:style>
    <style:style style:name="T6" style:family="text">
      <style:text-properties fo:text-transform="uppercase" fo:language="uk" fo:country="UA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text-transform="uppercase" fo:language="uk" fo:country="UA" fo:font-style="normal" fo:font-weight="bold"/>
    </style:style>
    <style:style style:name="T8" style:family="text">
      <style:text-properties fo:text-transform="uppercase" fo:language="uk" fo:country="UA" fo:font-style="normal" fo:font-weight="bold" style:font-style-asian="normal" style:font-weight-asian="bold" style:font-style-complex="italic" style:font-weight-complex="bold"/>
    </style:style>
    <style:style style:name="T9" style:family="text">
      <style:text-properties fo:text-transform="uppercase" fo:language="uk" fo:country="UA" fo:font-style="normal" fo:font-weight="bold" style:font-weight-asian="bold" style:font-weight-complex="bold"/>
    </style:style>
    <style:style style:name="T10" style:family="text">
      <style:text-properties fo:text-transform="uppercase" fo:language="uk" fo:country="UA" fo:font-style="normal" style:font-style-asian="normal" style:font-style-complex="italic"/>
    </style:style>
    <style:style style:name="T11" style:family="text">
      <style:text-properties fo:text-transform="uppercase" fo:language="uk" fo:country="UA" style:font-weight-complex="normal"/>
    </style:style>
    <style:style style:name="T12" style:family="text">
      <style:text-properties fo:text-transform="uppercase" fo:language="uk" fo:country="UA" style:font-weight-asian="bold"/>
    </style:style>
    <style:style style:name="T13" style:family="text">
      <style:text-properties fo:text-transform="uppercase" fo:color="#008000" fo:language="uk" fo:country="UA" fo:font-weight="bold" style:font-weight-asian="bold" style:font-style-complex="italic" style:font-weight-complex="bold"/>
    </style:style>
    <style:style style:name="T14" style:family="text">
      <style:text-properties fo:language="uk" fo:country="UA"/>
    </style:style>
    <style:style style:name="T15" style:family="text">
      <style:text-properties fo:language="uk" fo:country="UA" fo:font-style="italic" style:font-style-asian="italic"/>
    </style:style>
    <style:style style:name="T16" style:family="text">
      <style:text-properties fo:language="uk" fo:country="UA" fo:font-style="italic" style:font-style-asian="italic" style:font-style-complex="italic"/>
    </style:style>
    <style:style style:name="T17" style:family="text">
      <style:text-properties fo:language="uk" fo:country="UA" fo:font-style="italic" style:font-style-asian="italic" style:font-weight-complex="bold"/>
    </style:style>
    <style:style style:name="T18" style:family="text">
      <style:text-properties fo:language="uk" fo:country="UA" fo:font-style="italic" fo:font-weight="bold" style:font-style-asian="italic" style:font-weight-asian="bold"/>
    </style:style>
    <style:style style:name="T19" style:family="text">
      <style:text-properties fo:language="uk" fo:country="UA" fo:font-style="italic" fo:font-weight="bold" style:font-style-asian="italic" style:font-weight-asian="bold" style:font-weight-complex="bold"/>
    </style:style>
    <style:style style:name="T20" style:family="text">
      <style:text-properties fo:language="uk" fo:country="UA" fo:font-style="italic" fo:font-weight="bold" style:font-style-asian="italic" style:font-weight-asian="bold" style:font-style-complex="italic"/>
    </style:style>
    <style:style style:name="T21" style:family="text">
      <style:text-properties fo:language="uk" fo:country="UA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language="uk" fo:country="UA" fo:font-style="italic" fo:font-weight="bold" style:font-style-asian="italic" style:font-style-complex="italic"/>
    </style:style>
    <style:style style:name="T23" style:family="text">
      <style:text-properties fo:language="uk" fo:country="UA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language="uk" fo:country="UA" fo:font-style="italic" fo:font-weight="normal" style:font-style-asian="italic" style:font-weight-asian="normal" style:font-weight-complex="normal"/>
    </style:style>
    <style:style style:name="T25" style:family="text">
      <style:text-properties fo:language="uk" fo:country="UA" fo:font-style="italic" fo:font-weight="normal" style:font-style-asian="italic" style:font-style-complex="italic"/>
    </style:style>
    <style:style style:name="T26" style:family="text">
      <style:text-properties fo:language="uk" fo:country="UA" style:font-style-complex="italic"/>
    </style:style>
    <style:style style:name="T27" style:family="text">
      <style:text-properties fo:language="uk" fo:country="UA" fo:font-weight="bold"/>
    </style:style>
    <style:style style:name="T28" style:family="text">
      <style:text-properties fo:language="uk" fo:country="UA" fo:font-weight="bold" style:font-weight-asian="bold"/>
    </style:style>
    <style:style style:name="T29" style:family="text">
      <style:text-properties fo:language="uk" fo:country="UA" fo:font-weight="bold" style:font-weight-asian="bold" style:font-style-complex="italic" style:font-weight-complex="bold"/>
    </style:style>
    <style:style style:name="T30" style:family="text">
      <style:text-properties fo:language="uk" fo:country="UA" fo:font-weight="bold" style:font-weight-asian="bold" style:font-weight-complex="bold"/>
    </style:style>
    <style:style style:name="T31" style:family="text">
      <style:text-properties fo:language="uk" fo:country="UA" fo:font-weight="bold" style:font-weight-asian="normal" style:font-weight-complex="normal"/>
    </style:style>
    <style:style style:name="T32" style:family="text">
      <style:text-properties fo:language="uk" fo:country="UA" fo:font-weight="bold" style:font-style-asian="normal" style:font-weight-asian="bold" style:font-style-complex="italic" style:font-weight-complex="bold"/>
    </style:style>
    <style:style style:name="T33" style:family="text">
      <style:text-properties fo:language="uk" fo:country="UA" fo:font-style="normal"/>
    </style:style>
    <style:style style:name="T34" style:family="text">
      <style:text-properties fo:language="uk" fo:country="UA" fo:font-style="normal" style:font-style-asian="normal" style:font-style-complex="normal"/>
    </style:style>
    <style:style style:name="T35" style:family="text">
      <style:text-properties fo:language="uk" fo:country="UA" fo:font-style="normal" fo:font-weight="bold" style:font-style-asian="normal" style:font-weight-asian="bold" style:font-style-complex="italic" style:font-weight-complex="bold"/>
    </style:style>
    <style:style style:name="T36" style:family="text">
      <style:text-properties fo:language="uk" fo:country="UA"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fo:language="uk" fo:country="UA" fo:font-style="normal" fo:font-weight="normal"/>
    </style:style>
    <style:style style:name="T38" style:family="text">
      <style:text-properties fo:language="uk" fo:country="UA"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language="uk" fo:country="UA" fo:font-weight="normal" style:font-weight-asian="normal" style:font-weight-complex="normal"/>
    </style:style>
    <style:style style:name="T40" style:family="text">
      <style:text-properties fo:language="uk" fo:country="UA" fo:font-weight="normal" style:font-weight-asian="normal" style:font-style-complex="italic" style:font-weight-complex="normal"/>
    </style:style>
    <style:style style:name="T41" style:family="text">
      <style:text-properties fo:language="uk" fo:country="UA" style:font-weight-complex="normal"/>
    </style:style>
    <style:style style:name="T42" style:family="text">
      <style:text-properties fo:font-variant="normal" fo:text-transform="none" fo:color="#000000" fo:letter-spacing="normal"/>
    </style:style>
    <style:style style:name="T43" style:family="text">
      <style:text-properties fo:font-variant="normal" fo:text-transform="none" fo:color="#000000" fo:letter-spacing="normal" fo:font-style="normal"/>
    </style:style>
    <style:style style:name="T44" style:family="text">
      <style:text-properties fo:font-variant="normal" fo:text-transform="none" fo:color="#000000" fo:letter-spacing="normal" fo:font-style="normal" fo:font-weight="normal"/>
    </style:style>
    <style:style style:name="T45" style:family="text">
      <style:text-properties fo:font-variant="normal" fo:text-transform="none" fo:color="#000000" fo:letter-spacing="normal" fo:font-style="normal" fo:font-weight="bold"/>
    </style:style>
    <style:style style:name="T46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7" style:family="text">
      <style:text-properties fo:font-variant="normal" fo:text-transform="none" fo:color="#000000" fo:letter-spacing="normal" fo:language="uk" fo:country="UA" fo:font-style="italic" style:font-style-asian="italic"/>
    </style:style>
    <style:style style:name="T48" style:family="text">
      <style:text-properties fo:font-variant="normal" fo:text-transform="none" fo:color="#000000" fo:letter-spacing="normal" fo:language="uk" fo:country="UA" fo:font-style="normal" fo:font-weight="bold" style:font-weight-asian="bold" style:font-style-complex="italic" style:font-weight-complex="bold"/>
    </style:style>
    <style:style style:name="T49" style:family="text">
      <style:text-properties fo:font-variant="normal" fo:text-transform="none" fo:color="#000000" fo:letter-spacing="normal" fo:language="uk" fo:country="UA" fo:font-style="normal" fo:font-weight="bold" style:font-style-asian="normal" style:font-weight-asian="bold" style:font-style-complex="italic" style:font-weight-complex="bold"/>
    </style:style>
    <style:style style:name="T50" style:family="text">
      <style:text-properties fo:font-variant="normal" fo:text-transform="none" fo:color="#000000" fo:letter-spacing="normal" fo:language="uk" fo:country="UA" fo:font-style="normal" fo:font-weight="normal" style:font-style-complex="italic"/>
    </style:style>
    <style:style style:name="T51" style:family="text">
      <style:text-properties fo:font-variant="normal" fo:text-transform="none" fo:color="#000000" fo:letter-spacing="normal" fo:language="uk" fo:country="UA" fo:font-style="normal" fo:font-weight="normal" style:font-weight-asian="normal" style:font-style-complex="italic" style:font-weight-complex="normal"/>
    </style:style>
    <style:style style:name="T52" style:family="text">
      <style:text-properties fo:font-variant="normal" fo:text-transform="none" fo:color="#000000" fo:letter-spacing="normal" fo:font-style="italic"/>
    </style:style>
    <style:style style:name="T53" style:family="text">
      <style:text-properties fo:font-variant="normal" fo:text-transform="none" fo:color="#000000" fo:letter-spacing="normal" fo:font-style="italic" fo:font-weight="normal"/>
    </style:style>
    <style:style style:name="T54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55" style:family="text">
      <style:text-properties fo:font-variant="normal" fo:text-transform="none" fo:color="#000000" style:font-name="Times New Roman" fo:font-size="14pt" fo:letter-spacing="normal" fo:font-style="italic" fo:font-weight="normal" style:font-size-asian="14pt" style:font-size-complex="14pt"/>
    </style:style>
    <style:style style:name="T56" style:family="text">
      <style:text-properties fo:font-variant="normal" fo:text-transform="none" fo:color="#008000" fo:letter-spacing="normal" fo:font-style="italic"/>
    </style:style>
    <style:style style:name="T57" style:family="text">
      <style:text-properties fo:font-variant="normal" fo:text-transform="none" fo:color="#008000" fo:letter-spacing="normal" fo:font-style="italic" fo:font-weight="normal"/>
    </style:style>
    <style:style style:name="T58" style:family="text">
      <style:text-properties fo:font-variant="normal" fo:text-transform="none" fo:color="#008000" fo:letter-spacing="normal" fo:font-style="normal" fo:font-weight="normal"/>
    </style:style>
    <style:style style:name="T59" style:family="text">
      <style:text-properties fo:font-variant="normal" fo:text-transform="none" fo:color="#008000" style:font-name="Times New Roman" fo:font-size="14pt" fo:letter-spacing="normal" fo:font-style="italic" fo:font-weight="normal" style:font-size-asian="14pt" style:font-size-complex="14pt"/>
    </style:style>
    <style:style style:name="T60" style:family="text">
      <style:text-properties fo:font-variant="normal" fo:text-transform="none" fo:color="#008000" style:font-name="Times New Roman" fo:font-size="14pt" fo:letter-spacing="normal" fo:font-style="normal" fo:font-weight="normal" style:font-size-asian="14pt" style:font-size-complex="14pt"/>
    </style:style>
    <style:style style:name="T61" style:family="text">
      <style:text-properties fo:font-variant="normal" fo:text-transform="none" fo:color="#1b75bc" style:font-name="Times New Roman" fo:font-size="14pt" fo:letter-spacing="normal" fo:font-style="normal" fo:font-weight="normal" fo:background-color="transparent" style:font-size-asian="14pt" style:font-size-complex="14pt"/>
    </style:style>
    <style:style style:name="T62" style:family="text">
      <style:text-properties fo:font-variant="normal" fo:text-transform="none" fo:color="#1b75bc" style:font-name="Times New Roman" fo:font-size="14pt" fo:letter-spacing="normal" fo:font-style="normal" fo:font-weight="normal" style:font-size-asian="14pt" style:font-size-complex="14pt"/>
    </style:style>
    <style:style style:name="T63" style:family="text">
      <style:text-properties fo:font-variant="normal" fo:text-transform="none" fo:color="#ff0000" fo:letter-spacing="normal" fo:font-style="normal" fo:font-weight="normal"/>
    </style:style>
    <style:style style:name="T64" style:family="text">
      <style:text-properties fo:font-variant="normal" fo:text-transform="none" fo:color="#ff0000" fo:letter-spacing="normal" fo:font-style="normal" fo:font-weight="bold"/>
    </style:style>
    <style:style style:name="T65" style:family="text">
      <style:text-properties fo:font-variant="normal" fo:text-transform="none" fo:color="#ff0000" fo:letter-spacing="normal" fo:font-style="normal" fo:font-weight="bold" style:font-weight-asian="bold" style:font-weight-complex="bold"/>
    </style:style>
    <style:style style:name="T66" style:family="text">
      <style:text-properties fo:font-variant="normal" fo:text-transform="none" fo:color="#ff0000" style:font-name="Times New Roman" fo:font-size="14pt" fo:letter-spacing="normal" fo:font-style="normal" fo:font-weight="normal" style:font-size-asian="14pt" style:font-size-complex="14pt"/>
    </style:style>
    <style:style style:name="T67" style:family="text">
      <style:text-properties fo:font-variant="normal" fo:text-transform="none" fo:color="#222222" fo:letter-spacing="normal" fo:font-style="normal"/>
    </style:style>
    <style:style style:name="T68" style:family="text">
      <style:text-properties fo:font-variant="normal" fo:text-transform="none" fo:color="#222222" fo:letter-spacing="normal" fo:font-style="normal" fo:font-weight="normal"/>
    </style:style>
    <style:style style:name="T69" style:family="text">
      <style:text-properties fo:font-variant="normal" fo:text-transform="none" fo:color="#222222" fo:letter-spacing="normal" fo:language="uk" fo:country="UA" fo:font-style="normal"/>
    </style:style>
    <style:style style:name="T70" style:family="text">
      <style:text-properties fo:font-variant="normal" fo:text-transform="none" fo:color="#222222" fo:letter-spacing="normal" fo:language="uk" fo:country="UA" fo:font-style="normal" fo:font-weight="bold"/>
    </style:style>
    <style:style style:name="T71" style:family="text">
      <style:text-properties fo:font-weight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style-complex="italic" style:font-weight-complex="bold"/>
    </style:style>
    <style:style style:name="T74" style:family="text">
      <style:text-properties fo:color="#008000"/>
    </style:style>
    <style:style style:name="T75" style:family="text">
      <style:text-properties fo:color="#008000" fo:font-style="italic"/>
    </style:style>
    <style:style style:name="T76" style:family="text">
      <style:text-properties fo:color="#008000" fo:font-style="italic" fo:font-weight="bold"/>
    </style:style>
    <style:style style:name="T77" style:family="text">
      <style:text-properties fo:color="#008000" fo:font-style="italic" fo:font-weight="normal"/>
    </style:style>
    <style:style style:name="T78" style:family="text">
      <style:text-properties fo:color="#008000" fo:font-weight="bold"/>
    </style:style>
    <style:style style:name="T79" style:family="text">
      <style:text-properties fo:color="#008000" fo:language="uk" fo:country="UA" fo:font-weight="bold" style:font-weight-asian="bold" style:font-style-complex="italic" style:font-weight-complex="bold"/>
    </style:style>
    <style:style style:name="T80" style:family="text">
      <style:text-properties fo:color="#008000" fo:language="uk" fo:country="UA" fo:font-weight="bold" style:font-weight-asian="bold" style:font-weight-complex="bold"/>
    </style:style>
    <style:style style:name="T81" style:family="text">
      <style:text-properties fo:language="en" fo:country="US"/>
    </style:style>
    <style:style style:name="T82" style:family="text">
      <style:text-properties fo:language="en" fo:country="US" fo:font-style="italic" style:font-style-asian="italic"/>
    </style:style>
    <style:style style:name="T83" style:family="text">
      <style:text-properties fo:language="en" fo:country="US" fo:font-style="italic" style:font-style-asian="italic" style:font-style-complex="italic"/>
    </style:style>
    <style:style style:name="T84" style:family="text">
      <style:text-properties fo:language="en" fo:country="US" fo:font-style="italic" fo:font-weight="bold" style:font-style-asian="italic" style:font-weight-asian="bold" style:font-weight-complex="bold"/>
    </style:style>
    <style:style style:name="T85" style:family="text">
      <style:text-properties fo:language="en" fo:country="US" fo:font-style="italic" fo:font-weight="normal" style:font-style-asian="italic" style:font-weight-asian="normal" style:font-weight-complex="normal"/>
    </style:style>
    <style:style style:name="T86" style:family="text">
      <style:text-properties fo:language="en" fo:country="US" fo:font-weight="bold" style:font-weight-asian="bold" style:font-weight-complex="bold"/>
    </style:style>
    <style:style style:name="T87" style:family="text">
      <style:text-properties fo:language="en" fo:country="US" fo:font-weight="normal" style:font-weight-asian="normal" style:font-weight-complex="normal"/>
    </style:style>
    <style:style style:name="T88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89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90" style:family="text">
      <style:text-properties fo:language="en" fo:country="US" fo:font-style="normal" style:font-style-asian="normal" style:font-style-complex="normal"/>
    </style:style>
    <style:style style:name="T91" style:family="text">
      <style:text-properties fo:color="#ff0000"/>
    </style:style>
    <style:style style:name="T92" style:family="text">
      <style:text-properties fo:color="#ff0000" fo:font-weight="bold"/>
    </style:style>
    <style:style style:name="T93" style:family="text">
      <style:text-properties fo:color="#ff0000" fo:language="uk" fo:country="UA" fo:font-weight="bold" style:font-weight-asian="normal" style:font-weight-complex="normal"/>
    </style:style>
    <style:style style:name="T94" style:family="text">
      <style:text-properties fo:color="#ff0000" fo:language="uk" fo:country="UA" fo:font-style="italic" fo:font-weight="bold" style:font-style-asian="italic" style:font-style-complex="italic"/>
    </style:style>
    <style:style style:name="T95" style:family="text">
      <style:text-properties fo:color="#ff0000" fo:language="uk" fo:country="UA" fo:font-style="italic" fo:font-weight="bold" style:font-style-asian="italic" style:font-weight-asian="bold" style:font-weight-complex="bold"/>
    </style:style>
    <style:style style:name="T96" style:family="text">
      <style:text-properties fo:color="#ff0000" fo:language="uk" fo:country="UA" fo:font-style="italic" fo:font-weight="bold" style:font-style-asian="italic" style:font-weight-asian="bold" style:font-style-complex="italic" style:font-weight-complex="bold"/>
    </style:style>
    <style:style style:name="T97" style:family="text">
      <style:text-properties fo:font-weight="normal"/>
    </style:style>
    <style:style style:name="T98" style:family="text">
      <style:text-properties fo:font-weight="normal" style:font-weight-asian="normal" style:font-weight-complex="normal"/>
    </style:style>
    <style:style style:name="T99" style:family="text">
      <style:text-properties fo:font-style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fo:font-weight="normal"/>
    </style:style>
    <style:style style:name="T102" style:family="text">
      <style:text-properties fo:language="ru" fo:country="RU"/>
    </style:style>
    <style:style style:name="T103" style:family="text">
      <style:text-properties fo:language="ru" fo:country="RU" fo:font-style="italic" style:font-style-asian="italic"/>
    </style:style>
    <style:style style:name="T104" style:family="text">
      <style:text-properties fo:language="ru" fo:country="RU" fo:font-style="italic" style:font-style-asian="italic" style:font-style-complex="italic"/>
    </style:style>
    <style:style style:name="T105" style:family="text">
      <style:text-properties fo:language="ru" fo:country="RU" fo:font-style="italic" fo:font-weight="bold" style:font-style-asian="italic" style:font-weight-asian="bold" style:font-style-complex="italic"/>
    </style:style>
    <style:style style:name="T106" style:family="text">
      <style:text-properties fo:language="ru" fo:country="RU" style:font-style-complex="italic"/>
    </style:style>
    <style:style style:name="T107" style:family="text">
      <style:text-properties fo:language="ru" fo:country="RU" fo:font-weight="bold" style:font-weight-asian="bold" style:font-style-complex="italic" style:font-weight-complex="bold"/>
    </style:style>
    <style:style style:name="T108" style:family="text">
      <style:text-properties style:font-weight-asian="bold" style:font-weight-complex="bold"/>
    </style:style>
    <style:style style:name="T109" style:family="text">
      <style:text-properties style:font-weight-asian="normal" style:font-weight-complex="normal"/>
    </style:style>
    <style:style style:name="T110" style:family="text">
      <style:text-properties style:font-name="Times New Roman" fo:font-size="14pt" style:font-size-asian="14pt" style:font-size-complex="14pt"/>
    </style:style>
    <style:style style:name="T111" style:family="text">
      <style:text-properties fo:font-style="normal"/>
    </style:style>
    <style:style style:name="T112" style:family="text">
      <style:text-properties style:font-name="Times New Roman1" fo:language="en" fo:country="US" fo:font-style="normal" fo:font-weight="normal"/>
    </style:style>
    <style:style style:name="T113" style:family="text">
      <style:text-properties style:font-name="Times New Roman1" fo:language="en" fo:country="US" fo:font-style="normal" fo:font-weight="normal" style:font-style-asian="italic"/>
    </style:style>
    <style:style style:name="T114" style:family="text">
      <style:text-properties style:font-name="Times New Roman1" fo:language="uk" fo:country="UA" fo:font-style="normal" fo:font-weight="normal"/>
    </style:style>
    <style:style style:name="T115" style:family="text">
      <style:text-properties style:font-name="Times New Roman1" fo:language="uk" fo:country="UA" fo:font-style="normal" fo:font-weight="normal" style:font-style-asian="italic"/>
    </style:style>
    <style:style style:name="T116" style:family="text">
      <style:text-properties style:font-name="Times New Roman1" fo:language="uk" fo:country="UA" fo:font-style="normal" fo:font-weight="normal" style:font-style-asian="italic" style:font-style-complex="italic"/>
    </style:style>
    <style:style style:name="T117" style:family="text">
      <style:text-properties style:font-name="Times New Roman1" fo:language="uk" fo:country="UA" style:font-style-asian="italic"/>
    </style:style>
    <style:style style:name="T118" style:family="text">
      <style:text-properties style:font-name="Times New Roman1" fo:language="uk" fo:country="UA" fo:font-style="italic" fo:font-weight="normal" style:font-style-asian="italic" style:font-style-complex="italic"/>
    </style:style>
    <style:style style:name="T119" style:family="text">
      <style:text-properties style:font-name="Times New Roman1" fo:font-style="normal"/>
    </style:style>
    <style:style style:name="T120" style:family="text">
      <style:text-properties style:font-name="Times New Roman1" fo:font-style="normal" fo:font-weight="normal"/>
    </style:style>
    <style:style style:name="T121" style:family="text">
      <style:text-properties style:font-name="Times New Roman1" fo:font-style="normal" fo:font-weight="normal" style:font-style-asian="italic" style:font-style-complex="italic"/>
    </style:style>
    <style:style style:name="T122" style:family="text">
      <style:text-properties style:font-name="Times New Roman1" style:font-style-asian="italic" style:font-style-complex="italic"/>
    </style:style>
    <style:style style:name="T123" style:family="text">
      <style:text-properties style:font-name="Times New Roman1" fo:font-weight="normal" style:font-style-asian="italic" style:font-style-complex="italic"/>
    </style:style>
    <style:style style:name="T124" style:family="text">
      <style:text-properties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Dictionary" table:style-name="Dictionary">
        <table:table-column table:style-name="Dictionary.A"/>
        <table:table-column table:style-name="Dictionary.B"/>
        <table:table-column table:style-name="Dictionary.C"/>
        <table:table-column table:style-name="Dictionary.D"/>
        <table:table-column table:style-name="Dictionary.E"/>
        <table:table-column table:style-name="Dictionary.F"/>
        <table:table-column table:style-name="Dictionary.G"/>
        <table:table-column table:style-name="Dictionary.H"/>
        <table:table-column table:style-name="Dictionary.I"/>
        <table:table-column table:style-name="Dictionary.J"/>
        <table:table-row>
          <table:table-cell table:style-name="Dictionary.A1" table:number-rows-spanned="2" office:value-type="string">
            <text:p text:style-name="P17">1</text:p>
          </table:table-cell>
          <table:table-cell table:style-name="Dictionary.B1" table:number-columns-spanned="4" office:value-type="string">
            <text:p text:style-name="P5"><text:span text:style-name="T14">БАСАМА</text:span><text:span text:style-name="T14"></text:span><text:span text:style-name="T14">НИТИ</text:span></text:p>
            <text:p text:style-name="P8"><text:span text:style-name="T34">-ню, -ниш,</text:span><text:span text:style-name="T14"> дієсл., недок., перех., інд.-авт.</text:span><text:span text:style-name="T102">,</text:span><text:span text:style-name="T14"> </text:span><text:span text:style-name="T112">[1]</text:span></text:p>
          </table:table-cell>
          <table:covered-table-cell/>
          <table:covered-table-cell/>
          <table:covered-table-cell/>
          <table:table-cell table:style-name="Dictionary.F1" table:number-columns-spanned="2" office:value-type="string">
            <text:p text:style-name="P17"><text:span text:style-name="T14">Похідне від </text:span><text:span text:style-name="T27">басаман</text:span></text:p>
            <text:p text:style-name="P17"><text:span text:style-name="T27"/></text:p>
            <text:p text:style-name="P25"><text:span text:style-name="T69">“утворене способом словоскладання, похідне від слів: </text:span><text:span text:style-name="T70">біль</text:span><text:span text:style-name="T69"> і </text:span><text:span text:style-name="T70">жада”</text:span></text:p>
          </table:table-cell>
          <table:covered-table-cell/>
          <table:table-cell table:style-name="Dictionary.H1" table:number-columns-spanned="3" office:value-type="string">
            <text:p text:style-name="P17"><text:span text:style-name="T14">Гойдається вечора зламана віть,/ і синню тяжкою в осінній пожежі/ мій дух </text:span><text:span text:style-name="T30">басаманить</text:span><text:span text:style-name="T14">. (П-1:2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" table:number-columns-spanned="9" office:value-type="string">
            <text:p text:style-name="P43"><text:span text:style-name="T45">Басам</text:span><text:span text:style-name="T64">а</text:span><text:span text:style-name="T45">н</text:span></text:p>
            <text:p text:style-name="P43"><text:span text:style-name="T58">-у, </text:span><text:span text:style-name="T57">ч.</text:span><text:span text:style-name="T58">, </text:span><text:span text:style-name="T57">розм.</text:span></text:p>
            <text:p text:style-name="P43"><text:span text:style-name="T44">Смуга на тілі від удару. || Смуга на тканині і т. ін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2</text:p>
          </table:table-cell>
          <table:table-cell table:style-name="Dictionary.B3" table:number-columns-spanned="2" office:value-type="string">
            <text:p text:style-name="P22">БІЛЬ-ЖАДА</text:p>
          </table:table-cell>
          <table:covered-table-cell/>
          <table:table-cell table:style-name="Dictionary.D3" table:number-columns-spanned="2" office:value-type="string">
            <text:p text:style-name="P19"><text:span text:style-name="T33">-и</text:span><text:span text:style-name="T9"></text:span><text:span text:style-name="T33">,</text:span><text:span text:style-name="T15"> ім., ж., інд.-авт., </text:span><text:span text:style-name="T82">[</text:span><text:span text:style-name="T15">9</text:span><text:span text:style-name="T82">]</text:span></text:p>
          </table:table-cell>
          <table:covered-table-cell/>
          <table:table-cell table:style-name="Dictionary.F3" table:number-columns-spanned="2" office:value-type="string">
            <text:p text:style-name="P19"><text:span text:style-name="T26">Похідне від </text:span><text:span text:style-name="T29">бі</text:span><text:span text:style-name="T4"></text:span><text:span text:style-name="T29">ль</text:span><text:span text:style-name="T26"> і </text:span><text:span text:style-name="T29">жада</text:span><text:span text:style-name="T4"></text:span></text:p>
          </table:table-cell>
          <table:covered-table-cell/>
          <table:table-cell table:style-name="Dictionary.H3" table:number-columns-spanned="3" office:value-type="string">
            <text:p text:style-name="P19"><text:span text:style-name="T47">Рі</text:span><text:span text:style-name="T1"></text:span><text:span text:style-name="T15">чки тепла ковбаня,/ літеплена вода./ Ось тобі, сну – смеркання,/ спогад твій – </text:span><text:span text:style-name="T18">біль-жада</text:span><text:span text:style-name="T15">.</text:span><text:span text:style-name="T14"> (П-2:28)</text:span></text:p>
          </table:table-cell>
          <table:covered-table-cell/>
          <table:covered-table-cell/>
        </table:table-row>
        <table:table-row>
          <table:covered-table-cell/>
          <table:table-cell table:style-name="Dictionary.B4" table:number-columns-spanned="5" office:value-type="string">
            <text:h text:style-name="P47" text:outline-level="2">Біль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1">I </text:span><text:span text:style-name="T74">болю, </text:span><text:span text:style-name="T75">ч.</text:span></text:p>
            <text:p text:style-name="P26">Відчуття фізичного страждання. || Своєрідний психофізіологічний стан людини, який проявляється в неприємному, гнітючому, інколи нестерпному відчутті. || Відчуття прикрості, образи, смутку.</text:p>
          </table:table-cell>
          <table:covered-table-cell/>
          <table:covered-table-cell/>
          <table:covered-table-cell/>
          <table:covered-table-cell/>
          <table:table-cell table:style-name="Dictionary.G4" table:number-columns-spanned="4" office:value-type="string">
            <text:h text:style-name="P45" text:outline-level="2"><text:span text:style-name="T45">Жаг</text:span><text:span text:style-name="T64">а (жада)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и, </text:span><text:span text:style-name="T75">ч.</text:span></text:p>
            <text:p text:style-name="P26">1) Велике бажання пити; спрага.</text:p>
            <text:p text:style-name="P29"><text:span text:style-name="T97">2) </text:span><text:span text:style-name="T77">перен.</text:span><text:span text:style-name="T97"> Велике, нестримне бажання чого-небудь. || </text:span><text:span text:style-name="T101">до чого</text:span><text:span text:style-name="T97">, </text:span><text:span text:style-name="T101">чого</text:span><text:span text:style-name="T97">. Прагнення до чого-небудь, до володіння чим-небудь, до досягнення якоїсь мети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3</text:p>
          </table:table-cell>
          <table:table-cell table:style-name="Dictionary.B5" table:number-columns-spanned="2" office:value-type="string">
            <text:p text:style-name="P21">Біль-самотА</text:p>
          </table:table-cell>
          <table:covered-table-cell/>
          <table:table-cell table:style-name="Dictionary.D5" table:number-columns-spanned="2" office:value-type="string">
            <text:p text:style-name="P18"><text:span text:style-name="T14">-и</text:span><text:span text:style-name="T3"></text:span><text:span text:style-name="T14">, </text:span><text:span text:style-name="T15">ім., </text:span><text:soft-page-break/><text:span text:style-name="T15">ж., інд.-авт., </text:span><text:span text:style-name="T82">[</text:span><text:span text:style-name="T15">9</text:span><text:span text:style-name="T82">]</text:span></text:p>
          </table:table-cell>
          <table:covered-table-cell/>
          <table:table-cell table:style-name="Dictionary.F5" table:number-columns-spanned="2" office:value-type="string">
            <text:p text:style-name="P10"><text:span text:style-name="T81">Похідне від </text:span><text:soft-page-break/><text:span text:style-name="T86">бі</text:span><text:span text:style-name="T5"></text:span><text:span text:style-name="T86">ль</text:span><text:span text:style-name="T81"> і </text:span><text:span text:style-name="T86">самота</text:span><text:span text:style-name="T5"></text:span></text:p>
          </table:table-cell>
          <table:covered-table-cell/>
          <table:table-cell table:style-name="Dictionary.H5" table:number-columns-spanned="3" office:value-type="string">
            <text:p text:style-name="P19"><text:span text:style-name="T15">…і вже ти, як цятка, і вже над </text:span><text:soft-page-break/><text:span text:style-name="T15">пітьмою/ спалахуєш зойками </text:span><text:span text:style-name="T18">біль-самоти</text:span><text:span text:style-name="T15">.</text:span><text:span text:style-name="T14"> (П-2:18).</text:span></text:p>
          </table:table-cell>
          <table:covered-table-cell/>
          <table:covered-table-cell/>
        </table:table-row>
        <table:table-row>
          <table:covered-table-cell/>
          <table:table-cell table:style-name="Dictionary.B6" table:number-columns-spanned="5" office:value-type="string">
            <text:p text:style-name="P10"><text:span text:style-name="T86">бі</text:span><text:span text:style-name="T5"></text:span><text:span text:style-name="T86">ль </text:span><text:span text:style-name="T87">(див. 2)</text:span></text:p>
          </table:table-cell>
          <table:covered-table-cell/>
          <table:covered-table-cell/>
          <table:covered-table-cell/>
          <table:covered-table-cell/>
          <table:table-cell table:style-name="Dictionary.G6" table:number-columns-spanned="4" office:value-type="string">
            <text:h text:style-name="P49" text:outline-level="2"><text:span text:style-name="T71">самот</text:span><text:span text:style-name="T92">а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и, </text:span><text:span text:style-name="T75">ж.</text:span></text:p>
            <text:p text:style-name="P2"><text:span text:style-name="T54">1) Стан за знач. </text:span><text:a xlink:type="simple" xlink:href="http://www.lingvo.ua/uk/Translate/uk-uk/самітний"><text:span text:style-name="T62">самітний</text:span></text:a><text:span text:style-name="T54">, </text:span><text:a xlink:type="simple" xlink:href="http://www.lingvo.ua/uk/Translate/uk-uk/самотній"><text:span text:style-name="T62">самотній</text:span></text:a><text:span text:style-name="T54">; самотність. || Гостре відчуття відокремленості, ізольованості від кого-, чого-небудь.</text:span></text:p>
            <text:p text:style-name="P34"><text:span text:style-name="T44">2) </text:span><text:span text:style-name="T57">у знач.</text:span><text:span text:style-name="T44"> </text:span><text:span text:style-name="T57">присл.</text:span><text:span text:style-name="T44"> самот</text:span><text:span text:style-name="T63">о</text:span><text:span text:style-name="T44">ю. Без нікого; наодинці. || Без сім'ї, рідних, близьких, друзів; сам. || Окремо від інших; осібно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4</text:p>
          </table:table-cell>
          <table:table-cell table:style-name="Dictionary.B7" table:number-columns-spanned="2" office:value-type="string">
            <text:p text:style-name="P22">Вичамрілий</text:p>
          </table:table-cell>
          <table:covered-table-cell/>
          <table:table-cell table:style-name="Dictionary.D7" table:number-columns-spanned="2" office:value-type="string">
            <text:p text:style-name="P19"><text:span text:style-name="T14">-а, -е, </text:span><text:span text:style-name="T15">інд.-авт., </text:span><text:span text:style-name="T115">[1]</text:span></text:p>
          </table:table-cell>
          <table:covered-table-cell/>
          <table:table-cell table:style-name="Dictionary.F7" table:number-columns-spanned="2" office:value-type="string">
            <text:p text:style-name="P19"><text:span text:style-name="T14">Дієпр. пас. мин. ч. до </text:span><text:span text:style-name="T30">ви</text:span><text:span text:style-name="T4"></text:span><text:span text:style-name="T30">чамріти </text:span></text:p>
          </table:table-cell>
          <table:covered-table-cell/>
          <table:table-cell table:style-name="Dictionary.H7" table:number-columns-spanned="3" office:value-type="string">
            <text:p text:style-name="P19"><text:span text:style-name="T15">…оце Дніпро, це жайвірна – Софія,/ а це Ярила </text:span><text:span text:style-name="T18">вичамрілий</text:span><text:span text:style-name="T15"> яр.</text:span><text:span text:style-name="T14"> (П-2: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8" table:number-columns-spanned="9" office:value-type="string">
            <text:p text:style-name="P19"><text:span text:style-name="T30">Ви</text:span><text:span text:style-name="T4"></text:span><text:span text:style-name="T30">чамріти </text:span><text:span text:style-name="T39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5</text:p>
          </table:table-cell>
          <table:table-cell table:style-name="Dictionary.B9" table:number-columns-spanned="2" office:value-type="string">
            <text:p text:style-name="P22">ВІДТонкоголóсити</text:p>
          </table:table-cell>
          <table:covered-table-cell/>
          <table:table-cell table:style-name="Dictionary.D9" table:number-columns-spanned="2" office:value-type="string">
            <text:p text:style-name="P19"><text:span text:style-name="T15">-шу, -сиш, дієсл., </text:span><text:span text:style-name="T16">недок., перех., інд.-</text:span><text:soft-page-break/><text:span text:style-name="T16">авт., </text:span><text:span text:style-name="T116">[11</text:span><text:span text:style-name="T114">]</text:span><text:span text:style-name="T33">, </text:span><text:span text:style-name="T114">[</text:span><text:span text:style-name="T116">2]</text:span></text:p>
          </table:table-cell>
          <table:covered-table-cell/>
          <table:table-cell table:style-name="Dictionary.F9" table:number-columns-spanned="2" office:value-type="string">
            <text:p text:style-name="P12"><text:span text:style-name="T14">Похідне від </text:span><text:span text:style-name="T30">тóнко</text:span><text:span text:style-name="T14"> і </text:span><text:span text:style-name="T30">голóсити</text:span></text:p>
          </table:table-cell>
          <table:covered-table-cell/>
          <table:table-cell table:style-name="Dictionary.H9" table:number-columns-spanned="3" office:value-type="string">
            <text:p text:style-name="P19"><text:span text:style-name="T16">Нехай-но і помру - / та він за мене </text:span><text:span text:style-name="T20">відтонкоголосить</text:span><text:span text:style-name="T16">/ три тисячі пропащих вечорів… (П-1:4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" table:number-columns-spanned="5" office:value-type="string">
            <text:h text:style-name="P50" text:outline-level="2"><text:span text:style-name="T71">т</text:span><text:span text:style-name="T92">о</text:span><text:span text:style-name="T71">нко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"><text:span text:style-name="T54">Присл. до </text:span><text:a xlink:type="simple" xlink:href="http://www.lingvo.ua/uk/Translate/uk-uk/тонкий"><text:span text:style-name="T62">тонкий</text:span></text:a><text:span text:style-name="T54">.</text:span></text:p>
          </table:table-cell>
          <table:covered-table-cell/>
          <table:covered-table-cell/>
          <table:covered-table-cell/>
          <table:covered-table-cell/>
          <table:table-cell table:style-name="Dictionary.G10" table:number-columns-spanned="4" office:value-type="string">
            <text:h text:style-name="P50" text:outline-level="2"><text:span text:style-name="T71">голос</text:span><text:span text:style-name="T92">и</text:span><text:span text:style-name="T71">ти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1">I </text:span><text:span text:style-name="T74">-ошу, -осиш, </text:span><text:span text:style-name="T75">недок.</text:span></text:p>
            <text:p text:style-name="P26">1) Голосно плакати.</text:p>
            <text:p text:style-name="P34"><text:span text:style-name="T44">3) Кричати, вигукувати що-небудь. </text:span><text:span text:style-name="T53">Ґвалтом голосити</text:span><text:span text:style-name="T44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6</text:p>
          </table:table-cell>
          <table:table-cell table:style-name="Dictionary.B11" table:number-columns-spanned="2" office:value-type="string">
            <text:p text:style-name="P19"><text:span text:style-name="T3">ВсебезО</text:span><text:span text:style-name="T4"></text:span><text:span text:style-name="T3">дня</text:span></text:p>
          </table:table-cell>
          <table:covered-table-cell/>
          <table:table-cell table:style-name="Dictionary.D11" table:number-columns-spanned="2" office:value-type="string">
            <text:p text:style-name="P19"><text:span text:style-name="T14">-і, </text:span><text:span text:style-name="T15">ім., ж., інд.-авт., </text:span><text:span text:style-name="T113">[9а]</text:span></text:p>
          </table:table-cell>
          <table:covered-table-cell/>
          <table:table-cell table:style-name="Dictionary.F11" table:number-columns-spanned="2" office:value-type="string">
            <text:p text:style-name="P18">Похідне від <text:span text:style-name="T72">все</text:span><text:span text:style-name="T98"> і</text:span><text:span text:style-name="T72"> безо</text:span><text:span text:style-name="T4"></text:span><text:span text:style-name="T72">дня</text:span></text:p>
          </table:table-cell>
          <table:covered-table-cell/>
          <table:table-cell table:style-name="Dictionary.H11" table:number-columns-spanned="3" office:value-type="string">
            <text:p text:style-name="P19"><text:span text:style-name="T15">Земля посовгнулась. Пливе/ розщілиною </text:span><text:span text:style-name="T18">всебезодні</text:span><text:span text:style-name="T14">. (П-1:18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" table:number-columns-spanned="5" office:value-type="string">
            <text:h text:style-name="P47" text:outline-level="2">Весь (все)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1">I </text:span><text:span text:style-name="T74">(ввесь, увесь), всього (усього), </text:span><text:span text:style-name="T75">ч.</text:span><text:span text:style-name="T74">, вся (уся), всієї (усієї), </text:span><text:span text:style-name="T75">ж.</text:span><text:span text:style-name="T74">, все (усе), всього (усього), </text:span><text:span text:style-name="T75">с.</text:span><text:span text:style-name="T74">, </text:span><text:span text:style-name="T75">займ.</text:span> <text:span text:style-name="T75">означ.</text:span><text:span text:style-name="T74">,</text:span></text:p>
            <text:p text:style-name="P26">1) Означає щось як ціле, неподільне, взяте повністю. || Означає цілковите охоплення чим-небудь якоїсь особи, предмета, явища. || всі, всіх, <text:span text:style-name="T75">мн.</text:span> Означає цілковите охоплення окремих однорідних осіб, предметів, явищ – кожного у нерозривному <text:soft-page-break/>зв'язку з іншим. || <text:span text:style-name="T75">у сполуч.</text:span> <text:span text:style-name="T99">з </text:span><text:span text:style-name="T75">абстр.</text:span> <text:span text:style-name="T75">ім.</text:span> Означає вищий ступінь виявлення якості, стану і т. ін.</text:p>
            <text:p text:style-name="P26">2) <text:span text:style-name="T75">у знач.</text:span> <text:span text:style-name="T75">ім.</text:span> все, всьог<text:span text:style-name="T91">о</text:span>, <text:span text:style-name="T75">с.</text:span> Вичерпне охоплення, сукупність предметів, явищ, дій, понять; те, що є, без винятку. || всі, всіх, <text:span text:style-name="T75">мн.</text:span> У повному складі, без винятку. || все, <text:span text:style-name="T75">мн.</text:span> всі. Уживається як узагальнююче слово в переліку.</text:p>
            <text:p text:style-name="P26">3) <text:span text:style-name="T99">при </text:span><text:span text:style-name="T75">ім.</text:span> <text:span text:style-name="T99">з </text:span><text:span text:style-name="T75">прийм.</text:span> з (зо), на. Утворює сполуки способу дії, що означають повноту, посилений перебіг дії.</text:p>
          </table:table-cell>
          <table:covered-table-cell/>
          <table:covered-table-cell/>
          <table:covered-table-cell/>
          <table:covered-table-cell/>
          <table:table-cell table:style-name="Dictionary.G12" table:number-columns-spanned="4" office:value-type="string">
            <text:h text:style-name="P49" text:outline-level="2"><text:span text:style-name="T71">без</text:span><text:span text:style-name="T92">о</text:span><text:span text:style-name="T71">дня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і, </text:span><text:span text:style-name="T75">ж.</text:span></text:p>
            <text:p text:style-name="P26">1) Глибоке провалля; прірва.</text:p>
            <text:p text:style-name="P26">2) <text:span text:style-name="T99">чого</text:span>, <text:span text:style-name="T75">перен.</text:span> Про дуже велику кількість, найвищий ступінь вияву чого-небудь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7</text:p>
          </table:table-cell>
          <table:table-cell table:style-name="Dictionary.B13" table:number-columns-spanned="2" office:value-type="string">
            <text:p text:style-name="P19"><text:span text:style-name="T3">ВсебЕ</text:span><text:span text:style-name="T4"></text:span><text:span text:style-name="T3">зрух</text:span></text:p>
          </table:table-cell>
          <table:covered-table-cell/>
          <table:table-cell table:style-name="Dictionary.D13" table:number-columns-spanned="2" office:value-type="string">
            <text:p text:style-name="P19"><text:span text:style-name="T14">-у, </text:span><text:span text:style-name="T15">ім., ч., інд.-авт., </text:span><text:span text:style-name="T113">[8]</text:span></text:p>
          </table:table-cell>
          <table:covered-table-cell/>
          <table:table-cell table:style-name="Dictionary.F13" table:number-columns-spanned="2" office:value-type="string">
            <text:p text:style-name="P18">Похідне від <text:span text:style-name="T72">все</text:span><text:span text:style-name="T98">,</text:span><text:span text:style-name="T72"> без </text:span><text:span text:style-name="T98">і</text:span><text:span text:style-name="T72"> рух</text:span></text:p>
          </table:table-cell>
          <table:covered-table-cell/>
          <table:table-cell table:style-name="Dictionary.H13" table:number-columns-spanned="3" office:value-type="string">
            <text:p text:style-name="P19"><text:span text:style-name="T15">У штольнях ночей вертикальних/ іде схарапуджене дляння/ </text:span><text:span text:style-name="T18">всебезруху</text:span><text:span text:style-name="T15">…</text:span><text:span text:style-name="T14"> (П-1: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" table:number-columns-spanned="3" office:value-type="string">
            <text:p text:style-name="P6">Все <text:span text:style-name="T98">(див. 6)</text:span></text:p>
          </table:table-cell>
          <table:covered-table-cell/>
          <table:covered-table-cell/>
          <table:table-cell table:style-name="Dictionary.E14" table:number-columns-spanned="4" office:value-type="string">
            <text:h text:style-name="P47" text:outline-level="2">без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1">I </text:span><text:span text:style-name="T75">прийм.</text:span><text:span text:style-name="T74">, </text:span><text:span text:style-name="T75">з род. в.</text:span></text:p>
            <text:p text:style-name="P26">1) Вказує на відсутність кого-, чого-небудь. || <text:span text:style-name="T75">у сполуч.</text:span> <text:span text:style-name="T99">з </text:span><text:span text:style-name="T75">ім.</text:span> <text:span text:style-name="T99">у </text:span><text:span text:style-name="T75">род. в.</text:span>Уживається як означення (предмета або <text:soft-page-break/>особи). || <text:span text:style-name="T75">у сполуч.</text:span> <text:span text:style-name="T99">з деякими</text:span><text:span text:style-name="T75">ім.</text:span> Уживається у значенні прислівника від відповідного іменника з префіксом без або не. || <text:span text:style-name="T75">у сполуч.</text:span> <text:span text:style-name="T99">з </text:span><text:span text:style-name="T75">абстр.</text:span> <text:span text:style-name="T75">ім.</text:span> <text:span text:style-name="T75">перев.</text:span> <text:span text:style-name="T99">із </text:span><text:span text:style-name="T75">знач.</text:span> <text:span text:style-name="T99">дії або стану</text:span>. Передає заперечення дії.</text:p>
            <text:p text:style-name="P26">2) Крім.</text:p>
            <text:p text:style-name="P37"><text:span text:style-name="T43">3) </text:span><text:span text:style-name="T56">у сполуч.</text:span><text:span text:style-name="T43"> </text:span><text:span text:style-name="T52">з </text:span><text:span text:style-name="T56">кільк.</text:span><text:span text:style-name="T43"> </text:span><text:span text:style-name="T56">числ.</text:span><text:span text:style-name="T43"> Вказує на кількість, якої не вистачає до потрібної.</text:span></text:p>
          </table:table-cell>
          <table:covered-table-cell/>
          <table:covered-table-cell/>
          <table:covered-table-cell/>
          <table:table-cell table:style-name="Dictionary.I14" table:number-columns-spanned="2" office:value-type="string">
            <text:h text:style-name="P47" text:outline-level="2">рух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у, </text:span><text:span text:style-name="T75">ч.</text:span></text:p>
            <text:p text:style-name="P26">1) <text:span text:style-name="T75">філос.</text:span> Спосіб існування матерії, який полягає в безперервній зміні всього сущого і виявляється в <text:soft-page-break/>безпосередній єдності перервності й неперервності простору і часу.</text:p>
            <text:p text:style-name="P26">2) Процес розвитку, внаслідок якого відбувається зміна якості предмета, явища і т. ін., перехід від одного якісного стану до іншого, вищого.</text:p>
            <text:p text:style-name="P26">3) Зміна положення кого-, чого-небудь унаслідок обертання, коливання, переміщення і т. ін. || Переміщення транспорту, ходьба тощо в різних напрямках (на вулицях, дорогах і т. ін.).</text:p>
            <text:p text:style-name="P26">4) Робота якого-небудь механізму, машини, пристрою і т. ін.</text:p>
            <text:p text:style-name="P26">5) Зміна положення тіла або його частин (у людини або тварини).</text:p>
            <text:p text:style-name="P26">6) Зміна в душевному стані, викликана яким-<text:soft-page-break/>небудь почуттям, переживанням і т. ін. || Розвиток процесу мислення в людини.</text:p>
            <text:p text:style-name="P26">7) <text:span text:style-name="T75">перен.</text:span> Громадська діяльність або масовий виступ, спрямований на досягнення певної мети.</text:p>
            <text:p text:style-name="P34"><text:span text:style-name="T44">8) </text:span><text:span text:style-name="T57">перен.</text:span><text:span text:style-name="T44"> Розвиток дії в літературному або музичному творі.</text:span><text:span text:style-name="T53">Криволінійний рух</text:span><text:span text:style-name="T44">. </text:span><text:span text:style-name="T53">Поступальний рух</text:span><text:span text:style-name="T44">.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17">8</text:p>
          </table:table-cell>
          <table:table-cell table:style-name="Dictionary.B15" table:number-columns-spanned="2" office:value-type="string">
            <text:p text:style-name="P19"><text:span text:style-name="T3">ВсебІ</text:span><text:span text:style-name="T4"></text:span><text:span text:style-name="T3">дий</text:span></text:p>
          </table:table-cell>
          <table:covered-table-cell/>
          <table:table-cell table:style-name="Dictionary.D15" table:number-columns-spanned="2" office:value-type="string">
            <text:p text:style-name="P19"><text:span text:style-name="T14">-а, -е, </text:span><text:span text:style-name="T16">прикм., інд.-авт.</text:span><text:span text:style-name="T15">, </text:span><text:span text:style-name="T82">[</text:span><text:span text:style-name="T15">15а</text:span><text:span text:style-name="T82">]</text:span></text:p>
          </table:table-cell>
          <table:covered-table-cell/>
          <table:table-cell table:style-name="Dictionary.F15" table:number-columns-spanned="2" office:value-type="string">
            <text:p text:style-name="P19"><text:span text:style-name="T82">Похідне від </text:span><text:span text:style-name="T84">все </text:span><text:span text:style-name="T85">і</text:span><text:span text:style-name="T84"> бі</text:span><text:span text:style-name="T6"></text:span><text:span text:style-name="T84">дний</text:span></text:p>
          </table:table-cell>
          <table:covered-table-cell/>
          <table:table-cell table:style-name="Dictionary.H15" table:number-columns-spanned="3" office:value-type="string">
            <text:p text:style-name="P12"><text:span text:style-name="T15">Тож – в неба провалля в бездоння, бездолий/ нагірний, невірний, западистий рай,/ </text:span><text:span text:style-name="T18">всебідий</text:span><text:span text:style-name="T15">, всегнівний, всещедрий, всекволий./ А </text:span><text:span text:style-name="T15">що під крилом твоїм? Кара – карай.</text:span><text:span text:style-name="T14">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" table:number-columns-spanned="5" office:value-type="string">
            <text:p text:style-name="P6">Все <text:span text:style-name="T98">(див. 6)</text:span></text:p>
          </table:table-cell>
          <table:covered-table-cell/>
          <table:covered-table-cell/>
          <table:covered-table-cell/>
          <table:covered-table-cell/>
          <table:table-cell table:style-name="Dictionary.G16" table:number-columns-spanned="4" office:value-type="string">
            <text:h text:style-name="P49" text:outline-level="2"><text:span text:style-name="T71">б</text:span><text:span text:style-name="T92">і</text:span><text:span text:style-name="T71">дний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0">-а, -е.</text:p>
            <text:p text:style-name="P26">1) Який живе в нужді, нестатках; убогий; <text:span text:style-name="T75">прот.</text:span> багатий. || Недостатньо забезпечений матеріально; небагатий, незаможний. || <text:span text:style-name="T75">у знач.</text:span> <text:span text:style-name="T75">ім.</text:span> б<text:span text:style-name="T91">і</text:span>дний, <text:soft-page-break/>-ного, <text:span text:style-name="T75">ч.</text:span> Убога людина, бідняк.</text:p>
            <text:p text:style-name="P26">2) Такий, як у бідняка, <text:span text:style-name="T75">власт.</text:span> біднякові; недорогий, непишний.</text:p>
            <text:p text:style-name="P26">3) Невеликий кількістю, недостатній.</text:p>
            <text:p text:style-name="P26">4) Який має в незначній кількості потрібні риси, ознаки.</text:p>
            <text:p text:style-name="P26">5) <text:span text:style-name="T99">на що</text:span>, <text:span text:style-name="T99">чим</text:span>. Який має, містить мало, недостатньо чого-небудь.</text:p>
            <text:p text:style-name="P26">6) Який викликає співчуття; нещасний, бідолашний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9</text:p>
          </table:table-cell>
          <table:table-cell table:style-name="Dictionary.B17" table:number-columns-spanned="2" office:value-type="string">
            <text:p text:style-name="P19"><text:span text:style-name="T3">ВсевельмО</text:span><text:span text:style-name="T4"></text:span><text:span text:style-name="T3">жний</text:span><text:span text:style-name="T14"> (</text:span><text:span text:style-name="T30">усевельмо</text:span><text:span text:style-name="T14"></text:span><text:span text:style-name="T30">жний</text:span><text:span text:style-name="T14">)</text:span></text:p>
          </table:table-cell>
          <table:covered-table-cell/>
          <table:table-cell table:style-name="Dictionary.D17" table:number-columns-spanned="2" office:value-type="string">
            <text:p text:style-name="P19"><text:span text:style-name="T14">-а, -е, </text:span><text:span text:style-name="T16">прикм., </text:span><text:span text:style-name="T15">інд.-авт., </text:span><text:span text:style-name="T113">[8]</text:span></text:p>
          </table:table-cell>
          <table:covered-table-cell/>
          <table:table-cell table:style-name="Dictionary.F17" table:number-columns-spanned="2" office:value-type="string">
            <text:p text:style-name="P18">Похідне від <text:span text:style-name="T72">все</text:span> і <text:span text:style-name="T72">вельмо</text:span><text:span text:style-name="T4"></text:span><text:span text:style-name="T72">жний</text:span></text:p>
          </table:table-cell>
          <table:covered-table-cell/>
          <table:table-cell table:style-name="Dictionary.H17" table:number-columns-spanned="3" office:value-type="string">
            <text:p text:style-name="P19"><text:span text:style-name="T15">Розкоше світу, йми мене в полон,/ адже і ти така, як я, порожня./ Тож полони мене, </text:span><text:span text:style-name="T18">усевельможна</text:span><text:span text:style-name="T15">,/ дай перейти з тобою Рубікон</text:span><text:span text:style-name="T14">. (П-</text:span><text:span text:style-name="T14">1:8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" table:number-columns-spanned="5" office:value-type="string">
            <text:p text:style-name="P6">Все <text:span text:style-name="T98">(див. 6</text:span><text:span text:style-name="T98">)</text:span></text:p>
          </table:table-cell>
          <table:covered-table-cell/>
          <table:covered-table-cell/>
          <table:covered-table-cell/>
          <table:covered-table-cell/>
          <table:table-cell table:style-name="Dictionary.G18" table:number-columns-spanned="4" office:value-type="string">
            <text:h text:style-name="P49" text:outline-level="2"><text:span text:style-name="T71">вельм</text:span><text:span text:style-name="T92">о</text:span><text:span text:style-name="T71">жний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а, -е, </text:span><text:span text:style-name="T75">заст.</text:span></text:p>
            <text:p text:style-name="P26">1) Родовитий, знатний, багатий, який має значну владу. || <text:span text:style-name="T75">у знач.</text:span> <text:span text:style-name="T75">ім.</text:span>вельм<text:span text:style-name="T91">о</text:span>жний, -ного, <text:span text:style-name="T75">ч.</text:span>; вельм<text:span text:style-name="T91">о</text:span>жна, -ної, <text:span text:style-name="T75">ж.</text:span></text:p>
            <text:p text:style-name="P34"><text:span text:style-name="T44">2) </text:span><text:span text:style-name="T57">у сполуч.</text:span><text:span text:style-name="T44"> </text:span><text:span text:style-name="T53">зі </text:span><text:span text:style-name="T57">сл.</text:span><text:span text:style-name="T44"> пан, пані. Вживалось у звертанні до особи (або в розмові </text:span><text:soft-page-break/><text:span text:style-name="T44">про неї), яка посідала високе суспільне становище, мала </text:span><text:span text:style-name="T44">значну владу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0</text:p>
          </table:table-cell>
          <table:table-cell table:style-name="Dictionary.B19" table:number-columns-spanned="2" office:value-type="string">
            <text:p text:style-name="P19"><text:span text:style-name="T3">ВсевідрА</text:span><text:span text:style-name="T4"></text:span><text:span text:style-name="T3">да</text:span></text:p>
          </table:table-cell>
          <table:covered-table-cell/>
          <table:table-cell table:style-name="Dictionary.D19" table:number-columns-spanned="2" office:value-type="string">
            <text:p text:style-name="P19"><text:span text:style-name="T14">-и, </text:span><text:span text:style-name="T15">ім., інд.-авт., [</text:span><text:span text:style-name="T82">9а</text:span><text:span text:style-name="T15">]</text:span></text:p>
          </table:table-cell>
          <table:covered-table-cell/>
          <table:table-cell table:style-name="Dictionary.F19" table:number-columns-spanned="2" office:value-type="string">
            <text:p text:style-name="P18">Похідне від <text:span text:style-name="T72">все</text:span> і <text:span text:style-name="T72">відра</text:span><text:span text:style-name="T4"></text:span><text:span text:style-name="T72">да</text:span></text:p>
          </table:table-cell>
          <table:covered-table-cell/>
          <table:table-cell table:style-name="Dictionary.H19" table:number-columns-spanned="3" office:value-type="string">
            <text:p text:style-name="P19"><text:span text:style-name="T15">Треба щедро – серцем одним, устами/ ледь розпуклими – розпелюстити втіхи гін,/ </text:span><text:span text:style-name="T18">всевідради</text:span><text:span text:style-name="T15">! Сонце бо йде – за нами.</text:span><text:span text:style-name="T14"> (П-1:106); </text:span><text:span text:style-name="T15">Снують думок рої,/ котрим немає ради/ (смертельні перепади!),/ а сонце </text:span><text:span text:style-name="T18">всевідради</text:span><text:span text:style-name="T15">/ всеглядно постає.</text:span><text:span text:style-name="T14"> (П-1:17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" table:number-columns-spanned="5" office:value-type="string">
            <text:p text:style-name="P6">Все <text:span text:style-name="T98">(див. 6)</text:span></text:p>
          </table:table-cell>
          <table:covered-table-cell/>
          <table:covered-table-cell/>
          <table:covered-table-cell/>
          <table:covered-table-cell/>
          <table:table-cell table:style-name="Dictionary.G20" table:number-columns-spanned="4" office:value-type="string">
            <text:h text:style-name="P49" text:outline-level="2"><text:span text:style-name="T71">відр</text:span><text:span text:style-name="T92">а</text:span><text:span text:style-name="T71">да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и, </text:span><text:span text:style-name="T75">ж.</text:span></text:p>
            <text:p text:style-name="P26">Те, що заспокоює, сповнює радістю; втіха, задоволення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1</text:p>
          </table:table-cell>
          <table:table-cell table:style-name="Dictionary.B21" table:number-columns-spanned="2" office:value-type="string">
            <text:p text:style-name="P19"><text:span text:style-name="T3">Всевіки</text:span><text:span text:style-name="T14"> (</text:span><text:span text:style-name="T30">всеві</text:span><text:span text:style-name="T4"></text:span><text:span text:style-name="T14">к)</text:span></text:p>
          </table:table-cell>
          <table:covered-table-cell/>
          <table:table-cell table:style-name="Dictionary.D21" table:number-columns-spanned="2" office:value-type="string">
            <text:p text:style-name="P19"><text:span text:style-name="T15">присл., </text:span><text:span text:style-name="T15">інд.-авт., [</text:span><text:span text:style-name="T82">8</text:span><text:span text:style-name="T15">]</text:span></text:p>
          </table:table-cell>
          <table:covered-table-cell/>
          <table:table-cell table:style-name="Dictionary.F21" table:number-columns-spanned="2" office:value-type="string">
            <text:p text:style-name="P18">Похідне від <text:span text:style-name="T72">все</text:span> і <text:span text:style-name="T72">віки</text:span><text:span text:style-name="T4"></text:span></text:p>
          </table:table-cell>
          <table:covered-table-cell/>
          <table:table-cell table:style-name="Dictionary.H21" table:number-columns-spanned="3" office:value-type="string">
            <text:p text:style-name="P19"><text:span text:style-name="T15">Задосить. Приостань. Упився гроз?/ </text:span><text:span text:style-name="T15">Від правіків на </text:span><text:span text:style-name="T18">всевіки</text:span><text:span text:style-name="T15"> упився?</text:span><text:span text:style-name="T14"> (П-1:165); </text:span><text:span text:style-name="T15">Забарні слова,/ що з тіла мертвого летіли/ і споминами душу гріли,/ що, наче дошка гробова,/ позаклякала на </text:span><text:span text:style-name="T18">всевік</text:span><text:span text:style-name="T15">.</text:span><text:span text:style-name="T14"> (П-2: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" table:number-columns-spanned="5" office:value-type="string">
            <text:p text:style-name="P6">Все <text:span text:style-name="T97">(див. 6)</text:span></text:p>
          </table:table-cell>
          <table:covered-table-cell/>
          <table:covered-table-cell/>
          <table:covered-table-cell/>
          <table:covered-table-cell/>
          <table:table-cell table:style-name="Dictionary.G22" table:number-columns-spanned="4" office:value-type="string">
            <text:h text:style-name="P47" text:outline-level="2">вік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у, </text:span><text:span text:style-name="T75">ч.</text:span></text:p>
            <text:p text:style-name="P26">1) Тривалість життя людини, тварини, <text:soft-page-break/>рослини. || Період, ступінь у рості, розвитку людини; літа. || Відрізок життя людини від зрілого періоду до смерті.</text:p>
            <text:p text:style-name="P2"><text:span text:style-name="T54">2) Те саме, що </text:span><text:a xlink:type="simple" xlink:href="http://www.lingvo.ua/uk/Translate/uk-uk/сторіччя"><text:span text:style-name="T62">сторіччя</text:span></text:a><text:span text:style-name="T54">.</text:span></text:p>
            <text:p text:style-name="P26">3) <text:span text:style-name="T99">з </text:span><text:span text:style-name="T75">означ.</text:span> Період часу, виокремлений за певними ознаками; епоха.<text:span text:style-name="T99">Середні віки</text:span>. || Відрізок часу, який відповідає геологічному ярусові Землі.</text:p>
            <text:p text:style-name="P26">4) <text:span text:style-name="T75">розм.</text:span> Надзвичайно довгий час; вічність.</text:p>
            <text:p text:style-name="P34"><text:span text:style-name="T44">5) </text:span><text:span text:style-name="T57">у знач.</text:span><text:span text:style-name="T44"> </text:span><text:span text:style-name="T57">присл.</text:span><text:span text:style-name="T44"> Надзвичайно довго; завжди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2</text:p>
          </table:table-cell>
          <table:table-cell table:style-name="Dictionary.B23" table:number-columns-spanned="2" office:value-type="string">
            <text:p text:style-name="P19"><text:span text:style-name="T3">ВсевІ</text:span><text:span text:style-name="T4"></text:span><text:span text:style-name="T3">кна</text:span></text:p>
          </table:table-cell>
          <table:covered-table-cell/>
          <table:table-cell table:style-name="Dictionary.D23" table:number-columns-spanned="2" office:value-type="string">
            <text:p text:style-name="P19"><text:span text:style-name="T14">всеві</text:span><text:span text:style-name="T4"></text:span><text:span text:style-name="T14">кон, </text:span><text:span text:style-name="T15">ім., мн., інд.-авт., [</text:span><text:span text:style-name="T82">8</text:span><text:span text:style-name="T15">]</text:span></text:p>
          </table:table-cell>
          <table:covered-table-cell/>
          <table:table-cell table:style-name="Dictionary.F23" table:number-columns-spanned="2" office:value-type="string">
            <text:p text:style-name="P18">Похідне від <text:span text:style-name="T72">все</text:span> і <text:span text:style-name="T72">вікно</text:span><text:span text:style-name="T4"></text:span></text:p>
          </table:table-cell>
          <table:covered-table-cell/>
          <table:table-cell table:style-name="Dictionary.H23" table:number-columns-spanned="3" office:value-type="string">
            <text:p text:style-name="P19"><text:span text:style-name="T15">Заплакані вікна. </text:span><text:span text:style-name="T18">Всевікна</text:span><text:span text:style-name="T15"> твої./ Готуйся до злету. Кінець животінню.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" table:number-columns-spanned="5" office:value-type="string">
            <text:p text:style-name="P6">Все <text:span text:style-name="T98">(див. 6)</text:span></text:p>
          </table:table-cell>
          <table:covered-table-cell/>
          <table:covered-table-cell/>
          <table:covered-table-cell/>
          <table:covered-table-cell/>
          <table:table-cell table:style-name="Dictionary.G24" table:number-columns-spanned="4" office:value-type="string">
            <text:h text:style-name="P49" text:outline-level="2"><text:span text:style-name="T71">вікн</text:span><text:span text:style-name="T92">о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а, </text:span><text:span text:style-name="T75">с.</text:span></text:p>
            <text:p text:style-name="P26">1) Отвір для світла й повітря в стіні приміщення (будинку, вагона тощо), куди вставлено раму з шибками. || <text:soft-page-break/>Шибки. || Підвіконня.</text:p>
            <text:p text:style-name="P26">2) Просвіт у чому-небудь.</text:p>
            <text:p text:style-name="P26">3) Отвір певного призначення у споруді, агрегаті, машині.</text:p>
            <text:p text:style-name="P26">4) <text:span text:style-name="T75">спец.</text:span> Частина екрана дисплея, з яким програма чи користувач працює як з окремим екраном. || У комп'ютерній графіці – задана частина віртуального простору. || У комп'ютерних мережах – упорядкована множина послідовних порядкових номерів пакетів даних, які можна передавати без отримання підтвердження.</text:p>
            <text:p text:style-name="P26">5) Невеличке озерце, заглиблення в драговині, болоті.</text:p>
            <text:p text:style-name="P26">6) <text:span text:style-name="T75">перен.</text:span>, <text:span text:style-name="T75">розм.</text:span> Вільні для викладача години між двома лекціями, уроками.</text:p>
            <text:p text:style-name="P26">7) <text:span text:style-name="T75">перен.</text:span>, <text:span text:style-name="T75">розм.</text:span> Перерва в чому-небудь, проміжок.</text:p>
            <text:p text:style-name="P34"><text:span text:style-name="T44">8) Про сонячні дні, що дозволяють провести в південних районах ранні сільськогосподарські </text:span><text:span text:style-name="T44">роботи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3</text:p>
          </table:table-cell>
          <table:table-cell table:style-name="Dictionary.B25" table:number-columns-spanned="2" office:value-type="string">
            <text:p text:style-name="P22">Всегíн</text:p>
          </table:table-cell>
          <table:covered-table-cell/>
          <table:table-cell table:style-name="Dictionary.D25" table:number-columns-spanned="2" office:value-type="string">
            <text:p text:style-name="P19"><text:span text:style-name="T14">-гóну, </text:span><text:span text:style-name="T15">ім., ч., інд.-</text:span><text:soft-page-break/><text:span text:style-name="T15">авт., </text:span><text:span text:style-name="T113">[8]</text:span></text:p>
          </table:table-cell>
          <table:covered-table-cell/>
          <table:table-cell table:style-name="Dictionary.F25" table:number-columns-spanned="2" office:value-type="string">
            <text:p text:style-name="P18">Похідне від <text:span text:style-name="T72">все</text:span> і <text:span text:style-name="T72">гін</text:span></text:p>
          </table:table-cell>
          <table:covered-table-cell/>
          <table:table-cell table:style-name="Dictionary.H25" table:number-columns-spanned="3" office:value-type="string">
            <text:p text:style-name="P19"><text:span text:style-name="T15">Ця дорога вседороги/ всенезустрічі – </text:span><text:span text:style-name="T18">всегону</text:span><text:span text:style-name="T15">./ Позирай із заквагону/ за сузір’ям Козерога. (П-1: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" table:number-columns-spanned="5" office:value-type="string">
            <text:p text:style-name="P6">Все <text:span text:style-name="T98">(див. 6)</text:span></text:p>
          </table:table-cell>
          <table:covered-table-cell/>
          <table:covered-table-cell/>
          <table:covered-table-cell/>
          <table:covered-table-cell/>
          <table:table-cell table:style-name="Dictionary.G26" table:number-columns-spanned="4" office:value-type="string">
            <text:h text:style-name="P47" text:outline-level="2">гін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гону, </text:span><text:span text:style-name="T75">ч.</text:span></text:p>
            <text:p text:style-name="P2"><text:span text:style-name="T54">1) Дія за знач. </text:span><text:a xlink:type="simple" xlink:href="http://www.lingvo.ua/uk/Translate/uk-uk/гнати"><text:span text:style-name="T62">гнати</text:span></text:a><text:span text:style-name="T54"> і </text:span><text:a xlink:type="simple" xlink:href="http://www.lingvo.ua/uk/Translate/uk-uk/гнатися"><text:span text:style-name="T62">гнатися</text:span></text:a><text:span text:style-name="T54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4</text:p>
          </table:table-cell>
          <table:table-cell table:style-name="Dictionary.B27" table:number-columns-spanned="2" office:value-type="string">
            <text:p text:style-name="P22">Всеглядно</text:p>
          </table:table-cell>
          <table:covered-table-cell/>
          <table:table-cell table:style-name="Dictionary.D27" table:number-columns-spanned="2" office:value-type="string">
            <text:p text:style-name="P14">присл., інд.-авт., <text:span text:style-name="T120">[1]</text:span></text:p>
          </table:table-cell>
          <table:covered-table-cell/>
          <table:table-cell table:style-name="Dictionary.F27" table:number-columns-spanned="2" office:value-type="string">
            <text:p text:style-name="P19"><text:span text:style-name="T26">Похідне від </text:span><text:span text:style-name="T29">всегля</text:span><text:span text:style-name="T4"></text:span><text:span text:style-name="T29">дний</text:span></text:p>
          </table:table-cell>
          <table:covered-table-cell/>
          <table:table-cell table:style-name="Dictionary.H27" table:number-columns-spanned="3" office:value-type="string">
            <text:p text:style-name="P19"><text:span text:style-name="T15">Снують думок рої,/ котрим немає ради/ (смертельні перепади!),/ а сонце всевідради/ </text:span><text:span text:style-name="T18">всеглядно</text:span><text:span text:style-name="T15"> постає. (П-1:17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" table:number-columns-spanned="9" office:value-type="string">
            <text:p text:style-name="P19"><text:span text:style-name="T29">всегля</text:span><text:span text:style-name="T4"></text:span><text:span text:style-name="T29">дний </text:span><text:span text:style-name="T40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5</text:p>
          </table:table-cell>
          <table:table-cell table:style-name="Dictionary.B29" table:number-columns-spanned="2" office:value-type="string">
            <text:p text:style-name="P22">ВсегнІвний</text:p>
          </table:table-cell>
          <table:covered-table-cell/>
          <table:table-cell table:style-name="Dictionary.D29" table:number-columns-spanned="2" office:value-type="string">
            <text:p text:style-name="P19"><text:span text:style-name="T14">-а, -е, </text:span><text:span text:style-name="T16">прикм., </text:span><text:span text:style-name="T15">інд.-авт., </text:span><text:span text:style-name="T113">[1б]</text:span><text:span text:style-name="T82"> або </text:span><text:span text:style-name="T113">[9а]</text:span></text:p>
          </table:table-cell>
          <table:covered-table-cell/>
          <table:table-cell table:style-name="Dictionary.F29" table:number-columns-spanned="2" office:value-type="string">
            <text:p text:style-name="P18">Похідне від <text:span text:style-name="T72">все</text:span> і <text:span text:style-name="T72">гні</text:span><text:span text:style-name="T5"></text:span><text:span text:style-name="T72">вний</text:span></text:p>
          </table:table-cell>
          <table:covered-table-cell/>
          <table:table-cell table:style-name="Dictionary.H29" table:number-columns-spanned="3" office:value-type="string">
            <text:p text:style-name="P18"/>
          </table:table-cell>
          <table:covered-table-cell/>
          <table:covered-table-cell/>
        </table:table-row>
        <table:table-row>
          <table:covered-table-cell/>
          <table:table-cell table:style-name="Dictionary.B30" table:number-columns-spanned="5" office:value-type="string">
            <text:p text:style-name="P6">Все <text:span text:style-name="T98">(див. 6)</text:span></text:p>
          </table:table-cell>
          <table:covered-table-cell/>
          <table:covered-table-cell/>
          <table:covered-table-cell/>
          <table:covered-table-cell/>
          <table:table-cell table:style-name="Dictionary.G30" table:number-columns-spanned="4" office:value-type="string">
            <text:h text:style-name="P49" text:outline-level="2"><text:span text:style-name="T71">гн</text:span><text:span text:style-name="T92">і</text:span><text:span text:style-name="T71">вний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0">-а, -е.</text:p>
            <text:p text:style-name="P26">Який перебуває в стані нервового збудження, гніву. || Який виражає гнів, перейнятий гнівом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6</text:p>
          </table:table-cell>
          <table:table-cell table:style-name="Dictionary.B31" table:number-columns-spanned="2" office:value-type="string">
            <text:p text:style-name="P22">ВсеголОдний</text:p>
          </table:table-cell>
          <table:covered-table-cell/>
          <table:table-cell table:style-name="Dictionary.D31" table:number-columns-spanned="2" office:value-type="string">
            <text:p text:style-name="P19"><text:span text:style-name="T14">-а, -е, </text:span><text:span text:style-name="T16">прикм., </text:span><text:span text:style-name="T15">інд.-</text:span><text:soft-page-break/><text:span text:style-name="T15">авт., </text:span><text:span text:style-name="T113">[1б]</text:span><text:span text:style-name="T82"> або </text:span><text:span text:style-name="T113">[9а]</text:span></text:p>
          </table:table-cell>
          <table:covered-table-cell/>
          <table:table-cell table:style-name="Dictionary.F31" table:number-columns-spanned="2" office:value-type="string">
            <text:p text:style-name="P18">Похідне від <text:span text:style-name="T72">все </text:span>і <text:span text:style-name="T72">голо</text:span><text:span text:style-name="T5"></text:span><text:span text:style-name="T72">дний</text:span></text:p>
          </table:table-cell>
          <table:covered-table-cell/>
          <table:table-cell table:style-name="Dictionary.H31" table:number-columns-spanned="3" office:value-type="string">
            <text:p text:style-name="P19"><text:span text:style-name="T15">Народжені мої бажання,/ усенестерпні, </text:span><text:span text:style-name="T18">всеголодні</text:span><text:span text:style-name="T15">,/ такі вітри зняли довкола,/ що все </text:span><text:soft-page-break/><text:span text:style-name="T15">несеться шкереберть. (П-2: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" table:number-columns-spanned="5" office:value-type="string">
            <text:p text:style-name="P6">Все <text:span text:style-name="T98">(див. 6)</text:span></text:p>
          </table:table-cell>
          <table:covered-table-cell/>
          <table:covered-table-cell/>
          <table:covered-table-cell/>
          <table:covered-table-cell/>
          <table:table-cell table:style-name="Dictionary.G32" table:number-columns-spanned="4" office:value-type="string">
            <text:h text:style-name="P49" text:outline-level="2"><text:span text:style-name="T71">гол</text:span><text:span text:style-name="T92">о</text:span><text:span text:style-name="T71">дний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0">-а, -е.</text:p>
            <text:p text:style-name="P26">1) Який відчуває голод (у 1 <text:span text:style-name="T75">знач.</text:span>). || Який виражає голод. || <text:span text:style-name="T75">у знач.ім.</text:span> гол<text:span text:style-name="T91">о</text:span>дний, -ного, <text:span text:style-name="T75">ч.</text:span> Той, хто відчуває голод, постійно голодує.</text:p>
            <text:p text:style-name="P26">2) Який настає від голоду; викликаний голодом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7</text:p>
          </table:table-cell>
          <table:table-cell table:style-name="Dictionary.B33" table:number-columns-spanned="2" office:value-type="string">
            <text:p text:style-name="P19"><text:span text:style-name="T3">ВседобрО</text:span><text:span text:style-name="T4"></text:span></text:p>
          </table:table-cell>
          <table:covered-table-cell/>
          <table:table-cell table:style-name="Dictionary.D33" table:number-columns-spanned="2" office:value-type="string">
            <text:p text:style-name="P19"><text:span text:style-name="T14">-а</text:span><text:span text:style-name="T4"></text:span><text:span text:style-name="T14">, </text:span><text:span text:style-name="T15">ім., с., інд.-</text:span><text:span text:style-name="T15">авт., [9а]</text:span></text:p>
          </table:table-cell>
          <table:covered-table-cell/>
          <table:table-cell table:style-name="Dictionary.F33" table:number-columns-spanned="2" office:value-type="string">
            <text:p text:style-name="P18">Похідне від <text:span text:style-name="T72">все</text:span> і <text:span text:style-name="T72">добро</text:span><text:span text:style-name="T4"></text:span></text:p>
          </table:table-cell>
          <table:covered-table-cell/>
          <table:table-cell table:style-name="Dictionary.H33" table:number-columns-spanned="3" office:value-type="string">
            <text:p text:style-name="P19"><text:span text:style-name="T15">Спасенної тримайся криги,/ пречистої тримайся туги,/ шаленої тримайся муки/ і так існуй – на </text:span><text:span text:style-name="T18">вседобро</text:span><text:span text:style-name="T15">. (П-2:83).</text:span></text:p>
          </table:table-cell>
          <table:covered-table-cell/>
          <table:covered-table-cell/>
        </table:table-row>
        <table:table-row>
          <table:covered-table-cell/>
          <table:table-cell table:style-name="Dictionary.B34" table:number-columns-spanned="5" office:value-type="string">
            <text:p text:style-name="P6">Все <text:span text:style-name="T98">(див. 6</text:span><text:span text:style-name="T98">)</text:span></text:p>
          </table:table-cell>
          <table:covered-table-cell/>
          <table:covered-table-cell/>
          <table:covered-table-cell/>
          <table:covered-table-cell/>
          <table:table-cell table:style-name="Dictionary.G34" table:number-columns-spanned="4" office:value-type="string">
            <text:h text:style-name="P49" text:outline-level="2"><text:span text:style-name="T71">добр</text:span><text:span text:style-name="T92">о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а, </text:span><text:span text:style-name="T75">с.</text:span></text:p>
            <text:p text:style-name="P34"><text:span text:style-name="T44">1) Усе позитивне в житті людей, що відповідає їхнім інтересам, бажанням, мріям; благо; </text:span><text:span text:style-name="T57">прот.</text:span><text:span text:style-name="T44"> лихо, зло. || Добра, корисна справа, вчинок і т. ін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8</text:p>
          </table:table-cell>
          <table:table-cell table:style-name="Dictionary.B35" table:number-columns-spanned="2" office:value-type="string">
            <text:p text:style-name="P19"><text:span text:style-name="T3">ВседорО</text:span><text:span text:style-name="T4"></text:span><text:span text:style-name="T3">га</text:span></text:p>
          </table:table-cell>
          <table:covered-table-cell/>
          <table:table-cell table:style-name="Dictionary.D35" table:number-columns-spanned="2" office:value-type="string">
            <text:p text:style-name="P19"><text:span text:style-name="T14">-и, </text:span><text:span text:style-name="T15">ім., </text:span><text:soft-page-break/><text:span text:style-name="T15">ж., інд.-авт., </text:span><text:span text:style-name="T115">[8]</text:span></text:p>
          </table:table-cell>
          <table:covered-table-cell/>
          <table:table-cell table:style-name="Dictionary.F35" table:number-columns-spanned="2" office:value-type="string">
            <text:p text:style-name="P18">Похідне від <text:soft-page-break/><text:span text:style-name="T72">все</text:span> і <text:span text:style-name="T72">доро</text:span><text:span text:style-name="T4"></text:span><text:span text:style-name="T72">га</text:span></text:p>
          </table:table-cell>
          <table:covered-table-cell/>
          <table:table-cell table:style-name="Dictionary.H35" table:number-columns-spanned="3" office:value-type="string">
            <text:p text:style-name="P19"><text:span text:style-name="T15">Ця дорога </text:span><text:span text:style-name="T18">вседороги</text:span><text:span text:style-name="T15">/ всенезустрічі </text:span><text:soft-page-break/><text:span text:style-name="T15">– всегону./ Позирай із заквагону/ за сузір’ям Козерога. (П-1:67); Ламка і витка всеспадна </text:span><text:span text:style-name="T18">вседорога</text:span><text:span text:style-name="T15">./ Дорога до Бога – ламка і витка.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" table:number-columns-spanned="5" office:value-type="string">
            <text:p text:style-name="P6">Все <text:span text:style-name="T98">(див. 6)</text:span></text:p>
          </table:table-cell>
          <table:covered-table-cell/>
          <table:covered-table-cell/>
          <table:covered-table-cell/>
          <table:covered-table-cell/>
          <table:table-cell table:style-name="Dictionary.G36" table:number-columns-spanned="4" office:value-type="string">
            <text:h text:style-name="P49" text:outline-level="2"><text:span text:style-name="T71">дор</text:span><text:span text:style-name="T92">о</text:span><text:span text:style-name="T71">га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и, </text:span><text:span text:style-name="T75">ж.</text:span></text:p>
            <text:p text:style-name="P26">1) Смуга землі, по якій їздять і ходять. || Смуга, що лишається як слід після руху кого-, чого-небудь.</text:p>
            <text:p text:style-name="P26">2) Місце для проходу, проїзду. || <text:span text:style-name="T75">перен.</text:span> Доступ куди-небудь, можливість потрапити куди-небудь.</text:p>
            <text:p text:style-name="P26">3) Перебування в русі (йдучи або їдучи куди-небудь).</text:p>
            <text:p text:style-name="P26">4) <text:span text:style-name="T75">у знач.</text:span> <text:span text:style-name="T75">присл.</text:span> дор<text:span text:style-name="T91">о</text:span>гою. Під час руху, подорожування куди-небудь.</text:p>
            <text:p text:style-name="P37"><text:span text:style-name="T43">5) Правильний напрямок для руху кого-небудь. || </text:span><text:span text:style-name="T56">перен.</text:span><text:span text:style-name="T43"> Напрямок діяльності, шлях розвитку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9</text:p>
          </table:table-cell>
          <table:table-cell table:style-name="Dictionary.B37" table:number-columns-spanned="2" office:value-type="string">
            <text:p text:style-name="P22">Вседорогий</text:p>
          </table:table-cell>
          <table:covered-table-cell/>
          <table:table-cell table:style-name="Dictionary.D37" table:number-columns-spanned="2" office:value-type="string">
            <text:p text:style-name="P19"><text:span text:style-name="T14">-а, -е, </text:span><text:span text:style-name="T16">прикм., </text:span><text:span text:style-name="T15">інд.-авт., </text:span><text:span text:style-name="T115">[8]</text:span></text:p>
          </table:table-cell>
          <table:covered-table-cell/>
          <table:table-cell table:style-name="Dictionary.F37" table:number-columns-spanned="2" office:value-type="string">
            <text:p text:style-name="P18">Похідне від <text:span text:style-name="T72">все</text:span> і <text:span text:style-name="T72">дороги</text:span><text:span text:style-name="T5"></text:span><text:span text:style-name="T72">й</text:span></text:p>
          </table:table-cell>
          <table:covered-table-cell/>
          <table:table-cell table:style-name="Dictionary.H37" table:number-columns-spanned="3" office:value-type="string">
            <text:p text:style-name="P19"><text:span text:style-name="T15">Земля – хитлива і плавка – </text:span><text:span text:style-name="T18">вседорога</text:span><text:span text:style-name="T15"> і всепрощальна - / здоліла стати, щоб благальна помічена </text:span><text:span text:style-name="T15">була рука. (П-2:147); Який бо холод довкруги!/ </text:span><text:span text:style-name="T15">Самотності! Ніде нікого./ Одна підтримка – голос </text:span><text:soft-page-break/><text:span text:style-name="T15">Бога/ </text:span><text:span text:style-name="T18">вседорогий, вседорогий</text:span><text:span text:style-name="T15">. (П-2:18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" table:number-columns-spanned="5" office:value-type="string">
            <text:p text:style-name="P6">Все <text:span text:style-name="T98">(див. 6)</text:span></text:p>
          </table:table-cell>
          <table:covered-table-cell/>
          <table:covered-table-cell/>
          <table:covered-table-cell/>
          <table:covered-table-cell/>
          <table:table-cell table:style-name="Dictionary.G38" table:number-columns-spanned="4" office:value-type="string">
            <text:h text:style-name="P49" text:outline-level="2"><text:span text:style-name="T71">дорог</text:span><text:span text:style-name="T92">и</text:span><text:span text:style-name="T71">й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0">-а, -е.</text:p>
            <text:p text:style-name="P26">1) Який коштує великі гроші; <text:span text:style-name="T75">прот.</text:span> дешевий. || Високий (про ціну).</text:p>
            <text:p text:style-name="P26">2) <text:span text:style-name="T75">перен.</text:span> Який високо ціниться, оберігається, яким дорожать.</text:p>
            <text:p text:style-name="P26">3) Близький, милий серцю. || Бажаний, жданий (про гостей). || У звертанні – для вираження любові, приязні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20</text:p>
          </table:table-cell>
          <table:table-cell table:style-name="Dictionary.B39" table:number-columns-spanned="2" office:value-type="string">
            <text:p text:style-name="P22">ВсезАдума</text:p>
          </table:table-cell>
          <table:covered-table-cell/>
          <table:table-cell table:style-name="Dictionary.D39" table:number-columns-spanned="2" office:value-type="string">
            <text:p text:style-name="P19"><text:span text:style-name="T14">-и, </text:span><text:span text:style-name="T15">ім., ж., інд.-авт., </text:span><text:span text:style-name="T115">[8]</text:span></text:p>
          </table:table-cell>
          <table:covered-table-cell/>
          <table:table-cell table:style-name="Dictionary.F39" table:number-columns-spanned="2" office:value-type="string">
            <text:p text:style-name="P18">Похідне від <text:span text:style-name="T72">все</text:span> і <text:span text:style-name="T72">заду</text:span><text:span text:style-name="T5"></text:span><text:span text:style-name="T72">ма</text:span></text:p>
          </table:table-cell>
          <table:covered-table-cell/>
          <table:table-cell table:style-name="Dictionary.H39" table:number-columns-spanned="3" office:value-type="string">
            <text:p text:style-name="P19"><text:span text:style-name="T15">Пірни/ у </text:span><text:span text:style-name="T18">всезадуму</text:span><text:span text:style-name="T15"> і збавляй безчасся. (П-1:178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" table:number-columns-spanned="5" office:value-type="string">
            <text:p text:style-name="P6">Все <text:span text:style-name="T98">(див. 6)</text:span></text:p>
          </table:table-cell>
          <table:covered-table-cell/>
          <table:covered-table-cell/>
          <table:covered-table-cell/>
          <table:covered-table-cell/>
          <table:table-cell table:style-name="Dictionary.G40" table:number-columns-spanned="4" office:value-type="string">
            <text:h text:style-name="P49" text:outline-level="2"><text:span text:style-name="T71">зад</text:span><text:span text:style-name="T92">у</text:span><text:span text:style-name="T71">ма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и, </text:span><text:span text:style-name="T75">ж.</text:span></text:p>
            <text:p text:style-name="P26">Стан того, хто заглибився в думки, роздуми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21</text:p>
          </table:table-cell>
          <table:table-cell table:style-name="Dictionary.B41" table:number-columns-spanned="2" office:value-type="string">
            <text:p text:style-name="P19"><text:span text:style-name="T3">ВсеквО</text:span><text:span text:style-name="T8"></text:span><text:span text:style-name="T3">лий</text:span></text:p>
          </table:table-cell>
          <table:covered-table-cell/>
          <table:table-cell table:style-name="Dictionary.D41" table:number-columns-spanned="2" office:value-type="string">
            <text:p text:style-name="P19"><text:span text:style-name="T14">-а, -е, </text:span><text:span text:style-name="T16">прикм., </text:span><text:span text:style-name="T15">інд.-</text:span><text:soft-page-break/><text:span text:style-name="T15">авт., </text:span><text:span text:style-name="T115">[9а]</text:span></text:p>
          </table:table-cell>
          <table:covered-table-cell/>
          <table:table-cell table:style-name="Dictionary.F41" table:number-columns-spanned="2" office:value-type="string">
            <text:p text:style-name="P18">Похідне від <text:span text:style-name="T72">все </text:span>і <text:span text:style-name="T72">кво</text:span><text:span text:style-name="T8"></text:span><text:span text:style-name="T72">лий</text:span></text:p>
          </table:table-cell>
          <table:covered-table-cell/>
          <table:table-cell table:style-name="Dictionary.H41" table:number-columns-spanned="3" office:value-type="string">
            <text:p text:style-name="P19"><text:span text:style-name="T15">Тож – в неба провалля в бездоння, бездолий/ нагірний, невірний, западистий рай,/ всебідий, </text:span><text:soft-page-break/><text:span text:style-name="T15">всегнівний, всещедрий, </text:span><text:span text:style-name="T18">всекволий</text:span><text:span text:style-name="T15">./ А що під крилом твоїм? Кара – карай.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42" table:number-columns-spanned="5" office:value-type="string">
            <text:p text:style-name="P6">Все <text:span text:style-name="T98">(див. 6)</text:span></text:p>
          </table:table-cell>
          <table:covered-table-cell/>
          <table:covered-table-cell/>
          <table:covered-table-cell/>
          <table:covered-table-cell/>
          <table:table-cell table:style-name="Dictionary.G42" table:number-columns-spanned="4" office:value-type="string">
            <text:h text:style-name="P49" text:outline-level="2"><text:span text:style-name="T71">кв</text:span><text:span text:style-name="T92">о</text:span><text:span text:style-name="T71">лий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0">-а, -е.</text:p>
            <text:p text:style-name="P26">1) Який має неміцну будову тіла, фізично нерозвинутий; тендітний. || Який утратив силу через хворобу, втому тощо; слабий, безсилий, немічний. || Неміцний, слабкий (про здоров'я). || Який погано росте; негустий, невисокий, прив'ялий (про рослини). || Неміцний, нестійкий (про будівлі, їх частини).</text:p>
            <text:p text:style-name="P26">2) <text:span text:style-name="T75">перен.</text:span> Позбавлений душевної стійкості, твердості, сили волі. || Небадьорий, млявий.</text:p>
            <text:p text:style-name="P26">3) <text:span text:style-name="T75">перен.</text:span> Незначний, слабкий ступенем вияву; ледь відчутний, ледь помітний. || Слабий, ледве чутний. || Нежвавий, повільний. || Неяскравий, тьмяний.</text:p>
            <text:p text:style-name="P37"><text:span text:style-name="T43">4) </text:span><text:span text:style-name="T56">перен.</text:span><text:span text:style-name="T43"> Невправний, невмілий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22</text:p>
          </table:table-cell>
          <table:table-cell table:style-name="Dictionary.B43" table:number-columns-spanned="2" office:value-type="string">
            <text:p text:style-name="P19"><text:span text:style-name="T3">ВсемежА</text:span><text:span text:style-name="T8"></text:span></text:p>
          </table:table-cell>
          <table:covered-table-cell/>
          <table:table-cell table:style-name="Dictionary.D43" table:number-columns-spanned="2" office:value-type="string">
            <text:p text:style-name="P19"><text:span text:style-name="T14">-и, </text:span><text:span text:style-name="T15">ім., ж., інд.-</text:span><text:soft-page-break/><text:span text:style-name="T15">авт., </text:span><text:span text:style-name="T115">[8]</text:span></text:p>
          </table:table-cell>
          <table:covered-table-cell/>
          <table:table-cell table:style-name="Dictionary.F43" table:number-columns-spanned="2" office:value-type="string">
            <text:p text:style-name="P18">Похідне від <text:span text:style-name="T72">все</text:span> і <text:span text:style-name="T72">межа</text:span><text:span text:style-name="T8"></text:span></text:p>
          </table:table-cell>
          <table:covered-table-cell/>
          <table:table-cell table:style-name="Dictionary.H43" table:number-columns-spanned="3" office:value-type="string">
            <text:p text:style-name="P19"><text:span text:style-name="T15">Ти ще – ось-ось. Допіру-но ступив/ за </text:span><text:span text:style-name="T18">всемежу</text:span><text:span text:style-name="T15">. (П-1:182)</text:span></text:p>
          </table:table-cell>
          <table:covered-table-cell/>
          <table:covered-table-cell/>
        </table:table-row>
        <table:table-row>
          <table:covered-table-cell/>
          <table:table-cell table:style-name="Dictionary.B44" table:number-columns-spanned="5" office:value-type="string">
            <text:p text:style-name="P6">Все <text:span text:style-name="T98">(див. 6)</text:span></text:p>
          </table:table-cell>
          <table:covered-table-cell/>
          <table:covered-table-cell/>
          <table:covered-table-cell/>
          <table:covered-table-cell/>
          <table:table-cell table:style-name="Dictionary.G44" table:number-columns-spanned="4" office:value-type="string">
            <text:h text:style-name="P49" text:outline-level="2"><text:span text:style-name="T71">меж</text:span><text:span text:style-name="T92">а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і, </text:span><text:span text:style-name="T75">ж.</text:span></text:p>
            <text:p text:style-name="P26">1) Лінія поділу якої-небудь території; границя (у 1 <text:span text:style-name="T75">знач.</text:span>). || Лінія, що поділяє землі або води суміжних держав; кордон. || Лінія (умовна), що розділяє між собою якісь частини поверхні. || Зорова лінія, що відділяє що-небудь від чогось. || <text:span text:style-name="T75">перен.</text:span> Уявна точка на сонячній орбіті, що поділяє лінію орбіти на відрізки, відповідні до ранку, дня або вечора. ||<text:span text:style-name="T99">між чим і чим</text:span>, <text:span text:style-name="T99">чого і чого</text:span>, <text:span text:style-name="T75">перен.</text:span> Границя поділу, розрізнення яких-небудь явищ, предметів тощо.</text:p>
            <text:p text:style-name="P26">2) Вузька цілинна смуга між полями, що є водночас і польовою стежкою або шляхом. <text:span text:style-name="T99">Торувати межу</text:span>.</text:p>
            <text:p text:style-name="P26">3) <text:span text:style-name="T99">тільки </text:span><text:span text:style-name="T75">мн.</text:span>, <text:span text:style-name="T75">перен.</text:span> Простір, обмежений чим-небудь. || Відтинок часу, обмежений якими-небудь строками. <text:span text:style-name="T99">У межах десяти хвилин</text:span>. || Обсяг, ступінь чого-небудь.</text:p>
            <text:p text:style-name="P26"><text:soft-page-break/>4) <text:span text:style-name="T99">чого</text:span>, <text:span text:style-name="T99">чому і без додатка</text:span>, <text:span text:style-name="T75">перен.</text:span> Допустима норма чого-небудь дозволеного.</text:p>
            <text:p text:style-name="P37"><text:span text:style-name="T43">5) </text:span><text:span text:style-name="T56">перен.</text:span><text:span text:style-name="T43"> Останній, крайній ступінь. || Кінець, край чого-небудь. || Найвищий вияв якого-небудь почуття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23</text:p>
          </table:table-cell>
          <table:table-cell table:style-name="Dictionary.B45" table:number-columns-spanned="2" office:value-type="string">
            <text:p text:style-name="P22">Всемолодий</text:p>
          </table:table-cell>
          <table:covered-table-cell/>
          <table:table-cell table:style-name="Dictionary.D45" table:number-columns-spanned="2" office:value-type="string">
            <text:p text:style-name="P19"><text:span text:style-name="T14">-а</text:span><text:span text:style-name="T8"></text:span><text:span text:style-name="T14">, -е</text:span><text:span text:style-name="T8"></text:span><text:span text:style-name="T14">, </text:span><text:span text:style-name="T16">прикм., </text:span><text:span text:style-name="T15">інд.-авт., [8]</text:span></text:p>
          </table:table-cell>
          <table:covered-table-cell/>
          <table:table-cell table:style-name="Dictionary.F45" table:number-columns-spanned="2" office:value-type="string">
            <text:p text:style-name="P18">Похідне від <text:span text:style-name="T72">все</text:span> і <text:span text:style-name="T72">молоди</text:span><text:span text:style-name="T5"></text:span><text:span text:style-name="T72">й</text:span></text:p>
          </table:table-cell>
          <table:covered-table-cell/>
          <table:table-cell table:style-name="Dictionary.H45" table:number-columns-spanned="3" office:value-type="string">
            <text:p text:style-name="P19"><text:span text:style-name="T15">Усесвіту пустеля/ небавом нас огорне,/ і мертва не воскресне/ </text:span><text:span text:style-name="T18">всемолода</text:span><text:span text:style-name="T15"> біда. (П-1:212); І, хилячи </text:span><text:span text:style-name="T18">всемолоде</text:span><text:span text:style-name="T15"> чоло,/ пройти під поглядом, немов під градом… (П-2: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46" table:number-columns-spanned="5" office:value-type="string">
            <text:p text:style-name="P6">Все <text:span text:style-name="T98">(див. 6)</text:span></text:p>
          </table:table-cell>
          <table:covered-table-cell/>
          <table:covered-table-cell/>
          <table:covered-table-cell/>
          <table:covered-table-cell/>
          <table:table-cell table:style-name="Dictionary.G46" table:number-columns-spanned="4" office:value-type="string">
            <text:h text:style-name="P49" text:outline-level="2"><text:span text:style-name="T71">молод</text:span><text:span text:style-name="T92">и</text:span><text:span text:style-name="T71">й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а, -е, </text:span><text:span text:style-name="T75">нар.-поет.</text:span></text:p>
            <text:p text:style-name="P2"><text:span text:style-name="T54">1) Який має небагато років, не досяг зрілого віку; юний. || Не старий. || </text:span><text:span text:style-name="T59">у знач.</text:span><text:span text:style-name="T54"> </text:span><text:span text:style-name="T59">ім.</text:span><text:span text:style-name="T54"> молод</text:span><text:span text:style-name="T66">и</text:span><text:span text:style-name="T54">й, -д</text:span><text:span text:style-name="T66">о</text:span><text:span text:style-name="T54">го, </text:span><text:span text:style-name="T59">ч.</text:span><text:span text:style-name="T54">; молод</text:span><text:span text:style-name="T66">а</text:span><text:span text:style-name="T54">, -д</text:span><text:span text:style-name="T66">о</text:span><text:span text:style-name="T54">ї, </text:span><text:span text:style-name="T59">ж.</text:span><text:span text:style-name="T54">; молод</text:span><text:span text:style-name="T66">е</text:span><text:span text:style-name="T54">, -д</text:span><text:span text:style-name="T66">о</text:span><text:span text:style-name="T54">го, </text:span><text:span text:style-name="T59">с.</text:span><text:span text:style-name="T54"> Той, хто має небагато років, ще не старий. || З прізвищем, прізвиськом і т. ін. – означає дітей (на відміну від батьків). || </text:span><text:span text:style-name="T59">у знач.</text:span><text:span text:style-name="T54"> </text:span><text:span text:style-name="T59">ім.</text:span><text:span text:style-name="T54"> молод</text:span><text:span text:style-name="T66">і</text:span><text:span text:style-name="T54">, -д</text:span><text:span text:style-name="T66">и</text:span><text:span text:style-name="T54">х,</text:span><text:span text:style-name="T59">мн.</text:span><text:span text:style-name="T54"> Діти (</text:span><text:span text:style-name="T59">див.</text:span><text:span text:style-name="T54"> </text:span><text:a xlink:type="simple" xlink:href="http://www.lingvo.ua/uk/Translate/uk-uk/діти"><text:span text:style-name="T62">діти</text:span></text:a><text:span text:style-name="T54"> I 2)). || Стос. до молодості, належний, </text:span><text:span text:style-name="T59">власт.</text:span><text:span text:style-name="T54"> їй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24</text:p>
          </table:table-cell>
          <table:table-cell table:style-name="Dictionary.B47" table:number-columns-spanned="2" office:value-type="string">
            <text:p text:style-name="P7"><text:span text:style-name="T11">ВсеначувА</text:span><text:span text:style-name="T10"></text:span><text:span text:style-name="T11">нний</text:span></text:p>
          </table:table-cell>
          <table:covered-table-cell/>
          <table:table-cell table:style-name="Dictionary.D47" table:number-columns-spanned="2" office:value-type="string">
            <text:p text:style-name="P7"><text:span text:style-name="T39">-а, -е, </text:span><text:span text:style-name="T23">прикм</text:span><text:soft-page-break/><text:span text:style-name="T23">., </text:span><text:span text:style-name="T24">інд.-авт., </text:span><text:span text:style-name="T115">[1б]</text:span></text:p>
          </table:table-cell>
          <table:covered-table-cell/>
          <table:table-cell table:style-name="Dictionary.F47" table:number-columns-spanned="2" office:value-type="string">
            <text:p text:style-name="P18">Похідне від <text:span text:style-name="T72">все </text:span>і <text:soft-page-break/><text:span text:style-name="T72">начува</text:span><text:span text:style-name="T8"></text:span><text:span text:style-name="T72">тися</text:span></text:p>
          </table:table-cell>
          <table:covered-table-cell/>
          <table:table-cell table:style-name="Dictionary.H47" table:number-columns-spanned="3" office:value-type="string">
            <text:p text:style-name="P19"><text:span text:style-name="T15">І торопкі </text:span><text:span text:style-name="T18">всеначуванні</text:span><text:span text:style-name="T15"> кроки,/ то лис блукає – із хвостом рудим. (П-</text:span><text:soft-page-break/><text:span text:style-name="T15">2:156)</text:span></text:p>
          </table:table-cell>
          <table:covered-table-cell/>
          <table:covered-table-cell/>
        </table:table-row>
        <table:table-row>
          <table:covered-table-cell/>
          <table:table-cell table:style-name="Dictionary.B48" table:number-columns-spanned="5" office:value-type="string">
            <text:p text:style-name="P6">Все <text:span text:style-name="T98">(див. 6)</text:span></text:p>
          </table:table-cell>
          <table:covered-table-cell/>
          <table:covered-table-cell/>
          <table:covered-table-cell/>
          <table:covered-table-cell/>
          <table:table-cell table:style-name="Dictionary.G48" table:number-columns-spanned="4" office:value-type="string">
            <text:h text:style-name="P49" text:outline-level="2"><text:span text:style-name="T71">начув</text:span><text:span text:style-name="T92">а</text:span><text:span text:style-name="T71">тися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аюся, -аєшся, </text:span><text:span text:style-name="T75">недок.</text:span></text:p>
            <text:p text:style-name="P34"><text:span text:style-name="T44">Чекати розплати, помсти. || </text:span><text:span text:style-name="T53">чого</text:span><text:span text:style-name="T44">. Чекати чого-небудь неприємного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25</text:p>
          </table:table-cell>
          <table:table-cell table:style-name="Dictionary.B49" table:number-columns-spanned="2" office:value-type="string">
            <text:p text:style-name="P7"><text:span text:style-name="T11">ВсенедочекА</text:span><text:span text:style-name="T10"></text:span><text:span text:style-name="T11">вшися</text:span></text:p>
          </table:table-cell>
          <table:covered-table-cell/>
          <table:table-cell table:style-name="Dictionary.D49" table:number-columns-spanned="2" office:value-type="string">
            <text:p text:style-name="P13">дієприсл., док., інд.-авт., <text:span text:style-name="T119">[8]</text:span><text:span text:style-name="T111">, </text:span><text:span text:style-name="T119">[4]</text:span></text:p>
          </table:table-cell>
          <table:covered-table-cell/>
          <table:table-cell table:style-name="Dictionary.F49" table:number-columns-spanned="2" office:value-type="string">
            <text:p text:style-name="P18">Похідне від <text:span text:style-name="T72">все</text:span> і <text:span text:style-name="T72">не дочека</text:span><text:span text:style-name="T8"></text:span><text:span text:style-name="T72">тися</text:span></text:p>
          </table:table-cell>
          <table:covered-table-cell/>
          <table:table-cell table:style-name="Dictionary.H49" table:number-columns-spanned="3" office:value-type="string">
            <text:p text:style-name="P19"><text:span text:style-name="T15">Ну й долечка! Прождати на життя - / і </text:span><text:span text:style-name="T18">всенедочекавшися</text:span><text:span text:style-name="T15"> – померти! (П-1:188)</text:span></text:p>
          </table:table-cell>
          <table:covered-table-cell/>
          <table:covered-table-cell/>
        </table:table-row>
        <table:table-row>
          <table:covered-table-cell/>
          <table:table-cell table:style-name="Dictionary.B50" table:number-columns-spanned="3" office:value-type="string">
            <text:p text:style-name="P6">Все <text:span text:style-name="T98">(див. 6)</text:span></text:p>
          </table:table-cell>
          <table:covered-table-cell/>
          <table:covered-table-cell/>
          <table:table-cell table:style-name="Dictionary.E50" table:number-columns-spanned="4" office:value-type="string">
            <text:h text:style-name="P47" text:outline-level="2">не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5">запереч.</text:span> <text:span text:style-name="T75">част.</text:span></text:p>
            <text:p text:style-name="P26">1) Уживається перед присудком для повного заперечення змісту висловленого. || Уживається перед підметом або другорядним членом речення для повного заперечення їх змісту. || <text:soft-page-break/>Уживається для повного заперечення чого-небудь після заперечних прислівників, займенників та деяких часток ("навіть", "ще", "й" і т. ін.), що підсилюють заперечення. || Уживається для повного заперечення чого-небудь у разі протиставлення. || Уживається для підсилення заперечення у поєднанні з повторюваним словом.</text:p>
          </table:table-cell>
          <table:covered-table-cell/>
          <table:covered-table-cell/>
          <table:covered-table-cell/>
          <table:table-cell table:style-name="Dictionary.I50" table:number-columns-spanned="2" office:value-type="string">
            <text:h text:style-name="P49" text:outline-level="2"><text:span text:style-name="T71">дочек</text:span><text:span text:style-name="T92">а</text:span><text:span text:style-name="T71">тися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аюся, -аєшся, </text:span><text:span text:style-name="T75">док.</text:span><text:span text:style-name="T74">, </text:span><text:span text:style-name="T74">дочікуватися, -уюся, -уєшся, </text:span><text:span text:style-name="T75">недок.</text:span></text:p>
            <text:p text:style-name="P26">Пробути, прожити до того часу, поки настане, з'явиться очікуване; діждатися.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17">26</text:p>
          </table:table-cell>
          <table:table-cell table:style-name="Dictionary.B51" table:number-columns-spanned="2" office:value-type="string">
            <text:p text:style-name="P7"><text:span text:style-name="T11">ВсенеНАждА</text:span><text:span text:style-name="T10"></text:span><text:span text:style-name="T11">н</text:span><text:span text:style-name="T11">ний</text:span></text:p>
          </table:table-cell>
          <table:covered-table-cell/>
          <table:table-cell table:style-name="Dictionary.D51" table:number-columns-spanned="2" office:value-type="string">
            <text:p text:style-name="P7"><text:span text:style-name="T39">-а, -е, </text:span><text:span text:style-name="T23">прикм., </text:span><text:span text:style-name="T24">інд.-авт., </text:span><text:span text:style-name="T115">[8</text:span><text:span text:style-name="T114">]</text:span><text:span text:style-name="T37">, </text:span><text:span text:style-name="T114">[</text:span><text:span text:style-name="T115">4]</text:span></text:p>
          </table:table-cell>
          <table:covered-table-cell/>
          <table:table-cell table:style-name="Dictionary.F51" table:number-columns-spanned="2" office:value-type="string">
            <text:p text:style-name="P7"><text:span text:style-name="T24">Похідне від </text:span><text:span text:style-name="T15">все</text:span><text:span text:style-name="T24"> і </text:span><text:span text:style-name="T15">не жда</text:span><text:span text:style-name="T10"></text:span><text:span text:style-name="T15">ти</text:span></text:p>
          </table:table-cell>
          <table:covered-table-cell/>
          <table:table-cell table:style-name="Dictionary.H51" table:number-columns-spanned="3" office:value-type="string">
            <text:p text:style-name="P19"><text:span text:style-name="T15">я забуваюся, коли цнота/ </text:span><text:span text:style-name="T15">пречистого пребілого паперу/ почне мене, відкривши добру еру/ натхнення в тиші, і коли мета/ мене в полон імкне, </text:span><text:span text:style-name="T18">всененажданна</text:span><text:span text:style-name="T15">. (П-2:169)</text:span></text:p>
          </table:table-cell>
          <table:covered-table-cell/>
          <table:covered-table-cell/>
        </table:table-row>
        <table:table-row>
          <table:covered-table-cell/>
          <table:table-cell table:style-name="Dictionary.B52" table:number-columns-spanned="3" office:value-type="string">
            <text:p text:style-name="P6">Все <text:span text:style-name="T98">(див. 6)</text:span></text:p>
          </table:table-cell>
          <table:covered-table-cell/>
          <table:covered-table-cell/>
          <table:table-cell table:style-name="Dictionary.E52" table:number-columns-spanned="4" office:value-type="string">
            <text:p text:style-name="P6">Не <text:span text:style-name="T98">(див. 25)</text:span></text:p>
          </table:table-cell>
          <table:covered-table-cell/>
          <table:covered-table-cell/>
          <table:covered-table-cell/>
          <table:table-cell table:style-name="Dictionary.I52" table:number-columns-spanned="2" office:value-type="string">
            <text:h text:style-name="P49" text:outline-level="2"><text:span text:style-name="T71">жд</text:span><text:span text:style-name="T92">а</text:span><text:span text:style-name="T71">ти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жду, ждеш, </text:span><text:span text:style-name="T75">недок.</text:span></text:p>
            <text:p text:style-name="P26">1) <text:span text:style-name="T75">перех.</text:span> Перебувати де-небудь, щоб побачити когось, зустрітися з <text:soft-page-break/>кимось; чекати, очікувати. || <text:span text:style-name="T75">перех.</text:span> <text:span text:style-name="T99">і </text:span><text:span text:style-name="T75">неперех.</text:span>, <text:span text:style-name="T99">кого</text:span>, <text:span text:style-name="T99">чого</text:span>, <text:span text:style-name="T99">на кого </text:span>–<text:span text:style-name="T99">що</text:span>, <text:span text:style-name="T99">зі </text:span><text:span text:style-name="T75">спол.</text:span> Розраховувати на чиє-небудь повернення, на прихід, появу когось, чогось, на здійснення чогось.</text:p>
            <text:p text:style-name="P33"><text:span text:style-name="T44">2) </text:span><text:span text:style-name="T57">перех.</text:span><text:span text:style-name="T44"> </text:span><text:span text:style-name="T53">і </text:span><text:span text:style-name="T57">неперех.</text:span><text:span text:style-name="T44"> Надіятися на що-небудь, сподіватися чогось; чекати.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17">27</text:p>
          </table:table-cell>
          <table:table-cell table:style-name="Dictionary.B53" table:number-columns-spanned="2" office:value-type="string">
            <text:p text:style-name="P22">Всенезустріч</text:p>
          </table:table-cell>
          <table:covered-table-cell/>
          <table:table-cell table:style-name="Dictionary.D53" table:number-columns-spanned="2" office:value-type="string">
            <text:p text:style-name="P19"><text:span text:style-name="T14">-і, </text:span><text:span text:style-name="T15">ім., ж., інд.-авт., </text:span><text:span text:style-name="T115">[11]</text:span></text:p>
          </table:table-cell>
          <table:covered-table-cell/>
          <table:table-cell table:style-name="Dictionary.F53" table:number-columns-spanned="2" office:value-type="string">
            <text:p text:style-name="P18">Похідне від <text:span text:style-name="T72">все</text:span> і <text:span text:style-name="T72">незу</text:span><text:span text:style-name="T5"></text:span><text:span text:style-name="T72">стріч</text:span></text:p>
          </table:table-cell>
          <table:covered-table-cell/>
          <table:table-cell table:style-name="Dictionary.H53" table:number-columns-spanned="3" office:value-type="string">
            <text:p text:style-name="P19"><text:span text:style-name="T15">Ця дорога вседороги/ </text:span><text:span text:style-name="T18">всенезустрічі</text:span><text:span text:style-name="T15"> – всегону./ Позирай із заквагону/ за сузір’ям Козерога. (П-1:67); Що мав – привиділось, причулося,/ на </text:span><text:span text:style-name="T18">всенезустріч</text:span><text:span text:style-name="T15">, всепрощання. (П-1:199)</text:span></text:p>
          </table:table-cell>
          <table:covered-table-cell/>
          <table:covered-table-cell/>
        </table:table-row>
        <table:table-row>
          <table:covered-table-cell/>
          <table:table-cell table:style-name="Dictionary.B54" table:number-columns-spanned="3" office:value-type="string">
            <text:p text:style-name="P6">Все <text:span text:style-name="T98">(див. 6)</text:span></text:p>
          </table:table-cell>
          <table:covered-table-cell/>
          <table:covered-table-cell/>
          <table:table-cell table:style-name="Dictionary.E54" table:number-columns-spanned="4" office:value-type="string">
            <text:p text:style-name="P6">Не <text:span text:style-name="T98">(див. 25)</text:span></text:p>
          </table:table-cell>
          <table:covered-table-cell/>
          <table:covered-table-cell/>
          <table:covered-table-cell/>
          <table:table-cell table:style-name="Dictionary.I54" table:number-columns-spanned="2" office:value-type="string">
            <text:h text:style-name="P49" text:outline-level="2"><text:span text:style-name="T71">з</text:span><text:span text:style-name="T92">у</text:span><text:span text:style-name="T71">стріч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і, </text:span><text:span text:style-name="T75">ж.</text:span><text:span text:style-name="T74">, </text:span><text:span text:style-name="T75">кого</text:span><text:span text:style-name="T74">, </text:span><text:span text:style-name="T75">чого</text:span><text:span text:style-name="T74">, </text:span><text:span text:style-name="T75">з ким </text:span><text:span text:style-name="T74">– </text:span><text:span text:style-name="T75">чим і без додатка</text:span><text:span text:style-name="T74">.</text:span></text:p>
            <text:p text:style-name="P26">1) Зближення з ким-, чим-небудь, хто (що) рухається навпроти.</text:p>
            <text:p text:style-name="P37"><text:soft-page-break/><text:span text:style-name="T43">2) Випадкове або наперед домовлене побачення з ким-небудь. || Тимчасове спільне перебування де-небудь з метою обговорення яких-небудь питань, для бесіди, наради і т. ін. || Спортивне змагання. ||</text:span><text:span text:style-name="T52">рідко</text:span><text:span text:style-name="T43">. Знайомство.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17">28</text:p>
          </table:table-cell>
          <table:table-cell table:style-name="Dictionary.B55" table:number-columns-spanned="2" office:value-type="string">
            <text:p text:style-name="P19"><text:span text:style-name="T3">Всенезустріч</text:span><text:span text:style-name="T2">-</text:span><text:span text:style-name="T3">всегíн</text:span></text:p>
          </table:table-cell>
          <table:covered-table-cell/>
          <table:table-cell table:style-name="Dictionary.D55" table:number-columns-spanned="2" office:value-type="string">
            <text:p text:style-name="P19"><text:span text:style-name="T14">-гону, </text:span><text:span text:style-name="T15">ім., ж., інд.-авт., </text:span><text:span text:style-name="T115">[9]</text:span></text:p>
          </table:table-cell>
          <table:covered-table-cell/>
          <table:table-cell table:style-name="Dictionary.F55" table:number-columns-spanned="2" office:value-type="string">
            <text:p text:style-name="P19"><text:span text:style-name="T26">Похідне від </text:span><text:span text:style-name="T29">всенезу</text:span><text:span text:style-name="T4"></text:span><text:span text:style-name="T29">стріч</text:span><text:span text:style-name="T26"> і </text:span><text:span text:style-name="T29">всегі</text:span><text:span text:style-name="T4"></text:span><text:span text:style-name="T29">н</text:span></text:p>
          </table:table-cell>
          <table:covered-table-cell/>
          <table:table-cell table:style-name="Dictionary.H55" table:number-columns-spanned="3" office:value-type="string">
            <text:p text:style-name="P19"><text:span text:style-name="T15">Ця дорога вседороги,/ </text:span><text:span text:style-name="T18">всенезустрічі-всегону</text:span><text:span text:style-name="T15">,/ позирай із зак-вагону/ за сузір’ям Козерога. (П-1:1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56" table:number-columns-spanned="5" office:value-type="string">
            <text:p text:style-name="P19"><text:span text:style-name="T29">всенезу</text:span><text:span text:style-name="T4"></text:span><text:span text:style-name="T29">стріч </text:span><text:span text:style-name="T40">(див. 27)</text:span></text:p>
          </table:table-cell>
          <table:covered-table-cell/>
          <table:covered-table-cell/>
          <table:covered-table-cell/>
          <table:covered-table-cell/>
          <table:table-cell table:style-name="Dictionary.G56" table:number-columns-spanned="4" office:value-type="string">
            <text:p text:style-name="P19"><text:span text:style-name="T29">всегі</text:span><text:span text:style-name="T4"></text:span><text:span text:style-name="T29">н </text:span><text:span text:style-name="T40">(див. 13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29</text:p>
          </table:table-cell>
          <table:table-cell table:style-name="Dictionary.B57" table:number-columns-spanned="2" office:value-type="string">
            <text:p text:style-name="P19"><text:span text:style-name="T3">ВсенепІзнани</text:span><text:span text:style-name="T3">й</text:span></text:p>
          </table:table-cell>
          <table:covered-table-cell/>
          <table:table-cell table:style-name="Dictionary.D57" table:number-columns-spanned="2" office:value-type="string">
            <text:p text:style-name="P19"><text:span text:style-name="T14">-а, -е, </text:span><text:span text:style-name="T16">прикм., </text:span><text:span text:style-name="T15">інд.-авт., </text:span><text:span text:style-name="T115">[8]</text:span></text:p>
          </table:table-cell>
          <table:covered-table-cell/>
          <table:table-cell table:style-name="Dictionary.F57" table:number-columns-spanned="2" office:value-type="string">
            <text:p text:style-name="P18">Похідне від <text:span text:style-name="T72">все</text:span> і <text:span text:style-name="T72">непі</text:span><text:span text:style-name="T5"></text:span><text:span text:style-name="T72">знаний</text:span></text:p>
          </table:table-cell>
          <table:covered-table-cell/>
          <table:table-cell table:style-name="Dictionary.H57" table:number-columns-spanned="3" office:value-type="string">
            <text:p text:style-name="P19"><text:span text:style-name="T15">…попелясті зозулі/ вістили роки: </text:span><text:span text:style-name="T15">жий однині/ на </text:span><text:span text:style-name="T18">всенепізнаній</text:span><text:span text:style-name="T15"> землі. (П-1:128)</text:span></text:p>
          </table:table-cell>
          <table:covered-table-cell/>
          <table:covered-table-cell/>
        </table:table-row>
        <table:table-row>
          <table:covered-table-cell/>
          <table:table-cell table:style-name="Dictionary.B58" table:number-columns-spanned="5" office:value-type="string">
            <text:p text:style-name="P6">Все <text:span text:style-name="T98">(див. 6)</text:span></text:p>
          </table:table-cell>
          <table:covered-table-cell/>
          <table:covered-table-cell/>
          <table:covered-table-cell/>
          <table:covered-table-cell/>
          <table:table-cell table:style-name="Dictionary.G58" table:number-columns-spanned="4" office:value-type="string">
            <text:h text:style-name="P49" text:outline-level="2"><text:span text:style-name="T71">неп</text:span><text:span text:style-name="T92">і</text:span><text:span text:style-name="T71">знаний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0">-а, -е.</text:p>
            <text:p text:style-name="P26">Якого ще не пізнали, не вивчили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30</text:p>
          </table:table-cell>
          <table:table-cell table:style-name="Dictionary.B59" table:number-columns-spanned="2" office:value-type="string">
            <text:p text:style-name="P22">ВсенепогАсн<text:soft-page-break/>ий</text:p>
          </table:table-cell>
          <table:covered-table-cell/>
          <table:table-cell table:style-name="Dictionary.D59" table:number-columns-spanned="2" office:value-type="string">
            <text:p text:style-name="P19"><text:span text:style-name="T14">-а, -е, </text:span><text:soft-page-break/><text:span text:style-name="T16">прикм., </text:span><text:span text:style-name="T15">інд.-авт., </text:span><text:span text:style-name="T115">[8]</text:span></text:p>
          </table:table-cell>
          <table:covered-table-cell/>
          <table:table-cell table:style-name="Dictionary.F59" table:number-columns-spanned="2" office:value-type="string">
            <text:p text:style-name="P18">Похідне від <text:soft-page-break/><text:span text:style-name="T72">все</text:span> і <text:span text:style-name="T72">непога</text:span><text:span text:style-name="T5"></text:span><text:span text:style-name="T72">сний</text:span></text:p>
          </table:table-cell>
          <table:covered-table-cell/>
          <table:table-cell table:style-name="Dictionary.H59" table:number-columns-spanned="3" office:value-type="string">
            <text:p text:style-name="P19"><text:span text:style-name="T15">оце світіння полохких світань/ </text:span><text:soft-page-break/><text:span text:style-name="T15">світів жертовних, що мене запалює/ </text:span><text:span text:style-name="T18">всенепогасним</text:span><text:span text:style-name="T15"> і ламким, як крига,/ огнем співучих надторосів – криг. (П-1: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60" table:number-columns-spanned="5" office:value-type="string">
            <text:p text:style-name="P6">Все <text:span text:style-name="T98">(див. 6)</text:span></text:p>
          </table:table-cell>
          <table:covered-table-cell/>
          <table:covered-table-cell/>
          <table:covered-table-cell/>
          <table:covered-table-cell/>
          <table:table-cell table:style-name="Dictionary.G60" table:number-columns-spanned="4" office:value-type="string">
            <text:h text:style-name="P49" text:outline-level="2"><text:span text:style-name="T71">непог</text:span><text:span text:style-name="T92">а</text:span><text:span text:style-name="T71">сний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0">-а, -е.</text:p>
            <text:p text:style-name="P26">1) Який не гасне, якого не можна погасити; невгасимий.</text:p>
            <text:p text:style-name="P34"><text:span text:style-name="T44">2) </text:span><text:span text:style-name="T57">перен.</text:span><text:span text:style-name="T44"> Який з часом не втрачає своєї сили; неослабний. || Якого не можна стримати, угамувати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31</text:p>
          </table:table-cell>
          <table:table-cell table:style-name="Dictionary.B61" table:number-columns-spanned="2" office:value-type="string">
            <text:p text:style-name="P22">ВсенепокОра</text:p>
          </table:table-cell>
          <table:covered-table-cell/>
          <table:table-cell table:style-name="Dictionary.D61" table:number-columns-spanned="2" office:value-type="string">
            <text:p text:style-name="P19"><text:span text:style-name="T14">-и, </text:span><text:span text:style-name="T15">ім., ж., інд.-авт., </text:span><text:span text:style-name="T115">[8]</text:span></text:p>
          </table:table-cell>
          <table:covered-table-cell/>
          <table:table-cell table:style-name="Dictionary.F61" table:number-columns-spanned="2" office:value-type="string">
            <text:p text:style-name="P18">Похідне від все і непокора</text:p>
          </table:table-cell>
          <table:covered-table-cell/>
          <table:table-cell table:style-name="Dictionary.H61" table:number-columns-spanned="3" office:value-type="string">
            <text:p text:style-name="P19"><text:span text:style-name="T15">Страшна ковбаня – чорна і масна./ І дух тяжкий повзе, немов потвора,/ в лещатах дум твоя </text:span><text:span text:style-name="T18">всенепокора</text:span><text:span text:style-name="T15">,/ стою на кладці. Дозираю дна. (П-1:151)</text:span></text:p>
          </table:table-cell>
          <table:covered-table-cell/>
          <table:covered-table-cell/>
        </table:table-row>
        <table:table-row>
          <table:covered-table-cell/>
          <table:table-cell table:style-name="Dictionary.B62" table:number-columns-spanned="5" office:value-type="string">
            <text:p text:style-name="P6">Все <text:span text:style-name="T98">(див. 6)</text:span></text:p>
          </table:table-cell>
          <table:covered-table-cell/>
          <table:covered-table-cell/>
          <table:covered-table-cell/>
          <table:covered-table-cell/>
          <table:table-cell table:style-name="Dictionary.G62" table:number-columns-spanned="4" office:value-type="string">
            <text:h text:style-name="P49" text:outline-level="2"><text:span text:style-name="T71">непок</text:span><text:span text:style-name="T92">о</text:span><text:span text:style-name="T71">ра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и, </text:span><text:span text:style-name="T75">ж.</text:span></text:p>
            <text:p text:style-name="P26">Небажання або відмова підкорятися кому-небудь, слухатися когось і т. ін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32</text:p>
          </table:table-cell>
          <table:table-cell table:style-name="Dictionary.B63" table:number-columns-spanned="2" office:value-type="string">
            <text:p text:style-name="P19"><text:span text:style-name="T3">ВсенищІ</text:span><text:span text:style-name="T4"></text:span><text:span text:style-name="T3">вність</text:span></text:p>
          </table:table-cell>
          <table:covered-table-cell/>
          <table:table-cell table:style-name="Dictionary.D63" table:number-columns-spanned="2" office:value-type="string">
            <text:p text:style-name="P19"><text:span text:style-name="T14">-ності, </text:span><text:span text:style-name="T15">ім., ж., інд.-</text:span><text:soft-page-break/><text:span text:style-name="T15">авт., </text:span><text:span text:style-name="T115">[1б]</text:span></text:p>
          </table:table-cell>
          <table:covered-table-cell/>
          <table:table-cell table:style-name="Dictionary.F63" table:number-columns-spanned="2" office:value-type="string">
            <text:p text:style-name="P19"><text:span text:style-name="T26">Похідне від </text:span><text:span text:style-name="T29">все </text:span><text:span text:style-name="T40">і </text:span><text:span text:style-name="T29">нищівний</text:span></text:p>
          </table:table-cell>
          <table:covered-table-cell/>
          <table:table-cell table:style-name="Dictionary.H63" table:number-columns-spanned="3" office:value-type="string">
            <text:p text:style-name="P19"><text:span text:style-name="T15">І ти збагнеш/ обнавіснілу </text:span><text:span text:style-name="T18">всенищівність</text:span><text:span text:style-name="T15"> роду. (П-1: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64" table:number-columns-spanned="5" office:value-type="string">
            <text:p text:style-name="P6">Все <text:span text:style-name="T98">(див. 6)</text:span></text:p>
          </table:table-cell>
          <table:covered-table-cell/>
          <table:covered-table-cell/>
          <table:covered-table-cell/>
          <table:covered-table-cell/>
          <table:table-cell table:style-name="Dictionary.G64" table:number-columns-spanned="4" office:value-type="string">
            <text:h text:style-name="P49" text:outline-level="2"><text:span text:style-name="T71">нищівн</text:span><text:span text:style-name="T92">и</text:span><text:span text:style-name="T71">й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0">-а, -е.</text:p>
            <text:p text:style-name="P26">Який має велику руйнівну, знищувальну силу. || Дуже великий, сильний. || Різкий, нещадний, непримиренний. || Сповнений зневаги, осуду, презирства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33</text:p>
          </table:table-cell>
          <table:table-cell table:style-name="Dictionary.B65" table:number-columns-spanned="2" office:value-type="string">
            <text:p text:style-name="P19"><text:span text:style-name="T3">ВсеО</text:span><text:span text:style-name="T4"></text:span><text:span text:style-name="T3">брій</text:span></text:p>
          </table:table-cell>
          <table:covered-table-cell/>
          <table:table-cell table:style-name="Dictionary.D65" table:number-columns-spanned="2" office:value-type="string">
            <text:p text:style-name="P19"><text:span text:style-name="T14">-ю, </text:span><text:span text:style-name="T15">ім., ч., інд.-авт., </text:span><text:span text:style-name="T115">[8]</text:span></text:p>
          </table:table-cell>
          <table:covered-table-cell/>
          <table:table-cell table:style-name="Dictionary.F65" table:number-columns-spanned="2" office:value-type="string">
            <text:p text:style-name="P18">Похідне від <text:span text:style-name="T72">все </text:span>і <text:span text:style-name="T72">о</text:span><text:span text:style-name="T4"></text:span><text:span text:style-name="T72">брій</text:span></text:p>
          </table:table-cell>
          <table:covered-table-cell/>
          <table:table-cell table:style-name="Dictionary.H65" table:number-columns-spanned="3" office:value-type="string">
            <text:p text:style-name="P19"><text:span text:style-name="T15">Старечою ходою/ із костуром – іще </text:span><text:span text:style-name="T15">бриниш мені/ </text:span><text:span text:style-name="T18">всеобрієм</text:span><text:span text:style-name="T15">. (П-1:182)</text:span></text:p>
          </table:table-cell>
          <table:covered-table-cell/>
          <table:covered-table-cell/>
        </table:table-row>
        <table:table-row>
          <table:covered-table-cell/>
          <table:table-cell table:style-name="Dictionary.B66" table:number-columns-spanned="5" office:value-type="string">
            <text:p text:style-name="P6">Все <text:span text:style-name="T98">(див. 6)</text:span></text:p>
          </table:table-cell>
          <table:covered-table-cell/>
          <table:covered-table-cell/>
          <table:covered-table-cell/>
          <table:covered-table-cell/>
          <table:table-cell table:style-name="Dictionary.G66" table:number-columns-spanned="4" office:value-type="string">
            <text:h text:style-name="P49" text:outline-level="2"><text:span text:style-name="T92">о</text:span><text:span text:style-name="T71">брій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ю, </text:span><text:span text:style-name="T75">ч.</text:span></text:p>
            <text:p text:style-name="P26">1) Лінія позірного зіткнення неба з землею чи водною поверхнею; горизонт, небокрай. || Прилегла до землі частина небесного простору; небосхил.</text:p>
            <text:p text:style-name="P26">2) Простір, який постає перед очима на відкритій місцевості; видноколо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34</text:p>
          </table:table-cell>
          <table:table-cell table:style-name="Dictionary.B67" table:number-columns-spanned="2" office:value-type="string">
            <text:p text:style-name="P19"><text:span text:style-name="T3">ВсеобрушА</text:span><text:span text:style-name="T4"></text:span><text:span text:style-name="T3">ти</text:span></text:p>
          </table:table-cell>
          <table:covered-table-cell/>
          <table:table-cell table:style-name="Dictionary.D67" table:number-columns-spanned="2" office:value-type="string">
            <text:p text:style-name="P19"><text:span text:style-name="T14">-а</text:span><text:span text:style-name="T4"></text:span><text:span text:style-name="T14">ю, </text:span><text:soft-page-break/><text:span text:style-name="T14">-єш, </text:span><text:span text:style-name="T14">дієсл., </text:span><text:span text:style-name="T16">недок., перех., інд.-авт., </text:span><text:span text:style-name="T83">[8</text:span><text:span text:style-name="T16">]</text:span></text:p>
          </table:table-cell>
          <table:covered-table-cell/>
          <table:table-cell table:style-name="Dictionary.F67" table:number-columns-spanned="2" office:value-type="string">
            <text:p text:style-name="P18">Похідне від <text:soft-page-break/><text:span text:style-name="T72">все</text:span> і <text:span text:style-name="T72">обруша</text:span><text:span text:style-name="T4"></text:span><text:span text:style-name="T72">ти</text:span></text:p>
          </table:table-cell>
          <table:covered-table-cell/>
          <table:table-cell table:style-name="Dictionary.H67" table:number-columns-spanned="3" office:value-type="string">
            <text:p text:style-name="P19"><text:span text:style-name="T15">Та </text:span><text:span text:style-name="T18">всеобрушає</text:span><text:span text:style-name="T15"> нестерпно/ </text:span><text:soft-page-break/><text:span text:style-name="T15">двопогляд. У ньому ти сущий,/ </text:span><text:span text:style-name="T15">померлий, пантруєш живого,/ зориш за померлим – живий. (П-1: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68" table:number-columns-spanned="3" office:value-type="string">
            <text:p text:style-name="P6">Все <text:span text:style-name="T98">(див. 6)</text:span></text:p>
          </table:table-cell>
          <table:covered-table-cell/>
          <table:covered-table-cell/>
          <table:table-cell table:style-name="Dictionary.E68" table:number-columns-spanned="6" office:value-type="string">
            <text:h text:style-name="P45" text:outline-level="2"><text:span text:style-name="T46">обр</text:span><text:span text:style-name="T65">у</text:span><text:span text:style-name="T46">шувати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ую, -уєш </text:span><text:span text:style-name="T75">і рідко </text:span><text:span text:style-name="T74">обрушати, -аю, -аєш, </text:span><text:span text:style-name="T75">недок.</text:span><text:span text:style-name="T74">, обрушити, -шу, -шиш,</text:span><text:span text:style-name="T75">док.</text:span><text:span text:style-name="T74">, </text:span><text:span text:style-name="T75">перех.</text:span></text:p>
            <text:p text:style-name="P26">3) <text:span text:style-name="T75">перен.</text:span> Навально спрямовувати щось (сили, удар і т. ін.) на кого-, що-небудь, проти кого-, чого-небудь. || Спрямовувати на кого-, що-небудь усю силу негативних почуттів (гніву, ненависті і т. ін.).</text:p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35</text:p>
          </table:table-cell>
          <table:table-cell table:style-name="Dictionary.B69" table:number-columns-spanned="2" office:value-type="string">
            <text:p text:style-name="P19"><text:span text:style-name="T3">ВсеО</text:span><text:span text:style-name="T4"></text:span><text:span text:style-name="T3">чі</text:span></text:p>
          </table:table-cell>
          <table:covered-table-cell/>
          <table:table-cell table:style-name="Dictionary.D69" table:number-columns-spanned="2" office:value-type="string">
            <text:p text:style-name="P19"><text:span text:style-name="T14">-чéй, </text:span><text:span text:style-name="T15">ім., мн., інд.-авт., </text:span><text:span text:style-name="T115">[8]</text:span></text:p>
          </table:table-cell>
          <table:covered-table-cell/>
          <table:table-cell table:style-name="Dictionary.F69" table:number-columns-spanned="2" office:value-type="string">
            <text:p text:style-name="P18">Похідне від <text:span text:style-name="T72">все</text:span> і <text:span text:style-name="T72">о</text:span><text:span text:style-name="T4"></text:span><text:span text:style-name="T72">чі</text:span></text:p>
          </table:table-cell>
          <table:covered-table-cell/>
          <table:table-cell table:style-name="Dictionary.H69" table:number-columns-spanned="3" office:value-type="string">
            <text:p text:style-name="P19"><text:span text:style-name="T15">Узорені, роздумані, прозорі - / вони – </text:span><text:span text:style-name="T15">одне високе чудування - / недоторканна є оця зчужілість/ і всепрозріння добрих </text:span><text:span text:style-name="T18">всеочей</text:span><text:span text:style-name="T15">. (П-2:1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70" table:number-columns-spanned="3" office:value-type="string">
            <text:p text:style-name="P6">Все <text:span text:style-name="T98">(див. 6)</text:span></text:p>
          </table:table-cell>
          <table:covered-table-cell/>
          <table:covered-table-cell/>
          <table:table-cell table:style-name="Dictionary.E70" table:number-columns-spanned="6" office:value-type="string">
            <text:h text:style-name="P45" text:outline-level="2"><text:span text:style-name="T64">О</text:span><text:span text:style-name="T45">ко (</text:span><text:span text:style-name="T64">о</text:span><text:span text:style-name="T45">чі)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1">I </text:span><text:span text:style-name="T74">-а, </text:span><text:span text:style-name="T75">с.</text:span> <text:span text:style-name="T74">(</text:span><text:span text:style-name="T75">мн.</text:span> <text:span text:style-name="T74">очі, </text:span><text:span text:style-name="T75">рідко </text:span><text:span text:style-name="T74">вічі, очей – </text:span><text:span text:style-name="T75">перев.</text:span> <text:span text:style-name="T75">з прийм.</text:span> <text:span text:style-name="T74">у).</text:span></text:p>
            <text:p text:style-name="P2"><text:soft-page-break/><text:span text:style-name="T54">1) Орган зору у людини, всіх хребетних та деяких безхребетних тварин. || Те саме, що </text:span><text:a xlink:type="simple" xlink:href="http://www.lingvo.ua/uk/Translate/uk-uk/погляд"><text:span text:style-name="T62">погляд</text:span></text:a><text:span text:style-name="T54">.</text:span></text:p>
            <text:p text:style-name="P26">2) <text:span text:style-name="T75">розм.</text:span> Здатність бачити; зір. || <text:span text:style-name="T99">тільки </text:span><text:span text:style-name="T75">одн.</text:span> Особлива здатність бачення, властива людині завдяки певній професії, досвіду і т. ін.</text:p>
            <text:p text:style-name="P34"><text:span text:style-name="T44">3) </text:span><text:span text:style-name="T57">перен.</text:span><text:span text:style-name="T44">, </text:span><text:span text:style-name="T57">розм.</text:span><text:span text:style-name="T44"> Піклування, догляд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36</text:p>
          </table:table-cell>
          <table:table-cell table:style-name="Dictionary.B71" table:number-columns-spanned="2" office:value-type="string">
            <text:p text:style-name="P22">Всепам’яткий</text:p>
          </table:table-cell>
          <table:covered-table-cell/>
          <table:table-cell table:style-name="Dictionary.D71" table:number-columns-spanned="2" office:value-type="string">
            <text:p text:style-name="P19"><text:span text:style-name="T14">-á, -é, </text:span><text:span text:style-name="T16">прикм., </text:span><text:span text:style-name="T15">інд.-авт., </text:span><text:span text:style-name="T115">[8]</text:span></text:p>
          </table:table-cell>
          <table:covered-table-cell/>
          <table:table-cell table:style-name="Dictionary.F71" table:number-columns-spanned="2" office:value-type="string">
            <text:p text:style-name="P18">Похідне від <text:span text:style-name="T72">все</text:span> і <text:s/><text:span text:style-name="T29">пам’яткий</text:span></text:p>
          </table:table-cell>
          <table:covered-table-cell/>
          <table:table-cell table:style-name="Dictionary.H71" table:number-columns-spanned="3" office:value-type="string">
            <text:p text:style-name="P19"><text:span text:style-name="T15">Володарю своєї смерті, доля - / </text:span><text:span text:style-name="T18">всепам’ятка</text:span><text:span text:style-name="T15">, всечула, всевидюща - / </text:span><text:span text:style-name="T15">нічого не забуде, не простить. (П-1: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72" table:number-columns-spanned="3" office:value-type="string">
            <text:p text:style-name="P6">Все <text:span text:style-name="T98">(див. 6)</text:span></text:p>
          </table:table-cell>
          <table:covered-table-cell/>
          <table:covered-table-cell/>
          <table:table-cell table:style-name="Dictionary.E72" table:number-columns-spanned="6" office:value-type="string">
            <text:h text:style-name="P45" text:outline-level="2"><text:span text:style-name="T46">Пам’ятл</text:span><text:span text:style-name="T65">и</text:span><text:span text:style-name="T46">вий (пам’яткий)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0">-а, -е.</text:p>
            <text:p text:style-name="P26">1) Який має добру пам'ять, здатний легко запам'ятовувати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37</text:p>
          </table:table-cell>
          <table:table-cell table:style-name="Dictionary.B73" table:number-columns-spanned="2" office:value-type="string">
            <text:p text:style-name="P22">ВсепекЕльний</text:p>
          </table:table-cell>
          <table:covered-table-cell/>
          <table:table-cell table:style-name="Dictionary.D73" table:number-columns-spanned="2" office:value-type="string">
            <text:p text:style-name="P19"><text:span text:style-name="T14">-а, -е, </text:span><text:span text:style-name="T16">прикм., </text:span><text:span text:style-name="T15">інд.-авт., </text:span><text:span text:style-name="T115">[8]</text:span></text:p>
          </table:table-cell>
          <table:covered-table-cell/>
          <table:table-cell table:style-name="Dictionary.F73" table:number-columns-spanned="2" office:value-type="string">
            <text:p text:style-name="P19"><text:span text:style-name="T16">Похідне від </text:span><text:span text:style-name="T21">все</text:span><text:span text:style-name="T16"> і </text:span><text:span text:style-name="T21">пекéльний</text:span></text:p>
          </table:table-cell>
          <table:covered-table-cell/>
          <table:table-cell table:style-name="Dictionary.H73" table:number-columns-spanned="3" office:value-type="string">
            <text:p text:style-name="P19"><text:span text:style-name="T15">Сяє срібне серце землі/ </text:span><text:span text:style-name="T18">всепекельними </text:span><text:span text:style-name="T15">калюжами. (П-1: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74" table:number-columns-spanned="5" office:value-type="string">
            <text:p text:style-name="P6">Все <text:span text:style-name="T98">(див. 6)</text:span></text:p>
          </table:table-cell>
          <table:covered-table-cell/>
          <table:covered-table-cell/>
          <table:covered-table-cell/>
          <table:covered-table-cell/>
          <table:table-cell table:style-name="Dictionary.G74" table:number-columns-spanned="4" office:value-type="string">
            <text:h text:style-name="P49" text:outline-level="2"><text:span text:style-name="T71">пек</text:span><text:span text:style-name="T92">е</text:span><text:span text:style-name="T71">льний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0">-а, -е.</text:p>
            <text:p text:style-name="P2"><text:span text:style-name="T54">1) Прикм. до </text:span><text:a xlink:type="simple" xlink:href="http://www.lingvo.ua/uk/Translate/uk-uk/пекло"><text:span text:style-name="T62">пекло</text:span></text:a><text:span text:style-name="T54"> 1). || Який уявно </text:span><text:soft-page-break/><text:span text:style-name="T54">спостерігається в пеклі.</text:span></text:p>
            <text:p text:style-name="P26">2) <text:span text:style-name="T75">перен.</text:span> Важкий, жахливий, нестерпний; такий, як у пеклі. || Надзвичайний за ступенем прояву; дуже великий.</text:p>
            <text:p text:style-name="P34"><text:span text:style-name="T44">3) </text:span><text:span text:style-name="T57">перен.</text:span><text:span text:style-name="T44"> Злий, підступний. || </text:span><text:span text:style-name="T57">розм.</text:span><text:span text:style-name="T44"> Уживається як лайливе слово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38</text:p>
          </table:table-cell>
          <table:table-cell table:style-name="Dictionary.B75" table:number-columns-spanned="2" office:value-type="string">
            <text:p text:style-name="P22">ВсеперелЕт</text:p>
          </table:table-cell>
          <table:covered-table-cell/>
          <table:table-cell table:style-name="Dictionary.D75" table:number-columns-spanned="2" office:value-type="string">
            <text:p text:style-name="P19"><text:span text:style-name="T14">-у, </text:span><text:span text:style-name="T15">ім., ч., інд.-авт., </text:span><text:span text:style-name="T115">[8]</text:span></text:p>
          </table:table-cell>
          <table:covered-table-cell/>
          <table:table-cell table:style-name="Dictionary.F75" table:number-columns-spanned="2" office:value-type="string">
            <text:p text:style-name="P19"><text:span text:style-name="T26">Похідне від </text:span><text:span text:style-name="T29">все</text:span><text:span text:style-name="T26"> і </text:span><text:span text:style-name="T29">перелі</text:span><text:span text:style-name="T4"></text:span><text:span text:style-name="T29">т</text:span></text:p>
          </table:table-cell>
          <table:covered-table-cell/>
          <table:table-cell table:style-name="Dictionary.H75" table:number-columns-spanned="3" office:value-type="string">
            <text:p text:style-name="P19"><text:span text:style-name="T15">Це божевілля пориву, ця рвань/ </text:span><text:span text:style-name="T18">всеперелетів</text:span><text:span text:style-name="T15"> – з пекла і до раю,/ це надвисання в смерть… (П-1: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76" table:number-columns-spanned="5" office:value-type="string">
            <text:p text:style-name="P6">Все <text:span text:style-name="T98">(див. 6)</text:span></text:p>
          </table:table-cell>
          <table:covered-table-cell/>
          <table:covered-table-cell/>
          <table:covered-table-cell/>
          <table:covered-table-cell/>
          <table:table-cell table:style-name="Dictionary.G76" table:number-columns-spanned="4" office:value-type="string">
            <text:h text:style-name="P49" text:outline-level="2"><text:span text:style-name="T71">перел</text:span><text:span text:style-name="T92">і</text:span><text:span text:style-name="T71">т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льоту, </text:span><text:span text:style-name="T75">ч.</text:span></text:p>
            <text:p text:style-name="P2"><text:span text:style-name="T54">1) Дія і стан за знач. </text:span><text:a xlink:type="simple" xlink:href="http://www.lingvo.ua/uk/Translate/uk-uk/перелетіти"><text:span text:style-name="T62">перелетіти</text:span></text:a><text:span text:style-name="T54"> 1), </text:span><text:a xlink:type="simple" xlink:href="http://www.lingvo.ua/uk/Translate/uk-uk/перелітати"><text:span text:style-name="T62">перелітати</text:span></text:a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39</text:p>
          </table:table-cell>
          <table:table-cell table:style-name="Dictionary.B77" table:number-columns-spanned="2" office:value-type="string">
            <text:p text:style-name="P22">Всепереляк</text:p>
          </table:table-cell>
          <table:covered-table-cell/>
          <table:table-cell table:style-name="Dictionary.D77" table:number-columns-spanned="2" office:value-type="string">
            <text:p text:style-name="P19"><text:span text:style-name="T14">-у, </text:span><text:span text:style-name="T15">ім., ч., інд.-авт., </text:span><text:span text:style-name="T115">[8]</text:span></text:p>
          </table:table-cell>
          <table:covered-table-cell/>
          <table:table-cell table:style-name="Dictionary.F77" table:number-columns-spanned="2" office:value-type="string">
            <text:p text:style-name="P19"><text:span text:style-name="T26">Похідне від </text:span><text:span text:style-name="T29">все</text:span><text:span text:style-name="T26"> і </text:span><text:span text:style-name="T29">переляк</text:span></text:p>
          </table:table-cell>
          <table:covered-table-cell/>
          <table:table-cell table:style-name="Dictionary.H77" table:number-columns-spanned="3" office:value-type="string">
            <text:p text:style-name="P19"><text:span text:style-name="T15">Куди сховатись,/ аби втекти глухонімого болю/ і таємничого </text:span><text:span text:style-name="T18">Всепереляку</text:span><text:span text:style-name="T15">/ і ницого рятунку Порожнеч? (П-1:1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78" table:number-columns-spanned="5" office:value-type="string">
            <text:p text:style-name="P6">Все <text:span text:style-name="T98">(див. 6)</text:span></text:p>
          </table:table-cell>
          <table:covered-table-cell/>
          <table:covered-table-cell/>
          <table:covered-table-cell/>
          <table:covered-table-cell/>
          <table:table-cell table:style-name="Dictionary.G78" table:number-columns-spanned="4" office:value-type="string">
            <text:h text:style-name="P49" text:outline-level="2"><text:span text:style-name="T71">перел</text:span><text:span text:style-name="T92">я</text:span><text:span text:style-name="T71">к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у, </text:span><text:span text:style-name="T75">ч.</text:span></text:p>
            <text:p text:style-name="P26"><text:soft-page-break/>Почуття страху, боязні. || Стан, викликаний таким почуттям; зовнішні ознаки такого почуття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40</text:p>
          </table:table-cell>
          <table:table-cell table:style-name="Dictionary.B79" table:number-columns-spanned="2" office:value-type="string">
            <text:p text:style-name="P22">Всепопéреду</text:p>
          </table:table-cell>
          <table:covered-table-cell/>
          <table:table-cell table:style-name="Dictionary.D79" table:number-columns-spanned="2" office:value-type="string">
            <text:p text:style-name="P14">присл., інд.-авт., <text:span text:style-name="T120">[11]</text:span></text:p>
          </table:table-cell>
          <table:covered-table-cell/>
          <table:table-cell table:style-name="Dictionary.F79" table:number-columns-spanned="2" office:value-type="string">
            <text:p text:style-name="P19"><text:span text:style-name="T26">Похідне від </text:span><text:span text:style-name="T29">все</text:span><text:span text:style-name="T26"> і </text:span><text:span text:style-name="T29">попéреду</text:span></text:p>
          </table:table-cell>
          <table:covered-table-cell/>
          <table:table-cell table:style-name="Dictionary.H79" table:number-columns-spanned="3" office:value-type="string">
            <text:p text:style-name="P19"><text:span text:style-name="T15">Іду до вас – ви </text:span><text:span text:style-name="T18">всепопереду</text:span><text:span text:style-name="T15">,/ за заримим обрієм моїм. (П-2:78)</text:span></text:p>
          </table:table-cell>
          <table:covered-table-cell/>
          <table:covered-table-cell/>
        </table:table-row>
        <table:table-row>
          <table:covered-table-cell/>
          <table:table-cell table:style-name="Dictionary.B80" table:number-columns-spanned="5" office:value-type="string">
            <text:p text:style-name="P6">Все <text:span text:style-name="T98">(див. 6)</text:span></text:p>
          </table:table-cell>
          <table:covered-table-cell/>
          <table:covered-table-cell/>
          <table:covered-table-cell/>
          <table:covered-table-cell/>
          <table:table-cell table:style-name="Dictionary.G80" table:number-columns-spanned="4" office:value-type="string">
            <text:h text:style-name="P49" text:outline-level="2"><text:span text:style-name="T71">поп</text:span><text:span text:style-name="T92">е</text:span><text:span text:style-name="T71">реду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1">I </text:span><text:span text:style-name="T75">присл.</text:span></text:p>
            <text:p text:style-name="P26">1) Перед ким-, чим-небудь, на чолі когось, чогось; <text:span text:style-name="T75">прот.</text:span> позаду. || У передній частині чого-небудь. || У числі перших, передових, в авангарді.</text:p>
            <text:p text:style-name="P26">2) Раніше від кого-, чого-небудь; спершу. || За якийсь час до чого-небудь; заздалегідь, наперед. || У минулому, раніше.</text:p>
            <text:p text:style-name="P26">3) На деякій відстані перед ким-, чим-небудь. || На значній віддалі на шляху під час пересування.</text:p>
            <text:p text:style-name="P26">4) У майбутньому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41</text:p>
          </table:table-cell>
          <table:table-cell table:style-name="Dictionary.B81" table:number-columns-spanned="2" office:value-type="string">
            <text:p text:style-name="P22">Всепрозрíння</text:p>
          </table:table-cell>
          <table:covered-table-cell/>
          <table:table-cell table:style-name="Dictionary.D81" table:number-columns-spanned="2" office:value-type="string">
            <text:p text:style-name="P14">ім., с., інд.-авт., <text:span text:style-name="T120">[8]</text:span></text:p>
          </table:table-cell>
          <table:covered-table-cell/>
          <table:table-cell table:style-name="Dictionary.F81" table:number-columns-spanned="2" office:value-type="string">
            <text:p text:style-name="P19"><text:span text:style-name="T26">Похідне від </text:span><text:span text:style-name="T29">все</text:span><text:span text:style-name="T26"> і </text:span><text:span text:style-name="T29">прозрíння</text:span></text:p>
          </table:table-cell>
          <table:covered-table-cell/>
          <table:table-cell table:style-name="Dictionary.H81" table:number-columns-spanned="3" office:value-type="string">
            <text:p text:style-name="P19"><text:span text:style-name="T15">На всерозхресті люті і жаху,/ на </text:span><text:span text:style-name="T18">всепрозрінні</text:span><text:span text:style-name="T15"> смертного скрику/ дай мені, Боже, чесного шляху,/ дай </text:span><text:span text:style-name="T15">мені, Боже, гордого лику! (П-1:153); </text:span><text:soft-page-break/><text:span text:style-name="T15">Узорені, роздумані, прозорі - / вони – одне високе чудування - / недоторканна є оця зчужілість/ і </text:span><text:span text:style-name="T18">всепрозріння</text:span><text:span text:style-name="T15"> добрих всеочей. (П-2:1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82" table:number-columns-spanned="5" office:value-type="string">
            <text:p text:style-name="P6">Все <text:span text:style-name="T98">(див. 6)</text:span></text:p>
          </table:table-cell>
          <table:covered-table-cell/>
          <table:covered-table-cell/>
          <table:covered-table-cell/>
          <table:covered-table-cell/>
          <table:table-cell table:style-name="Dictionary.G82" table:number-columns-spanned="4" office:value-type="string">
            <text:h text:style-name="P49" text:outline-level="2"><text:span text:style-name="T71">прозр</text:span><text:span text:style-name="T92">і</text:span><text:span text:style-name="T71">ння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я, </text:span><text:span text:style-name="T75">с.</text:span></text:p>
            <text:p text:style-name="P2"><text:span text:style-name="T54">1) Дія і стан за знач. </text:span><text:a xlink:type="simple" xlink:href="http://www.lingvo.ua/uk/Translate/uk-uk/прозріти"><text:span text:style-name="T62">прозріти</text:span></text:a><text:span text:style-name="T54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42</text:p>
          </table:table-cell>
          <table:table-cell table:style-name="Dictionary.B83" table:number-columns-spanned="2" office:value-type="string">
            <text:p text:style-name="P22">Всепрощáльний</text:p>
          </table:table-cell>
          <table:covered-table-cell/>
          <table:table-cell table:style-name="Dictionary.D83" table:number-columns-spanned="2" office:value-type="string">
            <text:p text:style-name="P19"><text:span text:style-name="T14">-а, -е, </text:span><text:span text:style-name="T16">прикм., </text:span><text:span text:style-name="T15">інд.-авт., </text:span><text:span text:style-name="T115">[9а]</text:span></text:p>
          </table:table-cell>
          <table:covered-table-cell/>
          <table:table-cell table:style-name="Dictionary.F83" table:number-columns-spanned="2" office:value-type="string">
            <text:p text:style-name="P19"><text:span text:style-name="T26">Похідне від </text:span><text:span text:style-name="T29">все</text:span><text:span text:style-name="T26"> і </text:span><text:span text:style-name="T29">прощáльний</text:span></text:p>
          </table:table-cell>
          <table:covered-table-cell/>
          <table:table-cell table:style-name="Dictionary.H83" table:number-columns-spanned="3" office:value-type="string">
            <text:p text:style-name="P19"><text:span text:style-name="T15">Земля – хитлива і плавка – вседорога і </text:span><text:span text:style-name="T18">всепрощальна</text:span><text:span text:style-name="T15"> - / здоліла стати, щоб благальна помічена була рука. (П-2:147)</text:span></text:p>
          </table:table-cell>
          <table:covered-table-cell/>
          <table:covered-table-cell/>
        </table:table-row>
        <table:table-row>
          <table:covered-table-cell/>
          <table:table-cell table:style-name="Dictionary.B84" table:number-columns-spanned="5" office:value-type="string">
            <text:p text:style-name="P6">Все <text:span text:style-name="T98">(див. 6)</text:span></text:p>
          </table:table-cell>
          <table:covered-table-cell/>
          <table:covered-table-cell/>
          <table:covered-table-cell/>
          <table:covered-table-cell/>
          <table:table-cell table:style-name="Dictionary.G84" table:number-columns-spanned="4" office:value-type="string">
            <text:h text:style-name="P49" text:outline-level="2"><text:span text:style-name="T71">прощ</text:span><text:span text:style-name="T92">а</text:span><text:span text:style-name="T71">льний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0">-а, -е.</text:p>
            <text:p text:style-name="P26">1) Стос. до прощання. ||Викликаний прощанням. || Який буває, відбувається тощо під час прощання з покійником. || Який влаштовується з нагоди від'їзду.</text:p>
            <text:p text:style-name="P37"><text:span text:style-name="T43">2) </text:span><text:span text:style-name="T56">перен.</text:span><text:span text:style-name="T43"> Останній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43</text:p>
          </table:table-cell>
          <table:table-cell table:style-name="Dictionary.B85" table:number-columns-spanned="2" office:value-type="string">
            <text:p text:style-name="P22">Всепрощáння</text:p>
          </table:table-cell>
          <table:covered-table-cell/>
          <table:table-cell table:style-name="Dictionary.D85" table:number-columns-spanned="2" office:value-type="string">
            <text:p text:style-name="P19"><text:span text:style-name="T14">-я, </text:span><text:span text:style-name="T15">ім., с., інд.-авт., </text:span><text:soft-page-break/><text:span text:style-name="T115">[9а]</text:span></text:p>
          </table:table-cell>
          <table:covered-table-cell/>
          <table:table-cell table:style-name="Dictionary.F85" table:number-columns-spanned="2" office:value-type="string">
            <text:p text:style-name="P19"><text:span text:style-name="T26">Похідне від </text:span><text:span text:style-name="T29">все</text:span><text:span text:style-name="T26"> і </text:span><text:span text:style-name="T29">прощáння</text:span></text:p>
          </table:table-cell>
          <table:covered-table-cell/>
          <table:table-cell table:style-name="Dictionary.H85" table:number-columns-spanned="3" office:value-type="string">
            <text:p text:style-name="P19"><text:span text:style-name="T15">Що мав – привиділось, причулося,/ на всенезустріч, </text:span><text:span text:style-name="T18">всепрощання</text:span><text:span text:style-name="T15">. (П-</text:span><text:span text:style-name="T15">1:199)</text:span></text:p>
          </table:table-cell>
          <table:covered-table-cell/>
          <table:covered-table-cell/>
        </table:table-row>
        <table:table-row>
          <table:covered-table-cell/>
          <table:table-cell table:style-name="Dictionary.B86" table:number-columns-spanned="5" office:value-type="string">
            <text:p text:style-name="P6">Все <text:span text:style-name="T98">(див. 6)</text:span></text:p>
          </table:table-cell>
          <table:covered-table-cell/>
          <table:covered-table-cell/>
          <table:covered-table-cell/>
          <table:covered-table-cell/>
          <table:table-cell table:style-name="Dictionary.G86" table:number-columns-spanned="4" office:value-type="string">
            <text:h text:style-name="P49" text:outline-level="2"><text:span text:style-name="T71">прощ</text:span><text:span text:style-name="T92">а</text:span><text:span text:style-name="T71">ння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я, </text:span><text:span text:style-name="T75">с.</text:span></text:p>
            <text:p text:style-name="P2"><text:span text:style-name="T54">1) Дія за знач. </text:span><text:a xlink:type="simple" xlink:href="http://www.lingvo.ua/uk/Translate/uk-uk/прощатися"><text:span text:style-name="T62">прощатися</text:span></text:a><text:span text:style-name="T54"> 1). || Слова, які вимовляються перед розлукою, розставанням. </text:span><text:span text:style-name="T55">Час прощання</text:span><text:span text:style-name="T54">.</text:span></text:p>
            <text:p text:style-name="P34"><text:span text:style-name="T44">2) </text:span><text:span text:style-name="T57">перен.</text:span><text:span text:style-name="T44"> Розставання з чим-небуд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44</text:p>
          </table:table-cell>
          <table:table-cell table:style-name="Dictionary.B87" table:number-columns-spanned="2" office:value-type="string">
            <text:p text:style-name="P22">Всерозлука</text:p>
          </table:table-cell>
          <table:covered-table-cell/>
          <table:table-cell table:style-name="Dictionary.D87" table:number-columns-spanned="2" office:value-type="string">
            <text:p text:style-name="P19"><text:span text:style-name="T14">-и, </text:span><text:span text:style-name="T15">ім., ж., інд.-авт., </text:span><text:span text:style-name="T115">[8]</text:span></text:p>
          </table:table-cell>
          <table:covered-table-cell/>
          <table:table-cell table:style-name="Dictionary.F87" table:number-columns-spanned="2" office:value-type="string">
            <text:p text:style-name="P19"><text:span text:style-name="T26">Похідне від </text:span><text:span text:style-name="T29">все</text:span><text:span text:style-name="T26"> і </text:span><text:span text:style-name="T29">розлука</text:span></text:p>
          </table:table-cell>
          <table:covered-table-cell/>
          <table:table-cell table:style-name="Dictionary.H87" table:number-columns-spanned="3" office:value-type="string">
            <text:p text:style-name="P19"><text:span text:style-name="T15">Сягни рукою – і не досягнеш/ ні краю </text:span><text:span text:style-name="T18">всерозлук</text:span><text:span text:style-name="T15">, ні муки краю. (П-1:149)</text:span></text:p>
          </table:table-cell>
          <table:covered-table-cell/>
          <table:covered-table-cell/>
        </table:table-row>
        <table:table-row>
          <table:covered-table-cell/>
          <table:table-cell table:style-name="Dictionary.B88" table:number-columns-spanned="5" office:value-type="string">
            <text:p text:style-name="P6">Все <text:span text:style-name="T98">(див. 6)</text:span></text:p>
          </table:table-cell>
          <table:covered-table-cell/>
          <table:covered-table-cell/>
          <table:covered-table-cell/>
          <table:covered-table-cell/>
          <table:table-cell table:style-name="Dictionary.G88" table:number-columns-spanned="4" office:value-type="string">
            <text:h text:style-name="P49" text:outline-level="2"><text:span text:style-name="T71">розл</text:span><text:span text:style-name="T92">у</text:span><text:span text:style-name="T71">ка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и, </text:span><text:span text:style-name="T75">ж.</text:span></text:p>
            <text:p text:style-name="P26">1) Розставання, прощання з ким-, чим-небудь близьким, дорогим.</text:p>
            <text:p text:style-name="P26">2) Тимчасове перебування далеко від кого-, чого-небудь близького, дорогого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45</text:p>
          </table:table-cell>
          <table:table-cell table:style-name="Dictionary.B89" table:number-columns-spanned="2" office:value-type="string">
            <text:p text:style-name="P22">Всерозхрéстя</text:p>
          </table:table-cell>
          <table:covered-table-cell/>
          <table:table-cell table:style-name="Dictionary.D89" table:number-columns-spanned="2" office:value-type="string">
            <text:p text:style-name="P19"><text:span text:style-name="T14">-я, </text:span><text:span text:style-name="T15">ім., с., інд.-авт., </text:span><text:span text:style-name="T115">[8</text:span><text:span text:style-name="T114">]</text:span><text:span text:style-name="T33">, </text:span><text:span text:style-name="T114">[</text:span><text:span text:style-name="T115">2</text:span><text:span text:style-name="T114">]</text:span><text:span text:style-name="T33">, </text:span><text:soft-page-break/><text:span text:style-name="T114">[</text:span><text:span text:style-name="T115">1а]</text:span></text:p>
          </table:table-cell>
          <table:covered-table-cell/>
          <table:table-cell table:style-name="Dictionary.F89" table:number-columns-spanned="2" office:value-type="string">
            <text:p text:style-name="P19"><text:span text:style-name="T26">Похідне від </text:span><text:span text:style-name="T29">все</text:span><text:span text:style-name="T26"> і </text:span><text:span text:style-name="T29">хрест</text:span></text:p>
          </table:table-cell>
          <table:covered-table-cell/>
          <table:table-cell table:style-name="Dictionary.H89" table:number-columns-spanned="3" office:value-type="string">
            <text:p text:style-name="P19"><text:span text:style-name="T15">На </text:span><text:span text:style-name="T18">всерозхресті</text:span><text:span text:style-name="T15"> люті і жаху,/ на всепрозрінні смертного скрику/ дай мені, Боже, чесного шляху,/ дай мені, Боже, гордого лику! (П-1:153)</text:span></text:p>
          </table:table-cell>
          <table:covered-table-cell/>
          <table:covered-table-cell/>
        </table:table-row>
        <table:table-row>
          <table:covered-table-cell/>
          <table:table-cell table:style-name="Dictionary.B90" table:number-columns-spanned="5" office:value-type="string">
            <text:p text:style-name="P6">Все <text:span text:style-name="T98">(див. 6)</text:span></text:p>
          </table:table-cell>
          <table:covered-table-cell/>
          <table:covered-table-cell/>
          <table:covered-table-cell/>
          <table:covered-table-cell/>
          <table:table-cell table:style-name="Dictionary.G90" table:number-columns-spanned="4" office:value-type="string">
            <text:h text:style-name="P47" text:outline-level="2">хрест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а, </text:span><text:span text:style-name="T75">ч.</text:span></text:p>
            <text:p text:style-name="P26">1) Предмет і символ культу християнської релігії, який являє собою стрижень з однією або кількома поперечками у верхній половині. || Молитовний жест християн – знак, що нагадує такий предмет, зображується перехресним рухом особливим чином складених пальців правої руки.</text:p>
            <text:p text:style-name="P34"><text:span text:style-name="T44">5) </text:span><text:span text:style-name="T57">перен.</text:span><text:span text:style-name="T44"> Страждання, випробування, що випали на чиюсь долю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46</text:p>
          </table:table-cell>
          <table:table-cell table:style-name="Dictionary.B91" table:number-columns-spanned="2" office:value-type="string">
            <text:p text:style-name="P22">Всесáдно</text:p>
          </table:table-cell>
          <table:covered-table-cell/>
          <table:table-cell table:style-name="Dictionary.D91" table:number-columns-spanned="2" office:value-type="string">
            <text:p text:style-name="P14">присл., інд.-авт., <text:span text:style-name="T120">[1]</text:span></text:p>
          </table:table-cell>
          <table:covered-table-cell/>
          <table:table-cell table:style-name="Dictionary.F91" table:number-columns-spanned="2" office:value-type="string">
            <text:p text:style-name="P19"><text:span text:style-name="T26">Похідне від </text:span><text:span text:style-name="T29">всесáдний</text:span></text:p>
          </table:table-cell>
          <table:covered-table-cell/>
          <table:table-cell table:style-name="Dictionary.H91" table:number-columns-spanned="3" office:value-type="string">
            <text:p text:style-name="P19"><text:span text:style-name="T15">Меркавий</text:span><text:span text:style-name="T18"> </text:span><text:span text:style-name="T15">місяць був посів/ на всю околицю, </text:span><text:span text:style-name="T18">всесадно</text:span><text:span text:style-name="T15">/ пишаючись і правив владно,/ нічний мій сором чемно крив. (П-2:2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92" table:number-columns-spanned="9" office:value-type="string">
            <text:p text:style-name="P19"><text:span text:style-name="T29">Всесáдний </text:span><text:span text:style-name="T40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47</text:p>
          </table:table-cell>
          <table:table-cell table:style-name="Dictionary.B93" table:number-columns-spanned="2" office:value-type="string">
            <text:p text:style-name="P22">Всеспáлення</text:p>
          </table:table-cell>
          <table:covered-table-cell/>
          <table:table-cell table:style-name="Dictionary.D93" table:number-columns-spanned="2" office:value-type="string">
            <text:p text:style-name="P19"><text:span text:style-name="T14">-я, </text:span><text:span text:style-name="T15">ім., с., інд.-авт., </text:span><text:span text:style-name="T115">[9а]</text:span></text:p>
          </table:table-cell>
          <table:covered-table-cell/>
          <table:table-cell table:style-name="Dictionary.F93" table:number-columns-spanned="2" office:value-type="string">
            <text:p text:style-name="P19"><text:span text:style-name="T26">Похідне від </text:span><text:span text:style-name="T29">все</text:span><text:span text:style-name="T26"> і </text:span><text:span text:style-name="T29">спáлення</text:span></text:p>
          </table:table-cell>
          <table:covered-table-cell/>
          <table:table-cell table:style-name="Dictionary.H93" table:number-columns-spanned="3" office:value-type="string">
            <text:p text:style-name="P19"><text:span text:style-name="T18">Всеспалення</text:span><text:span text:style-name="T15"> Твоє автодафе - / перепочинок перед різнім святом,/ як ворогу назвешся рідним братом/ і смерк розсуне лірою Орфей. (П-1:134)</text:span></text:p>
          </table:table-cell>
          <table:covered-table-cell/>
          <table:covered-table-cell/>
        </table:table-row>
        <table:table-row>
          <table:covered-table-cell/>
          <table:table-cell table:style-name="Dictionary.B94" table:number-columns-spanned="5" office:value-type="string">
            <text:p text:style-name="P6">Все <text:span text:style-name="T98">(див. 6)</text:span></text:p>
          </table:table-cell>
          <table:covered-table-cell/>
          <table:covered-table-cell/>
          <table:covered-table-cell/>
          <table:covered-table-cell/>
          <table:table-cell table:style-name="Dictionary.G94" table:number-columns-spanned="4" office:value-type="string">
            <text:h text:style-name="P49" text:outline-level="2"><text:span text:style-name="T71">сп</text:span><text:span text:style-name="T92">а</text:span><text:span text:style-name="T71">лення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oft-page-break/><text:span text:style-name="T74">-я, </text:span><text:span text:style-name="T75">с.</text:span></text:p>
            <text:p text:style-name="P2"><text:span text:style-name="T54">Дія за знач. </text:span><text:a xlink:type="simple" xlink:href="http://www.lingvo.ua/uk/Translate/uk-uk/спалити"><text:span text:style-name="T62">спалити</text:span></text:a><text:span text:style-name="T54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48</text:p>
          </table:table-cell>
          <table:table-cell table:style-name="Dictionary.B95" table:number-columns-spanned="2" office:value-type="string">
            <text:p text:style-name="P22">Всеспогáдувати</text:p>
          </table:table-cell>
          <table:covered-table-cell/>
          <table:table-cell table:style-name="Dictionary.D95" table:number-columns-spanned="2" office:value-type="string">
            <text:p text:style-name="P19"><text:span text:style-name="T14">-ую, -єш, дієсл., </text:span><text:span text:style-name="T15">недок., перех., інд.-авт., </text:span><text:span text:style-name="T115">[8]</text:span></text:p>
          </table:table-cell>
          <table:covered-table-cell/>
          <table:table-cell table:style-name="Dictionary.F95" table:number-columns-spanned="2" office:value-type="string">
            <text:p text:style-name="P19"><text:span text:style-name="T16">Похідне від </text:span><text:span text:style-name="T21">все</text:span><text:span text:style-name="T16"> і </text:span><text:span text:style-name="T21">спогáдувати</text:span></text:p>
          </table:table-cell>
          <table:covered-table-cell/>
          <table:table-cell table:style-name="Dictionary.H95" table:number-columns-spanned="3" office:value-type="string">
            <text:p text:style-name="P19"><text:span text:style-name="T15">Як лев, що причаївся в хащах обрію,/ заки й зблудив, отак і я </text:span><text:span text:style-name="T15">валандаюсь,/ від тебе відмежований навіки,/ і </text:span><text:span text:style-name="T18">всеспогадую</text:span><text:span text:style-name="T15"> – немов живу. (П-1:70)</text:span></text:p>
          </table:table-cell>
          <table:covered-table-cell/>
          <table:covered-table-cell/>
        </table:table-row>
        <table:table-row>
          <table:covered-table-cell/>
          <table:table-cell table:style-name="Dictionary.B96" table:number-columns-spanned="5" office:value-type="string">
            <text:p text:style-name="P6">Все <text:span text:style-name="T98">(див. 6)</text:span></text:p>
          </table:table-cell>
          <table:covered-table-cell/>
          <table:covered-table-cell/>
          <table:covered-table-cell/>
          <table:covered-table-cell/>
          <table:table-cell table:style-name="Dictionary.G96" table:number-columns-spanned="4" office:value-type="string">
            <text:h text:style-name="P49" text:outline-level="2"><text:span text:style-name="T71">спог</text:span><text:span text:style-name="T92">а</text:span><text:span text:style-name="T71">дувати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ую, -уєш, </text:span><text:span text:style-name="T75">недок.</text:span><text:span text:style-name="T74">, спогадати, -аю, -аєш, </text:span><text:span text:style-name="T75">док.</text:span><text:span text:style-name="T74">, </text:span><text:span text:style-name="T75">перех.</text:span><text:span text:style-name="T74">, </text:span><text:span text:style-name="T75">також із спол.</text:span><text:span text:style-name="T74">що, як, </text:span><text:span text:style-name="T74">коли, </text:span><text:span text:style-name="T75">неперех.</text:span><text:span text:style-name="T74">, </text:span><text:span text:style-name="T75">про кого </text:span><text:span text:style-name="T74">– </text:span><text:span text:style-name="T75">що</text:span><text:span text:style-name="T74">, </text:span><text:span text:style-name="T75">розм.</text:span> <text:span text:style-name="T75">за кого </text:span><text:span text:style-name="T74">– </text:span><text:span text:style-name="T75">що</text:span><text:span text:style-name="T74">, </text:span><text:span text:style-name="T75">розм.</text:span></text:p>
            <text:p text:style-name="P2"><text:span text:style-name="T54">1) Те саме, що </text:span><text:a xlink:type="simple" xlink:href="http://www.lingvo.ua/uk/Translate/uk-uk/згадувати"><text:span text:style-name="T62">згадувати</text:span></text:a><text:span text:style-name="T54">. </text:span><text:span text:style-name="T55">Спогадувати добрим словом</text:span><text:span text:style-name="T54">.</text:span></text:p>
            <text:p text:style-name="P26">2) Думати, уявляти що-небудь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49</text:p>
          </table:table-cell>
          <table:table-cell table:style-name="Dictionary.B97" table:number-columns-spanned="2" office:value-type="string">
            <text:p text:style-name="P22">Всетривóга</text:p>
          </table:table-cell>
          <table:covered-table-cell/>
          <table:table-cell table:style-name="Dictionary.D97" table:number-columns-spanned="2" office:value-type="string">
            <text:p text:style-name="P19"><text:span text:style-name="T14">-и, </text:span><text:span text:style-name="T15">ім., ж., інд.-авт., </text:span><text:span text:style-name="T115">[8]</text:span></text:p>
          </table:table-cell>
          <table:covered-table-cell/>
          <table:table-cell table:style-name="Dictionary.F97" table:number-columns-spanned="2" office:value-type="string">
            <text:p text:style-name="P19"><text:span text:style-name="T26">Похідне від </text:span><text:span text:style-name="T29">все</text:span><text:span text:style-name="T26"> і </text:span><text:span text:style-name="T29">тривóга</text:span></text:p>
          </table:table-cell>
          <table:covered-table-cell/>
          <table:table-cell table:style-name="Dictionary.H97" table:number-columns-spanned="3" office:value-type="string">
            <text:p text:style-name="P19"><text:span text:style-name="T15">Надимляється дорога/ від диявола до Бога,/ вслід ступає </text:span><text:span text:style-name="T18">всетривога</text:span><text:span text:style-name="T15">,/ і спинилась біла смерть. (П-2:127); О ця займанщина душі!/ Спіши – з дороги і в дорогу./ Годуй голодну </text:span><text:soft-page-break/><text:span text:style-name="T18">всетривогу</text:span><text:span text:style-name="T15">/ і спогаду не воруши. (П-2:289)</text:span></text:p>
          </table:table-cell>
          <table:covered-table-cell/>
          <table:covered-table-cell/>
        </table:table-row>
        <table:table-row>
          <table:covered-table-cell/>
          <table:table-cell table:style-name="Dictionary.B98" table:number-columns-spanned="5" office:value-type="string">
            <text:p text:style-name="P6">Все <text:span text:style-name="T98">(див. 6)</text:span></text:p>
          </table:table-cell>
          <table:covered-table-cell/>
          <table:covered-table-cell/>
          <table:covered-table-cell/>
          <table:covered-table-cell/>
          <table:table-cell table:style-name="Dictionary.G98" table:number-columns-spanned="4" office:value-type="string">
            <text:h text:style-name="P49" text:outline-level="2"><text:span text:style-name="T71">трив</text:span><text:span text:style-name="T92">о</text:span><text:span text:style-name="T71">га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и, </text:span><text:span text:style-name="T75">ж.</text:span></text:p>
            <text:p text:style-name="P26">1) Неспокій, збентеження, викликані якимсь побоюванням, страхом перед чимось, передчуттям неприємного, небезпечного. || <text:span text:style-name="T75">перев.</text:span> <text:span text:style-name="T75">мн.</text:span>Хвилювання, переживання, що порушують душевний спокій.</text:p>
            <text:p text:style-name="P26">2) Метушня, шарпанина, переполох.</text:p>
            <text:p text:style-name="P37"><text:span text:style-name="T43">3) Стан, що вимагає активних дій; загроза, небезпека. || Умовний сигнал, що сповіщає про небезпеку, загрозу або про битву, бій. </text:span><text:span text:style-name="T52">Бойова тривога</text:span><text:span text:style-name="T43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50</text:p>
          </table:table-cell>
          <table:table-cell table:style-name="Dictionary.B99" table:number-columns-spanned="2" office:value-type="string">
            <text:p text:style-name="P22">Всецáрствіє</text:p>
          </table:table-cell>
          <table:covered-table-cell/>
          <table:table-cell table:style-name="Dictionary.D99" table:number-columns-spanned="2" office:value-type="string">
            <text:p text:style-name="P19"><text:span text:style-name="T14">-я, </text:span><text:span text:style-name="T15">ім., с., інд.-авт., </text:span><text:span text:style-name="T115">[8]</text:span></text:p>
          </table:table-cell>
          <table:covered-table-cell/>
          <table:table-cell table:style-name="Dictionary.F99" table:number-columns-spanned="2" office:value-type="string">
            <text:p text:style-name="P19"><text:span text:style-name="T26">Похідне від </text:span><text:span text:style-name="T29">все</text:span><text:span text:style-name="T26"> і </text:span><text:span text:style-name="T29">цáрствіє</text:span></text:p>
          </table:table-cell>
          <table:covered-table-cell/>
          <table:table-cell table:style-name="Dictionary.H99" table:number-columns-spanned="3" office:value-type="string">
            <text:p text:style-name="P19"><text:span text:style-name="T15">Оце й бо він, твій люд. Оце й бо він, </text:span><text:span text:style-name="T15">твій край./ </text:span><text:span text:style-name="T18">Всецарствіє</text:span><text:span text:style-name="T15"> паскуд в сто горл реве: тримай. (П-2:1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0" table:number-columns-spanned="3" office:value-type="string">
            <text:p text:style-name="P6">Все <text:span text:style-name="T98">(див. 6)</text:span></text:p>
          </table:table-cell>
          <table:covered-table-cell/>
          <table:covered-table-cell/>
          <table:table-cell table:style-name="Dictionary.E100" table:number-columns-spanned="6" office:value-type="string">
            <text:h text:style-name="P44" text:outline-level="2"><text:span text:style-name="T46">Ц</text:span><text:span text:style-name="T65">а</text:span><text:span text:style-name="T46">рство (ц</text:span><text:span text:style-name="T65">а</text:span><text:span text:style-name="T46">рствіє)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а, </text:span><text:span text:style-name="T75">с.</text:span></text:p>
            <text:p text:style-name="P26">1) Держава, якою править цар (у 1 <text:span text:style-name="T75">знач.</text:span>).</text:p>
            <text:p text:style-name="P37"><text:soft-page-break/><text:span text:style-name="T43">2) </text:span><text:span text:style-name="T52">рідко</text:span><text:span text:style-name="T43">. Правління царя (у 1 </text:span><text:span text:style-name="T56">знач.</text:span><text:span text:style-name="T43">); царювання. || </text:span><text:span text:style-name="T56">перен.</text:span><text:span text:style-name="T43"> Сфера, ділянка, в якій хто-небудь почуває себе повновладним господарем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51</text:p>
          </table:table-cell>
          <table:table-cell table:style-name="Dictionary.B101" table:number-columns-spanned="2" office:value-type="string">
            <text:p text:style-name="P22">Всечекáння</text:p>
          </table:table-cell>
          <table:covered-table-cell/>
          <table:table-cell table:style-name="Dictionary.D101" table:number-columns-spanned="2" office:value-type="string">
            <text:p text:style-name="P19"><text:span text:style-name="T14">-я, </text:span><text:span text:style-name="T15">ім., с., інд.-авт., </text:span><text:span text:style-name="T115">[8]</text:span></text:p>
          </table:table-cell>
          <table:covered-table-cell/>
          <table:table-cell table:style-name="Dictionary.F101" table:number-columns-spanned="2" office:value-type="string">
            <text:p text:style-name="P19"><text:span text:style-name="T26">Похідне від </text:span><text:span text:style-name="T29">все</text:span><text:span text:style-name="T26"> і </text:span><text:span text:style-name="T29">чекáння</text:span></text:p>
          </table:table-cell>
          <table:covered-table-cell/>
          <table:table-cell table:style-name="Dictionary.H101" table:number-columns-spanned="3" office:value-type="string">
            <text:p text:style-name="P19"><text:span text:style-name="T15">Це все юрма. І ніч. І брат мій спить./ Росте під стелю </text:span><text:span text:style-name="T18">всечекання</text:span><text:span text:style-name="T15">. (П-1:16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2" table:number-columns-spanned="5" office:value-type="string">
            <text:p text:style-name="P6">Все <text:span text:style-name="T98">(див. 6)</text:span></text:p>
          </table:table-cell>
          <table:covered-table-cell/>
          <table:covered-table-cell/>
          <table:covered-table-cell/>
          <table:covered-table-cell/>
          <table:table-cell table:style-name="Dictionary.G102" table:number-columns-spanned="4" office:value-type="string">
            <text:h text:style-name="P49" text:outline-level="2"><text:span text:style-name="T71">чек</text:span><text:span text:style-name="T92">а</text:span><text:span text:style-name="T71">ння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я, </text:span><text:span text:style-name="T75">с.</text:span></text:p>
            <text:p text:style-name="P2"><text:span text:style-name="T54">Стан за знач. </text:span><text:a xlink:type="simple" xlink:href="http://www.lingvo.ua/uk/Translate/uk-uk/чекати"><text:span text:style-name="T62">чекати</text:span></text:a><text:span text:style-name="T54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52</text:p>
          </table:table-cell>
          <table:table-cell table:style-name="Dictionary.B103" table:number-columns-spanned="2" office:value-type="string">
            <text:p text:style-name="P22">Всечулий</text:p>
          </table:table-cell>
          <table:covered-table-cell/>
          <table:table-cell table:style-name="Dictionary.D103" table:number-columns-spanned="2" office:value-type="string">
            <text:p text:style-name="P19"><text:span text:style-name="T14">-а, -е, </text:span><text:span text:style-name="T16">дієпр., </text:span><text:span text:style-name="T15">інд.-авт., </text:span><text:span text:style-name="T115">[1б]</text:span></text:p>
          </table:table-cell>
          <table:covered-table-cell/>
          <table:table-cell table:style-name="Dictionary.F103" table:number-columns-spanned="2" office:value-type="string">
            <text:p text:style-name="P19"><text:span text:style-name="T26">Похідне від </text:span><text:span text:style-name="T29">все</text:span><text:span text:style-name="T26"> і </text:span><text:span text:style-name="T29">чýти</text:span></text:p>
          </table:table-cell>
          <table:covered-table-cell/>
          <table:table-cell table:style-name="Dictionary.H103" table:number-columns-spanned="3" office:value-type="string">
            <text:p text:style-name="P19"><text:span text:style-name="T15">Володарю своєї смерті, доля - / всепам’ятка, </text:span><text:span text:style-name="T18">всечула</text:span><text:span text:style-name="T15">, всевидюща - / нічого не забуде, не простить. (П-</text:span><text:span text:style-name="T15">1: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4" table:number-columns-spanned="5" office:value-type="string">
            <text:p text:style-name="P6">Все <text:span text:style-name="T98">(див. 6)</text:span></text:p>
          </table:table-cell>
          <table:covered-table-cell/>
          <table:covered-table-cell/>
          <table:covered-table-cell/>
          <table:covered-table-cell/>
          <table:table-cell table:style-name="Dictionary.G104" table:number-columns-spanned="4" office:value-type="string">
            <text:h text:style-name="P49" text:outline-level="2"><text:span text:style-name="T71">ч</text:span><text:span text:style-name="T92">у</text:span><text:span text:style-name="T71">ти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9"><text:span text:style-name="T74">чую, чуєш, </text:span><text:span text:style-name="T75">недок.</text:span></text:p>
            <text:p text:style-name="P39">1) <text:span text:style-name="T75">перех.</text:span> Сприймати за допомогою органів слуху які-небудь звуки. ||<text:span text:style-name="T75">у знач.</text:span> <text:span text:style-name="T75">вставн. сл.</text:span> Чується.</text:p>
            <text:p text:style-name="P39">2) <text:span text:style-name="T75">неперех.</text:span> Мати слух.</text:p>
            <text:p text:style-name="P40"><text:span text:style-name="T44">3) </text:span><text:span text:style-name="T57">перех.</text:span><text:span text:style-name="T44"> Мати які-небудь дані, відомості про кого-, що-небудь, знати </text:span><text:soft-page-break/><text:span text:style-name="T44">про кого-небудь із розмов, чуток і т. ін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53</text:p>
          </table:table-cell>
          <table:table-cell table:style-name="Dictionary.B105" table:number-columns-spanned="2" office:value-type="string">
            <text:p text:style-name="P22">Всещéдрий</text:p>
          </table:table-cell>
          <table:covered-table-cell/>
          <table:table-cell table:style-name="Dictionary.D105" table:number-columns-spanned="2" office:value-type="string">
            <text:p text:style-name="P19"><text:span text:style-name="T14">-а, -е, </text:span><text:span text:style-name="T16">прикм., </text:span><text:span text:style-name="T15">інд.-авт., </text:span><text:span text:style-name="T115">[9а]</text:span></text:p>
          </table:table-cell>
          <table:covered-table-cell/>
          <table:table-cell table:style-name="Dictionary.F105" table:number-columns-spanned="2" office:value-type="string">
            <text:p text:style-name="P19"><text:span text:style-name="T26">Похідне від </text:span><text:span text:style-name="T29">все</text:span><text:span text:style-name="T26"> і </text:span><text:span text:style-name="T29">щéдрий</text:span></text:p>
          </table:table-cell>
          <table:covered-table-cell/>
          <table:table-cell table:style-name="Dictionary.H105" table:number-columns-spanned="3" office:value-type="string">
            <text:p text:style-name="P19"><text:span text:style-name="T15">Тож – в неба провалля в бездоння, бездолий/ нагірний, невірний, западистий рай,/ всебідий, </text:span><text:span text:style-name="T15">всегнівний, </text:span><text:span text:style-name="T18">всещедрий</text:span><text:span text:style-name="T15">, всекволий./ А що під крилом твоїм? Кара – карай.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6" table:number-columns-spanned="5" office:value-type="string">
            <text:p text:style-name="P6">Все <text:span text:style-name="T98">(див. 6)</text:span></text:p>
          </table:table-cell>
          <table:covered-table-cell/>
          <table:covered-table-cell/>
          <table:covered-table-cell/>
          <table:covered-table-cell/>
          <table:table-cell table:style-name="Dictionary.G106" table:number-columns-spanned="4" office:value-type="string">
            <text:h text:style-name="P49" text:outline-level="2"><text:span text:style-name="T71">щ</text:span><text:span text:style-name="T92">е</text:span><text:span text:style-name="T71">дрий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0">-а, -е.</text:p>
            <text:p text:style-name="P34"><text:span text:style-name="T44">1) Який охоче ділиться своїм майном, коштами і т. ін., не шкодує витрачати що-небудь. || </text:span><text:span text:style-name="T57">у знач.</text:span><text:span text:style-name="T44"> </text:span><text:span text:style-name="T57">ім.</text:span><text:span text:style-name="T44"> щ</text:span><text:span text:style-name="T63">е</text:span><text:span text:style-name="T44">дрий, -рого, </text:span><text:span text:style-name="T57">ч.</text:span><text:span text:style-name="T44"> Той, хто не шкодує витрачати що-небудь. || </text:span><text:span text:style-name="T57">перен.</text:span><text:span text:style-name="T44">, </text:span><text:span text:style-name="T53">на що</text:span><text:span text:style-name="T44">, </text:span><text:span text:style-name="T53">в чому</text:span><text:span text:style-name="T44">. Який легко, охоче роздає щось, наділяє чимс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54</text:p>
          </table:table-cell>
          <table:table-cell table:style-name="Dictionary.B107" table:number-columns-spanned="2" office:value-type="string">
            <text:p text:style-name="P22">Втéки</text:p>
          </table:table-cell>
          <table:covered-table-cell/>
          <table:table-cell table:style-name="Dictionary.D107" table:number-columns-spanned="2" office:value-type="string">
            <text:p text:style-name="P14">ім., мн., інд.-авт., <text:span text:style-name="T120">[15]</text:span></text:p>
          </table:table-cell>
          <table:covered-table-cell/>
          <table:table-cell table:style-name="Dictionary.F107" table:number-columns-spanned="2" office:value-type="string">
            <text:p text:style-name="P19"><text:span text:style-name="T14">Похідне від </text:span><text:span text:style-name="T30">втéча</text:span></text:p>
          </table:table-cell>
          <table:covered-table-cell/>
          <table:table-cell table:style-name="Dictionary.H107" table:number-columns-spanned="3" office:value-type="string">
            <text:p text:style-name="P19"><text:span text:style-name="T15">Коли докучили ці </text:span><text:span text:style-name="T18">втеки</text:span><text:span text:style-name="T15"> - / в лет, до вогненної пащеки./ Як він ощирився, стозмій! (П-1: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8" table:number-columns-spanned="9" office:value-type="string">
            <text:h text:style-name="P49" text:outline-level="2"><text:span text:style-name="T71">ут</text:span><text:span text:style-name="T92">е</text:span><text:span text:style-name="T71">ча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(втеча), -і, </text:span><text:span text:style-name="T75">ж.</text:span></text:p>
            <text:p text:style-name="P26">1) Швидкий відхід, біг, від'їзд і т. ін. з метою уникнення небезпеки, <text:soft-page-break/>неприємного становища тощо.</text:p>
            <text:p text:style-name="P26">2) Таємний самовільний відхід, від'їзд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55</text:p>
          </table:table-cell>
          <table:table-cell table:style-name="Dictionary.B109" table:number-columns-spanned="2" office:value-type="string">
            <text:p text:style-name="P22">Гетьмáнитися</text:p>
          </table:table-cell>
          <table:covered-table-cell/>
          <table:table-cell table:style-name="Dictionary.D109" table:number-columns-spanned="2" office:value-type="string">
            <text:p text:style-name="P19"><text:span text:style-name="T15">-нюся, -нишся, дієсл., недок., перех., інд.-авт., </text:span><text:span text:style-name="T115">[5]</text:span></text:p>
          </table:table-cell>
          <table:covered-table-cell/>
          <table:table-cell table:style-name="Dictionary.F109" table:number-columns-spanned="2" office:value-type="string">
            <text:p text:style-name="P18">Похідне від <text:span text:style-name="T72">ге</text:span><text:span text:style-name="T5"></text:span><text:span text:style-name="T72">тьман — </text:span><text:span text:style-name="T98">вивищуватися</text:span></text:p>
          </table:table-cell>
          <table:covered-table-cell/>
          <table:table-cell table:style-name="Dictionary.H109" table:number-columns-spanned="3" office:value-type="string">
            <text:p text:style-name="P19"><text:span text:style-name="T15">…той віщий пагорб, на котрому горді/ </text:span><text:span text:style-name="T18">гетьманяться</text:span><text:span text:style-name="T15"> дуби – наснився з ночі,/ аби розлуку близити мою. (П-2:17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0" table:number-columns-spanned="9" office:value-type="string">
            <text:h text:style-name="P49" text:outline-level="2"><text:span text:style-name="T71">г</text:span><text:span text:style-name="T92">е</text:span><text:span text:style-name="T71">тьман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1">поет.</text:p>
            <text:p text:style-name="P35"><text:span text:style-name="T44">гетьм</text:span><text:span text:style-name="T63">а</text:span><text:span text:style-name="T44">н, -а, </text:span><text:span text:style-name="T57">ч.</text:span><text:span text:style-name="T44"> У 16 ст. – виборний ватажок козацького війська Запорізької Січі, від 17 ст. до 1764 р. – начальник козацького війська та верховний правитель України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56</text:p>
          </table:table-cell>
          <table:table-cell table:style-name="Dictionary.B111" table:number-columns-spanned="2" office:value-type="string">
            <text:p text:style-name="P9"><text:span text:style-name="T14">ГЛИ</text:span><text:span text:style-name="T2"></text:span><text:span text:style-name="T14">Б-СИ</text:span><text:span text:style-name="T2"></text:span><text:span text:style-name="T14">НЬ-СЕ</text:span><text:span text:style-name="T2"></text:span><text:span text:style-name="T14">РЦЕ</text:span></text:p>
          </table:table-cell>
          <table:covered-table-cell/>
          <table:table-cell table:style-name="Dictionary.D111" table:number-columns-spanned="2" office:value-type="string">
            <text:p text:style-name="P19">-я, <text:span text:style-name="T100">ім., с. інд.-авт., </text:span><text:span text:style-name="T121">[9]</text:span></text:p>
          </table:table-cell>
          <table:covered-table-cell/>
          <table:table-cell table:style-name="Dictionary.F111" table:number-columns-spanned="2" office:value-type="string">
            <text:p text:style-name="P18">Похідне від <text:span text:style-name="T72">глиб</text:span>, <text:span text:style-name="T72">синь</text:span>, і <text:span text:style-name="T72">се</text:span><text:span text:style-name="T7"></text:span><text:span text:style-name="T72">рце</text:span></text:p>
          </table:table-cell>
          <table:covered-table-cell/>
          <table:table-cell table:style-name="Dictionary.H111" table:number-columns-spanned="3" office:value-type="string">
            <text:p text:style-name="P19"><text:span text:style-name="T24">Золотокінва</text:span><text:span text:style-name="T15"> – пади-но,/ спади з лиця в </text:span><text:span text:style-name="T19">глиб-синь-серця</text:span><text:span text:style-name="T15">. (П-2: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2" table:number-columns-spanned="3" office:value-type="string">
            <text:h text:style-name="P49" text:outline-level="2"><text:span text:style-name="T71">Глибин</text:span><text:span text:style-name="T92">а (</text:span><text:span text:style-name="T71">глиб</text:span><text:span text:style-name="T92">)</text:span></text:h>
            <text:p text:style-name="P42"><text:a xlink:type="simple" xlink:href="http://www.lingvo.ua/uk/LingvoDictionaries/Details?dictionary=Explanatory%20(Uk-Uk)"><text:span text:style-name="T61">Explanatory (Uk-Uk)</text:span></text:a></text:p>
            <text:p text:style-name="P28"><text:span text:style-name="T74">-и, </text:span><text:span text:style-name="T75">ж.</text:span></text:p>
            <text:p text:style-name="P28"><text:soft-page-break/>1) Відстань зверху вниз від поверхні, краю чого-небудь.</text:p>
            <text:p text:style-name="P36"><text:span text:style-name="T44">5) </text:span><text:span text:style-name="T53">тільки </text:span><text:span text:style-name="T57">одн.</text:span><text:span text:style-name="T44">, </text:span><text:span text:style-name="T57">перен.</text:span><text:span text:style-name="T44"> Про значущість, змістовність чого-</text:span><text:span text:style-name="T44">небудь.</text:span></text:p>
          </table:table-cell>
          <table:covered-table-cell/>
          <table:covered-table-cell/>
          <table:table-cell table:style-name="Dictionary.E112" table:number-columns-spanned="4" office:value-type="string">
            <text:h text:style-name="P49" text:outline-level="2"><text:span text:style-name="T71">С</text:span><text:span text:style-name="T92">и</text:span><text:span text:style-name="T71">нява (</text:span><text:span text:style-name="T71">синь</text:span><text:span text:style-name="T71">)</text:span></text:h>
            <text:p text:style-name="P42"><text:a xlink:type="simple" xlink:href="http://www.lingvo.ua/uk/LingvoDictionaries/Details?dictionary=Explanatory%20(Uk-Uk)"><text:span text:style-name="T61">Explanatory (Uk-Uk)</text:span></text:a></text:p>
            <text:p text:style-name="P28"><text:span text:style-name="T74">-и, </text:span><text:span text:style-name="T75">ж.</text:span></text:p>
            <text:p text:style-name="P28"><text:soft-page-break/>1) Синій колір чого-небудь. || Ясне синє небо. || Серпанок. || <text:span text:style-name="T75">поет.</text:span>Сутінки.</text:p>
            <text:p text:style-name="P28">2) Синій простір, синя поверхня (про небо, море).</text:p>
          </table:table-cell>
          <table:covered-table-cell/>
          <table:covered-table-cell/>
          <table:covered-table-cell/>
          <table:table-cell table:style-name="Dictionary.I112" table:number-columns-spanned="2" office:value-type="string">
            <text:h text:style-name="P49" text:outline-level="2"><text:span text:style-name="T71">с</text:span><text:span text:style-name="T92">е</text:span><text:span text:style-name="T71">рце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я, </text:span><text:span text:style-name="T75">с.</text:span></text:p>
            <text:p text:style-name="P34"><text:soft-page-break/><text:span text:style-name="T44">2) Цей орган людини як символ зосередження почуттів, настроїв, </text:span><text:span text:style-name="T44">переживань і т. ін. || Здатність почувати й розуміти </text:span><text:span text:style-name="T44">інших; чуйність, сердечність. || Цей орган людини як символ любовних почуттів, любовної прив'язаності. || </text:span><text:span text:style-name="T57">перен.</text:span><text:span text:style-name="T44"> Внутрішній психічний світ людини, її настрої, переживання, почуття. || </text:span><text:span text:style-name="T53">з </text:span><text:span text:style-name="T57">означ.</text:span><text:span text:style-name="T44"> Сукупність якостей, рис, властивих певній особі; вдача людини. || </text:span><text:span text:style-name="T53">з </text:span><text:span text:style-name="T57">означ.</text:span><text:span text:style-name="T44"> Людина як носій тих чи інших рис, якостей.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17">57</text:p>
          </table:table-cell>
          <table:table-cell table:style-name="Dictionary.B113" table:number-columns-spanned="2" office:value-type="string">
            <text:p text:style-name="P22">Горлозгукий</text:p>
          </table:table-cell>
          <table:covered-table-cell/>
          <table:table-cell table:style-name="Dictionary.D113" table:number-columns-spanned="2" office:value-type="string">
            <text:p text:style-name="P19"><text:span text:style-name="T14">-а, -е, </text:span><text:span text:style-name="T16">прикм., </text:span><text:span text:style-name="T15">інд.-авт., </text:span><text:span text:style-name="T115">[15а]</text:span></text:p>
          </table:table-cell>
          <table:covered-table-cell/>
          <table:table-cell table:style-name="Dictionary.F113" table:number-columns-spanned="2" office:value-type="string">
            <text:p text:style-name="P19"><text:span text:style-name="T26">Похідне від </text:span><text:span text:style-name="T29">гóрло </text:span><text:span text:style-name="T26">і </text:span><text:span text:style-name="T29">згýкий (</text:span><text:span text:style-name="T26">від </text:span><text:span text:style-name="T29">звук)</text:span></text:p>
          </table:table-cell>
          <table:covered-table-cell/>
          <table:table-cell table:style-name="Dictionary.H113" table:number-columns-spanned="3" office:value-type="string">
            <text:p text:style-name="P19"><text:span text:style-name="T15">А обрій утікав. Я надбігав/ щосил моїх. Та обрій </text:span><text:span text:style-name="T18">горлозгукий</text:span><text:span text:style-name="T15">/ пустився впрост. (П-1:1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4" table:number-columns-spanned="5" office:value-type="string">
            <text:h text:style-name="P49" text:outline-level="2"><text:span text:style-name="T71">г</text:span><text:span text:style-name="T92">о</text:span><text:span text:style-name="T71">рло</text:span></text:h>
            <text:p text:style-name="P3"><text:soft-page-break/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а, </text:span><text:span text:style-name="T75">с.</text:span></text:p>
            <text:p text:style-name="P26">1) Передня частина шиї, всередині якої знаходиться початок стравоходу і дихальних шляхів. || Хрящовий канал, який є початком стравоходу і дихальних шляхів.</text:p>
          </table:table-cell>
          <table:covered-table-cell/>
          <table:covered-table-cell/>
          <table:covered-table-cell/>
          <table:covered-table-cell/>
          <table:table-cell table:style-name="Dictionary.G114" table:number-columns-spanned="4" office:value-type="string">
            <text:h text:style-name="P47" text:outline-level="2">звук</text:h>
            <text:p text:style-name="P3"><text:soft-page-break/><text:a xlink:type="simple" xlink:href="http://www.lingvo.ua/uk/LingvoDictionaries/Details?dictionary=Explanatory%20(Uk-Uk)"><text:span text:style-name="T61">Explanatory (Uk-Uk)</text:span></text:a></text:p>
            <text:p text:style-name="P31">ч.</text:p>
            <text:p text:style-name="P26">1) <text:span text:style-name="T75">род.</text:span> -у.Слухове відчуття, що викликається механічними коливаннями; те, що людина чує, сприймає органом слуху. || Спів, музика. || <text:span text:style-name="T75">перев.</text:span> <text:span text:style-name="T75">мн.</text:span> Мелодія.</text:p>
            <text:p text:style-name="P34"><text:span text:style-name="T44">4) </text:span><text:span text:style-name="T57">род.</text:span><text:span text:style-name="T44"> -а, </text:span><text:span text:style-name="T57">лінгв.</text:span><text:span text:style-name="T44"> Членороздільний елемент людської мови, утворюваний за допомогою органів мовлення. </text:span><text:span text:style-name="T53">Голосні звуки</text:span><text:span text:style-name="T44">.</text:span><text:span text:style-name="T53">Альвеолярні звуки</text:span><text:span text:style-name="T44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58</text:p>
          </table:table-cell>
          <table:table-cell table:style-name="Dictionary.B115" table:number-columns-spanned="2" office:value-type="string">
            <text:p text:style-name="P22">Двопóгляд</text:p>
          </table:table-cell>
          <table:covered-table-cell/>
          <table:table-cell table:style-name="Dictionary.D115" table:number-columns-spanned="2" office:value-type="string">
            <text:p text:style-name="P19"><text:span text:style-name="T14">-у, </text:span><text:span text:style-name="T15">ім., ч., інд.-авт., </text:span><text:span text:style-name="T115">[8]</text:span></text:p>
          </table:table-cell>
          <table:covered-table-cell/>
          <table:table-cell table:style-name="Dictionary.F115" table:number-columns-spanned="2" office:value-type="string">
            <text:p text:style-name="P19"><text:span text:style-name="T26">Похідне від </text:span><text:span text:style-name="T29">два</text:span><text:span text:style-name="T26"> і </text:span><text:span text:style-name="T29">пóгляд</text:span></text:p>
          </table:table-cell>
          <table:covered-table-cell/>
          <table:table-cell table:style-name="Dictionary.H115" table:number-columns-spanned="3" office:value-type="string">
            <text:p text:style-name="P19"><text:span text:style-name="T15">Та всеобрушає нестерпно/ </text:span><text:span text:style-name="T18">двопогляд</text:span><text:span text:style-name="T15">. У ньому ти сущий,/ померлий, пантруєш живого,/ зориш за померлим – живий. (П-1: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6" table:number-columns-spanned="5" office:value-type="string">
            <text:h text:style-name="P47" text:outline-level="2">два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5">ч.</text:span> <text:span text:style-name="T75">і с.</text:span><text:span text:style-name="T74">, дві, </text:span><text:span text:style-name="T75">ж.</text:span><text:span text:style-name="T74">, двох, </text:span><text:span text:style-name="T75">числ.</text:span> <text:span text:style-name="T75">кільк.</text:span></text:p>
            <text:p text:style-name="P26">1) Назва числа 2 і його цифрового позначення. || Кількість із двох одиниць.</text:p>
          </table:table-cell>
          <table:covered-table-cell/>
          <table:covered-table-cell/>
          <table:covered-table-cell/>
          <table:covered-table-cell/>
          <table:table-cell table:style-name="Dictionary.G116" table:number-columns-spanned="4" office:value-type="string">
            <text:h text:style-name="P49" text:outline-level="2"><text:span text:style-name="T71">п</text:span><text:span text:style-name="T92">о</text:span><text:span text:style-name="T71">гляд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у, </text:span><text:span text:style-name="T75">ч.</text:span></text:p>
            <text:p text:style-name="P26">1) Спрямованість, скерованість зору на кого-, що-небудь. || Вираз очей, манера дивитися. <text:span text:style-name="T99">Відводити погляд</text:span>. <text:span text:style-name="T99">Зустрічатися поглядом</text:span>.</text:p>
            <text:p text:style-name="P34"><text:span text:style-name="T44">2) Думка, судження про що-небудь. || </text:span><text:span text:style-name="T53">тільки </text:span><text:span text:style-name="T57">мн.</text:span><text:span text:style-name="T44"> Система переконань, </text:span><text:soft-page-break/><text:span text:style-name="T44">уявлень; світогляд, світосприймання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59</text:p>
          </table:table-cell>
          <table:table-cell table:style-name="Dictionary.B117" table:number-columns-spanned="2" office:value-type="string">
            <text:p text:style-name="P22">Дзень-струнá</text:p>
          </table:table-cell>
          <table:covered-table-cell/>
          <table:table-cell table:style-name="Dictionary.D117" table:number-columns-spanned="2" office:value-type="string">
            <text:p text:style-name="P19"><text:span text:style-name="T14">-и, </text:span><text:span text:style-name="T15">ім., ж., інд.-авт., </text:span><text:span text:style-name="T115">[9]</text:span></text:p>
          </table:table-cell>
          <table:covered-table-cell/>
          <table:table-cell table:style-name="Dictionary.F117" table:number-columns-spanned="2" office:value-type="string">
            <text:p text:style-name="P19"><text:span text:style-name="T26">Похідне від </text:span><text:span text:style-name="T29">дзень</text:span><text:span text:style-name="T26"> (вигук) і </text:span><text:span text:style-name="T29">струнá</text:span></text:p>
          </table:table-cell>
          <table:covered-table-cell/>
          <table:table-cell table:style-name="Dictionary.H117" table:number-columns-spanned="3" office:value-type="string">
            <text:p text:style-name="P19"><text:span text:style-name="T15">І думою одною/ півсну кошлатить ся. І </text:span><text:span text:style-name="T18">дзень-струною</text:span><text:span text:style-name="T15">/ не йде це дивне диво з голови. (П-2:19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8" table:number-columns-spanned="5" office:value-type="string">
            <text:h text:style-name="P47" text:outline-level="2">дзень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1">виг.</text:p>
            <text:p text:style-name="P2"><text:span text:style-name="T54">Уживається як присудок за </text:span><text:span text:style-name="T59">знач.</text:span><text:span text:style-name="T54"> </text:span><text:a xlink:type="simple" xlink:href="http://www.lingvo.ua/uk/Translate/uk-uk/дзенькати"><text:span text:style-name="T62">дзенькати</text:span></text:a><text:span text:style-name="T54">.</text:span></text:p>
          </table:table-cell>
          <table:covered-table-cell/>
          <table:covered-table-cell/>
          <table:covered-table-cell/>
          <table:covered-table-cell/>
          <table:table-cell table:style-name="Dictionary.G118" table:number-columns-spanned="4" office:value-type="string">
            <text:h text:style-name="P49" text:outline-level="2"><text:span text:style-name="T71">струн</text:span><text:span text:style-name="T92">а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и, </text:span><text:span text:style-name="T75">ж.</text:span></text:p>
            <text:p text:style-name="P26">1) Гнучка, пружна, туго натягнена нитка (металева, жильна і т. ін.) в музичних інструментах, що, коливаючись, створює звуки. || <text:span text:style-name="T99">тільки</text:span><text:span text:style-name="T75">мн.</text:span>, <text:span text:style-name="T75">перен.</text:span> Про звуки якого-небудь музичного інструмента; взагалі про музику, поезію.</text:p>
            <text:p text:style-name="P34"><text:span text:style-name="T44">2) </text:span><text:span text:style-name="T57">перен.</text:span><text:span text:style-name="T44"> Особливість кого-, чого-небудь, риса людини, властивість її характеру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60</text:p>
          </table:table-cell>
          <table:table-cell table:style-name="Dictionary.B119" table:number-columns-spanned="2" office:value-type="string">
            <text:p text:style-name="P22">Дивновзíр</text:p>
          </table:table-cell>
          <table:covered-table-cell/>
          <table:table-cell table:style-name="Dictionary.D119" table:number-columns-spanned="2" office:value-type="string">
            <text:p text:style-name="P19"><text:span text:style-name="T14">-зóру, </text:span><text:span text:style-name="T15">ім., ч., інд.-авт., </text:span><text:span text:style-name="T115">[8</text:span><text:span text:style-name="T114">]</text:span><text:span text:style-name="T33">, </text:span><text:span text:style-name="T114">[</text:span><text:span text:style-name="T115">1а]</text:span></text:p>
          </table:table-cell>
          <table:covered-table-cell/>
          <table:table-cell table:style-name="Dictionary.F119" table:number-columns-spanned="2" office:value-type="string">
            <text:p text:style-name="P19"><text:span text:style-name="T26">Похідне від </text:span><text:span text:style-name="T29">ди</text:span><text:span text:style-name="T4"></text:span><text:span text:style-name="T29">вний</text:span><text:span text:style-name="T26"> і </text:span><text:span text:style-name="T29">взі</text:span><text:span text:style-name="T4"></text:span><text:span text:style-name="T29">р</text:span></text:p>
          </table:table-cell>
          <table:covered-table-cell/>
          <table:table-cell table:style-name="Dictionary.H119" table:number-columns-spanned="3" office:value-type="string">
            <text:p text:style-name="P19"><text:span text:style-name="T15">Там крила птаства рясно миготіли,/ мережилася зелень </text:span><text:span text:style-name="T18">дивновзором</text:span><text:span text:style-name="T15">,/ а душу вже поймав самодоходжень/ зухвалий холод і зухвалий жах. (П-2:1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0" table:number-columns-spanned="5" office:value-type="string">
            <text:h text:style-name="P49" text:outline-level="2"><text:span text:style-name="T71">д</text:span><text:span text:style-name="T92">и</text:span><text:span text:style-name="T71">вний</text:span></text:h>
            <text:p text:style-name="P3"><text:soft-page-break/><text:a xlink:type="simple" xlink:href="http://www.lingvo.ua/uk/LingvoDictionaries/Details?dictionary=Explanatory%20(Uk-Uk)"><text:span text:style-name="T61">Explanatory (Uk-Uk)</text:span></text:a></text:p>
            <text:p text:style-name="P30">-а, -е.</text:p>
            <text:p text:style-name="P26">1) Який викликає подив. || Незвичайний якими-небудь якостями; чудний, незрозумілий. || Який не має подібних собі; рідкісний, кумедний.</text:p>
            <text:p text:style-name="P26">2) Дуже гарний; чудовий, чарівний.</text:p>
          </table:table-cell>
          <table:covered-table-cell/>
          <table:covered-table-cell/>
          <table:covered-table-cell/>
          <table:covered-table-cell/>
          <table:table-cell table:style-name="Dictionary.G120" table:number-columns-spanned="4" office:value-type="string">
            <text:h text:style-name="P47" text:outline-level="2">взір</text:h>
            <text:p text:style-name="P3"><text:soft-page-break/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(узір), взору, </text:span><text:span text:style-name="T75">ч.</text:span><text:span text:style-name="T74">, </text:span><text:span text:style-name="T75">рідко</text:span><text:span text:style-name="T74">.</text:span></text:p>
            <text:p text:style-name="P26">1) Зовнішній вигляд кого-, чого-небудь.</text:p>
            <text:p text:style-name="P34"><text:span text:style-name="T44">3) </text:span><text:span text:style-name="T57">діал.</text:span><text:span text:style-name="T44"> Зір, погляд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61</text:p>
          </table:table-cell>
          <table:table-cell table:style-name="Dictionary.B121" table:number-columns-spanned="2" office:value-type="string">
            <text:p text:style-name="P22">Дляння</text:p>
          </table:table-cell>
          <table:covered-table-cell/>
          <table:table-cell table:style-name="Dictionary.D121" table:number-columns-spanned="2" office:value-type="string">
            <text:p text:style-name="P19"><text:span text:style-name="T2">-</text:span><text:span text:style-name="T14">я, </text:span><text:span text:style-name="T15">ім., с., інд.-авт., </text:span><text:span text:style-name="T115">[1]</text:span></text:p>
          </table:table-cell>
          <table:covered-table-cell/>
          <table:table-cell table:style-name="Dictionary.F121" table:number-columns-spanned="2" office:value-type="string">
            <text:p text:style-name="P18">Похідне від <text:span text:style-name="T72">для</text:span><text:span text:style-name="T5"></text:span><text:span text:style-name="T72">ти</text:span></text:p>
          </table:table-cell>
          <table:covered-table-cell/>
          <table:table-cell table:style-name="Dictionary.H121" table:number-columns-spanned="3" office:value-type="string">
            <text:p text:style-name="P19"><text:span text:style-name="T15">У штольнях ночей вертикальних/ іде схарапуджене </text:span><text:span text:style-name="T18">дляння</text:span><text:span text:style-name="T15">/ всебезруху… (П-1: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2" table:number-columns-spanned="9" office:value-type="string">
            <text:h text:style-name="P49" text:outline-level="2"><text:span text:style-name="T71">дл</text:span><text:span text:style-name="T92">я</text:span><text:span text:style-name="T71">ти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дляю, дляєш, </text:span><text:span text:style-name="T75">недок.</text:span><text:span text:style-name="T74">, </text:span><text:span text:style-name="T75">розм.</text:span><text:span text:style-name="T74">, </text:span><text:span text:style-name="T75">рідко</text:span><text:span text:style-name="T74">.</text:span></text:p>
            <text:p text:style-name="P26">Не поспішати робити що-небудь; затягувати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62</text:p>
          </table:table-cell>
          <table:table-cell table:style-name="Dictionary.B123" table:number-columns-spanned="2" office:value-type="string">
            <text:p text:style-name="P22">Додóсвіт</text:p>
          </table:table-cell>
          <table:covered-table-cell/>
          <table:table-cell table:style-name="Dictionary.D123" table:number-columns-spanned="2" office:value-type="string">
            <text:p text:style-name="P19"><text:span text:style-name="T14">-у, ім., </text:span><text:span text:style-name="T15">ч., інд.-авт., </text:span><text:span text:style-name="T115">[2]</text:span></text:p>
          </table:table-cell>
          <table:covered-table-cell/>
          <table:table-cell table:style-name="Dictionary.F123" table:number-columns-spanned="2" office:value-type="string">
            <text:p text:style-name="P18">Похідне від <text:span text:style-name="T72">до</text:span><text:span text:style-name="T5"></text:span><text:span text:style-name="T72">світ</text:span></text:p>
          </table:table-cell>
          <table:covered-table-cell/>
          <table:table-cell table:style-name="Dictionary.H123" table:number-columns-spanned="3" office:value-type="string">
            <text:p text:style-name="P19"><text:span text:style-name="T15">Там ще </text:span><text:span text:style-name="T18">додосвіт</text:span><text:span text:style-name="T15">. Смерком облягло/ ледачі верби, сторожкі тополі… (П-2:1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4" table:number-columns-spanned="9" office:value-type="string">
            <text:h text:style-name="P49" text:outline-level="2"><text:span text:style-name="T71">д</text:span><text:span text:style-name="T92">о</text:span><text:span text:style-name="T71">світ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у, </text:span><text:span text:style-name="T75">ч.</text:span></text:p>
            <text:p text:style-name="P26">Час доби перед сходом сонця, світанком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63</text:p>
          </table:table-cell>
          <table:table-cell table:style-name="Dictionary.B125" table:number-columns-spanned="2" office:value-type="string">
            <text:p text:style-name="P22">Душекрóна</text:p>
          </table:table-cell>
          <table:covered-table-cell/>
          <table:table-cell table:style-name="Dictionary.D125" table:number-columns-spanned="2" office:value-type="string">
            <text:p text:style-name="P19"><text:span text:style-name="T14">-и, </text:span><text:span text:style-name="T15">ім., </text:span><text:soft-page-break/><text:span text:style-name="T15">ж., інд.-авт., </text:span><text:span text:style-name="T115">[9а]</text:span></text:p>
          </table:table-cell>
          <table:covered-table-cell/>
          <table:table-cell table:style-name="Dictionary.F125" table:number-columns-spanned="2" office:value-type="string">
            <text:p text:style-name="P19"><text:span text:style-name="T26">Похідне від </text:span><text:soft-page-break/><text:span text:style-name="T29">душá</text:span><text:span text:style-name="T26"> і </text:span><text:span text:style-name="T29">крóна</text:span></text:p>
          </table:table-cell>
          <table:covered-table-cell/>
          <table:table-cell table:style-name="Dictionary.H125" table:number-columns-spanned="3" office:value-type="string">
            <text:p text:style-name="P19"><text:span text:style-name="T15">Ця розлука душ - / одна загасла, </text:span><text:soft-page-break/><text:span text:style-name="T15">друга спалахнула/ (лиш не твоя, бо смертна павза вже/ обтяла зароділу </text:span><text:span text:style-name="T18">душекрону</text:span><text:span text:style-name="T15">)… (П-1:2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6" table:number-columns-spanned="5" office:value-type="string">
            <text:h text:style-name="P49" text:outline-level="2"><text:span text:style-name="T71">душ</text:span><text:span text:style-name="T92">а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і, </text:span><text:span text:style-name="T75">ж.</text:span></text:p>
            <text:p text:style-name="P26">1) Внутрішній психічний світ людини з її настроями, переживаннями та почуттями. || За релігійними уявленнями – безсмертна нематеріальна основа в людині, що становить суть її життя, є джерелом психічних явищ і відрізняє її від тварини.</text:p>
            <text:p text:style-name="P26">2) Сукупність рис, якостей, властивих певній особі. || Людина як носій тих чи інших рис, якостей. || Почуття, натхнення, енергія. || Про людину з прекрасними рисами характеру.</text:p>
          </table:table-cell>
          <table:covered-table-cell/>
          <table:covered-table-cell/>
          <table:covered-table-cell/>
          <table:covered-table-cell/>
          <table:table-cell table:style-name="Dictionary.G126" table:number-columns-spanned="4" office:value-type="string">
            <text:h text:style-name="P49" text:outline-level="2"><text:span text:style-name="T71">кр</text:span><text:span text:style-name="T92">о</text:span><text:span text:style-name="T71">на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1">I </text:span><text:span text:style-name="T74">-и, </text:span><text:span text:style-name="T75">ж.</text:span></text:p>
            <text:p text:style-name="P26">Верхня частина дерева, що являє собою сукупність його гілок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64</text:p>
          </table:table-cell>
          <table:table-cell table:style-name="Dictionary.B127" table:number-columns-spanned="2" office:value-type="string">
            <text:p text:style-name="P22">Живоднí</text:p>
          </table:table-cell>
          <table:covered-table-cell/>
          <table:table-cell table:style-name="Dictionary.D127" table:number-columns-spanned="2" office:value-type="string">
            <text:p text:style-name="P19"><text:span text:style-name="T14">-íв, </text:span><text:span text:style-name="T15">ім., мн., інд.-авт., </text:span><text:span text:style-name="T115">[8]</text:span></text:p>
          </table:table-cell>
          <table:covered-table-cell/>
          <table:table-cell table:style-name="Dictionary.F127" table:number-columns-spanned="2" office:value-type="string">
            <text:p text:style-name="P19"><text:span text:style-name="T26">Похідне від </text:span><text:span text:style-name="T29">живий</text:span><text:span text:style-name="T26"> і </text:span><text:span text:style-name="T29">дні</text:span></text:p>
          </table:table-cell>
          <table:covered-table-cell/>
          <table:table-cell table:style-name="Dictionary.H127" table:number-columns-spanned="3" office:value-type="string">
            <text:p text:style-name="P19"><text:span text:style-name="T15">Коли протліла згага </text:span><text:span text:style-name="T18">живоднів</text:span><text:span text:style-name="T15">/ ураз попустить серце, ніби напад/ нагальної недуги, в смертний запад,/ у феєричні полиски жалів. (П-1:6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8" table:number-columns-spanned="5" office:value-type="string">
            <text:h text:style-name="P49" text:outline-level="2"><text:span text:style-name="T71">жив</text:span><text:span text:style-name="T92">и</text:span><text:span text:style-name="T71">й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0">-а, -е.</text:p>
            <text:p text:style-name="P34"><text:span text:style-name="T44">1) Який існує, здійснює обмін речовин із зовнішнім середовищем, здатний рости, розмножуватися; </text:span><text:span text:style-name="T57">прот.</text:span><text:span text:style-name="T44"> мертвий. || Який є невід'ємною ознакою істоти, що живе, існує. || </text:span><text:span text:style-name="T57">у знач.</text:span><text:span text:style-name="T44"> </text:span><text:span text:style-name="T57">ім.</text:span><text:span text:style-name="T44"> жив</text:span><text:span text:style-name="T63">е</text:span><text:span text:style-name="T44">, -в</text:span><text:span text:style-name="T63">о</text:span><text:span text:style-name="T44">го, </text:span><text:span text:style-name="T57">с.</text:span><text:span text:style-name="T44"> Все, що виявляє ознаки </text:span><text:span text:style-name="T44">життя, що живе, існує. || Якого створюють рослини, тварини, люди.</text:span></text:p>
          </table:table-cell>
          <table:covered-table-cell/>
          <table:covered-table-cell/>
          <table:covered-table-cell/>
          <table:covered-table-cell/>
          <table:table-cell table:style-name="Dictionary.G128" table:number-columns-spanned="4" office:value-type="string">
            <text:h text:style-name="P47" text:outline-level="2">день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9"><text:span text:style-name="T74">дня, </text:span><text:span text:style-name="T75">ч.</text:span></text:p>
            <text:p text:style-name="P39">1) Частина доби від сходу до заходу сонця, від ранку до вечора. || Про денне світло.</text:p>
            <text:p text:style-name="P40"><text:span text:style-name="T44">4) </text:span><text:span text:style-name="T53">тільки </text:span><text:span text:style-name="T57">мн.</text:span><text:span text:style-name="T44">, </text:span><text:span text:style-name="T53">чого</text:span><text:span text:style-name="T44">, </text:span><text:span text:style-name="T53">які</text:span><text:span text:style-name="T44">. Час, період у житті людини, народу. || </text:span><text:span text:style-name="T53">чиї</text:span><text:span text:style-name="T44">. Життя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65</text:p>
          </table:table-cell>
          <table:table-cell table:style-name="Dictionary.B129" table:number-columns-spanned="2" office:value-type="string">
            <text:p text:style-name="P22">Життєсмéрть</text:p>
          </table:table-cell>
          <table:covered-table-cell/>
          <table:table-cell table:style-name="Dictionary.D129" table:number-columns-spanned="2" office:value-type="string">
            <text:p text:style-name="P19"><text:span text:style-name="T14">-і, </text:span><text:span text:style-name="T15">ім., ж., інд.-авт., </text:span><text:span text:style-name="T115">[8]</text:span></text:p>
          </table:table-cell>
          <table:covered-table-cell/>
          <table:table-cell table:style-name="Dictionary.F129" table:number-columns-spanned="2" office:value-type="string">
            <text:p text:style-name="P19"><text:span text:style-name="T26">Похідне від </text:span><text:span text:style-name="T29">життя</text:span><text:span text:style-name="T26"> і </text:span><text:span text:style-name="T29">сме</text:span><text:span text:style-name="T4"></text:span><text:span text:style-name="T29">рть</text:span></text:p>
          </table:table-cell>
          <table:covered-table-cell/>
          <table:table-cell table:style-name="Dictionary.H129" table:number-columns-spanned="3" office:value-type="string">
            <text:p text:style-name="P19"><text:span text:style-name="T15">Сховати ся од долі – не судилось./ Ударив грім – і зразу шкереберть/ пішло життя. І ость ти – все, що снилось,/ як смертеіснування й </text:span><text:span text:style-name="T18">життєсмерть</text:span><text:span text:style-name="T15">. (П-1: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0" table:number-columns-spanned="5" office:value-type="string">
            <text:h text:style-name="P49" text:outline-level="2"><text:span text:style-name="T71">житт</text:span><text:span text:style-name="T92">я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я, </text:span><text:span text:style-name="T75">с.</text:span></text:p>
            <text:p text:style-name="P26">1) Вища форма існування матерії, найхарактернішими рисами якої є обмін речовин, самооновлення, самовідтворення. || Існування всього живого; <text:span text:style-name="T75">прот.</text:span> смерть.</text:p>
            <text:p text:style-name="P26">2) Стан живого організму в стадії <text:soft-page-break/>розвитку, зросту.</text:p>
            <text:p text:style-name="P26">3) Період існування кого-небудь; вік. || Все пережите, зроблене людиною за час її існування; біографія.</text:p>
            <text:p text:style-name="P26">4) Спосіб існування кого-небудь.</text:p>
          </table:table-cell>
          <table:covered-table-cell/>
          <table:covered-table-cell/>
          <table:covered-table-cell/>
          <table:covered-table-cell/>
          <table:table-cell table:style-name="Dictionary.G130" table:number-columns-spanned="4" office:value-type="string">
            <text:h text:style-name="P47" text:outline-level="2">смерть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і, </text:span><text:span text:style-name="T75">ж.</text:span></text:p>
            <text:p text:style-name="P26">1) Припинення життєдіяльності організму і загибель його; припинення біологічного обміну речовин в організмі або його частині.<text:span text:style-name="T99">Фізіологічна </text:span><text:span text:style-name="T99">смерть</text:span>.</text:p>
            <text:p text:style-name="P2"><text:span text:style-name="T54">2) Припинення існування людини, </text:span><text:soft-page-break/><text:span text:style-name="T54">тварини; </text:span><text:span text:style-name="T59">прот.</text:span><text:span text:style-name="T54"> життя; кончина, скін. || Те саме, що См</text:span><text:span text:style-name="T66">е</text:span><text:span text:style-name="T54">ртна к</text:span><text:span text:style-name="T66">а</text:span><text:span text:style-name="T54">ра (</text:span><text:span text:style-name="T59">див.</text:span><text:span text:style-name="T54"> </text:span><text:a xlink:type="simple" xlink:href="http://www.lingvo.ua/uk/Translate/uk-uk/смертний"><text:span text:style-name="T62">смертний</text:span></text:a><text:span text:style-name="T54">). || </text:span><text:span text:style-name="T55">кому</text:span><text:span text:style-name="T54">. Уживається як заклик до помсти, відплати. || Персоніфікація кончини – людський скелет, звичайно з косою. || </text:span><text:span text:style-name="T59">перен.</text:span><text:span text:style-name="T54"> Загибель, припинення існування чого-небудь. || </text:span><text:span text:style-name="T59">перен.</text:span><text:span text:style-name="T54"> Занепад чого-небуд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66</text:p>
          </table:table-cell>
          <table:table-cell table:style-name="Dictionary.B131" table:number-columns-spanned="2" office:value-type="string">
            <text:p text:style-name="P22">Життєтóки</text:p>
          </table:table-cell>
          <table:covered-table-cell/>
          <table:table-cell table:style-name="Dictionary.D131" table:number-columns-spanned="2" office:value-type="string">
            <text:p text:style-name="P19"><text:span text:style-name="T14">-ів, </text:span><text:span text:style-name="T15">ім., мн., інд.-авт., </text:span><text:span text:style-name="T115">[8]</text:span></text:p>
          </table:table-cell>
          <table:covered-table-cell/>
          <table:table-cell table:style-name="Dictionary.F131" table:number-columns-spanned="2" office:value-type="string">
            <text:p text:style-name="P19"><text:span text:style-name="T26">Похідне від </text:span><text:span text:style-name="T29">життя</text:span><text:span text:style-name="T26"> і </text:span><text:span text:style-name="T29">тóки</text:span></text:p>
          </table:table-cell>
          <table:covered-table-cell/>
          <table:table-cell table:style-name="Dictionary.H131" table:number-columns-spanned="3" office:value-type="string">
            <text:p text:style-name="P19"><text:span text:style-name="T15">Нарешті збір, нарешті збір померлих днів і років,/ мов ґрати чорних спроневір і ярих </text:span><text:span text:style-name="T18">життєтоків</text:span><text:span text:style-name="T15">… (П-2:1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2" table:number-columns-spanned="5" office:value-type="string">
            <text:p text:style-name="P19"><text:span text:style-name="T29">життя</text:span><text:span text:style-name="T26"> (див 63)</text:span></text:p>
          </table:table-cell>
          <table:covered-table-cell/>
          <table:covered-table-cell/>
          <table:covered-table-cell/>
          <table:covered-table-cell/>
          <table:table-cell table:style-name="Dictionary.G132" table:number-columns-spanned="4" office:value-type="string">
            <text:h text:style-name="P47" text:outline-level="2">тік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току, </text:span><text:span text:style-name="T75">ч.</text:span></text:p>
            <text:p text:style-name="P26">1) Розчищене місце, спеціально підготовлений майданчик надворі або в приміщенні для молотьби, очищення і просушування зерна.</text:p>
            <text:p text:style-name="P26">2) Скирти, стіжки, ожереди і т. ін., що стоять на такому місці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67</text:p>
          </table:table-cell>
          <table:table-cell table:style-name="Dictionary.B133" table:number-columns-spanned="2" office:value-type="string">
            <text:p text:style-name="P22">За-світи</text:p>
          </table:table-cell>
          <table:covered-table-cell/>
          <table:table-cell table:style-name="Dictionary.D133" table:number-columns-spanned="2" office:value-type="string">
            <text:p text:style-name="P19"><text:span text:style-name="T14">-ів, </text:span><text:span text:style-name="T15">ім., мн. </text:span><text:soft-page-break/><text:span text:style-name="T15">інд.-авт., </text:span><text:span text:style-name="T115">[9]</text:span></text:p>
          </table:table-cell>
          <table:covered-table-cell/>
          <table:table-cell table:style-name="Dictionary.F133" table:number-columns-spanned="2" office:value-type="string">
            <text:p text:style-name="P19"><text:span text:style-name="T26">Похідне від </text:span><text:span text:style-name="T29">за</text:span><text:span text:style-name="T26"> і </text:span><text:span text:style-name="T29">світи</text:span></text:p>
          </table:table-cell>
          <table:covered-table-cell/>
          <table:table-cell table:style-name="Dictionary.H133" table:number-columns-spanned="3" office:value-type="string">
            <text:p text:style-name="P19"><text:span text:style-name="T15">І не держу надії в бозі,/ коли пірвався в </text:span><text:span text:style-name="T18">за-світи</text:span><text:span text:style-name="T15">. (П-2: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4" table:number-columns-spanned="5" office:value-type="string">
            <text:h text:style-name="P47" text:outline-level="2">за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1">I </text:span><text:span text:style-name="T75">прийм.</text:span><text:span text:style-name="T74">, </text:span><text:span text:style-name="T75">з род.</text:span><text:span text:style-name="T74">, </text:span><text:span text:style-name="T75">знах.</text:span> <text:span text:style-name="T75">і оруд.</text:span> <text:span text:style-name="T75">відмінками</text:span><text:span text:style-name="T74">. Сполучення з </text:span><text:span text:style-name="T75">прийм.</text:span> <text:span text:style-name="T74">за виражають: Просторові відношення:</text:span></text:p>
            <text:p text:style-name="P34"><text:span text:style-name="T44">1) </text:span><text:span text:style-name="T53">із </text:span><text:span text:style-name="T57">знах.</text:span><text:span text:style-name="T44"> </text:span><text:span text:style-name="T53">і </text:span><text:span text:style-name="T57">оруд. в.</text:span><text:span text:style-name="T44"> Вказує на предмет, місце і т. ін.: а) за межі яких спрямовані дія, рух (</text:span><text:span text:style-name="T57">знах. в.</text:span><text:span text:style-name="T44">); б) позад, по той бік яких хто-, що-небудь знаходиться, міститься, перебуває або щось </text:span><text:span text:style-name="T44">відбувається (</text:span><text:span text:style-name="T57">оруд. в.</text:span><text:span text:style-name="T44">). || </text:span><text:span text:style-name="T58">У </text:span><text:span text:style-name="T57">сполуч.</text:span><text:span text:style-name="T44"> зі </text:span><text:span text:style-name="T57">сл.</text:span><text:span text:style-name="T44"> сідати (сидіти, сісти), стояти (стати) і т. ін. вказує на предмет, біля якого хто-небудь розташовується, щоб виконати певну дію, або хтось знаходиться, виконуючи що-небудь.</text:span></text:p>
          </table:table-cell>
          <table:covered-table-cell/>
          <table:covered-table-cell/>
          <table:covered-table-cell/>
          <table:covered-table-cell/>
          <table:table-cell table:style-name="Dictionary.G134" table:number-columns-spanned="4" office:value-type="string">
            <text:h text:style-name="P47" text:outline-level="2">світ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1">II </text:span><text:span text:style-name="T74">-у </text:span><text:span text:style-name="T75">і заст.</text:span> <text:span text:style-name="T74">-а, </text:span><text:span text:style-name="T75">ч.</text:span></text:p>
            <text:p text:style-name="P26">1) Сукупність усіх форм матерії як єдине ціле; всесвіт. <text:span text:style-name="T99">Геоцентрична система світу</text:span>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68</text:p>
          </table:table-cell>
          <table:table-cell table:style-name="Dictionary.B135" table:number-columns-spanned="2" office:value-type="string">
            <text:p text:style-name="P22">Зимносхíд</text:p>
          </table:table-cell>
          <table:covered-table-cell/>
          <table:table-cell table:style-name="Dictionary.D135" table:number-columns-spanned="2" office:value-type="string">
            <text:p text:style-name="P19"><text:span text:style-name="T14">-у, </text:span><text:span text:style-name="T15">ім., ч., інд.-авт., </text:span><text:span text:style-name="T115">[8</text:span><text:span text:style-name="T114">]</text:span><text:span text:style-name="T33">, </text:span><text:span text:style-name="T114">[</text:span><text:span text:style-name="T115">1а]</text:span></text:p>
          </table:table-cell>
          <table:covered-table-cell/>
          <table:table-cell table:style-name="Dictionary.F135" table:number-columns-spanned="2" office:value-type="string">
            <text:p text:style-name="P19"><text:span text:style-name="T26">Похідне від </text:span><text:span text:style-name="T29">зи</text:span><text:span text:style-name="T4"></text:span><text:span text:style-name="T29">мно</text:span><text:span text:style-name="T26"> і </text:span><text:span text:style-name="T29">схо</text:span><text:span text:style-name="T4"></text:span><text:span text:style-name="T29">дити</text:span></text:p>
          </table:table-cell>
          <table:covered-table-cell/>
          <table:table-cell table:style-name="Dictionary.H135" table:number-columns-spanned="3" office:value-type="string">
            <text:p text:style-name="P19"><text:span text:style-name="T15">Довкруги - / лише вітри з шпаркого </text:span><text:span text:style-name="T18">зимносходу</text:span><text:span text:style-name="T15">. (П-1: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6" table:number-columns-spanned="5" office:value-type="string">
            <text:h text:style-name="P49" text:outline-level="2"><text:span text:style-name="T71">з</text:span><text:span text:style-name="T92">и</text:span><text:span text:style-name="T71">мно</text:span></text:h>
            <text:p text:style-name="P3"><text:soft-page-break/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1">I </text:span><text:span text:style-name="T75">розм.</text:span></text:p>
            <text:p text:style-name="P2"><text:span text:style-name="T54">1) Присл. до </text:span><text:a xlink:type="simple" xlink:href="http://www.lingvo.ua/uk/Translate/uk-uk/зимний"><text:span text:style-name="T62">зимний</text:span></text:a></text:p>
          </table:table-cell>
          <table:covered-table-cell/>
          <table:covered-table-cell/>
          <table:covered-table-cell/>
          <table:covered-table-cell/>
          <table:table-cell table:style-name="Dictionary.G136" table:number-columns-spanned="4" office:value-type="string">
            <text:h text:style-name="P47" text:outline-level="2">сходити<text:soft-page-break/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1">I </text:span><text:span text:style-name="T74">схо</text:span><text:span text:style-name="T13"></text:span><text:span text:style-name="T74">дити</text:span></text:p>
            <text:p text:style-name="P26"><text:span text:style-name="T75">і рідше </text:span><text:span text:style-name="T74">зіходити, -джу, -диш, </text:span><text:span text:style-name="T75">недок.</text:span><text:span text:style-name="T74">, зійти, зійду, зійдеш, </text:span><text:span text:style-name="T75">док.</text:span></text:p>
            <text:p text:style-name="P34"><text:span text:style-name="T44">3) </text:span><text:span text:style-name="T57">перен.</text:span><text:span text:style-name="T44"> Наближатися, поширюючись, ніби опускаючись (про вечір, сутінки і т. ін.). || </text:span><text:span text:style-name="T53">на кого </text:span><text:span text:style-name="T44">– </text:span><text:span text:style-name="T53">що</text:span><text:span text:style-name="T44">, </text:span><text:span text:style-name="T57">розм.</text:span><text:span text:style-name="T44"> </text:span><text:span text:style-name="T53">кому до чого</text:span><text:span text:style-name="T44">, </text:span><text:span text:style-name="T57">книжн.</text:span><text:span text:style-name="T44">Охоплювати кого-небудь, оволодівати кимсь (про почуття, стан і т. ін.)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69</text:p>
          </table:table-cell>
          <table:table-cell table:style-name="Dictionary.B137" table:number-columns-spanned="2" office:value-type="string">
            <text:p text:style-name="P22">Знеголоснíлий</text:p>
          </table:table-cell>
          <table:covered-table-cell/>
          <table:table-cell table:style-name="Dictionary.D137" table:number-columns-spanned="2" office:value-type="string">
            <text:p text:style-name="P19"><text:span text:style-name="T14">-а, -е, </text:span><text:span text:style-name="T16">прикм., </text:span><text:span text:style-name="T15">інд.-авт., </text:span><text:span text:style-name="T115">[1]</text:span></text:p>
          </table:table-cell>
          <table:covered-table-cell/>
          <table:table-cell table:style-name="Dictionary.F137" table:number-columns-spanned="2" office:value-type="string">
            <text:p text:style-name="P19"><text:span text:style-name="T26">Похідне від </text:span><text:span text:style-name="T29">знеголосніти </text:span><text:span text:style-name="T40"><text:s/>— позбавитися голосу</text:span></text:p>
          </table:table-cell>
          <table:covered-table-cell/>
          <table:table-cell table:style-name="Dictionary.H137" table:number-columns-spanned="3" office:value-type="string">
            <text:p text:style-name="P19"><text:span text:style-name="T15">…це кождочасне поривання в смерть ,/ щоб з неї виринати в знавіснілий/ хрипкий чи геть </text:span><text:span text:style-name="T18">знеголоснілий</text:span><text:span text:style-name="T15"> крик. (П-1: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8" table:number-columns-spanned="9" office:value-type="string">
            <text:p text:style-name="P19"><text:span text:style-name="T29">Знеголосніти </text:span><text:span text:style-name="T40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70</text:p>
          </table:table-cell>
          <table:table-cell table:style-name="Dictionary.B139" table:number-columns-spanned="2" office:value-type="string">
            <text:p text:style-name="P22">Золотокíнва</text:p>
          </table:table-cell>
          <table:covered-table-cell/>
          <table:table-cell table:style-name="Dictionary.D139" table:number-columns-spanned="2" office:value-type="string">
            <text:p text:style-name="P19"><text:span text:style-name="T14">-и, </text:span><text:span text:style-name="T15">ім., ж., інд.-авт., </text:span><text:span text:style-name="T115">[8]</text:span></text:p>
          </table:table-cell>
          <table:covered-table-cell/>
          <table:table-cell table:style-name="Dictionary.F139" table:number-columns-spanned="2" office:value-type="string">
            <text:p text:style-name="P19"><text:span text:style-name="T26">Похідне від </text:span><text:span text:style-name="T29">золотий</text:span><text:span text:style-name="T26"> і </text:span><text:span text:style-name="T29">кíнва</text:span></text:p>
          </table:table-cell>
          <table:covered-table-cell/>
          <table:table-cell table:style-name="Dictionary.H139" table:number-columns-spanned="3" office:value-type="string">
            <text:p text:style-name="P19"><text:span text:style-name="T18">Золотокінва</text:span><text:span text:style-name="T15"> – пади-но,/ спади з лиця в глиб-синь-серця. (П-2: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0" table:number-columns-spanned="5" office:value-type="string">
            <text:h text:style-name="P49" text:outline-level="2"><text:span text:style-name="T71">золот</text:span><text:span text:style-name="T92">и</text:span><text:span text:style-name="T71">й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0">-а, -е.</text:p>
            <text:p text:style-name="P26">4) Який своїм кольором нагадує <text:soft-page-break/>золото; блискучо-жовтий, оранжевий.<text:span text:style-name="T99">Золота осінь</text:span>. <text:span text:style-name="T99">Золота рибка</text:span>.</text:p>
            <text:p text:style-name="P26">5) <text:span text:style-name="T75">перен.</text:span> Дуже цінний, вартий поваги (про людину, її характер і т. ін.). <text:span text:style-name="T99">Золоте серце</text:span>. <text:span text:style-name="T99">Золоті руки</text:span>.</text:p>
            <text:p text:style-name="P26">6) <text:span text:style-name="T75">перен.</text:span> Який дає людям радість, щастя; прекрасний, щасливий.<text:span text:style-name="T99">Золоте дитинство</text:span>.</text:p>
            <text:p text:style-name="P34"><text:span text:style-name="T44">7) </text:span><text:span text:style-name="T57">перен.</text:span><text:span text:style-name="T44"> Дорогий, любий (у </text:span><text:span text:style-name="T57">пестл.</text:span><text:span text:style-name="T44"> звертанні до кого-небудь).</text:span></text:p>
          </table:table-cell>
          <table:covered-table-cell/>
          <table:covered-table-cell/>
          <table:covered-table-cell/>
          <table:covered-table-cell/>
          <table:table-cell table:style-name="Dictionary.G140" table:number-columns-spanned="4" office:value-type="string">
            <text:h text:style-name="P47" text:outline-level="2">кінва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1">II </text:span><text:span text:style-name="T74">кінва</text:span><text:span text:style-name="T79"></text:span></text:p>
            <text:p text:style-name="P26"><text:span text:style-name="T74">-и, </text:span><text:span text:style-name="T75">ж.</text:span><text:span text:style-name="T74">, </text:span><text:span text:style-name="T75">розм.</text:span></text:p>
            <text:p text:style-name="P2"><text:soft-page-break/><text:span text:style-name="T54">Збірн. до </text:span><text:a xlink:type="simple" xlink:href="http://www.lingvo.ua/uk/Translate/uk-uk/кінь"><text:span text:style-name="T110">кінь</text:span></text:a><text:span text:style-name="T62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71</text:p>
          </table:table-cell>
          <table:table-cell table:style-name="Dictionary.B141" table:number-columns-spanned="2" office:value-type="string">
            <text:p text:style-name="P19"><text:span text:style-name="T28">З-</text:span><text:span text:style-name="T3">понадсвíтній</text:span></text:p>
          </table:table-cell>
          <table:covered-table-cell/>
          <table:table-cell table:style-name="Dictionary.D141" table:number-columns-spanned="2" office:value-type="string">
            <text:p text:style-name="P19"><text:span text:style-name="T14">-я, -є, </text:span><text:span text:style-name="T16">прикм., </text:span><text:span text:style-name="T15">інд.-авт., </text:span><text:span text:style-name="T115">[9а]</text:span></text:p>
          </table:table-cell>
          <table:covered-table-cell/>
          <table:table-cell table:style-name="Dictionary.F141" table:number-columns-spanned="2" office:value-type="string">
            <text:p text:style-name="P19"><text:span text:style-name="T26">Похідне від </text:span><text:span text:style-name="T29">з</text:span><text:span text:style-name="T40">-</text:span><text:span text:style-name="T29">понад</text:span><text:span text:style-name="T26"> і </text:span><text:span text:style-name="T29">світ</text:span></text:p>
          </table:table-cell>
          <table:covered-table-cell/>
          <table:table-cell table:style-name="Dictionary.H141" table:number-columns-spanned="3" office:value-type="string">
            <text:p text:style-name="P19"><text:span text:style-name="T15">…аж сіла зірка на дроту й щебече/ і сяє горлом – </text:span><text:span text:style-name="T18">з-понадсвітній</text:span><text:span text:style-name="T15"> спів. (П-2:120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2" table:number-columns-spanned="5" office:value-type="string">
            <text:h text:style-name="P49" text:outline-level="2"><text:span text:style-name="T71">з-п</text:span><text:span text:style-name="T92">о</text:span><text:span text:style-name="T71">над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5">прийм.</text:span><text:span text:style-name="T74">, </text:span><text:span text:style-name="T75">з род. в.</text:span></text:p>
            <text:p text:style-name="P34"><text:span text:style-name="T44">Вказує на предмет, через верхній край якого спрямовано дію, рух. || Вказує на предмет, місце, у безпосередній близькості від якого починається </text:span><text:span text:style-name="T44">якась дія.</text:span></text:p>
          </table:table-cell>
          <table:covered-table-cell/>
          <table:covered-table-cell/>
          <table:covered-table-cell/>
          <table:covered-table-cell/>
          <table:table-cell table:style-name="Dictionary.G142" table:number-columns-spanned="4" office:value-type="string">
            <text:p text:style-name="P18"><text:span text:style-name="T72">Світ</text:span> (див. 67)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72</text:p>
          </table:table-cell>
          <table:table-cell table:style-name="Dictionary.B143" table:number-columns-spanned="2" office:value-type="string">
            <text:p text:style-name="P22">Іспередлíт</text:p>
          </table:table-cell>
          <table:covered-table-cell/>
          <table:table-cell table:style-name="Dictionary.D143" table:number-columns-spanned="2" office:value-type="string">
            <text:p text:style-name="P14">присл., інд.-<text:soft-page-break/>авт., <text:span text:style-name="T120">[8]</text:span></text:p>
          </table:table-cell>
          <table:covered-table-cell/>
          <table:table-cell table:style-name="Dictionary.F143" table:number-columns-spanned="2" office:value-type="string">
            <text:p text:style-name="P16">Похідне від <text:span text:style-name="T72">спе</text:span><text:span text:style-name="T73"></text:span><text:span text:style-name="T72">ред</text:span> і <text:span text:style-name="T72">літ</text:span>. <text:soft-page-break/>Те саме, що <text:span text:style-name="T72">справікі</text:span><text:span text:style-name="T73"></text:span><text:span text:style-name="T72">в</text:span></text:p>
          </table:table-cell>
          <table:covered-table-cell/>
          <table:table-cell table:style-name="Dictionary.H143" table:number-columns-spanned="3" office:value-type="string">
            <text:p text:style-name="P19"><text:span text:style-name="T15">Ось твоя подоба/ подвижництво людське – </text:span><text:span text:style-name="T18">іспередліт</text:span><text:span text:style-name="T15">. (П-2:15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4" table:number-columns-spanned="5" office:value-type="string">
            <text:h text:style-name="P50" text:outline-level="2"><text:span text:style-name="T31">сп</text:span><text:span text:style-name="T93">е</text:span><text:span text:style-name="T31">реду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3) <text:span text:style-name="T75">присл.</text:span>, <text:span text:style-name="T99">рідко</text:span>. Раніше, в минулому; перед цим.</text:p>
            <text:p text:style-name="P38"><text:span text:style-name="T42">4) </text:span><text:span text:style-name="T56">прийм.</text:span><text:span text:style-name="T42">, </text:span><text:span text:style-name="T52">з </text:span><text:span text:style-name="T56">род. в.</text:span><text:span text:style-name="T42"> Уживається для означення місця перед ким-, чим-небудь; на передньому боці чогось.</text:span></text:p>
          </table:table-cell>
          <table:covered-table-cell/>
          <table:covered-table-cell/>
          <table:covered-table-cell/>
          <table:covered-table-cell/>
          <table:table-cell table:style-name="Dictionary.G144" table:number-columns-spanned="4" office:value-type="string">
            <text:h text:style-name="P49" text:outline-level="2"><text:span text:style-name="T71">літ</text:span><text:span text:style-name="T92">а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літ, </text:span><text:span text:style-name="T75">мн.</text:span></text:p>
            <text:p text:style-name="P27">1) Період часу в кілька років; роки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73</text:p>
          </table:table-cell>
          <table:table-cell table:style-name="Dictionary.B145" table:number-columns-spanned="2" office:value-type="string">
            <text:p text:style-name="P22">Крайóкрай</text:p>
          </table:table-cell>
          <table:covered-table-cell/>
          <table:table-cell table:style-name="Dictionary.D145" table:number-columns-spanned="2" office:value-type="string">
            <text:p text:style-name="P19"><text:span text:style-name="T14">крайóкраю, </text:span><text:span text:style-name="T15">ім., ч., інд.-авт., </text:span><text:span text:style-name="T115">[8]</text:span></text:p>
          </table:table-cell>
          <table:covered-table-cell/>
          <table:table-cell table:style-name="Dictionary.F145" table:number-columns-spanned="2" office:value-type="string">
            <text:p text:style-name="P19"><text:span text:style-name="T26">Похідне від </text:span><text:span text:style-name="T29">край</text:span><text:span text:style-name="T26"> і </text:span><text:span text:style-name="T29">край</text:span></text:p>
          </table:table-cell>
          <table:covered-table-cell/>
          <table:table-cell table:style-name="Dictionary.H145" table:number-columns-spanned="3" office:value-type="string">
            <text:p text:style-name="P19"><text:span text:style-name="T15">З </text:span><text:span text:style-name="T18">крайокраю</text:span><text:span text:style-name="T15">, з цієї високості,/ пади, згорнувши крила, до долин… </text:span><text:span text:style-name="T15">(П-1:40); Єси ти за </text:span><text:span text:style-name="T18">крайокраєм</text:span><text:span text:style-name="T15">, чаїшся/ од мого неоговтаного погляду… (П-1: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6" table:number-columns-spanned="9" office:value-type="string">
            <text:h text:style-name="P47" text:outline-level="2">край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1">I </text:span><text:span text:style-name="T74">-ю, </text:span><text:span text:style-name="T75">ч.</text:span></text:p>
            <text:p text:style-name="P2"><text:span text:style-name="T54">1) Лінія, що обмежує поверхню чого-небудь, а також те, що прилягає до цієї лінії; кінець (</text:span><text:span text:style-name="T59">див.</text:span><text:span text:style-name="T54"> </text:span><text:a xlink:type="simple" xlink:href="http://www.lingvo.ua/uk/Translate/uk-uk/кінець"><text:span text:style-name="T62">кінець</text:span></text:a><text:span text:style-name="T54"> I 1)). || Верхній зріз стінок посудини, яких-небудь заглиблень і т. ін. || Найвіддаленіша від центру частина якої-небудь місцевості; околиця.</text:span></text:p>
            <text:p text:style-name="P26"><text:span text:style-name="T71">II </text:span><text:span text:style-name="T75">прийм.</text:span> <text:span text:style-name="T75">з род. в.</text:span></text:p>
            <text:p text:style-name="P26">Указує на місцезнаходження предмета поблизу іншого; біля, коло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74</text:p>
          </table:table-cell>
          <table:table-cell table:style-name="Dictionary.B147" table:number-columns-spanned="2" office:value-type="string">
            <text:p text:style-name="P22">Крайсебé</text:p>
          </table:table-cell>
          <table:covered-table-cell/>
          <table:table-cell table:style-name="Dictionary.D147" table:number-columns-spanned="2" office:value-type="string">
            <text:p text:style-name="P19"><text:span text:style-name="T16">присл., </text:span><text:span text:style-name="T15">інд.-</text:span><text:soft-page-break/><text:span text:style-name="T15">авт., </text:span><text:span text:style-name="T115">[11]</text:span></text:p>
          </table:table-cell>
          <table:covered-table-cell/>
          <table:table-cell table:style-name="Dictionary.F147" table:number-columns-spanned="2" office:value-type="string">
            <text:p text:style-name="P19"><text:span text:style-name="T26">Похідне від </text:span><text:span text:style-name="T29">край</text:span><text:span text:style-name="T26"> і </text:span><text:span text:style-name="T29">себé</text:span></text:p>
          </table:table-cell>
          <table:covered-table-cell/>
          <table:table-cell table:style-name="Dictionary.H147" table:number-columns-spanned="3" office:value-type="string">
            <text:p text:style-name="P19"><text:span text:style-name="T15">І не зайти за дальні далечі./ І за </text:span><text:span text:style-name="T18">крайсебе</text:span><text:span text:style-name="T15"> не зайти. (П-1: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8" table:number-columns-spanned="5" office:value-type="string">
            <text:p text:style-name="P19"><text:span text:style-name="T29">Край </text:span><text:span text:style-name="T40">(див. 73)</text:span></text:p>
          </table:table-cell>
          <table:covered-table-cell/>
          <table:covered-table-cell/>
          <table:covered-table-cell/>
          <table:covered-table-cell/>
          <table:table-cell table:style-name="Dictionary.G148" table:number-columns-spanned="4" office:value-type="string">
            <text:h text:style-name="P50" text:outline-level="2"><text:span text:style-name="T71">себ</text:span><text:span text:style-name="T92">е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5">наз. в.</text:span> <text:span text:style-name="T75">нема</text:span><text:span text:style-name="T74">, </text:span><text:span text:style-name="T75">одн.</text:span> <text:span text:style-name="T75">і мн.</text:span><text:span text:style-name="T74">, </text:span><text:span text:style-name="T75">займ.</text:span> <text:span text:style-name="T75">зворотний</text:span><text:span text:style-name="T74">.</text:span></text:p>
            <text:p text:style-name="P26">Вказує на спрямованість дії на самого виконавця дії, заміняючи за змістом особові займенники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75</text:p>
          </table:table-cell>
          <table:table-cell table:style-name="Dictionary.B149" table:number-columns-spanned="2" office:value-type="string">
            <text:p text:style-name="P22">Крайчáс</text:p>
          </table:table-cell>
          <table:covered-table-cell/>
          <table:table-cell table:style-name="Dictionary.D149" table:number-columns-spanned="2" office:value-type="string">
            <text:p text:style-name="P19"><text:span text:style-name="T16">присл., </text:span><text:span text:style-name="T15">інд.-авт., </text:span><text:span text:style-name="T115">[11]</text:span></text:p>
          </table:table-cell>
          <table:covered-table-cell/>
          <table:table-cell table:style-name="Dictionary.F149" table:number-columns-spanned="2" office:value-type="string">
            <text:p text:style-name="P19"><text:span text:style-name="T26">Похідне від </text:span><text:span text:style-name="T29">край</text:span><text:span text:style-name="T26"> і </text:span><text:span text:style-name="T29">час</text:span></text:p>
          </table:table-cell>
          <table:covered-table-cell/>
          <table:table-cell table:style-name="Dictionary.H149" table:number-columns-spanned="3" office:value-type="string">
            <text:p text:style-name="P19"><text:span text:style-name="T15">Що б то нам/ посовгнути – ці межигони часу,/ марудні межигони живоття,/ коли змарнілі постаті </text:span><text:span text:style-name="T15">снаги,/ ці бурі пристрастей попопелілих,/ раптово окошилися на нас./ І хочеться сягнути за </text:span><text:span text:style-name="T18">крайчасу</text:span><text:span text:style-name="T15">,/ за прапервні. (П-1: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0" table:number-columns-spanned="5" office:value-type="string">
            <text:p text:style-name="P19"><text:span text:style-name="T29">Край </text:span><text:span text:style-name="T40">(див. 73)</text:span></text:p>
          </table:table-cell>
          <table:covered-table-cell/>
          <table:covered-table-cell/>
          <table:covered-table-cell/>
          <table:covered-table-cell/>
          <table:table-cell table:style-name="Dictionary.G150" table:number-columns-spanned="4" office:value-type="string">
            <text:h text:style-name="P48" text:outline-level="2">час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у, </text:span><text:span text:style-name="T75">ч.</text:span></text:p>
            <text:p text:style-name="P34"><text:span text:style-name="T44">1) </text:span><text:span text:style-name="T57">філос.</text:span><text:span text:style-name="T44"> Одна з основних об'єктивних форм існування матерії, яка виявляється в тривалості буття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76</text:p>
          </table:table-cell>
          <table:table-cell table:style-name="Dictionary.B151" table:number-columns-spanned="2" office:value-type="string">
            <text:p text:style-name="P22">Криволéт</text:p>
          </table:table-cell>
          <table:covered-table-cell/>
          <table:table-cell table:style-name="Dictionary.D151" table:number-columns-spanned="2" office:value-type="string">
            <text:p text:style-name="P19"><text:span text:style-name="T14">-у, </text:span><text:span text:style-name="T15">ім., ч., інд.-авт., </text:span><text:soft-page-break/><text:span text:style-name="T115">[8]</text:span></text:p>
          </table:table-cell>
          <table:covered-table-cell/>
          <table:table-cell table:style-name="Dictionary.F151" table:number-columns-spanned="2" office:value-type="string">
            <text:p text:style-name="P19"><text:span text:style-name="T26">Похідне від </text:span><text:span text:style-name="T29">кривий</text:span><text:span text:style-name="T26"> і </text:span><text:span text:style-name="T29">лет</text:span></text:p>
          </table:table-cell>
          <table:covered-table-cell/>
          <table:table-cell table:style-name="Dictionary.H151" table:number-columns-spanned="3" office:value-type="string">
            <text:p text:style-name="P19"><text:span text:style-name="T15">…ця колотнеча/ надій і спроневіри, </text:span><text:span text:style-name="T18">криволет</text:span><text:span text:style-name="T15">/ лякливих ауспіцій, що в безгуччі/ шершаваими крильми прошерхотять / і всядуться на </text:span><text:soft-page-break/><text:span text:style-name="T15">голові… (П-1: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2" table:number-columns-spanned="5" office:value-type="string">
            <text:h text:style-name="P49" text:outline-level="2"><text:span text:style-name="T71">крив</text:span><text:span text:style-name="T92">и</text:span><text:span text:style-name="T71">й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0">-а, -е.</text:p>
            <text:p text:style-name="P2"><text:span text:style-name="T54">6) </text:span><text:span text:style-name="T59">перен.</text:span><text:span text:style-name="T54">, </text:span><text:span text:style-name="T59">розм.</text:span><text:span text:style-name="T54"> Те саме, що </text:span><text:a xlink:type="simple" xlink:href="http://www.lingvo.ua/uk/Translate/uk-uk/хибний"><text:span text:style-name="T62">хибний</text:span></text:a><text:span text:style-name="T54">; неправильний (у 2 </text:span><text:span text:style-name="T59">знач.</text:span><text:span text:style-name="T54">), помилковий.</text:span></text:p>
          </table:table-cell>
          <table:covered-table-cell/>
          <table:covered-table-cell/>
          <table:covered-table-cell/>
          <table:covered-table-cell/>
          <table:table-cell table:style-name="Dictionary.G152" table:number-columns-spanned="4" office:value-type="string">
            <text:h text:style-name="P47" text:outline-level="2">лет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у, </text:span><text:span text:style-name="T75">ч.</text:span><text:span text:style-name="T74">, </text:span><text:span text:style-name="T75">поет.</text:span></text:p>
            <text:p text:style-name="P2"><text:span text:style-name="T54">Дія за знач. </text:span><text:a xlink:type="simple" xlink:href="http://www.lingvo.ua/uk/Translate/uk-uk/літати"><text:span text:style-name="T62">літати</text:span></text:a><text:span text:style-name="T54"> і </text:span><text:a xlink:type="simple" xlink:href="http://www.lingvo.ua/uk/Translate/uk-uk/летіти"><text:span text:style-name="T62">летіти</text:span></text:a><text:span text:style-name="T54">; літ (</text:span><text:span text:style-name="T59">див.</text:span><text:span text:style-name="T54"> </text:span><text:a xlink:type="simple" xlink:href="http://www.lingvo.ua/uk/Translate/uk-uk/літ"><text:span text:style-name="T62">літ</text:span></text:a><text:span text:style-name="T54"> I). </text:span><text:span text:style-name="T55">Зриватися в лет</text:span><text:span text:style-name="T54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77</text:p>
          </table:table-cell>
          <table:table-cell table:style-name="Dictionary.B153" table:number-columns-spanned="2" office:value-type="string">
            <text:p text:style-name="P22">Крик-зелó</text:p>
          </table:table-cell>
          <table:covered-table-cell/>
          <table:table-cell table:style-name="Dictionary.D153" table:number-columns-spanned="2" office:value-type="string">
            <text:p text:style-name="P19"><text:span text:style-name="T2">-</text:span><text:span text:style-name="T14">á, </text:span><text:span text:style-name="T15">ім., ч., інд.-авт., </text:span><text:span text:style-name="T115">[9]</text:span></text:p>
          </table:table-cell>
          <table:covered-table-cell/>
          <table:table-cell table:style-name="Dictionary.F153" table:number-columns-spanned="2" office:value-type="string">
            <text:p text:style-name="P12"><text:span text:style-name="T26">Похідне від </text:span><text:span text:style-name="T29">крик</text:span><text:span text:style-name="T26"> і </text:span><text:span text:style-name="T29">зелó</text:span></text:p>
          </table:table-cell>
          <table:covered-table-cell/>
          <table:table-cell table:style-name="Dictionary.H153" table:number-columns-spanned="3" office:value-type="string">
            <text:p text:style-name="P19"><text:span text:style-name="T15">Обміліла/ криниця. А верба пустила/ гарячі брості – в </text:span><text:span text:style-name="T18">крик-зело.</text:span><text:span text:style-name="T15"> (П-1:8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4" table:number-columns-spanned="5" office:value-type="string">
            <text:h text:style-name="P47" text:outline-level="2">крик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1">I </text:span><text:span text:style-name="T78">-у, </text:span><text:span text:style-name="T76">ч.</text:span></text:p>
            <text:p text:style-name="P26">1) Сильний різкий звук голосу; зойк. || Вигук (у 1 <text:span text:style-name="T75">знач.</text:span>), вигуки. || Поклик. || Гамір, галас. || Ґвалт, лемент. || Про різкі звуки тварин, птахів.</text:p>
            <text:p text:style-name="P26"><text:span text:style-name="T71">II </text:span><text:span text:style-name="T74">-у, </text:span><text:span text:style-name="T75">ч.</text:span></text:p>
            <text:p text:style-name="P26">Річка, що пересихає, або тимчасовий водоток в Австралії.</text:p>
          </table:table-cell>
          <table:covered-table-cell/>
          <table:covered-table-cell/>
          <table:covered-table-cell/>
          <table:covered-table-cell/>
          <table:table-cell table:style-name="Dictionary.G154" table:number-columns-spanned="4" office:value-type="string">
            <text:h text:style-name="P49" text:outline-level="2"><text:span text:style-name="T71">зел</text:span><text:span text:style-name="T92">о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1">I </text:span><text:span text:style-name="T74">-а, </text:span><text:span text:style-name="T75">с.</text:span><text:span text:style-name="T74">, </text:span><text:span text:style-name="T75">заст.</text:span><text:span text:style-name="T74">, </text:span><text:span text:style-name="T75">поет.</text:span></text:p>
            <text:p text:style-name="P34"><text:span text:style-name="T44">Зелень (у 1 </text:span><text:span text:style-name="T57">знач.</text:span><text:span text:style-name="T44">)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78</text:p>
          </table:table-cell>
          <table:table-cell table:style-name="Dictionary.B155" table:number-columns-spanned="2" office:value-type="string">
            <text:p text:style-name="P22">Крилатолéзо</text:p>
          </table:table-cell>
          <table:covered-table-cell/>
          <table:table-cell table:style-name="Dictionary.D155" table:number-columns-spanned="2" office:value-type="string">
            <text:p text:style-name="P19"><text:span text:style-name="T16">присл., </text:span><text:span text:style-name="T15">інд.-авт., </text:span><text:span text:style-name="T115">[9а]</text:span></text:p>
          </table:table-cell>
          <table:covered-table-cell/>
          <table:table-cell table:style-name="Dictionary.F155" table:number-columns-spanned="2" office:value-type="string">
            <text:p text:style-name="P19"><text:span text:style-name="T26">Похідне від </text:span><text:span text:style-name="T29">крилáтий</text:span><text:span text:style-name="T26"> і </text:span><text:span text:style-name="T29">лéзо</text:span></text:p>
          </table:table-cell>
          <table:covered-table-cell/>
          <table:table-cell table:style-name="Dictionary.H155" table:number-columns-spanned="3" office:value-type="string">
            <text:p text:style-name="P19"><text:span text:style-name="T15">Криваво рветься з нього вороння/ майбутнього. Летить </text:span><text:span text:style-name="T18">крилатолезо</text:span><text:span text:style-name="T15">/ понад проваллям яру… (П-1:2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6" table:number-columns-spanned="5" office:value-type="string">
            <text:h text:style-name="P49" text:outline-level="2"><text:span text:style-name="T71">крил</text:span><text:span text:style-name="T92">а</text:span><text:span text:style-name="T71">тий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0">-а, -е.</text:p>
            <text:p text:style-name="P34"><text:span text:style-name="T44">1) Який має крила (у 1, 3, 4 </text:span><text:span text:style-name="T57">знач.</text:span><text:span text:style-name="T44">). || </text:span><text:span text:style-name="T57">перен.</text:span><text:span text:style-name="T44"> Який надихає, підносить. </text:span><text:span text:style-name="T53">Крилаті ідеї</text:span><text:span text:style-name="T44">.</text:span></text:p>
          </table:table-cell>
          <table:covered-table-cell/>
          <table:covered-table-cell/>
          <table:covered-table-cell/>
          <table:covered-table-cell/>
          <table:table-cell table:style-name="Dictionary.G156" table:number-columns-spanned="4" office:value-type="string">
            <text:h text:style-name="P49" text:outline-level="2"><text:span text:style-name="T71">л</text:span><text:span text:style-name="T92">е</text:span><text:span text:style-name="T71">зо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а, </text:span><text:span text:style-name="T75">с.</text:span></text:p>
            <text:p text:style-name="P34"><text:span text:style-name="T44">Гостра частина знаряддя, яким ріжуть, колють або рубають. || Уся різальна частина такого знаряддя. </text:span><text:span text:style-name="T53">Лезо бритви</text:span><text:span text:style-name="T44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79</text:p>
          </table:table-cell>
          <table:table-cell table:style-name="Dictionary.B157" table:number-columns-spanned="2" office:value-type="string">
            <text:p text:style-name="P22">Крихкокриця</text:p>
          </table:table-cell>
          <table:covered-table-cell/>
          <table:table-cell table:style-name="Dictionary.D157" table:number-columns-spanned="2" office:value-type="string">
            <text:p text:style-name="P19"><text:span text:style-name="T14">-і, </text:span><text:span text:style-name="T15">ім., ж., інд.-авт., </text:span><text:span text:style-name="T115">[8]</text:span></text:p>
          </table:table-cell>
          <table:covered-table-cell/>
          <table:table-cell table:style-name="Dictionary.F157" table:number-columns-spanned="2" office:value-type="string">
            <text:p text:style-name="P19"><text:span text:style-name="T26">Похідне від </text:span><text:span text:style-name="T29">крихкий</text:span><text:span text:style-name="T26"> і </text:span><text:span text:style-name="T29">криця</text:span></text:p>
          </table:table-cell>
          <table:covered-table-cell/>
          <table:table-cell table:style-name="Dictionary.H157" table:number-columns-spanned="3" office:value-type="string">
            <text:p text:style-name="P19"><text:span text:style-name="T15">І ти щербата доле </text:span><text:span text:style-name="T18">крихкокрице</text:span><text:span text:style-name="T15">,/ давно вже сонце перед нас зайшло,/ бо нашу путь пісками замело,/ хто ж нам воздасть за битий шлях, сторице. (П-2:2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8" table:number-columns-spanned="5" office:value-type="string">
            <text:h text:style-name="P49" text:outline-level="2"><text:span text:style-name="T71">крихк</text:span><text:span text:style-name="T92">и</text:span><text:span text:style-name="T71">й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0">-а, -е.</text:p>
            <text:p text:style-name="P26">1) Який легко кришиться, розсипається. || Який не відзначається міцністю; трухлявий (про дерево тощо). <text:span text:style-name="T99">Крихкий метал</text:span>.</text:p>
            <text:p text:style-name="P2"><text:span text:style-name="T54">2) </text:span><text:span text:style-name="T59">перен.</text:span><text:span text:style-name="T54"> Те саме, що </text:span><text:a xlink:type="simple" xlink:href="http://www.lingvo.ua/uk/Translate/uk-uk/крихкотілий"><text:span text:style-name="T62">крихкотілий</text:span></text:a><text:span text:style-name="T54">; тендітний.</text:span></text:p>
          </table:table-cell>
          <table:covered-table-cell/>
          <table:covered-table-cell/>
          <table:covered-table-cell/>
          <table:covered-table-cell/>
          <table:table-cell table:style-name="Dictionary.G158" table:number-columns-spanned="4" office:value-type="string">
            <text:h text:style-name="P49" text:outline-level="2"><text:span text:style-name="T71">кр</text:span><text:span text:style-name="T92">и</text:span><text:span text:style-name="T71">ця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і, </text:span><text:span text:style-name="T75">ж.</text:span></text:p>
            <text:p text:style-name="P2"><text:span text:style-name="T54">1) Те саме, що </text:span><text:a xlink:type="simple" xlink:href="http://www.lingvo.ua/uk/Translate/uk-uk/сталь"><text:span text:style-name="T62">сталь</text:span></text:a><text:span text:style-name="T54">. || Виріб із сталі.</text:span></text:p>
            <text:p text:style-name="P2"><text:span text:style-name="T54">3) </text:span><text:span text:style-name="T59">розм.</text:span><text:span text:style-name="T54">, </text:span><text:span text:style-name="T55">рідко</text:span><text:span text:style-name="T54">. Те саме, що </text:span><text:a xlink:type="simple" xlink:href="http://www.lingvo.ua/uk/Translate/uk-uk/кресало"><text:span text:style-name="T62">кресало</text:span></text:a><text:span text:style-name="T54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80</text:p>
          </table:table-cell>
          <table:table-cell table:style-name="Dictionary.B159" table:number-columns-spanned="2" office:value-type="string">
            <text:p text:style-name="P22">Марничити</text:p>
          </table:table-cell>
          <table:covered-table-cell/>
          <table:table-cell table:style-name="Dictionary.D159" table:number-columns-spanned="2" office:value-type="string">
            <text:p text:style-name="P19"><text:span text:style-name="T14">-чу, -чиш, </text:span><text:span text:style-name="T16">дієсл., недо</text:span><text:span text:style-name="T15">к., перех.</text:span><text:soft-page-break/><text:span text:style-name="T15">, інд.-авт., </text:span><text:span text:style-name="T115">[1]</text:span></text:p>
          </table:table-cell>
          <table:covered-table-cell/>
          <table:table-cell table:style-name="Dictionary.F159" table:number-columns-spanned="2" office:value-type="string">
            <text:p text:style-name="P19"><text:span text:style-name="T39">Похідне від </text:span><text:span text:style-name="T30">марний</text:span></text:p>
          </table:table-cell>
          <table:covered-table-cell/>
          <table:table-cell table:style-name="Dictionary.H159" table:number-columns-spanned="3" office:value-type="string">
            <text:p text:style-name="P19"><text:span text:style-name="T15">І двері на замку,/ ні душечки – довкола,/ лиш зозулі – ку-ку! - / </text:span><text:span text:style-name="T18">марничать</text:span><text:span text:style-name="T15"> і спроквола. (П-2: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0" table:number-columns-spanned="9" office:value-type="string">
            <text:h text:style-name="P47" text:outline-level="2">марний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1">II </text:span><text:span text:style-name="T74">ма</text:span><text:span text:style-name="T80"></text:span><text:span text:style-name="T74">рни</text:span><text:span text:style-name="T80"></text:span><text:span text:style-name="T74">й</text:span></text:p>
            <text:p text:style-name="P26"><text:span text:style-name="T74">марна, марне, </text:span><text:span text:style-name="T75">розм.</text:span></text:p>
            <text:p text:style-name="P26">Худий, мізерний, блідий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81</text:p>
          </table:table-cell>
          <table:table-cell table:style-name="Dictionary.B161" table:number-columns-spanned="2" office:value-type="string">
            <text:p text:style-name="P22">Межигóни</text:p>
          </table:table-cell>
          <table:covered-table-cell/>
          <table:table-cell table:style-name="Dictionary.D161" table:number-columns-spanned="2" office:value-type="string">
            <text:p text:style-name="P19"><text:span text:style-name="T14">-ів, </text:span><text:span text:style-name="T15">ім., мн., інд.-авт., </text:span><text:span text:style-name="T115">[8]</text:span></text:p>
          </table:table-cell>
          <table:covered-table-cell/>
          <table:table-cell table:style-name="Dictionary.F161" table:number-columns-spanned="2" office:value-type="string">
            <text:p text:style-name="P19"><text:span text:style-name="T26">Похідне від </text:span><text:span text:style-name="T29">мéжи</text:span><text:span text:style-name="T26"> і </text:span><text:span text:style-name="T29">гін</text:span></text:p>
          </table:table-cell>
          <table:covered-table-cell/>
          <table:table-cell table:style-name="Dictionary.H161" table:number-columns-spanned="3" office:value-type="string">
            <text:p text:style-name="P19"><text:span text:style-name="T15">Що б то нам/ посовгнути – ці </text:span><text:span text:style-name="T18">межигони</text:span><text:span text:style-name="T15"> часу,/ марудні </text:span><text:span text:style-name="T18">межигони</text:span><text:span text:style-name="T15"> живоття,/ коли змарнілі постаті снаги,/ ці бурі пристрастей попопелілих,/ раптово окошилися на нас./ І хочеться сягнути за крайчасу,/ за прапервні. (П-1: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2" table:number-columns-spanned="5" office:value-type="string">
            <text:h text:style-name="P47" text:outline-level="2">Між (ме<text:span text:style-name="T12"></text:span>жи)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межи, меж, </text:span><text:span text:style-name="T75">прийм.</text:span> <text:span text:style-name="T74">Уживається із </text:span><text:span text:style-name="T75">род.</text:span><text:span text:style-name="T74">, </text:span><text:span text:style-name="T75">знах.</text:span> <text:span text:style-name="T74">і </text:span><text:span text:style-name="T75">оруд.</text:span> <text:span text:style-name="T74">відмінками. Сполучення з між, межи, меж виражають: Просторові </text:span><text:span text:style-name="T74">відношення:</text:span></text:p>
            <text:p text:style-name="P34"><text:span text:style-name="T44">1) </text:span><text:span text:style-name="T53">з </text:span><text:span text:style-name="T57">оруд.</text:span><text:span text:style-name="T44">, </text:span><text:span text:style-name="T53">рідше з </text:span><text:span text:style-name="T57">род. в.</text:span><text:span text:style-name="T44"> Уживається на означення просторового розташування предмета чи вияву дії посередині чого-небудь.</text:span></text:p>
          </table:table-cell>
          <table:covered-table-cell/>
          <table:covered-table-cell/>
          <table:covered-table-cell/>
          <table:covered-table-cell/>
          <table:table-cell table:style-name="Dictionary.G162" table:number-columns-spanned="4" office:value-type="string">
            <text:p text:style-name="P18"><text:span text:style-name="T72">Гін</text:span> (див. 13)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82</text:p>
          </table:table-cell>
          <table:table-cell table:style-name="Dictionary.B163" table:number-columns-spanned="2" office:value-type="string">
            <text:p text:style-name="P22">Межисвíтній</text:p>
          </table:table-cell>
          <table:covered-table-cell/>
          <table:table-cell table:style-name="Dictionary.D163" table:number-columns-spanned="2" office:value-type="string">
            <text:p text:style-name="P19"><text:span text:style-name="T14">-я, -є, </text:span><text:soft-page-break/><text:span text:style-name="T16">прикм., </text:span><text:span text:style-name="T15">інд.-авт., </text:span><text:span text:style-name="T115">[8</text:span><text:span text:style-name="T114">]</text:span><text:span text:style-name="T33">, </text:span><text:span text:style-name="T114">[</text:span><text:span text:style-name="T115">1]</text:span></text:p>
          </table:table-cell>
          <table:covered-table-cell/>
          <table:table-cell table:style-name="Dictionary.F163" table:number-columns-spanned="2" office:value-type="string">
            <text:p text:style-name="P19"><text:span text:style-name="T34">Похідне від </text:span><text:soft-page-break/><text:span text:style-name="T36">ме</text:span><text:span text:style-name="T35"></text:span><text:span text:style-name="T36">жи</text:span><text:span text:style-name="T38"> і </text:span><text:span text:style-name="T36">світ</text:span></text:p>
          </table:table-cell>
          <table:covered-table-cell/>
          <table:table-cell table:style-name="Dictionary.H163" table:number-columns-spanned="3" office:value-type="string">
            <text:p text:style-name="P18"/>
          </table:table-cell>
          <table:covered-table-cell/>
          <table:covered-table-cell/>
        </table:table-row>
        <table:table-row>
          <table:covered-table-cell/>
          <table:table-cell table:style-name="Dictionary.B164" table:number-columns-spanned="5" office:value-type="string">
            <text:h text:style-name="P47" text:outline-level="2">Ме<text:span text:style-name="T12"></text:span>жи <text:span text:style-name="T98">(див. 81)</text:span></text:h>
          </table:table-cell>
          <table:covered-table-cell/>
          <table:covered-table-cell/>
          <table:covered-table-cell/>
          <table:covered-table-cell/>
          <table:table-cell table:style-name="Dictionary.G164" table:number-columns-spanned="4" office:value-type="string">
            <text:p text:style-name="P24"><text:span text:style-name="T108">Світ</text:span> (див. 67)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83</text:p>
          </table:table-cell>
          <table:table-cell table:style-name="Dictionary.B165" table:number-columns-spanned="2" office:value-type="string">
            <text:p text:style-name="P22">Мертвокрилий</text:p>
          </table:table-cell>
          <table:covered-table-cell/>
          <table:table-cell table:style-name="Dictionary.D165" table:number-columns-spanned="2" office:value-type="string">
            <text:p text:style-name="P19"><text:span text:style-name="T14">-а, -е, </text:span><text:span text:style-name="T16">прикм., </text:span><text:span text:style-name="T15">інд.-авт., </text:span><text:span text:style-name="T115">[15а]</text:span></text:p>
          </table:table-cell>
          <table:covered-table-cell/>
          <table:table-cell table:style-name="Dictionary.F165" table:number-columns-spanned="2" office:value-type="string">
            <text:p text:style-name="P19"><text:span text:style-name="T26">Похідне від </text:span><text:span text:style-name="T29">мéртвий</text:span><text:span text:style-name="T26"> і </text:span><text:span text:style-name="T29">крилó</text:span></text:p>
          </table:table-cell>
          <table:covered-table-cell/>
          <table:table-cell table:style-name="Dictionary.H165" table:number-columns-spanned="3" office:value-type="string">
            <text:p text:style-name="P19"><text:span text:style-name="T15">А </text:span><text:span text:style-name="T18">мертвокрилі</text:span><text:span text:style-name="T15"> стугонять стимфали,/ напевну провіщаючи біду,/ що ослонила біле опахало/ і по моєму нишпорить сліду. (П-2:110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6" table:number-columns-spanned="5" office:value-type="string">
            <text:h text:style-name="P49" text:outline-level="2"><text:span text:style-name="T71">м</text:span><text:span text:style-name="T92">е</text:span><text:span text:style-name="T71">ртвий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0">-а, -е.</text:p>
            <text:p text:style-name="P26">1) Такий, у якому припинилося життя; померлий; <text:span text:style-name="T75">прот.</text:span> живий. || <text:span text:style-name="T75">у знач.</text:span> <text:span text:style-name="T75">ім.</text:span> м<text:span text:style-name="T91">е</text:span>ртвий, -вого, <text:span text:style-name="T75">ч.</text:span>; м<text:span text:style-name="T91">е</text:span>ртва, -вої, <text:span text:style-name="T75">ж.</text:span> Мрець. || Про частини тіла мерця. || Засохлий, завмерлий, сухий (про рослинність). || <text:span text:style-name="T75">перен.</text:span>Надзвичайно схвильований, знесилений, стомлений (про людину).</text:p>
            <text:p text:style-name="P34"><text:span text:style-name="T44">3) </text:span><text:span text:style-name="T57">перен.</text:span><text:span text:style-name="T44"> Позбавлений ознак життя. || Порожній, спустілий (про дім, вулицю тощо). || Позбавлений руху; завмерлий, нерухомий (про машини, механізми, предмети). || Взагалі про </text:span><text:soft-page-break/><text:span text:style-name="T44">все неживе на протилежність живому.</text:span></text:p>
          </table:table-cell>
          <table:covered-table-cell/>
          <table:covered-table-cell/>
          <table:covered-table-cell/>
          <table:covered-table-cell/>
          <table:table-cell table:style-name="Dictionary.G166" table:number-columns-spanned="4" office:value-type="string">
            <text:h text:style-name="P49" text:outline-level="2"><text:span text:style-name="T71">крил</text:span><text:span text:style-name="T92">о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а, </text:span><text:span text:style-name="T75">с.</text:span></text:p>
            <text:p text:style-name="P26">1) Літальний орган птахів, комах та деяких ссавців (напр., кажанів)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84</text:p>
          </table:table-cell>
          <table:table-cell table:style-name="Dictionary.B167" table:number-columns-spanned="2" office:value-type="string">
            <text:p text:style-name="P22">Молодощáстя</text:p>
          </table:table-cell>
          <table:covered-table-cell/>
          <table:table-cell table:style-name="Dictionary.D167" table:number-columns-spanned="2" office:value-type="string">
            <text:p text:style-name="P19"><text:span text:style-name="T14">-я, </text:span><text:span text:style-name="T15">ім., с., інд.-авт., </text:span><text:span text:style-name="T115">[8]</text:span></text:p>
          </table:table-cell>
          <table:covered-table-cell/>
          <table:table-cell table:style-name="Dictionary.F167" table:number-columns-spanned="2" office:value-type="string">
            <text:p text:style-name="P19"><text:span text:style-name="T26">Похідне від </text:span><text:span text:style-name="T29">молодий</text:span><text:span text:style-name="T26"> і </text:span><text:span text:style-name="T29">щáстя</text:span></text:p>
          </table:table-cell>
          <table:covered-table-cell/>
          <table:table-cell table:style-name="Dictionary.H167" table:number-columns-spanned="3" office:value-type="string">
            <text:p text:style-name="P19"><text:span text:style-name="T15">Ти десь живеш на призабутім березі/ моїх змілілих пам’ятей. Блукаєш/ пустелею моїх </text:span><text:span text:style-name="T18">молодощасть</text:span><text:span text:style-name="T15">,/ як біла тінь суворої скорботи. (П-1:5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8" table:number-columns-spanned="5" office:value-type="string">
            <text:p text:style-name="P19"><text:span text:style-name="T29">Молодий </text:span><text:span text:style-name="T40">(див. 23)</text:span></text:p>
          </table:table-cell>
          <table:covered-table-cell/>
          <table:covered-table-cell/>
          <table:covered-table-cell/>
          <table:covered-table-cell/>
          <table:table-cell table:style-name="Dictionary.G168" table:number-columns-spanned="4" office:value-type="string">
            <text:h text:style-name="P50" text:outline-level="2"><text:span text:style-name="T71">щ</text:span><text:span text:style-name="T92">а</text:span><text:span text:style-name="T71">стя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я, </text:span><text:span text:style-name="T75">с.</text:span></text:p>
            <text:p text:style-name="P26">1) Стан цілковитого задоволення життям, відчуття глибокого вдоволення та безмежної радості, яких зазнає хто-небудь. || Зовнішній вияв цього відчуття. || Радість від спілкування з ким-небудь близьким, коханим тощо. || Про того, хто дає радість кому-небудь, викликає гаряче почуття симпатії, любові. || Те, що викликає відчуття найвищого задоволення життям, дає радість кому-небудь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85</text:p>
          </table:table-cell>
          <table:table-cell table:style-name="Dictionary.B169" table:number-columns-spanned="2" office:value-type="string">
            <text:p text:style-name="P22">НÁдвищ</text:p>
          </table:table-cell>
          <table:covered-table-cell/>
          <table:table-cell table:style-name="Dictionary.D169" table:number-columns-spanned="2" office:value-type="string">
            <text:p text:style-name="P19"><text:span text:style-name="T14">-і, </text:span><text:span text:style-name="T15">ім., ж., інд.-авт., </text:span><text:span text:style-name="T115">[4]</text:span></text:p>
          </table:table-cell>
          <table:covered-table-cell/>
          <table:table-cell table:style-name="Dictionary.F169" table:number-columns-spanned="2" office:value-type="string">
            <text:p text:style-name="P19"><text:span text:style-name="T26">Похідне від </text:span><text:span text:style-name="T29">над</text:span><text:span text:style-name="T26"> і </text:span><text:span text:style-name="T29">вищий</text:span></text:p>
          </table:table-cell>
          <table:covered-table-cell/>
          <table:table-cell table:style-name="Dictionary.H169" table:number-columns-spanned="3" office:value-type="string">
            <text:p text:style-name="P19"><text:span text:style-name="T15">У небо, у </text:span><text:span text:style-name="T18">надвищ</text:span><text:span text:style-name="T15">, за хмари за чорні/ до сонця, Ікаре, спрямовуй свій лет!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0" table:number-columns-spanned="5" office:value-type="string">
            <text:h text:style-name="P47" text:outline-level="2">над</text:h>
            <text:p text:style-name="P3"><text:soft-page-break/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5">рідко </text:span><text:span text:style-name="T74">наді, надо, </text:span><text:span text:style-name="T75">прийм.</text:span><text:span text:style-name="T74">, </text:span><text:span text:style-name="T75">з оруд.</text:span> <text:span text:style-name="T75">і знах. в.</text:span> <text:span text:style-name="T74">Сполучення з над виражають: Просторові відношення:</text:span></text:p>
            <text:p text:style-name="P26">1) <text:span text:style-name="T99">з </text:span><text:span text:style-name="T75">оруд. в.</text:span> Уживається для позначення предметів, осіб, вище яких відбувається дія. || Уживається для позначення предметів, осіб, до яких хто-небудь нахиляється, схиляється і т. ін. || Уживається для позначення місця, біля якого на вищому рівні щось розміщене.</text:p>
            <text:p text:style-name="P26">2) <text:span text:style-name="T99">із </text:span><text:span text:style-name="T75">знах. в.</text:span> Уживається для позначення місця, куди спрямована дія. Об'єктні відношення:</text:p>
            <text:p text:style-name="P34"><text:span text:style-name="T44">5) </text:span><text:span text:style-name="T53">із </text:span><text:span text:style-name="T57">знах.</text:span><text:span text:style-name="T44">, </text:span><text:span text:style-name="T53">рідко з </text:span><text:span text:style-name="T57">оруд. в.</text:span><text:span text:style-name="T44"> Уживається для позначення вищої міри, ступеня порівняння, більшої кількості і т. ін. || Уживається для позначення предметів, осіб, яким надається перевага над ким-, чим-небудь. || Уживається для позначення перевищення якої-небудь міри, ступеня і т. ін. </text:span><text:span text:style-name="T53">Над усе</text:span><text:span text:style-name="T44">.</text:span></text:p>
          </table:table-cell>
          <table:covered-table-cell/>
          <table:covered-table-cell/>
          <table:covered-table-cell/>
          <table:covered-table-cell/>
          <table:table-cell table:style-name="Dictionary.G170" table:number-columns-spanned="4" office:value-type="string">
            <text:h text:style-name="P49" text:outline-level="2"><text:span text:style-name="T71">в</text:span><text:span text:style-name="T92">и</text:span><text:span text:style-name="T71">щий</text:span><text:soft-page-break/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0">-а, -е.</text:p>
            <text:p text:style-name="P2"><text:span text:style-name="T54">1) Вищ. ст. до </text:span><text:a xlink:type="simple" xlink:href="http://www.lingvo.ua/uk/Translate/uk-uk/високий"><text:span text:style-name="T62">високий</text:span></text:a><text:span text:style-name="T54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86</text:p>
          </table:table-cell>
          <table:table-cell table:style-name="Dictionary.B171" table:number-columns-spanned="2" office:value-type="string">
            <text:p text:style-name="P22">Наднéбо</text:p>
          </table:table-cell>
          <table:covered-table-cell/>
          <table:table-cell table:style-name="Dictionary.D171" table:number-columns-spanned="2" office:value-type="string">
            <text:p text:style-name="P19"><text:span text:style-name="T14">-а, </text:span><text:span text:style-name="T15">ім., с., інд.-авт., </text:span><text:soft-page-break/><text:span text:style-name="T115">[2]</text:span></text:p>
          </table:table-cell>
          <table:covered-table-cell/>
          <table:table-cell table:style-name="Dictionary.F171" table:number-columns-spanned="2" office:value-type="string">
            <text:p text:style-name="P19"><text:span text:style-name="T26">Похідне від </text:span><text:span text:style-name="T29">над</text:span><text:span text:style-name="T26"> і </text:span><text:span text:style-name="T29">нéбо</text:span></text:p>
          </table:table-cell>
          <table:covered-table-cell/>
          <table:table-cell table:style-name="Dictionary.H171" table:number-columns-spanned="3" office:value-type="string">
            <text:p text:style-name="P19"><text:span text:style-name="T15">Були мої моління всує - / Бог не почув і не простив,/ і вже її душа прямує/ в </text:span><text:span text:style-name="T18">наднеба</text:span><text:span text:style-name="T15"> синь. (П-2:11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2" table:number-columns-spanned="5" office:value-type="string">
            <text:p text:style-name="P19"><text:span text:style-name="T29">Над </text:span><text:span text:style-name="T40">(див. 84)</text:span></text:p>
          </table:table-cell>
          <table:covered-table-cell/>
          <table:covered-table-cell/>
          <table:covered-table-cell/>
          <table:covered-table-cell/>
          <table:table-cell table:style-name="Dictionary.G172" table:number-columns-spanned="4" office:value-type="string">
            <text:h text:style-name="P48" text:outline-level="2">небо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1">I </text:span><text:span text:style-name="T74">не</text:span><text:span text:style-name="T79"></text:span><text:span text:style-name="T74">бо</text:span></text:p>
            <text:p text:style-name="P26"><text:span text:style-name="T74">-а, </text:span><text:span text:style-name="T75">с.</text:span></text:p>
            <text:p text:style-name="P26">1) Видимий над поверхнею землі повітряний простір у формі шатра.</text:p>
            <text:p text:style-name="P26">2) За релігійними уявленнями – місцеперебування Бога, ангелів, святих; потойбічний світ, рай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87</text:p>
          </table:table-cell>
          <table:table-cell table:style-name="Dictionary.B173" table:number-columns-spanned="2" office:value-type="string">
            <text:p text:style-name="P22">НадÓкруж</text:p>
          </table:table-cell>
          <table:covered-table-cell/>
          <table:table-cell table:style-name="Dictionary.D173" table:number-columns-spanned="2" office:value-type="string">
            <text:p text:style-name="P14">незм., присл., інд.-авт., <text:span text:style-name="T120">[2]</text:span></text:p>
          </table:table-cell>
          <table:covered-table-cell/>
          <table:table-cell table:style-name="Dictionary.F173" table:number-columns-spanned="2" office:value-type="string">
            <text:p text:style-name="P19"><text:span text:style-name="T34">Похідне від </text:span><text:span text:style-name="T36">о</text:span><text:span text:style-name="T35"></text:span><text:span text:style-name="T36">круга</text:span></text:p>
          </table:table-cell>
          <table:covered-table-cell/>
          <table:table-cell table:style-name="Dictionary.H173" table:number-columns-spanned="3" office:value-type="string">
            <text:p text:style-name="P19"><text:span text:style-name="T15">А </text:span><text:span text:style-name="T18">надокруж</text:span><text:span text:style-name="T15"> – майстри заплічні/ стежок – ганебних і величних. (П-2:16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4" table:number-columns-spanned="5" office:value-type="string">
            <text:p text:style-name="P19"><text:span text:style-name="T29">Над </text:span><text:span text:style-name="T40">(див. 84)</text:span></text:p>
          </table:table-cell>
          <table:covered-table-cell/>
          <table:covered-table-cell/>
          <table:covered-table-cell/>
          <table:covered-table-cell/>
          <table:table-cell table:style-name="Dictionary.G174" table:number-columns-spanned="4" office:value-type="string">
            <text:h text:style-name="P50" text:outline-level="2"><text:span text:style-name="T71">окр</text:span><text:span text:style-name="T92">у</text:span><text:span text:style-name="T71">га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и, </text:span><text:span text:style-name="T75">ж.</text:span></text:p>
            <text:p text:style-name="P26">1) Навколишня місцевість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88</text:p>
          </table:table-cell>
          <table:table-cell table:style-name="Dictionary.B175" table:number-columns-spanned="2" office:value-type="string">
            <text:p text:style-name="P22">Надторóси</text:p>
          </table:table-cell>
          <table:covered-table-cell/>
          <table:table-cell table:style-name="Dictionary.D175" table:number-columns-spanned="2" office:value-type="string">
            <text:p text:style-name="P19"><text:span text:style-name="T14">-ів, </text:span><text:span text:style-name="T15">ім., мн., інд.-авт., </text:span><text:span text:style-name="T115">[2]</text:span></text:p>
          </table:table-cell>
          <table:covered-table-cell/>
          <table:table-cell table:style-name="Dictionary.F175" table:number-columns-spanned="2" office:value-type="string">
            <text:p text:style-name="P19"><text:span text:style-name="T14">Похідне від </text:span><text:span text:style-name="T30">над</text:span><text:span text:style-name="T14"> і </text:span><text:span text:style-name="T28">торóси</text:span></text:p>
          </table:table-cell>
          <table:covered-table-cell/>
          <table:table-cell table:style-name="Dictionary.H175" table:number-columns-spanned="3" office:value-type="string">
            <text:p text:style-name="P19"><text:span text:style-name="T15">…оце світіння полохких світань/ </text:span><text:span text:style-name="T15">світів жертовних, що мене </text:span><text:span text:style-name="T15">запалює/ всенепогасним і ламким, як крига,/ огнем співучих </text:span><text:span text:style-name="T18">надторосів</text:span><text:span text:style-name="T15"> – криг. </text:span><text:span text:style-name="T15">(П-1: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6" table:number-columns-spanned="5" office:value-type="string">
            <text:p text:style-name="P19"><text:span text:style-name="T29">Над </text:span><text:span text:style-name="T40">(див. 84)</text:span></text:p>
          </table:table-cell>
          <table:covered-table-cell/>
          <table:covered-table-cell/>
          <table:covered-table-cell/>
          <table:covered-table-cell/>
          <table:table-cell table:style-name="Dictionary.G176" table:number-columns-spanned="4" office:value-type="string">
            <text:h text:style-name="P50" text:outline-level="2"><text:span text:style-name="T71">тор</text:span><text:span text:style-name="T92">о</text:span><text:span text:style-name="T71">с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а, </text:span><text:span text:style-name="T75">ч.</text:span></text:p>
            <text:p text:style-name="P26">Нагромадження уламків криги на замерзлих морях і річках, що утворюється внаслідок стискання льоду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89</text:p>
          </table:table-cell>
          <table:table-cell table:style-name="Dictionary.B177" table:number-columns-spanned="2" office:value-type="string">
            <text:p text:style-name="P22">Нáкрик</text:p>
          </table:table-cell>
          <table:covered-table-cell/>
          <table:table-cell table:style-name="Dictionary.D177" table:number-columns-spanned="2" office:value-type="string">
            <text:p text:style-name="P19"><text:span text:style-name="T14">-у, </text:span><text:span text:style-name="T15">ім., ч., інд.-авт., </text:span><text:span text:style-name="T115">[2]</text:span></text:p>
          </table:table-cell>
          <table:covered-table-cell/>
          <table:table-cell table:style-name="Dictionary.F177" table:number-columns-spanned="2" office:value-type="string">
            <text:p text:style-name="P19"><text:span text:style-name="T26">Похідне від </text:span><text:span text:style-name="T29">крик</text:span></text:p>
          </table:table-cell>
          <table:covered-table-cell/>
          <table:table-cell table:style-name="Dictionary.H177" table:number-columns-spanned="3" office:value-type="string">
            <text:p text:style-name="P19"><text:span text:style-name="T15">Отой прощальний змах тонкоголосий/ тремтливої руки, той голий </text:span><text:span text:style-name="T18">накрик</text:span><text:span text:style-name="T15"> - / пункти рами – щербати й яр, той пагорб - / яким </text:span><text:span text:style-name="T15">зигзагом путь тобі значив? (П-1:12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8" table:number-columns-spanned="9" office:value-type="string">
            <text:p text:style-name="P19"><text:span text:style-name="T29">Крик </text:span><text:span text:style-name="T40">(див. 77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90</text:p>
          </table:table-cell>
          <table:table-cell table:style-name="Dictionary.B179" table:number-columns-spanned="2" office:value-type="string">
            <text:p text:style-name="P22">Нáмерзи</text:p>
          </table:table-cell>
          <table:covered-table-cell/>
          <table:table-cell table:style-name="Dictionary.D179" table:number-columns-spanned="2" office:value-type="string">
            <text:p text:style-name="P19"><text:span text:style-name="T14">-ів, </text:span><text:span text:style-name="T15">ім., мн., інд.-авт., </text:span><text:span text:style-name="T115">[1а]</text:span></text:p>
          </table:table-cell>
          <table:covered-table-cell/>
          <table:table-cell table:style-name="Dictionary.F179" table:number-columns-spanned="2" office:value-type="string">
            <text:p text:style-name="P19"><text:span text:style-name="T26">Похідне від </text:span><text:span text:style-name="T29">намерза</text:span><text:span text:style-name="T35"></text:span><text:span text:style-name="T29">ти</text:span></text:p>
          </table:table-cell>
          <table:covered-table-cell/>
          <table:table-cell table:style-name="Dictionary.H179" table:number-columns-spanned="3" office:value-type="string">
            <text:p text:style-name="P19"><text:span text:style-name="T15">О скрипки тьмавий гуд – мов скапує живиця,/ зникають </text:span><text:span text:style-name="T18">намерзи</text:span><text:span text:style-name="T15"> і вже хмеліє гін/ дзвінкого дерева… (П-2:15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0" table:number-columns-spanned="9" office:value-type="string">
            <text:h text:style-name="P49" text:outline-level="2"><text:span text:style-name="T71">намерз</text:span><text:span text:style-name="T92">а</text:span><text:span text:style-name="T71">ти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ає, </text:span><text:span text:style-name="T75">недок.</text:span><text:span text:style-name="T74">, намерзнути </text:span><text:span text:style-name="T75">і </text:span><text:span text:style-name="T74">намерзти, -зне; </text:span><text:span text:style-name="T75">мин. ч.</text:span> <text:span text:style-name="T74">намерз, -ла, -ло; </text:span><text:span text:style-name="T75">док.</text:span></text:p>
            <text:p text:style-name="P26">1) Замерзаючи, вкривати поверхню чого-небудь або нагромаджуватися на чому-небудь (про лід, сніг і т. ін.). || Покриватися льодом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91</text:p>
          </table:table-cell>
          <table:table-cell table:style-name="Dictionary.B181" table:number-columns-spanned="2" office:value-type="string">
            <text:p text:style-name="P22">Напівбажáнн<text:soft-page-break/>я</text:p>
          </table:table-cell>
          <table:covered-table-cell/>
          <table:table-cell table:style-name="Dictionary.D181" table:number-columns-spanned="2" office:value-type="string">
            <text:p text:style-name="P19"><text:span text:style-name="T14">-я, </text:span><text:span text:style-name="T15">ім., </text:span><text:soft-page-break/><text:span text:style-name="T15">с., інд.-авт., </text:span><text:span text:style-name="T115">[2]</text:span></text:p>
          </table:table-cell>
          <table:covered-table-cell/>
          <table:table-cell table:style-name="Dictionary.F181" table:number-columns-spanned="2" office:value-type="string">
            <text:p text:style-name="P19"><text:span text:style-name="T26">Похідне від </text:span><text:soft-page-break/><text:span text:style-name="T29">напíв</text:span><text:span text:style-name="T26"> і </text:span><text:span text:style-name="T29">бажáння</text:span></text:p>
          </table:table-cell>
          <table:covered-table-cell/>
          <table:table-cell table:style-name="Dictionary.H181" table:number-columns-spanned="3" office:value-type="string">
            <text:p text:style-name="P19"><text:span text:style-name="T15">Напівступою,/ як над собою </text:span><text:soft-page-break/><text:span text:style-name="T15">винесений крок/ задумався і скляк. </text:span><text:span text:style-name="T18">Напівбажання</text:span><text:span text:style-name="T15">,/ на півваганні </text:span><text:span text:style-name="T15">втяте. (П-1: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2" table:number-columns-spanned="5" office:value-type="string">
            <text:h text:style-name="P49" text:outline-level="2"><text:span text:style-name="T71">Наполов</text:span><text:span text:style-name="T92">и</text:span><text:span text:style-name="T71">ну (напі</text:span><text:span text:style-name="T32"></text:span><text:span text:style-name="T71">в)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1">присл.</text:p>
            <text:p text:style-name="P26">1) У розмірі чи обсязі, що охоплює половину кого-, чого-небудь.</text:p>
            <text:p text:style-name="P26">2) Пополам з чим-небудь; з домішкою, з ознакою, з елементами чогось.</text:p>
            <text:p text:style-name="P26">3) Частково, не зовсім, не повністю або значною мірою.</text:p>
          </table:table-cell>
          <table:covered-table-cell/>
          <table:covered-table-cell/>
          <table:covered-table-cell/>
          <table:covered-table-cell/>
          <table:table-cell table:style-name="Dictionary.G182" table:number-columns-spanned="4" office:value-type="string">
            <text:h text:style-name="P49" text:outline-level="2"><text:span text:style-name="T71">баж</text:span><text:span text:style-name="T92">а</text:span><text:span text:style-name="T71">ння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я, </text:span><text:span text:style-name="T75">с.</text:span></text:p>
            <text:p text:style-name="P26">1) Прагнення, потяг до здійснення чого-небудь; хотіння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92</text:p>
          </table:table-cell>
          <table:table-cell table:style-name="Dictionary.B183" table:number-columns-spanned="2" office:value-type="string">
            <text:p text:style-name="P23">Напівступá</text:p>
          </table:table-cell>
          <table:covered-table-cell/>
          <table:table-cell table:style-name="Dictionary.D183" table:number-columns-spanned="2" office:value-type="string">
            <text:p text:style-name="P19"><text:span text:style-name="T102">-и</text:span><text:span text:style-name="T102">, </text:span><text:span text:style-name="T15">ім., </text:span><text:span text:style-name="T104">ж., інд.-авт., [</text:span><text:span text:style-name="T16">2</text:span><text:span text:style-name="T104">]</text:span></text:p>
          </table:table-cell>
          <table:covered-table-cell/>
          <table:table-cell table:style-name="Dictionary.F183" table:number-columns-spanned="2" office:value-type="string">
            <text:p text:style-name="P19"><text:span text:style-name="T106">Похідне від </text:span><text:span text:style-name="T29">напíв</text:span><text:span text:style-name="T106"> і </text:span><text:span text:style-name="T107">ступа</text:span><text:span text:style-name="T35"></text:span></text:p>
          </table:table-cell>
          <table:covered-table-cell/>
          <table:table-cell table:style-name="Dictionary.H183" table:number-columns-spanned="3" office:value-type="string">
            <text:p text:style-name="P19"><text:span text:style-name="T18">Напівступою</text:span><text:span text:style-name="T15">,/ як над собою винесений крок/ задумався і скляк. Напівбажання,/ на півваганні втяте. (П-1: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4" table:number-columns-spanned="5" office:value-type="string">
            <text:h text:style-name="P49" text:outline-level="2"><text:span text:style-name="T71">Напі</text:span><text:span text:style-name="T32"></text:span><text:span text:style-name="T71">в </text:span><text:span text:style-name="T109">(див. 91)</text:span></text:h>
          </table:table-cell>
          <table:covered-table-cell/>
          <table:covered-table-cell/>
          <table:covered-table-cell/>
          <table:covered-table-cell/>
          <table:table-cell table:style-name="Dictionary.G184" table:number-columns-spanned="4" office:value-type="string">
            <text:h text:style-name="P47" text:outline-level="2">ступа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1">II </text:span><text:span text:style-name="T74">ступ`а</text:span></text:p>
            <text:p text:style-name="P26"><text:span text:style-name="T74">-и, </text:span><text:span text:style-name="T75">ж.</text:span><text:span text:style-name="T74">, </text:span><text:span text:style-name="T75">перев.</text:span> <text:span text:style-name="T75">з означ.</text:span></text:p>
            <text:p text:style-name="P26">Манера ходити, ступати; хода. || Рух ногою вперед, убік або назад; крок. || Звуки від таких рухів. || Про спокійну, <text:soft-page-break/>тиху ходу коня; найповільніший алюр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93</text:p>
          </table:table-cell>
          <table:table-cell table:style-name="Dictionary.B185" table:number-columns-spanned="2" office:value-type="string">
            <text:p text:style-name="P22">Нáхлюпи</text:p>
          </table:table-cell>
          <table:covered-table-cell/>
          <table:table-cell table:style-name="Dictionary.D185" table:number-columns-spanned="2" office:value-type="string">
            <text:p text:style-name="P19"><text:span text:style-name="T14">-ів, </text:span><text:span text:style-name="T15">ім., мн., інд.-авт., </text:span><text:span text:style-name="T115">[2</text:span><text:span text:style-name="T114">]</text:span><text:span text:style-name="T33">, </text:span><text:span text:style-name="T114">[</text:span><text:span text:style-name="T115">1а]</text:span></text:p>
          </table:table-cell>
          <table:covered-table-cell/>
          <table:table-cell table:style-name="Dictionary.F185" table:number-columns-spanned="2" office:value-type="string">
            <text:p text:style-name="P19"><text:span text:style-name="T26">Похідне від </text:span><text:span text:style-name="T29">хлюпати</text:span></text:p>
          </table:table-cell>
          <table:covered-table-cell/>
          <table:table-cell table:style-name="Dictionary.H185" table:number-columns-spanned="3" office:value-type="string">
            <text:p text:style-name="P19"><text:span text:style-name="T15">Покірні вітру, </text:span><text:span text:style-name="T18">нахлюпи</text:span><text:span text:style-name="T15"> щедрот/ з убогого жебрацького бенкету,/ відвирувавши, котяться у Лету,/ в таночок взявши кревних і заброд.(П-1:10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6" table:number-columns-spanned="9" office:value-type="string">
            <text:h text:style-name="P49" text:outline-level="2"><text:span text:style-name="T71">хл</text:span><text:span text:style-name="T92">ю</text:span><text:span text:style-name="T71">пати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аю, -аєш, </text:span><text:span text:style-name="T75">недок.</text:span></text:p>
            <text:p text:style-name="P26">1) <text:span text:style-name="T75">неперех.</text:span> Плещучи, просочуючись, видавати характерні звуки (про воду, грязь і т. ін.). || З плескотом битися, ударятися об що-небудь. || Ударяючи по воді, з шумом занурюючись, падаючи в воду чи іншу рідину, створювати плескіт.</text:p>
            <text:p text:style-name="P34"><text:span text:style-name="T44">2) </text:span><text:span text:style-name="T57">перех.</text:span><text:span text:style-name="T44"> </text:span><text:span text:style-name="T53">і </text:span><text:span text:style-name="T57">неперех.</text:span><text:span text:style-name="T44"> Рвучкими рухами лити, бризкати водою або іншою рідиною на кого-, що-небудь. || Розливатися, виливатися, розпліскуватися. || Утворювати звуки, що нагадують </text:span><text:span text:style-name="T44">хлипання.</text:span><text:span text:style-name="T53">Хлюпати носом</text:span><text:span text:style-name="T44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94</text:p>
          </table:table-cell>
          <table:table-cell table:style-name="Dictionary.B187" table:number-columns-spanned="2" office:value-type="string">
            <text:p text:style-name="P22">Обакрáй</text:p>
          </table:table-cell>
          <table:covered-table-cell/>
          <table:table-cell table:style-name="Dictionary.D187" table:number-columns-spanned="2" office:value-type="string">
            <text:p text:style-name="P19"><text:span text:style-name="T14">-ю, </text:span><text:span text:style-name="T15">ім., ч., інд.-авт., </text:span><text:span text:style-name="T115">[11]</text:span></text:p>
          </table:table-cell>
          <table:covered-table-cell/>
          <table:table-cell table:style-name="Dictionary.F187" table:number-columns-spanned="2" office:value-type="string">
            <text:p text:style-name="P19"><text:span text:style-name="T26">Похідне від </text:span><text:span text:style-name="T29">óба</text:span><text:span text:style-name="T26"> і </text:span><text:span text:style-name="T29">край</text:span></text:p>
          </table:table-cell>
          <table:covered-table-cell/>
          <table:table-cell table:style-name="Dictionary.H187" table:number-columns-spanned="3" office:value-type="string">
            <text:p text:style-name="P19"><text:span text:style-name="T15">З ціложиттєвого ждання/ Ти смерть на кілька літ відтрутив,/ </text:span><text:span text:style-name="T15">аби почути пахощ рути/ і в неї впасти навмання - / з усіх розлук – на </text:span><text:span text:style-name="T18">обакрай</text:span><text:span text:style-name="T15">/ Вітчизни – і яви, і мрії. (П-2: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8" table:number-columns-spanned="5" office:value-type="string">
            <text:h text:style-name="P49" text:outline-level="2"><text:span text:style-name="T71">Об</text:span><text:span text:style-name="T92">и</text:span><text:span text:style-name="T71">два (</text:span><text:span text:style-name="T29">óба</text:span><text:span text:style-name="T71">)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oft-page-break/><text:span text:style-name="T74">обох, </text:span><text:span text:style-name="T75">ч.</text:span> <text:span text:style-name="T75">і с.</text:span><text:span text:style-name="T74">, обидві, обох, </text:span><text:span text:style-name="T75">ж.</text:span><text:span text:style-name="T74">, </text:span><text:span text:style-name="T75">числ.</text:span><text:span text:style-name="T74">, </text:span><text:span text:style-name="T75">збірн.</text:span></text:p>
            <text:p text:style-name="P34"><text:span text:style-name="T44">Означає кожний із двох названих або відомих предметів; один і другий; і той, і другий. </text:span><text:span text:style-name="T53">В обидва кінці</text:span><text:span text:style-name="T44">.</text:span></text:p>
          </table:table-cell>
          <table:covered-table-cell/>
          <table:covered-table-cell/>
          <table:covered-table-cell/>
          <table:covered-table-cell/>
          <table:table-cell table:style-name="Dictionary.G188" table:number-columns-spanned="4" office:value-type="string">
            <text:p text:style-name="P19"><text:span text:style-name="T29">Край </text:span><text:span text:style-name="T40">(див. 73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95</text:p>
          </table:table-cell>
          <table:table-cell table:style-name="Dictionary.B189" table:number-columns-spanned="2" office:value-type="string">
            <text:p text:style-name="P22">Обоюдожáлий</text:p>
          </table:table-cell>
          <table:covered-table-cell/>
          <table:table-cell table:style-name="Dictionary.D189" table:number-columns-spanned="2" office:value-type="string">
            <text:p text:style-name="P19"><text:span text:style-name="T14">-а, -е, </text:span><text:span text:style-name="T16">прикм., </text:span><text:span text:style-name="T15">інд.-авт., </text:span><text:span text:style-name="T113">[1б]</text:span></text:p>
          </table:table-cell>
          <table:covered-table-cell/>
          <table:table-cell table:style-name="Dictionary.F189" table:number-columns-spanned="2" office:value-type="string">
            <text:p text:style-name="P19"><text:span text:style-name="T90">Похідне від </text:span><text:span text:style-name="T88">обою</text:span><text:span text:style-name="T35"></text:span><text:span text:style-name="T88">до</text:span><text:span text:style-name="T90"> і </text:span><text:span text:style-name="T88">жалі</text:span><text:span text:style-name="T35"></text:span><text:span text:style-name="T88">ти</text:span></text:p>
          </table:table-cell>
          <table:covered-table-cell/>
          <table:table-cell table:style-name="Dictionary.H189" table:number-columns-spanned="3" office:value-type="string">
            <text:p text:style-name="P19"><text:span text:style-name="T15">Та мури, мов із мертвих всталі,/ похмуро мовили: чекай,/ ще обрадіє із печалі/ твій </text:span><text:span text:style-name="T18">обоюдожалий</text:span><text:span text:style-name="T15"> край. (П-1: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0" table:number-columns-spanned="5" office:value-type="string">
            <text:p text:style-name="P19"><text:span text:style-name="T88">Обою</text:span><text:span text:style-name="T35"></text:span><text:span text:style-name="T88">до </text:span><text:span text:style-name="T89">(не подано у словнику)</text:span></text:p>
          </table:table-cell>
          <table:covered-table-cell/>
          <table:covered-table-cell/>
          <table:covered-table-cell/>
          <table:covered-table-cell/>
          <table:table-cell table:style-name="Dictionary.G190" table:number-columns-spanned="4" office:value-type="string">
            <text:h text:style-name="P49" text:outline-level="2"><text:span text:style-name="T71">жал</text:span><text:span text:style-name="T92">і</text:span><text:span text:style-name="T71">ти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ію, -ієш, </text:span><text:span text:style-name="T75">недок.</text:span></text:p>
            <text:p text:style-name="P26">1) <text:span text:style-name="T75">перех.</text:span> <text:span text:style-name="T99">і без додатка</text:span>. Відчувати жалість, співчуття до кого-небудь.</text:p>
            <text:p text:style-name="P26">2) <text:span text:style-name="T75">неперех.</text:span> Нарікати на що-небудь, уболівати за чимось, за щось; шкодувати, жалкувати.</text:p>
            <text:p text:style-name="P34"><text:span text:style-name="T44">3) </text:span><text:span text:style-name="T57">перех.</text:span><text:span text:style-name="T44"> Берегти, оберігати кого-, що-небудь. || Неохоче витрачати що-небудь; шкодувати, жалкувати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96</text:p>
          </table:table-cell>
          <table:table-cell table:style-name="Dictionary.B191" table:number-columns-spanned="2" office:value-type="string">
            <text:p text:style-name="P22">ОвÓгнений</text:p>
          </table:table-cell>
          <table:covered-table-cell/>
          <table:table-cell table:style-name="Dictionary.D191" table:number-columns-spanned="2" office:value-type="string">
            <text:p text:style-name="P19"><text:span text:style-name="T14">-а, -е, </text:span><text:span text:style-name="T15">інд.-авт., </text:span><text:span text:style-name="T115">[4]</text:span></text:p>
          </table:table-cell>
          <table:covered-table-cell/>
          <table:table-cell table:style-name="Dictionary.F191" table:number-columns-spanned="2" office:value-type="string">
            <text:p text:style-name="P19"><text:span text:style-name="T26">Дієпр. Від </text:span><text:span text:style-name="T26">неіснуючого дієслова </text:span><text:span text:style-name="T29">овогнити</text:span></text:p>
          </table:table-cell>
          <table:covered-table-cell/>
          <table:table-cell table:style-name="Dictionary.H191" table:number-columns-spanned="3" office:value-type="string">
            <text:p text:style-name="P19"><text:span text:style-name="T15">Та за тобою небо запалало,/ </text:span><text:span text:style-name="T18">овогнене</text:span><text:span text:style-name="T15"> грозою стожалів. (П-2:6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2" table:number-columns-spanned="9" office:value-type="string">
            <text:p text:style-name="P19"><text:span text:style-name="T29">Овогнити </text:span><text:span text:style-name="T40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97</text:p>
          </table:table-cell>
          <table:table-cell table:style-name="Dictionary.B193" table:number-columns-spanned="2" office:value-type="string">
            <text:p text:style-name="P22">Огрáння</text:p>
          </table:table-cell>
          <table:covered-table-cell/>
          <table:table-cell table:style-name="Dictionary.D193" table:number-columns-spanned="2" office:value-type="string">
            <text:p text:style-name="P19"><text:span text:style-name="T15">ім., с., </text:span><text:soft-page-break/><text:span text:style-name="T15">інд.-авт., </text:span><text:span text:style-name="T115">[1]</text:span></text:p>
          </table:table-cell>
          <table:covered-table-cell/>
          <table:table-cell table:style-name="Dictionary.F193" table:number-columns-spanned="2" office:value-type="string">
            <text:p text:style-name="P19"><text:span text:style-name="T34">Похідне від </text:span><text:soft-page-break/><text:span text:style-name="T30">огрáнювати</text:span></text:p>
          </table:table-cell>
          <table:covered-table-cell/>
          <table:table-cell table:style-name="Dictionary.H193" table:number-columns-spanned="3" office:value-type="string">
            <text:p text:style-name="P19"><text:span text:style-name="T15">У зашморзі бід/ аж зайшовся </text:span><text:soft-page-break/><text:span text:style-name="T15">кривий </text:span><text:span text:style-name="T15">од волання борлак,/ аж </text:span><text:span text:style-name="T18">огранням</text:span><text:span text:style-name="T15"> дзеркал заросилася кров! (П-1:3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4" table:number-columns-spanned="9" office:value-type="string">
            <text:h text:style-name="P49" text:outline-level="2"><text:span text:style-name="T71">Огран</text:span><text:span text:style-name="T92">о</text:span><text:span text:style-name="T71">вувати (</text:span><text:span text:style-name="T30">огрáнювати</text:span><text:span text:style-name="T71">)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ую, -уєш, </text:span><text:span text:style-name="T75">недок.</text:span><text:span text:style-name="T74">, огранувати, -ую, -уєш, </text:span><text:span text:style-name="T75">док.</text:span><text:span text:style-name="T74">, </text:span><text:span text:style-name="T75">перех.</text:span><text:span text:style-name="T74">, </text:span><text:span text:style-name="T75">спец.</text:span></text:p>
            <text:p text:style-name="P26">Шліфуючи поверхню чого-небудь, робити на ній грані.</text:p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98</text:p>
          </table:table-cell>
          <table:table-cell table:style-name="Dictionary.B195" table:number-columns-spanned="2" office:value-type="string">
            <text:p text:style-name="P22">Озлíння</text:p>
          </table:table-cell>
          <table:covered-table-cell/>
          <table:table-cell table:style-name="Dictionary.D195" table:number-columns-spanned="2" office:value-type="string">
            <text:p text:style-name="P19"><text:span text:style-name="T14">-я, </text:span><text:span text:style-name="T15">ім., ж., інд.-авт., </text:span><text:span text:style-name="T115">[1]</text:span></text:p>
          </table:table-cell>
          <table:covered-table-cell/>
          <table:table-cell table:style-name="Dictionary.F195" table:number-columns-spanned="2" office:value-type="string">
            <text:p text:style-name="P19"><text:span text:style-name="T15">Похідне від </text:span><text:span text:style-name="T19">озл</text:span><text:span text:style-name="T21">и</text:span><text:span text:style-name="T19">тися</text:span></text:p>
          </table:table-cell>
          <table:covered-table-cell/>
          <table:table-cell table:style-name="Dictionary.H195" table:number-columns-spanned="3" office:value-type="string">
            <text:p text:style-name="P19"><text:span text:style-name="T15">А шал який! Яке </text:span><text:span text:style-name="T18">озління</text:span><text:span text:style-name="T15">!/ О білий світе-блекота. (П-1:13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6" table:number-columns-spanned="9" office:value-type="string">
            <text:h text:style-name="P49" text:outline-level="2"><text:span text:style-name="T71">озл</text:span><text:span text:style-name="T92">и</text:span><text:span text:style-name="T71">тися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люся, -лишся, </text:span><text:span text:style-name="T75">док.</text:span></text:p>
            <text:p text:style-name="P26">Стати розлюченим, роздратованим; розізлитися, розгніватися. || Стати злим, злостивим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99</text:p>
          </table:table-cell>
          <table:table-cell table:style-name="Dictionary.B197" table:number-columns-spanned="2" office:value-type="string">
            <text:p text:style-name="P22">Ошрóття</text:p>
          </table:table-cell>
          <table:covered-table-cell/>
          <table:table-cell table:style-name="Dictionary.D197" table:number-columns-spanned="2" office:value-type="string">
            <text:p text:style-name="P19"><text:span text:style-name="T14">-я, </text:span><text:span text:style-name="T15">ім., збірн., інд.-авт., </text:span><text:span text:style-name="T115">[4]</text:span></text:p>
          </table:table-cell>
          <table:covered-table-cell/>
          <table:table-cell table:style-name="Dictionary.F197" table:number-columns-spanned="2" office:value-type="string">
            <text:p text:style-name="P18">Похідне від <text:span text:style-name="T72">шріт</text:span></text:p>
          </table:table-cell>
          <table:covered-table-cell/>
          <table:table-cell table:style-name="Dictionary.H197" table:number-columns-spanned="3" office:value-type="string">
            <text:p text:style-name="P19"><text:span text:style-name="T15">І тінь біжить – поверхи давніх днів./ І заволока – на </text:span><text:span text:style-name="T18">ошроття</text:span><text:span text:style-name="T15"> часу. (П-1:13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8" table:number-columns-spanned="9" office:value-type="string">
            <text:h text:style-name="P47" text:outline-level="2">шріт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oft-page-break/><text:span text:style-name="T74">шроту, </text:span><text:span text:style-name="T75">ч.</text:span></text:p>
            <text:p text:style-name="P26">1) Дрібні свинцеві кульки для стрільби з мисливської рушниці; дріб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00</text:p>
          </table:table-cell>
          <table:table-cell table:style-name="Dictionary.B199" table:number-columns-spanned="2" office:value-type="string">
            <text:p text:style-name="P22">Пáверх</text:p>
          </table:table-cell>
          <table:covered-table-cell/>
          <table:table-cell table:style-name="Dictionary.D199" table:number-columns-spanned="2" office:value-type="string">
            <text:p text:style-name="P19"><text:span text:style-name="T14">-у, </text:span><text:span text:style-name="T15">ім., ч., інд.-авт., </text:span><text:span text:style-name="T115">[2]</text:span></text:p>
          </table:table-cell>
          <table:covered-table-cell/>
          <table:table-cell table:style-name="Dictionary.F199" table:number-columns-spanned="2" office:value-type="string">
            <text:p text:style-name="P19"><text:span text:style-name="T26">Похідне від </text:span><text:span text:style-name="T29">па</text:span><text:span text:style-name="T26">... (“подібний”) і </text:span><text:span text:style-name="T29">верх</text:span></text:p>
          </table:table-cell>
          <table:covered-table-cell/>
          <table:table-cell table:style-name="Dictionary.H199" table:number-columns-spanned="3" office:value-type="string">
            <text:p text:style-name="P19"><text:span text:style-name="T15">Тут </text:span><text:span text:style-name="T18">паверх</text:span><text:span text:style-name="T15">, паниз, пажиття і паскін,/ переступай лискуче лезо меж,/ і рідні лиця за порожні маски/ тобі здадуться з понадгірних веж. </text:span><text:span text:style-name="T15">(П-1: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0" table:number-columns-spanned="5" office:value-type="string">
            <text:p text:style-name="P19"><text:span text:style-name="T48">Па</text:span><text:span text:style-name="T50">... </text:span><text:span text:style-name="T51">(не подано у словнику)</text:span></text:p>
          </table:table-cell>
          <table:covered-table-cell/>
          <table:covered-table-cell/>
          <table:covered-table-cell/>
          <table:covered-table-cell/>
          <table:table-cell table:style-name="Dictionary.G200" table:number-columns-spanned="4" office:value-type="string">
            <text:h text:style-name="P47" text:outline-level="2">верх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у, </text:span><text:span text:style-name="T75">ч.</text:span></text:p>
            <text:p text:style-name="P26">1) Верхня, найвища частина чого-небудь; вершина. || Поверхня землі, якої-небудь рідини і т. ін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01</text:p>
          </table:table-cell>
          <table:table-cell table:style-name="Dictionary.B201" table:number-columns-spanned="2" office:value-type="string">
            <text:p text:style-name="P22">Пажиття</text:p>
          </table:table-cell>
          <table:covered-table-cell/>
          <table:table-cell table:style-name="Dictionary.D201" table:number-columns-spanned="2" office:value-type="string">
            <text:p text:style-name="P19"><text:span text:style-name="T14">-я, </text:span><text:span text:style-name="T15">ім., с., інд.-авт., </text:span><text:span text:style-name="T115">[2]</text:span></text:p>
          </table:table-cell>
          <table:covered-table-cell/>
          <table:table-cell table:style-name="Dictionary.F201" table:number-columns-spanned="2" office:value-type="string">
            <text:p text:style-name="P19"><text:span text:style-name="T26">Похідне від </text:span><text:span text:style-name="T29">па</text:span><text:span text:style-name="T26">... (“подібний”) і </text:span><text:span text:style-name="T29">життя</text:span></text:p>
          </table:table-cell>
          <table:covered-table-cell/>
          <table:table-cell table:style-name="Dictionary.H201" table:number-columns-spanned="3" office:value-type="string">
            <text:p text:style-name="P19"><text:span text:style-name="T15">Тут паверх, паниз, </text:span><text:span text:style-name="T18">пажиття</text:span><text:span text:style-name="T15"> і паскін,/ переступай лискуче лезо меж,/ і рідні лиця за порожні маски/ тобі здадуться з понадгірних веж. (П-1: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2" table:number-columns-spanned="9" office:value-type="string">
            <text:p text:style-name="P19"><text:span text:style-name="T29">Життя </text:span><text:span text:style-name="T40">(див. 65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02</text:p>
          </table:table-cell>
          <table:table-cell table:style-name="Dictionary.B203" table:number-columns-spanned="2" office:value-type="string">
            <text:p text:style-name="P22">Пáниз</text:p>
          </table:table-cell>
          <table:covered-table-cell/>
          <table:table-cell table:style-name="Dictionary.D203" table:number-columns-spanned="2" office:value-type="string">
            <text:p text:style-name="P19"><text:span text:style-name="T14">-у, </text:span><text:span text:style-name="T15">ім., ч., інд.-авт., </text:span><text:span text:style-name="T115">[2]</text:span></text:p>
          </table:table-cell>
          <table:covered-table-cell/>
          <table:table-cell table:style-name="Dictionary.F203" table:number-columns-spanned="2" office:value-type="string">
            <text:p text:style-name="P19"><text:span text:style-name="T26">Похідне від </text:span><text:span text:style-name="T29">па</text:span><text:span text:style-name="T26">... (“подібний”) і </text:span><text:span text:style-name="T29">низ</text:span></text:p>
          </table:table-cell>
          <table:covered-table-cell/>
          <table:table-cell table:style-name="Dictionary.H203" table:number-columns-spanned="3" office:value-type="string">
            <text:p text:style-name="P19"><text:span text:style-name="T15">Тут паверх, </text:span><text:span text:style-name="T18">паниз</text:span><text:span text:style-name="T15">, пажиття і </text:span><text:span text:style-name="T15">паскін,/ переступай лискуче лезо меж,/ і рідні лиця за порожні маски/ тобі здадуться з понадгірних веж. (П-1: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4" table:number-columns-spanned="9" office:value-type="string">
            <text:h text:style-name="P47" text:outline-level="2">низ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oft-page-break/><text:span text:style-name="T74">-у, </text:span><text:span text:style-name="T75">ч.</text:span></text:p>
            <text:p text:style-name="P2"><text:span text:style-name="T54">1) Нижня частина предмета. || </text:span><text:span text:style-name="T55">рідко</text:span><text:span text:style-name="T54">. Те саме, що </text:span><text:a xlink:type="simple" xlink:href="http://www.lingvo.ua/uk/Translate/uk-uk/виворіт"><text:span text:style-name="T62">виворіт</text:span></text:a><text:span text:style-name="T54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03</text:p>
          </table:table-cell>
          <table:table-cell table:style-name="Dictionary.B205" table:number-columns-spanned="2" office:value-type="string">
            <text:p text:style-name="P22">Парура</text:p>
          </table:table-cell>
          <table:covered-table-cell/>
          <table:table-cell table:style-name="Dictionary.D205" table:number-columns-spanned="2" office:value-type="string">
            <text:p text:style-name="P19"><text:span text:style-name="T14">-и, </text:span><text:span text:style-name="T15">ім., ж., інд.-авт., </text:span><text:span text:style-name="T115">[2]</text:span></text:p>
          </table:table-cell>
          <table:covered-table-cell/>
          <table:table-cell table:style-name="Dictionary.F205" table:number-columns-spanned="2" office:value-type="string">
            <text:p text:style-name="P19"><text:span text:style-name="T26">Похідне від </text:span><text:span text:style-name="T29">па</text:span><text:span text:style-name="T26">... (“подібний”) </text:span><text:span text:style-name="T26">і </text:span><text:span text:style-name="T29">рýра</text:span></text:p>
          </table:table-cell>
          <table:covered-table-cell/>
          <table:table-cell table:style-name="Dictionary.H205" table:number-columns-spanned="3" office:value-type="string">
            <text:p text:style-name="P19"><text:span text:style-name="T15">Те безмежжя сил,/ розбурханих од молодого болю,/ ті </text:span><text:span text:style-name="T18">парури</text:span><text:span text:style-name="T15"> зусиль… (П-1: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6" table:number-columns-spanned="9" office:value-type="string">
            <text:h text:style-name="P49" text:outline-level="2"><text:span text:style-name="T71">р</text:span><text:span text:style-name="T92">у</text:span><text:span text:style-name="T71">ра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и, </text:span><text:span text:style-name="T75">ж.</text:span></text:p>
            <text:p text:style-name="P2"><text:span text:style-name="T54">1) </text:span><text:span text:style-name="T59">зах.</text:span><text:span text:style-name="T54"> Те саме, що </text:span><text:a xlink:type="simple" xlink:href="http://www.lingvo.ua/uk/Translate/uk-uk/труба"><text:span text:style-name="T110">труба</text:span></text:a><text:span text:style-name="T62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04</text:p>
          </table:table-cell>
          <table:table-cell table:style-name="Dictionary.B207" table:number-columns-spanned="2" office:value-type="string">
            <text:p text:style-name="P22">Пáскін</text:p>
          </table:table-cell>
          <table:covered-table-cell/>
          <table:table-cell table:style-name="Dictionary.D207" table:number-columns-spanned="2" office:value-type="string">
            <text:p text:style-name="P19"><text:span text:style-name="T14">пáскону, </text:span><text:span text:style-name="T15">ім., ч., інд.-авт., </text:span><text:span text:style-name="T115">[2]</text:span></text:p>
          </table:table-cell>
          <table:covered-table-cell/>
          <table:table-cell table:style-name="Dictionary.F207" table:number-columns-spanned="2" office:value-type="string">
            <text:p text:style-name="P19"><text:span text:style-name="T26">Похідне від </text:span><text:span text:style-name="T29">па</text:span><text:span text:style-name="T26">... (“подібний”) і </text:span><text:span text:style-name="T29">скін</text:span></text:p>
          </table:table-cell>
          <table:covered-table-cell/>
          <table:table-cell table:style-name="Dictionary.H207" table:number-columns-spanned="3" office:value-type="string">
            <text:p text:style-name="P19"><text:span text:style-name="T15">Тут паверх, паниз, пажиття і </text:span><text:span text:style-name="T18">паскін</text:span><text:span text:style-name="T15">,/ переступай лискуче лезо меж,/ і рідні лиця за порожні маски/ тобі здадуться з понадгірних веж. </text:span><text:span text:style-name="T15">(П-1: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8" table:number-columns-spanned="9" office:value-type="string">
            <text:h text:style-name="P47" text:outline-level="2">скін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скону, </text:span><text:span text:style-name="T75">ч.</text:span><text:span text:style-name="T74">, </text:span><text:span text:style-name="T75">уроч.</text:span></text:p>
            <text:p text:style-name="P2"><text:span text:style-name="T54">Те саме, що </text:span><text:a xlink:type="simple" xlink:href="http://www.lingvo.ua/uk/Translate/uk-uk/смерть"><text:span text:style-name="T62">смерть</text:span></text:a><text:span text:style-name="T54">. || Кінець, межа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05</text:p>
          </table:table-cell>
          <table:table-cell table:style-name="Dictionary.B209" table:number-columns-spanned="2" office:value-type="string">
            <text:p text:style-name="P22">Пекельнозóрий</text:p>
          </table:table-cell>
          <table:covered-table-cell/>
          <table:table-cell table:style-name="Dictionary.D209" table:number-columns-spanned="2" office:value-type="string">
            <text:p text:style-name="P19"><text:span text:style-name="T14">-а, -е, </text:span><text:span text:style-name="T16">прикм., </text:span><text:span text:style-name="T15">інд.-авт., </text:span><text:span text:style-name="T115">[15а]</text:span></text:p>
          </table:table-cell>
          <table:covered-table-cell/>
          <table:table-cell table:style-name="Dictionary.F209" table:number-columns-spanned="2" office:value-type="string">
            <text:p text:style-name="P19"><text:span text:style-name="T26">Похідне від </text:span><text:span text:style-name="T29">пекельний </text:span><text:span text:style-name="T26">і </text:span><text:span text:style-name="T29">зір</text:span></text:p>
          </table:table-cell>
          <table:covered-table-cell/>
          <table:table-cell table:style-name="Dictionary.H209" table:number-columns-spanned="3" office:value-type="string">
            <text:p text:style-name="P19"><text:span text:style-name="T15">Мигоче, мов відьмак, паркан </text:span><text:span text:style-name="T18">пекельнозорий</text:span><text:span text:style-name="T15">,/ за голосом покори душа рушає вспак. (П-2: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0" table:number-columns-spanned="5" office:value-type="string">
            <text:p text:style-name="P19"><text:span text:style-name="T29">Пекельний </text:span><text:span text:style-name="T40">(див. 37)</text:span></text:p>
          </table:table-cell>
          <table:covered-table-cell/>
          <table:covered-table-cell/>
          <table:covered-table-cell/>
          <table:covered-table-cell/>
          <table:table-cell table:style-name="Dictionary.G210" table:number-columns-spanned="4" office:value-type="string">
            <text:h text:style-name="P48" text:outline-level="2">зір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зору, </text:span><text:span text:style-name="T75">ч.</text:span></text:p>
            <text:p text:style-name="P26">1) Одне з п'яти почуттів, органом якого є око. || Здатність бачити.</text:p>
            <text:p text:style-name="P26">2) Спрямованість очей на кого-, що-небудь; погляд.</text:p>
            <text:p text:style-name="P2"><text:span text:style-name="T54">3) Те саме, що </text:span><text:a xlink:type="simple" xlink:href="http://www.lingvo.ua/uk/Translate/uk-uk/очі"><text:span text:style-name="T62">очі</text:span></text:a><text:span text:style-name="T54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06</text:p>
          </table:table-cell>
          <table:table-cell table:style-name="Dictionary.B211" table:number-columns-spanned="2" office:value-type="string">
            <text:p text:style-name="P22">Піввагáння</text:p>
          </table:table-cell>
          <table:covered-table-cell/>
          <table:table-cell table:style-name="Dictionary.D211" table:number-columns-spanned="2" office:value-type="string">
            <text:p text:style-name="P19"><text:span text:style-name="T14">-я, </text:span><text:span text:style-name="T15">ім., с., інд.-авт., </text:span><text:span text:style-name="T115">[2]</text:span></text:p>
          </table:table-cell>
          <table:covered-table-cell/>
          <table:table-cell table:style-name="Dictionary.F211" table:number-columns-spanned="2" office:value-type="string">
            <text:p text:style-name="P19"><text:span text:style-name="T26">Похідне від </text:span><text:span text:style-name="T29">пів</text:span><text:span text:style-name="T26"> і </text:span><text:span text:style-name="T29">вагáння</text:span></text:p>
          </table:table-cell>
          <table:covered-table-cell/>
          <table:table-cell table:style-name="Dictionary.H211" table:number-columns-spanned="3" office:value-type="string">
            <text:p text:style-name="P19"><text:span text:style-name="T15">Напівступою,/ як над собою винесений крок/ задумався і скляк. </text:span><text:span text:style-name="T15">Напівбажання,/ на </text:span><text:span text:style-name="T18">півваганні</text:span><text:span text:style-name="T15"> втяте. (П-1: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2" table:number-columns-spanned="5" office:value-type="string">
            <text:h text:style-name="P49" text:outline-level="2"><text:span text:style-name="T71">Полов</text:span><text:span text:style-name="T92">и</text:span><text:span text:style-name="T71">на </text:span><text:span text:style-name="T109">(пів)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и, </text:span><text:span text:style-name="T75">ж.</text:span></text:p>
            <text:p text:style-name="P26">1) Одна з двох рівних частин чого-небудь. || Складова частина парного предмета. || Якась частина або певна кількість чого-небудь.</text:p>
            <text:p text:style-name="P26">2) Середина якої-небудь віддалі, якогось проміжку часу і т. ін. || Момент часу, який відповідає середині даної години.</text:p>
          </table:table-cell>
          <table:covered-table-cell/>
          <table:covered-table-cell/>
          <table:covered-table-cell/>
          <table:covered-table-cell/>
          <table:table-cell table:style-name="Dictionary.G212" table:number-columns-spanned="4" office:value-type="string">
            <text:h text:style-name="P49" text:outline-level="2"><text:span text:style-name="T71">ваг</text:span><text:span text:style-name="T92">а</text:span><text:span text:style-name="T71">ння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я, </text:span><text:span text:style-name="T75">с.</text:span></text:p>
            <text:p text:style-name="P2"><text:span text:style-name="T54">1) Дія за знач. </text:span><text:a xlink:type="simple" xlink:href="http://www.lingvo.ua/uk/Translate/uk-uk/вагатися"><text:span text:style-name="T62">вагатися</text:span></text:a><text:span text:style-name="T54">.</text:span></text:p>
            <text:p text:style-name="P26">2) Неспроможність відразу вирішити щось; роздумування.</text:p>
            <text:p text:style-name="P26">3) Непослідовність у поглядах, хитання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07</text:p>
          </table:table-cell>
          <table:table-cell table:style-name="Dictionary.B213" table:number-columns-spanned="2" office:value-type="string">
            <text:p text:style-name="P22">Півдуші</text:p>
          </table:table-cell>
          <table:covered-table-cell/>
          <table:table-cell table:style-name="Dictionary.D213" table:number-columns-spanned="2" office:value-type="string">
            <text:p text:style-name="P19"><text:span text:style-name="T14">півдý</text:span><text:soft-page-break/><text:span text:style-name="T14">ш, </text:span><text:span text:style-name="T15">ім., мн., інд.-авт., </text:span><text:span text:style-name="T115">[2]</text:span></text:p>
          </table:table-cell>
          <table:covered-table-cell/>
          <table:table-cell table:style-name="Dictionary.F213" table:number-columns-spanned="2" office:value-type="string">
            <text:p text:style-name="P19"><text:span text:style-name="T26">Похідне від </text:span><text:soft-page-break/><text:span text:style-name="T29">пів</text:span><text:span text:style-name="T26"> і </text:span><text:span text:style-name="T29">душі</text:span></text:p>
          </table:table-cell>
          <table:covered-table-cell/>
          <table:table-cell table:style-name="Dictionary.H213" table:number-columns-spanned="3" office:value-type="string">
            <text:p text:style-name="P19"><text:span text:style-name="T15">О царство півсерць, півнадій, </text:span><text:soft-page-break/><text:span text:style-name="T15">півпричалів,/ півзамірів царство, півзмаг і </text:span><text:span text:style-name="T18">півдуш</text:span><text:span text:style-name="T15">!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4" table:number-columns-spanned="5" office:value-type="string">
            <text:p text:style-name="P19"><text:span text:style-name="T29">Пів </text:span><text:span text:style-name="T40">(див. 106)</text:span></text:p>
          </table:table-cell>
          <table:covered-table-cell/>
          <table:covered-table-cell/>
          <table:covered-table-cell/>
          <table:covered-table-cell/>
          <table:table-cell table:style-name="Dictionary.G214" table:number-columns-spanned="4" office:value-type="string">
            <text:p text:style-name="P19"><text:span text:style-name="T29">Душі </text:span><text:span text:style-name="T40">(див. 63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08</text:p>
          </table:table-cell>
          <table:table-cell table:style-name="Dictionary.B215" table:number-columns-spanned="2" office:value-type="string">
            <text:p text:style-name="P22">Півзáміри</text:p>
          </table:table-cell>
          <table:covered-table-cell/>
          <table:table-cell table:style-name="Dictionary.D215" table:number-columns-spanned="2" office:value-type="string">
            <text:p text:style-name="P19"><text:span text:style-name="T14">-ів, </text:span><text:span text:style-name="T15">ім., мн., інд.-авт., </text:span><text:span text:style-name="T115">[2]</text:span></text:p>
          </table:table-cell>
          <table:covered-table-cell/>
          <table:table-cell table:style-name="Dictionary.F215" table:number-columns-spanned="2" office:value-type="string">
            <text:p text:style-name="P19"><text:span text:style-name="T26">Похідне від </text:span><text:span text:style-name="T29">пів</text:span><text:span text:style-name="T26"> і </text:span><text:span text:style-name="T29">зáміри</text:span></text:p>
          </table:table-cell>
          <table:covered-table-cell/>
          <table:table-cell table:style-name="Dictionary.H215" table:number-columns-spanned="3" office:value-type="string">
            <text:p text:style-name="P19"><text:span text:style-name="T15">О царство півсерць, півнадій, півпричалів,/ </text:span><text:span text:style-name="T18">півзамірів</text:span><text:span text:style-name="T15"> царство, півзмаг і півдуш!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6" table:number-columns-spanned="5" office:value-type="string">
            <text:p text:style-name="P19"><text:span text:style-name="T29">Пів </text:span><text:span text:style-name="T40">(див. 106)</text:span></text:p>
          </table:table-cell>
          <table:covered-table-cell/>
          <table:covered-table-cell/>
          <table:covered-table-cell/>
          <table:covered-table-cell/>
          <table:table-cell table:style-name="Dictionary.G216" table:number-columns-spanned="4" office:value-type="string">
            <text:h text:style-name="P48" text:outline-level="2">замір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1">I </text:span><text:span text:style-name="T74">з`амір</text:span></text:p>
            <text:p text:style-name="P26"><text:span text:style-name="T74">-у, </text:span><text:span text:style-name="T75">ч.</text:span></text:p>
            <text:p text:style-name="P34"><text:span text:style-name="T44">Задум, бажання зробити щось; намір. || </text:span><text:span text:style-name="T57">перев.</text:span><text:span text:style-name="T44"> </text:span><text:span text:style-name="T57">мн.</text:span><text:span text:style-name="T44"> Таємні, підступні плани, спрямовані проти кого-, чого-небуд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09</text:p>
          </table:table-cell>
          <table:table-cell table:style-name="Dictionary.B217" table:number-columns-spanned="2" office:value-type="string">
            <text:p text:style-name="P22">Півзмáги</text:p>
          </table:table-cell>
          <table:covered-table-cell/>
          <table:table-cell table:style-name="Dictionary.D217" table:number-columns-spanned="2" office:value-type="string">
            <text:p text:style-name="P14">ім., мн., інд.-авт., <text:span text:style-name="T120">[2]</text:span><text:span text:style-name="T111">, [1а]</text:span></text:p>
          </table:table-cell>
          <table:covered-table-cell/>
          <table:table-cell table:style-name="Dictionary.F217" table:number-columns-spanned="2" office:value-type="string">
            <text:p text:style-name="P19"><text:span text:style-name="T26">Похідне від </text:span><text:span text:style-name="T29">пів</text:span><text:span text:style-name="T26"> і </text:span><text:span text:style-name="T29">змагáння</text:span></text:p>
          </table:table-cell>
          <table:covered-table-cell/>
          <table:table-cell table:style-name="Dictionary.H217" table:number-columns-spanned="3" office:value-type="string">
            <text:p text:style-name="P19"><text:span text:style-name="T15">О царство півсерць, півнадій, </text:span><text:span text:style-name="T15">півпричалів,/ півзамірів царство, </text:span><text:span text:style-name="T18">півзмаг</text:span><text:span text:style-name="T15"> і півдуш!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8" table:number-columns-spanned="5" office:value-type="string">
            <text:p text:style-name="P19"><text:span text:style-name="T29">Пів </text:span><text:span text:style-name="T40">(див. 106)</text:span></text:p>
          </table:table-cell>
          <table:covered-table-cell/>
          <table:covered-table-cell/>
          <table:covered-table-cell/>
          <table:covered-table-cell/>
          <table:table-cell table:style-name="Dictionary.G218" table:number-columns-spanned="4" office:value-type="string">
            <text:h text:style-name="P50" text:outline-level="2"><text:span text:style-name="T71">змаг</text:span><text:span text:style-name="T92">а</text:span><text:span text:style-name="T71">ння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oft-page-break/><text:span text:style-name="T74">-я, </text:span><text:span text:style-name="T75">с.</text:span></text:p>
            <text:p text:style-name="P34"><text:span text:style-name="T44">1) Намагання перевершити, перемогти когось у чому-небудь, домагаючись кращих, ніж у когось, </text:span><text:span text:style-name="T44">результатів, показників.</text:span></text:p>
            <text:p text:style-name="P34"><text:span text:style-name="T44">3) </text:span><text:span text:style-name="T57">перен.</text:span><text:span text:style-name="T44"> Сутичка, боротьба двох протилежних або ворожих сил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10</text:p>
          </table:table-cell>
          <table:table-cell table:style-name="Dictionary.B219" table:number-columns-spanned="2" office:value-type="string">
            <text:p text:style-name="P22">Півнадíї</text:p>
          </table:table-cell>
          <table:covered-table-cell/>
          <table:table-cell table:style-name="Dictionary.D219" table:number-columns-spanned="2" office:value-type="string">
            <text:p text:style-name="P19"><text:span text:style-name="T14">півнадíй, </text:span><text:span text:style-name="T15">ім., мн., інд.-авт., </text:span><text:span text:style-name="T115">[2]</text:span></text:p>
          </table:table-cell>
          <table:covered-table-cell/>
          <table:table-cell table:style-name="Dictionary.F219" table:number-columns-spanned="2" office:value-type="string">
            <text:p text:style-name="P19"><text:span text:style-name="T26">Похідне від </text:span><text:span text:style-name="T29">пів</text:span><text:span text:style-name="T26"> і </text:span><text:span text:style-name="T29">надíї</text:span></text:p>
          </table:table-cell>
          <table:covered-table-cell/>
          <table:table-cell table:style-name="Dictionary.H219" table:number-columns-spanned="3" office:value-type="string">
            <text:p text:style-name="P19"><text:span text:style-name="T15">О царство півсерць, </text:span><text:span text:style-name="T18">півнадій</text:span><text:span text:style-name="T15">, </text:span><text:span text:style-name="T15">півпричалів,/ півзамірів царство, півзмаг і півдуш!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0" table:number-columns-spanned="5" office:value-type="string">
            <text:p text:style-name="P19"><text:span text:style-name="T29">Пів </text:span><text:span text:style-name="T40">(див. 106)</text:span></text:p>
          </table:table-cell>
          <table:covered-table-cell/>
          <table:covered-table-cell/>
          <table:covered-table-cell/>
          <table:covered-table-cell/>
          <table:table-cell table:style-name="Dictionary.G220" table:number-columns-spanned="4" office:value-type="string">
            <text:h text:style-name="P50" text:outline-level="2"><text:span text:style-name="T71">над</text:span><text:span text:style-name="T92">і</text:span><text:span text:style-name="T71">я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ї, </text:span><text:span text:style-name="T75">ж.</text:span></text:p>
            <text:p text:style-name="P26">1) Впевненість у можливості здійснення чогось бажаного, потрібного, приємного; сподівання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11</text:p>
          </table:table-cell>
          <table:table-cell table:style-name="Dictionary.B221" table:number-columns-spanned="2" office:value-type="string">
            <text:p text:style-name="P22">Півнебéс</text:p>
          </table:table-cell>
          <table:covered-table-cell/>
          <table:table-cell table:style-name="Dictionary.D221" table:number-columns-spanned="2" office:value-type="string">
            <text:p text:style-name="P19"><text:span text:style-name="T14">півнебéс, </text:span><text:span text:style-name="T15">ім., мн., інд.-авт., </text:span><text:span text:style-name="T115">[2]</text:span></text:p>
          </table:table-cell>
          <table:covered-table-cell/>
          <table:table-cell table:style-name="Dictionary.F221" table:number-columns-spanned="2" office:value-type="string">
            <text:p text:style-name="P19"><text:span text:style-name="T26">Похідне від </text:span><text:span text:style-name="T29">пів</text:span><text:span text:style-name="T26"> і </text:span><text:span text:style-name="T29">небесá</text:span></text:p>
          </table:table-cell>
          <table:covered-table-cell/>
          <table:table-cell table:style-name="Dictionary.H221" table:number-columns-spanned="3" office:value-type="string">
            <text:p text:style-name="P19"><text:span text:style-name="T15">І з тих затятих здвоєних ночей/ на </text:span><text:span text:style-name="T18">півнебес</text:span><text:span text:style-name="T15"> зажевріло б іржання/ чи сиваша чи привиду. (П-1:15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2" table:number-columns-spanned="5" office:value-type="string">
            <text:p text:style-name="P19"><text:span text:style-name="T29">Пів </text:span><text:span text:style-name="T40">(див. 106)</text:span></text:p>
          </table:table-cell>
          <table:covered-table-cell/>
          <table:covered-table-cell/>
          <table:covered-table-cell/>
          <table:covered-table-cell/>
          <table:table-cell table:style-name="Dictionary.G222" table:number-columns-spanned="4" office:value-type="string">
            <text:p text:style-name="P19"><text:span text:style-name="T29">Небесá </text:span><text:span text:style-name="T40">(див. 86)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17">112</text:p>
          </table:table-cell>
          <table:table-cell table:style-name="Dictionary.B223" table:number-columns-spanned="2" office:value-type="string">
            <text:p text:style-name="P22">Півпричáли</text:p>
          </table:table-cell>
          <table:covered-table-cell/>
          <table:table-cell table:style-name="Dictionary.D223" table:number-columns-spanned="2" office:value-type="string">
            <text:p text:style-name="P19"><text:span text:style-name="T14">-ів, </text:span><text:span text:style-name="T15">ім., мн., інд.-авт., </text:span><text:span text:style-name="T115">[2]</text:span></text:p>
          </table:table-cell>
          <table:covered-table-cell/>
          <table:table-cell table:style-name="Dictionary.F223" table:number-columns-spanned="2" office:value-type="string">
            <text:p text:style-name="P19"><text:span text:style-name="T26">Похідне від </text:span><text:span text:style-name="T29">пів</text:span><text:span text:style-name="T26"> і </text:span><text:span text:style-name="T29">причáли</text:span></text:p>
          </table:table-cell>
          <table:covered-table-cell/>
          <table:table-cell table:style-name="Dictionary.H223" table:number-columns-spanned="3" office:value-type="string">
            <text:p text:style-name="P19"><text:span text:style-name="T15">О царство півсерць, півнадій, </text:span><text:span text:style-name="T18">півпричалів</text:span><text:span text:style-name="T15">,/ півзамірів царство, півзмаг і півдуш!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4" table:number-columns-spanned="5" office:value-type="string">
            <text:p text:style-name="P19"><text:span text:style-name="T29">Пів </text:span><text:span text:style-name="T40">(див. 106)</text:span></text:p>
          </table:table-cell>
          <table:covered-table-cell/>
          <table:covered-table-cell/>
          <table:covered-table-cell/>
          <table:covered-table-cell/>
          <table:table-cell table:style-name="Dictionary.G224" table:number-columns-spanned="4" office:value-type="string">
            <text:h text:style-name="P50" text:outline-level="2"><text:span text:style-name="T71">прич</text:span><text:span text:style-name="T92">а</text:span><text:span text:style-name="T71">л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у, </text:span><text:span text:style-name="T75">ч.</text:span></text:p>
            <text:p text:style-name="P34"><text:span text:style-name="T44">2) </text:span><text:span text:style-name="T57">перен.</text:span><text:span text:style-name="T44"> Пристановище для кого-, чого-небудь; притулок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13</text:p>
          </table:table-cell>
          <table:table-cell table:style-name="Dictionary.B225" table:number-columns-spanned="2" office:value-type="string">
            <text:p text:style-name="P22">Повногóрля</text:p>
          </table:table-cell>
          <table:covered-table-cell/>
          <table:table-cell table:style-name="Dictionary.D225" table:number-columns-spanned="2" office:value-type="string">
            <text:p text:style-name="P19"><text:span text:style-name="T14">-я, </text:span><text:span text:style-name="T15">ім., с., інд.-авт., </text:span><text:span text:style-name="T115">[8</text:span><text:span text:style-name="T114">]</text:span><text:span text:style-name="T33">, </text:span><text:span text:style-name="T114">[</text:span><text:span text:style-name="T115">1а]</text:span></text:p>
          </table:table-cell>
          <table:covered-table-cell/>
          <table:table-cell table:style-name="Dictionary.F225" table:number-columns-spanned="2" office:value-type="string">
            <text:p text:style-name="P19"><text:span text:style-name="T26">Похідне від </text:span><text:span text:style-name="T29">пóвний</text:span><text:span text:style-name="T26"> і </text:span><text:span text:style-name="T29">гóрло</text:span></text:p>
          </table:table-cell>
          <table:covered-table-cell/>
          <table:table-cell table:style-name="Dictionary.H225" table:number-columns-spanned="3" office:value-type="string">
            <text:p text:style-name="P19"><text:span text:style-name="T15">До гори, до рік, до </text:span><text:span text:style-name="T18">повногорля</text:span><text:span text:style-name="T15">,/ </text:span><text:span text:style-name="T15">повногруддям зобов’яж мене./ Кожним днем боліти, кожним днем/ виповняти серце власним горем. (П-</text:span><text:span text:style-name="T15">2:2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6" table:number-columns-spanned="5" office:value-type="string">
            <text:h text:style-name="P49" text:outline-level="2"><text:span text:style-name="T71">п</text:span><text:span text:style-name="T92">о</text:span><text:span text:style-name="T71">вний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0">повен, -вна, -вне.</text:p>
            <text:p text:style-name="P26">1) У якому немає вільного місця, заповнений до краю. || У якому є, міститься, вміщується порівняно багато кого-, чого-небудь. || <text:span text:style-name="T74">У</text:span><text:span text:style-name="T75">сполуч.</text:span> з деякими <text:span text:style-name="T75">ім.</text:span> вживається на означення великої міри вияву дії, ознаки і т. ін. || <text:soft-page-break/>Не порожній всередині (про зерно, плоди і т. ін.). || Який має велику кількість пелюсток (про квіти, цвіт і т. ін.). || <text:span text:style-name="T75">у знач.ім.</text:span> п<text:span text:style-name="T91">о</text:span>вна, -ної, <text:span text:style-name="T75">ж.</text:span>, <text:span text:style-name="T75">розм.</text:span> Наповнена по вінця чарка.</text:p>
            <text:p text:style-name="P34"><text:span text:style-name="T44">2) </text:span><text:span text:style-name="T57">перен.</text:span><text:span text:style-name="T44"> Цілком пройнятий, охоплений чим-небудь; сповнений чимсь. || Зайнятий, зацікавлений, захоплений ким-, чим-небудь. || Який відбиває, виражає якесь почуття, переживання і т. ін. (про погляд, вираз обличчя тощо). || Який має в собі багато чого-небудь. || Насичений чим-небудь. </text:span><text:span text:style-name="T53">Повне життя</text:span><text:span text:style-name="T44">.</text:span></text:p>
          </table:table-cell>
          <table:covered-table-cell/>
          <table:covered-table-cell/>
          <table:covered-table-cell/>
          <table:covered-table-cell/>
          <table:table-cell table:style-name="Dictionary.G226" table:number-columns-spanned="4" office:value-type="string">
            <text:h text:style-name="P49" text:outline-level="2"><text:span text:style-name="T71">г</text:span><text:span text:style-name="T92">о</text:span><text:span text:style-name="T71">рло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а, </text:span><text:span text:style-name="T75">с.</text:span></text:p>
            <text:p text:style-name="P26">1) Передня частина шиї, всередині якої знаходиться початок стравоходу і дихальних шляхів. || Хрящовий канал, який є початком стравоходу і дихальних шляхів.</text:p>
            <text:p text:style-name="P26">2) Верхня звужена частина посуду.</text:p>
            <text:p text:style-name="P26"><text:soft-page-break/>3) Протока між внутрішнім і окраїнним морями або при впадінні річки в озеро чи море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14</text:p>
          </table:table-cell>
          <table:table-cell table:style-name="Dictionary.B227" table:number-columns-spanned="2" office:value-type="string">
            <text:p text:style-name="P22">Позапрóстір</text:p>
          </table:table-cell>
          <table:covered-table-cell/>
          <table:table-cell table:style-name="Dictionary.D227" table:number-columns-spanned="2" office:value-type="string">
            <text:p text:style-name="P19"><text:span text:style-name="T14">-стору, </text:span><text:span text:style-name="T15">ім., ч., інд.-авт., </text:span><text:span text:style-name="T115">[2]</text:span></text:p>
          </table:table-cell>
          <table:covered-table-cell/>
          <table:table-cell table:style-name="Dictionary.F227" table:number-columns-spanned="2" office:value-type="string">
            <text:p text:style-name="P19"><text:span text:style-name="T26">Похідне від </text:span><text:span text:style-name="T29">пóза</text:span><text:span text:style-name="T26"> і </text:span><text:span text:style-name="T29">прóстір</text:span></text:p>
          </table:table-cell>
          <table:covered-table-cell/>
          <table:table-cell table:style-name="Dictionary.H227" table:number-columns-spanned="3" office:value-type="string">
            <text:p text:style-name="P19"><text:span text:style-name="T15">Як вікна в </text:span><text:span text:style-name="T18">позапростір</text:span><text:span text:style-name="T15">, позачас,/ за мури німоти і всепокори,/ так світяться свічада, світлом хорі,/ і пильно задивляються крізь нас/ у сяйва… (П-1:6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8" table:number-columns-spanned="5" office:value-type="string">
            <text:h text:style-name="P49" text:outline-level="2"><text:span text:style-name="T71">п</text:span><text:span text:style-name="T92">о</text:span><text:span text:style-name="T71">за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1">II </text:span><text:span text:style-name="T75">прийм.</text:span><text:span text:style-name="T74">, </text:span><text:span text:style-name="T75">із знах.</text:span> <text:span text:style-name="T75">і оруд. в.</text:span></text:p>
            <text:p text:style-name="P34"><text:span text:style-name="T44">4) </text:span><text:span text:style-name="T53">з </text:span><text:span text:style-name="T57">оруд. в.</text:span><text:span text:style-name="T44"> Указує на існування, наявність кого-, чого-небудь або перебування когось за межами того, що названо іменником (займенником).</text:span></text:p>
          </table:table-cell>
          <table:covered-table-cell/>
          <table:covered-table-cell/>
          <table:covered-table-cell/>
          <table:covered-table-cell/>
          <table:table-cell table:style-name="Dictionary.G228" table:number-columns-spanned="4" office:value-type="string">
            <text:h text:style-name="P49" text:outline-level="2"><text:span text:style-name="T71">пр</text:span><text:span text:style-name="T92">о</text:span><text:span text:style-name="T71">стір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простору, </text:span><text:span text:style-name="T75">ч.</text:span></text:p>
            <text:p text:style-name="P26">1) <text:span text:style-name="T99">тільки </text:span><text:span text:style-name="T75">одн.</text:span>, <text:span text:style-name="T75">філос.</text:span> Одна з основних об'єктивних форм існування матерії, яка характеризується протяжністю та <text:soft-page-break/>обсягом.</text:p>
            <text:p text:style-name="P34"><text:span text:style-name="T44">4) </text:span><text:span text:style-name="T57">перен.</text:span><text:span text:style-name="T44"> Відсутність яких-небудь обмежень, перешкод у чомусь; воля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15</text:p>
          </table:table-cell>
          <table:table-cell table:style-name="Dictionary.B229" table:number-columns-spanned="2" office:value-type="string">
            <text:p text:style-name="P22">Позачáс</text:p>
          </table:table-cell>
          <table:covered-table-cell/>
          <table:table-cell table:style-name="Dictionary.D229" table:number-columns-spanned="2" office:value-type="string">
            <text:p text:style-name="P19"><text:span text:style-name="T14">-у, </text:span><text:span text:style-name="T15">ім., ч., інд.-авт., </text:span><text:span text:style-name="T115">[2]</text:span></text:p>
          </table:table-cell>
          <table:covered-table-cell/>
          <table:table-cell table:style-name="Dictionary.F229" table:number-columns-spanned="2" office:value-type="string">
            <text:p text:style-name="P19"><text:span text:style-name="T26">Похідне від </text:span><text:span text:style-name="T29">пóза</text:span><text:span text:style-name="T26"> і </text:span><text:span text:style-name="T29">час</text:span></text:p>
          </table:table-cell>
          <table:covered-table-cell/>
          <table:table-cell table:style-name="Dictionary.H229" table:number-columns-spanned="3" office:value-type="string">
            <text:p text:style-name="P19"><text:span text:style-name="T15">Як вікна в позапростір, </text:span><text:span text:style-name="T18">позачас</text:span><text:span text:style-name="T15">,/ за мури німоти і всепокори,/ так </text:span><text:span text:style-name="T15">світяться свічада, світлом хорі,/ і пильно задивляються крізь нас/ у сяйва… (П-1:6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0" table:number-columns-spanned="5" office:value-type="string">
            <text:p text:style-name="P19"><text:span text:style-name="T29">Пóза </text:span><text:span text:style-name="T40">(див. 114)</text:span></text:p>
          </table:table-cell>
          <table:covered-table-cell/>
          <table:covered-table-cell/>
          <table:covered-table-cell/>
          <table:covered-table-cell/>
          <table:table-cell table:style-name="Dictionary.G230" table:number-columns-spanned="4" office:value-type="string">
            <text:p text:style-name="P19"><text:span text:style-name="T29">Час </text:span><text:span text:style-name="T40">(див. 75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16</text:p>
          </table:table-cell>
          <table:table-cell table:style-name="Dictionary.B231" table:number-columns-spanned="2" office:value-type="string">
            <text:p text:style-name="P22">Порожньосéрдий</text:p>
          </table:table-cell>
          <table:covered-table-cell/>
          <table:table-cell table:style-name="Dictionary.D231" table:number-columns-spanned="2" office:value-type="string">
            <text:p text:style-name="P19"><text:span text:style-name="T14">-а, -е, </text:span><text:span text:style-name="T16">прикм., </text:span><text:span text:style-name="T15">інд.-авт., </text:span><text:span text:style-name="T115">[15а]</text:span></text:p>
          </table:table-cell>
          <table:covered-table-cell/>
          <table:table-cell table:style-name="Dictionary.F231" table:number-columns-spanned="2" office:value-type="string">
            <text:p text:style-name="P19"><text:span text:style-name="T26">Похідне від </text:span><text:span text:style-name="T29">порóжній</text:span><text:span text:style-name="T26"> і </text:span><text:span text:style-name="T29">сéрце</text:span></text:p>
          </table:table-cell>
          <table:covered-table-cell/>
          <table:table-cell table:style-name="Dictionary.H231" table:number-columns-spanned="3" office:value-type="string">
            <text:p text:style-name="P19"><text:span text:style-name="T18">Порожньосердий</text:span><text:span text:style-name="T15"> вибільшився світ,/ мов простору запрагло німування… (П-2:174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2" table:number-columns-spanned="5" office:value-type="string">
            <text:h text:style-name="P49" text:outline-level="2"><text:span text:style-name="T71">пор</text:span><text:span text:style-name="T92">о</text:span><text:span text:style-name="T71">жній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0">-я, -є.</text:p>
            <text:p text:style-name="P34"><text:span text:style-name="T44">3) </text:span><text:span text:style-name="T57">у сполуч.</text:span><text:span text:style-name="T44"> </text:span><text:span text:style-name="T53">зі </text:span><text:span text:style-name="T57">сл.</text:span><text:span text:style-name="T44"> життя, світ </text:span><text:span text:style-name="T53">і т. ін.</text:span><text:span text:style-name="T44">, </text:span><text:span text:style-name="T57">перен.</text:span><text:span text:style-name="T44"> Ні для кого не корисний; марний. || Позбавлений </text:span><text:span text:style-name="T44">змісту, убогий змістом; беззмістовний, пустий. || Який не відповідає об'єктивній дійсності.</text:span></text:p>
          </table:table-cell>
          <table:covered-table-cell/>
          <table:covered-table-cell/>
          <table:covered-table-cell/>
          <table:covered-table-cell/>
          <table:table-cell table:style-name="Dictionary.G232" table:number-columns-spanned="4" office:value-type="string">
            <text:p text:style-name="P19"><text:span text:style-name="T29">Сéрце </text:span><text:span text:style-name="T40">(див. 56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17</text:p>
          </table:table-cell>
          <table:table-cell table:style-name="Dictionary.B233" table:number-columns-spanned="2" office:value-type="string">
            <text:p text:style-name="P22">Потаймир</text:p>
          </table:table-cell>
          <table:covered-table-cell/>
          <table:table-cell table:style-name="Dictionary.D233" table:number-columns-spanned="2" office:value-type="string">
            <text:p text:style-name="P19"><text:span text:style-name="T14">-у, </text:span><text:span text:style-name="T15">ім., ч., інд.-авт., </text:span><text:soft-page-break/><text:span text:style-name="T115">[11]</text:span><text:span text:style-name="T15"> або </text:span><text:span text:style-name="T115">[10]</text:span></text:p>
          </table:table-cell>
          <table:covered-table-cell/>
          <table:table-cell table:style-name="Dictionary.F233" table:number-columns-spanned="2" office:value-type="string">
            <text:p text:style-name="P19"><text:span text:style-name="T34">Похідне від </text:span><text:span text:style-name="T36">потаємний</text:span><text:span text:style-name="T34"> і </text:span><text:span text:style-name="T36">мир</text:span><text:span text:style-name="T34"> (можливо, </text:span><text:soft-page-break/><text:span text:style-name="T36">пота</text:span><text:span text:style-name="T35"></text:span><text:span text:style-name="T36">й</text:span><text:span text:style-name="T34"> — скорочення від </text:span><text:span text:style-name="T36">потає</text:span><text:span text:style-name="T35"></text:span><text:span text:style-name="T36">мний</text:span><text:span text:style-name="T34">)</text:span></text:p>
          </table:table-cell>
          <table:covered-table-cell/>
          <table:table-cell table:style-name="Dictionary.H233" table:number-columns-spanned="3" office:value-type="string">
            <text:p text:style-name="P19"><text:span text:style-name="T15">І десь там гасне </text:span><text:span text:style-name="T18">потаймир</text:span><text:span text:style-name="T15">,/ а між торосами крижин/ я сам-один і – </text:span><text:span text:style-name="T15">враг-вражин… (П-2:1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4" table:number-columns-spanned="5" office:value-type="string">
            <text:h text:style-name="P49" text:outline-level="2"><text:span text:style-name="T71">п</text:span><text:span text:style-name="T92">о</text:span><text:span text:style-name="T71">тай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5">присл.</text:span><text:span text:style-name="T74">, </text:span><text:span text:style-name="T75">від кого</text:span><text:span text:style-name="T74">, </text:span><text:span text:style-name="T75">заст.</text:span><text:span text:style-name="T74">, </text:span><text:span text:style-name="T75">рідко кого і без додатка</text:span><text:span text:style-name="T74">.</text:span></text:p>
            <text:p text:style-name="P26">Так, щоб ніхто не знав, не дізнався; таємно від когось або від усіх. || Так, щоб ніхто не побачив; непомітно для інших; крадькома. || Так, щоб ніхто не почув. || У глибині душі, не показуючи свого почуття іншим, ніяк не виявляючи зовні свого стану. || Не явно, не одверто, прикриваючись нещирими словами тощо; приховано.</text:p>
          </table:table-cell>
          <table:covered-table-cell/>
          <table:covered-table-cell/>
          <table:covered-table-cell/>
          <table:covered-table-cell/>
          <table:table-cell table:style-name="Dictionary.G234" table:number-columns-spanned="4" office:value-type="string">
            <text:h text:style-name="P47" text:outline-level="2">мир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1">II </text:span><text:span text:style-name="T74">-у, </text:span><text:span text:style-name="T75">ч.</text:span></text:p>
            <text:p text:style-name="P34"><text:span text:style-name="T44">1) </text:span><text:span text:style-name="T57">заст.</text:span><text:span text:style-name="T44"> Земля з усім, що на ній існує; світ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18</text:p>
          </table:table-cell>
          <table:table-cell table:style-name="Dictionary.B235" table:number-columns-spanned="2" office:value-type="string">
            <text:p text:style-name="P22">Пралітá</text:p>
          </table:table-cell>
          <table:covered-table-cell/>
          <table:table-cell table:style-name="Dictionary.D235" table:number-columns-spanned="2" office:value-type="string">
            <text:p text:style-name="P19"><text:span text:style-name="T14">пралíт, </text:span><text:span text:style-name="T15">ім., мн., інд.-авт., </text:span><text:span text:style-name="T115">[2]</text:span></text:p>
          </table:table-cell>
          <table:covered-table-cell/>
          <table:table-cell table:style-name="Dictionary.F235" table:number-columns-spanned="2" office:value-type="string">
            <text:p text:style-name="P19"><text:span text:style-name="T26">Похідне від </text:span><text:span text:style-name="T29">пра</text:span><text:span text:style-name="T26">... і </text:span><text:span text:style-name="T29">літá</text:span></text:p>
          </table:table-cell>
          <table:covered-table-cell/>
          <table:table-cell table:style-name="Dictionary.H235" table:number-columns-spanned="3" office:value-type="string">
            <text:p text:style-name="P19"><text:span text:style-name="T15">Забудься. Стань. І зачекай мене/ на самоті в такому велелюдді,/ де спогади стовбичать, наче судді,/ і пам’ять чвалом </text:span><text:span text:style-name="T18">праліта</text:span><text:span text:style-name="T15"> жене. (П-</text:span><text:span text:style-name="T15">2:14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6" table:number-columns-spanned="5" office:value-type="string">
            <text:h text:style-name="P49" text:outline-level="2"><text:span text:style-name="T71">Д</text:span><text:span text:style-name="T92">а</text:span><text:span text:style-name="T71">вній (пра...)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0">-я, -є.</text:p>
            <text:p text:style-name="P26"><text:soft-page-break/>1) Який давно минув; колишній. || Який застарів.</text:p>
            <text:p text:style-name="P26">2) Який існує вже багато часу; старий. || Здавна добре відомий; стародавній.</text:p>
          </table:table-cell>
          <table:covered-table-cell/>
          <table:covered-table-cell/>
          <table:covered-table-cell/>
          <table:covered-table-cell/>
          <table:table-cell table:style-name="Dictionary.G236" table:number-columns-spanned="4" office:value-type="string">
            <text:p text:style-name="P19"><text:span text:style-name="T29">Літá </text:span><text:span text:style-name="T40">(див. 72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19</text:p>
          </table:table-cell>
          <table:table-cell table:style-name="Dictionary.B237" table:number-columns-spanned="2" office:value-type="string">
            <text:p text:style-name="P22">Прáпервні</text:p>
          </table:table-cell>
          <table:covered-table-cell/>
          <table:table-cell table:style-name="Dictionary.D237" table:number-columns-spanned="2" office:value-type="string">
            <text:p text:style-name="P19"><text:span text:style-name="T14">-ів, </text:span><text:span text:style-name="T15">ім., мн., інд.-авт., </text:span><text:span text:style-name="T115">[2]</text:span></text:p>
          </table:table-cell>
          <table:covered-table-cell/>
          <table:table-cell table:style-name="Dictionary.F237" table:number-columns-spanned="2" office:value-type="string">
            <text:p text:style-name="P19"><text:span text:style-name="T26">Похідне від </text:span><text:span text:style-name="T29">пра</text:span><text:span text:style-name="T26">... і </text:span><text:span text:style-name="T30">пéрвень</text:span></text:p>
          </table:table-cell>
          <table:covered-table-cell/>
          <table:table-cell table:style-name="Dictionary.H237" table:number-columns-spanned="3" office:value-type="string">
            <text:p text:style-name="P19"><text:span text:style-name="T15">Що б то нам/ посовгнути – ці межигони часу,/ марудні межигони </text:span><text:span text:style-name="T15">живоття,/ коли змарнілі постаті снаги,/ ці бурі пристрастей </text:span><text:span text:style-name="T15">попопелілих,/ раптово окошилися на нас./ І хочеться сягнути за крайчасу,/ за </text:span><text:span text:style-name="T18">прапервні</text:span><text:span text:style-name="T15">. (П-1: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8" table:number-columns-spanned="5" office:value-type="string">
            <text:p text:style-name="P19"><text:span text:style-name="T29">Пра</text:span><text:span text:style-name="T26">.. </text:span><text:span text:style-name="T40">(див. 118)</text:span></text:p>
          </table:table-cell>
          <table:covered-table-cell/>
          <table:covered-table-cell/>
          <table:covered-table-cell/>
          <table:covered-table-cell/>
          <table:table-cell table:style-name="Dictionary.G238" table:number-columns-spanned="4" office:value-type="string">
            <text:p text:style-name="P19"><text:span text:style-name="T30">Пéрвень </text:span><text:span text:style-name="T39">(не подано у словнику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20</text:p>
          </table:table-cell>
          <table:table-cell table:style-name="Dictionary.B239" table:number-columns-spanned="2" office:value-type="string">
            <text:p text:style-name="P22">Призáходи</text:p>
          </table:table-cell>
          <table:covered-table-cell/>
          <table:table-cell table:style-name="Dictionary.D239" table:number-columns-spanned="2" office:value-type="string">
            <text:p text:style-name="P19"><text:span text:style-name="T14">-ів, </text:span><text:span text:style-name="T15">ім., мн., інд.-авт., </text:span><text:span text:style-name="T115">[2]</text:span></text:p>
          </table:table-cell>
          <table:covered-table-cell/>
          <table:table-cell table:style-name="Dictionary.F239" table:number-columns-spanned="2" office:value-type="string">
            <text:h text:style-name="P45" text:outline-level="2"><text:span text:style-name="T44">Похідне від </text:span><text:span text:style-name="T46">при</text:span><text:span text:style-name="T44"> і </text:span><text:span text:style-name="T46">за</text:span><text:span text:style-name="T49"></text:span><text:span text:style-name="T46">хід</text:span></text:h>
          </table:table-cell>
          <table:covered-table-cell/>
          <table:table-cell table:style-name="Dictionary.H239" table:number-columns-spanned="3" office:value-type="string">
            <text:p text:style-name="P19"><text:span text:style-name="T104">Прижухлий клониться пирій/ на </text:span><text:span text:style-name="T105">призаходи</text:span><text:span text:style-name="T104"> дня</text:span><text:span text:style-name="T103">. (П-2: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0" table:number-columns-spanned="5" office:value-type="string">
            <text:h text:style-name="P47" text:outline-level="2">при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5">прийм.</text:span><text:span text:style-name="T74">, </text:span><text:span text:style-name="T75">з місц. в.</text:span> <text:span text:style-name="T74">Сполучення з </text:span><text:span text:style-name="T75">прийм.</text:span> <text:span text:style-name="T74">при виражають: Просторові відношення:</text:span></text:p>
            <text:p text:style-name="P34"><text:span text:style-name="T44">5) Уживається з позначенням: а) події, дії, в момент якої щось відбувається; б) процесу, явища, одночасно з яким відбувається дія або виникає певний </text:span><text:soft-page-break/><text:span text:style-name="T44">стан; в) дії, одночасно з якою </text:span><text:span text:style-name="T44">відбувається інша дія чи триває стан; г) моменту дії, пов'язаного з її початком або кінцем. </text:span><text:span text:style-name="T53">Сказати при кінці</text:span><text:span text:style-name="T44">.</text:span></text:p>
          </table:table-cell>
          <table:covered-table-cell/>
          <table:covered-table-cell/>
          <table:covered-table-cell/>
          <table:covered-table-cell/>
          <table:table-cell table:style-name="Dictionary.G240" table:number-columns-spanned="4" office:value-type="string">
            <text:h text:style-name="P49" text:outline-level="2"><text:span text:style-name="T71">з</text:span><text:span text:style-name="T92">а</text:span><text:span text:style-name="T71">х</text:span><text:span text:style-name="T92">і</text:span><text:span text:style-name="T71">д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заходу, </text:span><text:span text:style-name="T75">ч.</text:span></text:p>
            <text:p text:style-name="P26">2) Час, коли заходить сонце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21</text:p>
          </table:table-cell>
          <table:table-cell table:style-name="Dictionary.B241" table:number-columns-spanned="2" office:value-type="string">
            <text:p text:style-name="P22">Притінь</text:p>
          </table:table-cell>
          <table:covered-table-cell/>
          <table:table-cell table:style-name="Dictionary.D241" table:number-columns-spanned="2" office:value-type="string">
            <text:p text:style-name="P19"><text:span text:style-name="T14">-і, </text:span><text:span text:style-name="T15">ім., ж., інд.-авт., </text:span><text:span text:style-name="T115">[2]</text:span></text:p>
          </table:table-cell>
          <table:covered-table-cell/>
          <table:table-cell table:style-name="Dictionary.F241" table:number-columns-spanned="2" office:value-type="string">
            <text:h text:style-name="P45" text:outline-level="2"><text:span text:style-name="T44">Похідне від </text:span><text:span text:style-name="T46">при</text:span><text:span text:style-name="T44"> і </text:span><text:span text:style-name="T46">тінь</text:span></text:h>
          </table:table-cell>
          <table:covered-table-cell/>
          <table:table-cell table:style-name="Dictionary.H241" table:number-columns-spanned="3" office:value-type="string">
            <text:p text:style-name="P19"><text:span text:style-name="T15">Ти тінь. Ти </text:span><text:span text:style-name="T18">притінь</text:span><text:span text:style-name="T15">. Смерк і довгий гуд/ і зелень бань… (П-1:134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2" table:number-columns-spanned="5" office:value-type="string">
            <text:p text:style-name="P6">При <text:span text:style-name="T98">(див. 120)</text:span></text:p>
          </table:table-cell>
          <table:covered-table-cell/>
          <table:covered-table-cell/>
          <table:covered-table-cell/>
          <table:covered-table-cell/>
          <table:table-cell table:style-name="Dictionary.G242" table:number-columns-spanned="4" office:value-type="string">
            <text:h text:style-name="P47" text:outline-level="2">тінь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і, </text:span><text:span text:style-name="T75">ж.</text:span></text:p>
            <text:p text:style-name="P26">1) Темний відбиток на чому-небудь від предмета, освітленого з протилежного боку. || Зображення такого відбитку в живопису; місце, що зображує на малюнку, картині найменш освітлену частину, ділянку чого-небудь. || <text:span text:style-name="T99">кого</text:span>, <text:span text:style-name="T99">чия</text:span>, <text:span text:style-name="T75">перен.</text:span> Про того, хто ніколи не покидає іншого, завжди буває з ним разом.</text:p>
            <text:p text:style-name="P37"><text:span text:style-name="T43">6) </text:span><text:span text:style-name="T56">перен.</text:span><text:span text:style-name="T43"> Ледве вловимий слід, найменша ознака чого-небудь, натяк на наявність чогос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22</text:p>
          </table:table-cell>
          <table:table-cell table:style-name="Dictionary.B243" table:number-columns-spanned="2" office:value-type="string">
            <text:p text:style-name="P22">Прóростень</text:p>
          </table:table-cell>
          <table:covered-table-cell/>
          <table:table-cell table:style-name="Dictionary.D243" table:number-columns-spanned="2" office:value-type="string">
            <text:p text:style-name="P19"><text:span text:style-name="T14">-стня, </text:span><text:span text:style-name="T15">ім., ч., </text:span><text:soft-page-break/><text:span text:style-name="T15">інд.-авт., </text:span><text:span text:style-name="T115">[1]</text:span></text:p>
          </table:table-cell>
          <table:covered-table-cell/>
          <table:table-cell table:style-name="Dictionary.F243" table:number-columns-spanned="2" office:value-type="string">
            <text:p text:style-name="P19"><text:span text:style-name="T34">Похідне від </text:span><text:span text:style-name="T30">проростáти</text:span></text:p>
          </table:table-cell>
          <table:covered-table-cell/>
          <table:table-cell table:style-name="Dictionary.H243" table:number-columns-spanned="3" office:value-type="string">
            <text:p text:style-name="P19"><text:span text:style-name="T15">І </text:span><text:span text:style-name="T18">проростень</text:span><text:span text:style-name="T15">, і бугила,/ і жалом жалощів тріпоче/ доба і не </text:span><text:soft-page-break/><text:span text:style-name="T15">пустити хоче/ стежина, терням поросла. (П-2:122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4" table:number-columns-spanned="9" office:value-type="string">
            <text:h text:style-name="P49" text:outline-level="2"><text:span text:style-name="T71">пророст</text:span><text:span text:style-name="T92">а</text:span><text:span text:style-name="T71">ти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ає, </text:span><text:span text:style-name="T75">недок.</text:span><text:span text:style-name="T74">, прорости, -те, </text:span><text:span text:style-name="T75">док.</text:span></text:p>
            <text:p text:style-name="P34"><text:span text:style-name="T44">3) </text:span><text:span text:style-name="T57">неперех.</text:span><text:span text:style-name="T44"> Покриватися рослинністю (про якусь територію, місцевість); заростати. || Ставати місцем, основою для росту, появи чого-небудь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23</text:p>
          </table:table-cell>
          <table:table-cell table:style-name="Dictionary.B245" table:number-columns-spanned="2" office:value-type="string">
            <text:p text:style-name="P19"><text:span text:style-name="T3">Протипотíк (</text:span><text:span text:style-name="T28">протипотóки</text:span><text:span text:style-name="T3">)</text:span></text:p>
          </table:table-cell>
          <table:covered-table-cell/>
          <table:table-cell table:style-name="Dictionary.D245" table:number-columns-spanned="2" office:value-type="string">
            <text:p text:style-name="P19"><text:span text:style-name="T14">-тóку, </text:span><text:span text:style-name="T15">ім., ч., інд.-авт., </text:span><text:span text:style-name="T115">[2]</text:span></text:p>
          </table:table-cell>
          <table:covered-table-cell/>
          <table:table-cell table:style-name="Dictionary.F245" table:number-columns-spanned="2" office:value-type="string">
            <text:p text:style-name="P19"><text:span text:style-name="T26">Похідне від </text:span><text:span text:style-name="T29">прóти</text:span><text:span text:style-name="T26">... і </text:span><text:span text:style-name="T29">потíк</text:span></text:p>
          </table:table-cell>
          <table:covered-table-cell/>
          <table:table-cell table:style-name="Dictionary.H245" table:number-columns-spanned="3" office:value-type="string">
            <text:p text:style-name="P19"><text:span text:style-name="T15">Розбратані </text:span><text:span text:style-name="T18">протипотоки</text:span><text:span text:style-name="T15">/ ’дне одного наздоганяють,/ годують себе проминанням/ заказаних долею стріч. (П-1:8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6" table:number-columns-spanned="5" office:value-type="string">
            <text:h text:style-name="P49" text:outline-level="2"><text:span text:style-name="T71">пр</text:span><text:span text:style-name="T92">о</text:span><text:span text:style-name="T71">ти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9"><text:span text:style-name="T71">II </text:span><text:span text:style-name="T75">присл.</text:span></text:p>
            <text:p text:style-name="P40"><text:span text:style-name="T44">Не на підтримку, не на користь кого-, чого-небудь. || </text:span><text:span text:style-name="T57">у знач.</text:span><text:span text:style-name="T44"> </text:span><text:span text:style-name="T57">присудк. сл.</text:span><text:span text:style-name="T44"> || </text:span><text:span text:style-name="T57">у знач.</text:span><text:span text:style-name="T44"> </text:span><text:span text:style-name="T57">ім.</text:span><text:span text:style-name="T44">, </text:span><text:span text:style-name="T57">розм.</text:span><text:span text:style-name="T44"> Те, що є негативним чинником стосовно до чогось, заперечення чогось.</text:span></text:p>
          </table:table-cell>
          <table:covered-table-cell/>
          <table:covered-table-cell/>
          <table:covered-table-cell/>
          <table:covered-table-cell/>
          <table:table-cell table:style-name="Dictionary.G246" table:number-columns-spanned="4" office:value-type="string">
            <text:h text:style-name="P49" text:outline-level="2"><text:span text:style-name="T71">пот</text:span><text:span text:style-name="T92">і</text:span><text:span text:style-name="T71">к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току, </text:span><text:span text:style-name="T75">ч.</text:span></text:p>
            <text:p text:style-name="P26">1) Річка (<text:span text:style-name="T75">перев.</text:span> невелика), струмок із стрімкою течією. || Маса води, що стрімко тече. || Маса якої-небудь рідини, що швидко тече, виливається звідкись. || <text:span text:style-name="T99">чого</text:span>, <text:span text:style-name="T99">який</text:span>. Маса (повітря, світла, звуків і т. ін.), що поширюється звідкись, спрямовується кудись. || Фізична величина, що характеризує цей рух. <text:span text:style-name="T99">Магнітний потік</text:span>.</text:p>
            <text:p text:style-name="P34"><text:span text:style-name="T44">2) </text:span><text:span text:style-name="T53">кого</text:span><text:span text:style-name="T44">, </text:span><text:span text:style-name="T53">чого</text:span><text:span text:style-name="T44">, </text:span><text:span text:style-name="T53">який</text:span><text:span text:style-name="T44">, </text:span><text:span text:style-name="T57">перен.</text:span><text:span text:style-name="T44"> Велика </text:span><text:soft-page-break/><text:span text:style-name="T44">кількість, маса кого-, чого-небудь, що рухається в одному напрямі. || Безперервний рух, надходження великої кількості чого-небуд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24</text:p>
          </table:table-cell>
          <table:table-cell table:style-name="Dictionary.B247" table:number-columns-spanned="2" office:value-type="string">
            <text:p text:style-name="P22">Пружноголóсий</text:p>
          </table:table-cell>
          <table:covered-table-cell/>
          <table:table-cell table:style-name="Dictionary.D247" table:number-columns-spanned="2" office:value-type="string">
            <text:p text:style-name="P19"><text:span text:style-name="T14">-а, -е, </text:span><text:span text:style-name="T16">прикм., </text:span><text:span text:style-name="T15">інд.-авт., </text:span><text:span text:style-name="T115">[15а]</text:span></text:p>
          </table:table-cell>
          <table:covered-table-cell/>
          <table:table-cell table:style-name="Dictionary.F247" table:number-columns-spanned="2" office:value-type="string">
            <text:p text:style-name="P19"><text:span text:style-name="T26">Похідне від </text:span><text:span text:style-name="T29">прýжний</text:span><text:span text:style-name="T26"> і </text:span><text:span text:style-name="T29">гóлос</text:span></text:p>
          </table:table-cell>
          <table:covered-table-cell/>
          <table:table-cell table:style-name="Dictionary.H247" table:number-columns-spanned="3" office:value-type="string">
            <text:p text:style-name="P19"><text:span text:style-name="T15">…янгольський мосянжний хор/ гучить на присілки і села/ і проста пісенька весела/ </text:span><text:span text:style-name="T18">пружноголосий</text:span><text:span text:style-name="T15"> барвить хор. (П-2:27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8" table:number-columns-spanned="5" office:value-type="string">
            <text:h text:style-name="P49" text:outline-level="2"><text:span text:style-name="T71">пр</text:span><text:span text:style-name="T92">у</text:span><text:span text:style-name="T71">жн</text:span><text:span text:style-name="T92">и</text:span><text:span text:style-name="T71">й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0">пружна, пружне.</text:p>
            <text:p text:style-name="P34"><text:span text:style-name="T44">3) </text:span><text:span text:style-name="T57">перен.</text:span><text:span text:style-name="T44"> Тугий, міцний (про тіло, м'язи і т. ін.). || З тугим, гнучким тілом, міцними м'язами.</text:span></text:p>
          </table:table-cell>
          <table:covered-table-cell/>
          <table:covered-table-cell/>
          <table:covered-table-cell/>
          <table:covered-table-cell/>
          <table:table-cell table:style-name="Dictionary.G248" table:number-columns-spanned="4" office:value-type="string">
            <text:h text:style-name="P49" text:outline-level="2"><text:span text:style-name="T71">г</text:span><text:span text:style-name="T92">о</text:span><text:span text:style-name="T71">лос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у, </text:span><text:span text:style-name="T75">ч.</text:span></text:p>
            <text:p text:style-name="P26">3) Звучання голосових зв'язок як матеріал вокального мистецтва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25</text:p>
          </table:table-cell>
          <table:table-cell table:style-name="Dictionary.B249" table:number-columns-spanned="2" office:value-type="string">
            <text:p text:style-name="P22">Пург-сніги</text:p>
          </table:table-cell>
          <table:covered-table-cell/>
          <table:table-cell table:style-name="Dictionary.D249" table:number-columns-spanned="2" office:value-type="string">
            <text:p text:style-name="P19"><text:span text:style-name="T14">-ів, </text:span><text:span text:style-name="T15">ім., мн., інд.-авт., </text:span><text:span text:style-name="T115">[9]</text:span></text:p>
          </table:table-cell>
          <table:covered-table-cell/>
          <table:table-cell table:style-name="Dictionary.F249" table:number-columns-spanned="2" office:value-type="string">
            <text:p text:style-name="P19"><text:span text:style-name="T26">Похідне від </text:span><text:span text:style-name="T29">пургá</text:span><text:span text:style-name="T26"> і </text:span><text:span text:style-name="T29">сніги</text:span></text:p>
          </table:table-cell>
          <table:covered-table-cell/>
          <table:table-cell table:style-name="Dictionary.H249" table:number-columns-spanned="3" office:value-type="string">
            <text:p text:style-name="P19"><text:span text:style-name="T15">Лиш модрини</text:span><text:span text:style-name="T17"> </text:span><text:span text:style-name="T15">гудуть, гудуть мо-/ дрини,/ а вітри лекалами хуг/ піють,/ що заблуклий в сопках пестун/ скоро/ без ведмедиці в </text:span><text:span text:style-name="T18">пург-снігах</text:span><text:span text:style-name="T15">/ згине. (П-2:1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0" table:number-columns-spanned="5" office:value-type="string">
            <text:h text:style-name="P49" text:outline-level="2"><text:span text:style-name="T71">ург</text:span><text:span text:style-name="T92">а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и, </text:span><text:span text:style-name="T75">ж.</text:span></text:p>
            <text:p text:style-name="P26">1) Сильний вітер зі снігом; завірюха, хуртовина.</text:p>
          </table:table-cell>
          <table:covered-table-cell/>
          <table:covered-table-cell/>
          <table:covered-table-cell/>
          <table:covered-table-cell/>
          <table:table-cell table:style-name="Dictionary.G250" table:number-columns-spanned="4" office:value-type="string">
            <text:h text:style-name="P47" text:outline-level="2">сніг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у, </text:span><text:span text:style-name="T75">ч.</text:span></text:p>
            <text:p text:style-name="P26">Атмосферні опади у вигляді білих зіркоподібних кристалів чи пластівців, <text:soft-page-break/>що становлять скупчення таких кристалів. || Суцільна маса таких опадів, що лежить на поверхні чого-небудь. || Холодний край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26</text:p>
          </table:table-cell>
          <table:table-cell table:style-name="Dictionary.B251" table:number-columns-spanned="2" office:value-type="string">
            <text:p text:style-name="P22">Рáдощі-жалí</text:p>
          </table:table-cell>
          <table:covered-table-cell/>
          <table:table-cell table:style-name="Dictionary.D251" table:number-columns-spanned="2" office:value-type="string">
            <text:p text:style-name="P19"><text:span text:style-name="T14">рáдоще-жалíв, </text:span><text:span text:style-name="T15">ім., мн., інд.-авт., </text:span><text:span text:style-name="T115">[9]</text:span></text:p>
          </table:table-cell>
          <table:covered-table-cell/>
          <table:table-cell table:style-name="Dictionary.F251" table:number-columns-spanned="2" office:value-type="string">
            <text:p text:style-name="P19"><text:span text:style-name="T26">Похідне від </text:span><text:span text:style-name="T29">рáдощі</text:span><text:span text:style-name="T26"> і </text:span><text:span text:style-name="T29">жалі</text:span></text:p>
          </table:table-cell>
          <table:covered-table-cell/>
          <table:table-cell table:style-name="Dictionary.H251" table:number-columns-spanned="3" office:value-type="string">
            <text:p text:style-name="P19"><text:span text:style-name="T15">…де розкошує маячня/ моїх далеких </text:span><text:span text:style-name="T15">недобутих марень/ в калейдоскопі </text:span><text:span text:style-name="T18">радоще-жалів</text:span><text:span text:style-name="T15">… (П-1:206-20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2" table:number-columns-spanned="5" office:value-type="string">
            <text:h text:style-name="P49" text:outline-level="2"><text:span text:style-name="T71">Р</text:span><text:span text:style-name="T92">а</text:span><text:span text:style-name="T71">дість (</text:span><text:span text:style-name="T29">рáдощі</text:span><text:span text:style-name="T71">)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дості, </text:span><text:span text:style-name="T75">ж.</text:span></text:p>
            <text:p text:style-name="P26">1) Почуття задоволення, втіха, приємність.</text:p>
          </table:table-cell>
          <table:covered-table-cell/>
          <table:covered-table-cell/>
          <table:covered-table-cell/>
          <table:covered-table-cell/>
          <table:table-cell table:style-name="Dictionary.G252" table:number-columns-spanned="4" office:value-type="string">
            <text:h text:style-name="P47" text:outline-level="2">жаль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1">I </text:span><text:span text:style-name="T74">жалю, </text:span><text:span text:style-name="T75">ч.</text:span></text:p>
            <text:p text:style-name="P26">1) Важкий настрій, що викликається якоюсь невдачею, горем і т. ін.; сум, печаль, скорбота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27</text:p>
          </table:table-cell>
          <table:table-cell table:style-name="Dictionary.B253" table:number-columns-spanned="2" office:value-type="string">
            <text:p text:style-name="P22">РозбрÁтаний</text:p>
          </table:table-cell>
          <table:covered-table-cell/>
          <table:table-cell table:style-name="Dictionary.D253" table:number-columns-spanned="2" office:value-type="string">
            <text:p text:style-name="P19"><text:span text:style-name="T14">-а, -е, </text:span><text:span text:style-name="T15">інд.-авт., </text:span><text:span text:style-name="T115">[1]</text:span></text:p>
          </table:table-cell>
          <table:covered-table-cell/>
          <table:table-cell table:style-name="Dictionary.F253" table:number-columns-spanned="2" office:value-type="string">
            <text:p text:style-name="P19"><text:span text:style-name="T14">Дієпр. пас. мин. ч. до </text:span><text:span text:style-name="T30">розбратáти</text:span></text:p>
          </table:table-cell>
          <table:covered-table-cell/>
          <table:table-cell table:style-name="Dictionary.H253" table:number-columns-spanned="3" office:value-type="string">
            <text:p text:style-name="P19"><text:span text:style-name="T18">Розбратані</text:span><text:span text:style-name="T15"> </text:span><text:span text:style-name="T24">протипотоки</text:span><text:span text:style-name="T15">/ ’дне одного наздоганяють,/ годують себе </text:span><text:span text:style-name="T15">проминанням/ заказаних долею стріч. (П-1:8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4" table:number-columns-spanned="9" office:value-type="string">
            <text:h text:style-name="P49" text:outline-level="2"><text:span text:style-name="T71">розбрат</text:span><text:span text:style-name="T92">а</text:span><text:span text:style-name="T71">ти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аю, -аєш, </text:span><text:span text:style-name="T75">док.</text:span><text:span text:style-name="T74">, </text:span><text:span text:style-name="T75">розм.</text:span></text:p>
            <text:p text:style-name="P26">Перервати, припинити дружбу, посварити кого-небудь з кимсь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17">128</text:p>
          </table:table-cell>
          <table:table-cell table:style-name="Dictionary.B255" table:number-columns-spanned="2" office:value-type="string">
            <text:p text:style-name="P22">Розпелюстити</text:p>
          </table:table-cell>
          <table:covered-table-cell/>
          <table:table-cell table:style-name="Dictionary.D255" table:number-columns-spanned="2" office:value-type="string">
            <text:p text:style-name="P19"><text:span text:style-name="T14">-щу, -щиш, дієсл., </text:span><text:span text:style-name="T15">док., перех., інд.-авт., </text:span><text:span text:style-name="T115">[4]</text:span></text:p>
          </table:table-cell>
          <table:covered-table-cell/>
          <table:table-cell table:style-name="Dictionary.F255" table:number-columns-spanned="2" office:value-type="string">
            <text:p text:style-name="P19"><text:span text:style-name="T26">Похідне від </text:span><text:span text:style-name="T29">пелюстки</text:span></text:p>
          </table:table-cell>
          <table:covered-table-cell/>
          <table:table-cell table:style-name="Dictionary.H255" table:number-columns-spanned="3" office:value-type="string">
            <text:p text:style-name="P19"><text:span text:style-name="T15">Треба щедро – серцем одним, устами/ ледь розпуклими – </text:span><text:span text:style-name="T18">розпелюстити</text:span><text:span text:style-name="T15"> втіхи гін,/ всевідради! Сонце бо йде – за нами. (П-1:10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6" table:number-columns-spanned="9" office:value-type="string">
            <text:h text:style-name="P49" text:outline-level="2"><text:span text:style-name="T71">пел</text:span><text:span text:style-name="T92">ю</text:span><text:span text:style-name="T71">стка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и, </text:span><text:span text:style-name="T75">ж.</text:span></text:p>
            <text:p text:style-name="P26">1) Окремий листок із віночка квітки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29</text:p>
          </table:table-cell>
          <table:table-cell table:style-name="Dictionary.B257" table:number-columns-spanned="2" office:value-type="string">
            <text:p text:style-name="P22">Рясночóлий</text:p>
          </table:table-cell>
          <table:covered-table-cell/>
          <table:table-cell table:style-name="Dictionary.D257" table:number-columns-spanned="2" office:value-type="string">
            <text:p text:style-name="P19"><text:span text:style-name="T14">-а, -е, </text:span><text:span text:style-name="T16">прикм., </text:span><text:span text:style-name="T15">інд.-авт., </text:span><text:span text:style-name="T115">[15а]</text:span></text:p>
          </table:table-cell>
          <table:covered-table-cell/>
          <table:table-cell table:style-name="Dictionary.F257" table:number-columns-spanned="2" office:value-type="string">
            <text:p text:style-name="P19"><text:span text:style-name="T26">Похідне від </text:span><text:span text:style-name="T29">рясний </text:span><text:span text:style-name="T26">і </text:span><text:span text:style-name="T29">чолó</text:span></text:p>
          </table:table-cell>
          <table:covered-table-cell/>
          <table:table-cell table:style-name="Dictionary.H257" table:number-columns-spanned="3" office:value-type="string">
            <text:p text:style-name="P19"><text:span text:style-name="T15">Я, певне, яблуня була,/ паморочила світ довкола,/ в рясному цвіті </text:span><text:span text:style-name="T18">рясночола</text:span><text:span text:style-name="T15">/ тужила, ніжилась, жила. (П-2:2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8" table:number-columns-spanned="5" office:value-type="string">
            <text:h text:style-name="P49" text:outline-level="2"><text:span text:style-name="T71">рясн</text:span><text:span text:style-name="T92">и</text:span><text:span text:style-name="T71">й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0">-а, -е.</text:p>
            <text:p text:style-name="P26">2) Багатий, високий (про урожай). || <text:span text:style-name="T75">перен.</text:span> Плідний на що-небудь, чимсь.</text:p>
            <text:p text:style-name="P34"><text:span text:style-name="T44">5) </text:span><text:span text:style-name="T57">розм.</text:span><text:span text:style-name="T44"> Дуже яскравий, кольористий (про розцвітку чого-небудь).</text:span></text:p>
          </table:table-cell>
          <table:covered-table-cell/>
          <table:covered-table-cell/>
          <table:covered-table-cell/>
          <table:covered-table-cell/>
          <table:table-cell table:style-name="Dictionary.G258" table:number-columns-spanned="4" office:value-type="string">
            <text:h text:style-name="P49" text:outline-level="2"><text:span text:style-name="T71">чол</text:span><text:span text:style-name="T92">о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а, </text:span><text:span text:style-name="T75">с.</text:span></text:p>
            <text:p text:style-name="P34"><text:span text:style-name="T44">1) Верхня надочна частина обличчя людини; лоб. || </text:span><text:span text:style-name="T57">перен.</text:span><text:span text:style-name="T44"> Вершина гори, дерева і т. ін., верхівка чого-небуд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30</text:p>
          </table:table-cell>
          <table:table-cell table:style-name="Dictionary.B259" table:number-columns-spanned="2" office:value-type="string">
            <text:p text:style-name="P22">Самовивищення</text:p>
          </table:table-cell>
          <table:covered-table-cell/>
          <table:table-cell table:style-name="Dictionary.D259" table:number-columns-spanned="2" office:value-type="string">
            <text:p text:style-name="P19"><text:span text:style-name="T14">-я, </text:span><text:span text:style-name="T15">ім., с., </text:span><text:soft-page-break/><text:span text:style-name="T15">інд.-авт., </text:span><text:span text:style-name="T115">[9а]</text:span></text:p>
          </table:table-cell>
          <table:covered-table-cell/>
          <table:table-cell table:style-name="Dictionary.F259" table:number-columns-spanned="2" office:value-type="string">
            <text:p text:style-name="P19"><text:span text:style-name="T26">Похідне від </text:span><text:span text:style-name="T29">сáмо</text:span><text:span text:style-name="T26">... і </text:span><text:soft-page-break/><text:span text:style-name="T29">вивищення</text:span></text:p>
          </table:table-cell>
          <table:covered-table-cell/>
          <table:table-cell table:style-name="Dictionary.H259" table:number-columns-spanned="3" office:value-type="string">
            <text:p text:style-name="P19"><text:span text:style-name="T15">Оце, життя, твої дороги/ </text:span><text:span text:style-name="T18">самовивищень</text:span><text:span text:style-name="T15">, як наруг. (П-2:10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0" table:number-columns-spanned="5" office:value-type="string">
            <text:h text:style-name="P47" text:outline-level="2">сам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5">рідше </text:span><text:span text:style-name="T74">самий, сама, само </text:span><text:span text:style-name="T75">і </text:span><text:span text:style-name="T74">саме; </text:span><text:span text:style-name="T75">мн.</text:span> <text:span text:style-name="T74">сами </text:span><text:span text:style-name="T75">і </text:span><text:span text:style-name="T74">самі; </text:span><text:span text:style-name="T75">займ.</text:span> <text:span text:style-name="T75">означ.</text:span></text:p>
            <text:p text:style-name="P34"><text:span text:style-name="T44">1) Уживається з </text:span><text:span text:style-name="T57">ім.</text:span><text:span text:style-name="T44"> чи </text:span><text:span text:style-name="T57">особ.</text:span><text:span text:style-name="T44"> </text:span><text:span text:style-name="T57">займ.</text:span><text:span text:style-name="T44">, вказуючи на особу чи предмет, що безпосередньо є джерелом чи об'єктом дії, стану. || Уживається для більшої конкретизації, вирізнення особи чи предмета; власне хтось; власне щось. || Уживається в </text:span><text:span text:style-name="T57">знач.</text:span><text:span text:style-name="T44"> не хто інший, як, хтось власною особою. || Уживається для підкреслення, що дія або стан поширюються й на визначувану особу чи предмет; теж, також, і (й). || Уживається самостійно, заступаючи </text:span><text:span text:style-name="T57">ім.</text:span><text:span text:style-name="T44"> чи </text:span><text:span text:style-name="T57">особ.</text:span><text:span text:style-name="T44"> </text:span><text:span text:style-name="T57">займ.</text:span><text:span text:style-name="T44"> || Уживається на позначення відокремлення особи чи предмета від інших осіб або предметів (</text:span><text:span text:style-name="T57">перев.</text:span><text:span text:style-name="T44"> зі </text:span><text:span text:style-name="T57">спол.</text:span><text:span text:style-name="T44"> "а").</text:span></text:p>
          </table:table-cell>
          <table:covered-table-cell/>
          <table:covered-table-cell/>
          <table:covered-table-cell/>
          <table:covered-table-cell/>
          <table:table-cell table:style-name="Dictionary.G260" table:number-columns-spanned="4" office:value-type="string">
            <text:h text:style-name="P49" text:outline-level="2"><text:span text:style-name="T71">в</text:span><text:span text:style-name="T92">и</text:span><text:span text:style-name="T71">вищення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я, </text:span><text:span text:style-name="T75">с.</text:span></text:p>
            <text:p text:style-name="P2"><text:span text:style-name="T54">Дія за знач. </text:span><text:a xlink:type="simple" xlink:href="http://www.lingvo.ua/uk/Translate/uk-uk/вивищувати"><text:span text:style-name="T62">вивищувати</text:span></text:a><text:span text:style-name="T54">, </text:span><text:a xlink:type="simple" xlink:href="http://www.lingvo.ua/uk/Translate/uk-uk/вивищуватися"><text:span text:style-name="T62">вивищуватися</text:span></text:a><text:span text:style-name="T54">, в</text:span><text:span text:style-name="T66">и</text:span><text:span text:style-name="T54">вищити і в</text:span><text:span text:style-name="T66">и</text:span><text:span text:style-name="T54">вищитися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31</text:p>
          </table:table-cell>
          <table:table-cell table:style-name="Dictionary.B261" table:number-columns-spanned="2" office:value-type="string">
            <text:p text:style-name="P22">Самовóля</text:p>
          </table:table-cell>
          <table:covered-table-cell/>
          <table:table-cell table:style-name="Dictionary.D261" table:number-columns-spanned="2" office:value-type="string">
            <text:p text:style-name="P19"><text:span text:style-name="T14">-і, </text:span><text:span text:style-name="T15">ім., ж., </text:span><text:soft-page-break/><text:span text:style-name="T15">інд.-авт., </text:span><text:span text:style-name="T115">[9а]</text:span></text:p>
          </table:table-cell>
          <table:covered-table-cell/>
          <table:table-cell table:style-name="Dictionary.F261" table:number-columns-spanned="2" office:value-type="string">
            <text:p text:style-name="P19"><text:span text:style-name="T26">Похідне від </text:span><text:span text:style-name="T29">сáмо</text:span><text:span text:style-name="T26">... і </text:span><text:span text:style-name="T29">вóля</text:span></text:p>
          </table:table-cell>
          <table:covered-table-cell/>
          <table:table-cell table:style-name="Dictionary.H261" table:number-columns-spanned="3" office:value-type="string">
            <text:p text:style-name="P19"><text:span text:style-name="T15">Червона барка в чорноводді</text:span><text:span text:style-name="T17"> </text:span><text:span text:style-name="T15">доль/ загубиться. І фенікс довгоногий/ </text:span><text:soft-page-break/><text:span text:style-name="T15">перенесе тебе в ясні чертоги/ від </text:span><text:span text:style-name="T18">самоволь</text:span><text:span text:style-name="T15">, покори і сваволь. (П-1:5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2" table:number-columns-spanned="5" office:value-type="string">
            <text:p text:style-name="P19"><text:span text:style-name="T29">Сáмо</text:span><text:span text:style-name="T26">... </text:span><text:span text:style-name="T40">(див. 130)</text:span></text:p>
          </table:table-cell>
          <table:covered-table-cell/>
          <table:covered-table-cell/>
          <table:covered-table-cell/>
          <table:covered-table-cell/>
          <table:table-cell table:style-name="Dictionary.G262" table:number-columns-spanned="4" office:value-type="string">
            <text:h text:style-name="P50" text:outline-level="2"><text:span text:style-name="T71">в</text:span><text:span text:style-name="T92">о</text:span><text:span text:style-name="T71">ля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і, </text:span><text:span text:style-name="T75">ж.</text:span></text:p>
            <text:p text:style-name="P34"><text:span text:style-name="T44">5) Свобода, незалежність; </text:span><text:span text:style-name="T57">прот.</text:span><text:span text:style-name="T44"> неволя, рабство. || Перебування не під арештом, не в клітці, не на ланцюгу і т. ін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32</text:p>
          </table:table-cell>
          <table:table-cell table:style-name="Dictionary.B263" table:number-columns-spanned="2" office:value-type="string">
            <text:p text:style-name="P22">Самовоскресíння</text:p>
          </table:table-cell>
          <table:covered-table-cell/>
          <table:table-cell table:style-name="Dictionary.D263" table:number-columns-spanned="2" office:value-type="string">
            <text:p text:style-name="P19"><text:span text:style-name="T14">-я, </text:span><text:span text:style-name="T15">ім., с., інд.-авт., </text:span><text:span text:style-name="T115">[9а]</text:span></text:p>
          </table:table-cell>
          <table:covered-table-cell/>
          <table:table-cell table:style-name="Dictionary.F263" table:number-columns-spanned="2" office:value-type="string">
            <text:p text:style-name="P19"><text:span text:style-name="T26">Похідне від </text:span><text:span text:style-name="T29">сáмо</text:span><text:span text:style-name="T26">... і </text:span><text:span text:style-name="T29">воскресíння</text:span></text:p>
          </table:table-cell>
          <table:covered-table-cell/>
          <table:table-cell table:style-name="Dictionary.H263" table:number-columns-spanned="3" office:value-type="string">
            <text:p text:style-name="P19"><text:span text:style-name="T15">…перейде крізь страстотерпця </text:span><text:span text:style-name="T15">тіні/ пророк, свого цураючись лиця,/ в передчуванні віщого кінця/ самоофіри й </text:span><text:span text:style-name="T18">самовоскресіння</text:span><text:span text:style-name="T15">. (П-2:15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4" table:number-columns-spanned="5" office:value-type="string">
            <text:p text:style-name="P19"><text:span text:style-name="T29">Сáмо</text:span><text:span text:style-name="T26">... </text:span><text:span text:style-name="T40">(див. 130)</text:span></text:p>
          </table:table-cell>
          <table:covered-table-cell/>
          <table:covered-table-cell/>
          <table:covered-table-cell/>
          <table:covered-table-cell/>
          <table:table-cell table:style-name="Dictionary.G264" table:number-columns-spanned="4" office:value-type="string">
            <text:h text:style-name="P50" text:outline-level="2"><text:span text:style-name="T71">воскрес</text:span><text:span text:style-name="T92">і</text:span><text:span text:style-name="T71">ння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я, </text:span><text:span text:style-name="T75">с.</text:span></text:p>
            <text:p text:style-name="P2"><text:span text:style-name="T54">Дія і стан за знач. </text:span><text:a xlink:type="simple" xlink:href="http://www.lingvo.ua/uk/Translate/uk-uk/воскреснути"><text:span text:style-name="T62">воскреснути</text:span></text:a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33</text:p>
          </table:table-cell>
          <table:table-cell table:style-name="Dictionary.B265" table:number-columns-spanned="2" office:value-type="string">
            <text:p text:style-name="P22">Самовтéча</text:p>
          </table:table-cell>
          <table:covered-table-cell/>
          <table:table-cell table:style-name="Dictionary.D265" table:number-columns-spanned="2" office:value-type="string">
            <text:p text:style-name="P19"><text:span text:style-name="T14">-і, </text:span><text:span text:style-name="T15">ім., ж., інд.-авт., </text:span><text:span text:style-name="T115">[9а]</text:span></text:p>
          </table:table-cell>
          <table:covered-table-cell/>
          <table:table-cell table:style-name="Dictionary.F265" table:number-columns-spanned="2" office:value-type="string">
            <text:p text:style-name="P19"><text:span text:style-name="T26">Похідне від </text:span><text:span text:style-name="T29">сáмо</text:span><text:span text:style-name="T26">... і </text:span><text:span text:style-name="T29">втéча</text:span></text:p>
          </table:table-cell>
          <table:covered-table-cell/>
          <table:table-cell table:style-name="Dictionary.H265" table:number-columns-spanned="3" office:value-type="string">
            <text:p text:style-name="P19"><text:span text:style-name="T15">Доброму і злому/ кажи межу і позначи шляхи/ для </text:span><text:span text:style-name="T18">самовтечі</text:span><text:span text:style-name="T15">. (П-2:1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6" table:number-columns-spanned="5" office:value-type="string">
            <text:p text:style-name="P19"><text:span text:style-name="T29">Сáмо</text:span><text:span text:style-name="T26">... </text:span><text:span text:style-name="T40">(див. 130)</text:span></text:p>
          </table:table-cell>
          <table:covered-table-cell/>
          <table:covered-table-cell/>
          <table:covered-table-cell/>
          <table:covered-table-cell/>
          <table:table-cell table:style-name="Dictionary.G266" table:number-columns-spanned="4" office:value-type="string">
            <text:p text:style-name="P19"><text:span text:style-name="T29">Втéча </text:span><text:span text:style-name="T40">(див. 54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34</text:p>
          </table:table-cell>
          <table:table-cell table:style-name="Dictionary.B267" table:number-columns-spanned="2" office:value-type="string">
            <text:p text:style-name="P22">Самодóкíр</text:p>
          </table:table-cell>
          <table:covered-table-cell/>
          <table:table-cell table:style-name="Dictionary.D267" table:number-columns-spanned="2" office:value-type="string">
            <text:p text:style-name="P19"><text:span text:style-name="T14">самодóкóру, </text:span><text:soft-page-break/><text:span text:style-name="T15">ім., ч., інд.-авт., </text:span><text:span text:style-name="T115">[9а]</text:span></text:p>
          </table:table-cell>
          <table:covered-table-cell/>
          <table:table-cell table:style-name="Dictionary.F267" table:number-columns-spanned="2" office:value-type="string">
            <text:p text:style-name="P19"><text:span text:style-name="T26">Похідне від </text:span><text:span text:style-name="T29">сáмо</text:span><text:span text:style-name="T26">... і </text:span><text:soft-page-break/><text:span text:style-name="T29">дóкíр</text:span></text:p>
          </table:table-cell>
          <table:covered-table-cell/>
          <table:table-cell table:style-name="Dictionary.H267" table:number-columns-spanned="3" office:value-type="string">
            <text:p text:style-name="P19"><text:span text:style-name="T15">Не вір – ні долі, ні собі не вір,/ а спроневіра і </text:span><text:span text:style-name="T18">самодокір</text:span><text:span text:style-name="T15">/ і змерзлий </text:span><text:soft-page-break/><text:span text:style-name="T15">крик, що грудкою у горлі/ засів мов кляп – то все неначе дріт/ колючий. (П-2:29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8" table:number-columns-spanned="5" office:value-type="string">
            <text:p text:style-name="P19"><text:span text:style-name="T29">Сáмо</text:span><text:span text:style-name="T26">... </text:span><text:span text:style-name="T40">(див. 130)</text:span></text:p>
          </table:table-cell>
          <table:covered-table-cell/>
          <table:covered-table-cell/>
          <table:covered-table-cell/>
          <table:covered-table-cell/>
          <table:table-cell table:style-name="Dictionary.G268" table:number-columns-spanned="4" office:value-type="string">
            <text:h text:style-name="P50" text:outline-level="2"><text:span text:style-name="T71">д</text:span><text:span text:style-name="T92">о</text:span><text:span text:style-name="T71">к</text:span><text:span text:style-name="T92">і</text:span><text:span text:style-name="T71">р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докору, </text:span><text:span text:style-name="T75">ч.</text:span></text:p>
            <text:p text:style-name="P26">Висловлене кому-небудь або передане в інший спосіб звинувачення в чомусь, незадоволення чимось і т. ін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35</text:p>
          </table:table-cell>
          <table:table-cell table:style-name="Dictionary.B269" table:number-columns-spanned="2" office:value-type="string">
            <text:p text:style-name="P22">Самодосáда</text:p>
          </table:table-cell>
          <table:covered-table-cell/>
          <table:table-cell table:style-name="Dictionary.D269" table:number-columns-spanned="2" office:value-type="string">
            <text:p text:style-name="P19"><text:span text:style-name="T14">-и, </text:span><text:span text:style-name="T15">ім., ж., інд.-авт., </text:span><text:span text:style-name="T115">[9а]</text:span></text:p>
          </table:table-cell>
          <table:covered-table-cell/>
          <table:table-cell table:style-name="Dictionary.F269" table:number-columns-spanned="2" office:value-type="string">
            <text:p text:style-name="P19"><text:span text:style-name="T26">Похідне від </text:span><text:span text:style-name="T29">сáмо</text:span><text:span text:style-name="T26">... і </text:span><text:span text:style-name="T29">досáда</text:span></text:p>
          </table:table-cell>
          <table:covered-table-cell/>
          <table:table-cell table:style-name="Dictionary.H269" table:number-columns-spanned="3" office:value-type="string">
            <text:p text:style-name="P19"><text:span text:style-name="T15">…в мить крутого самопочезання/ він надто пильно стежив шлях </text:span><text:span text:style-name="T15">утрат, - / лиш так його спотворило дерзання/ тим виразом вибачливих </text:span><text:span text:style-name="T15">жалів,/ </text:span><text:span text:style-name="T18">самодосад</text:span><text:span text:style-name="T15">… (П-1:5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0" table:number-columns-spanned="5" office:value-type="string">
            <text:p text:style-name="P19"><text:span text:style-name="T29">Сáмо</text:span><text:span text:style-name="T26">... </text:span><text:span text:style-name="T40">(див. 130)</text:span></text:p>
          </table:table-cell>
          <table:covered-table-cell/>
          <table:covered-table-cell/>
          <table:covered-table-cell/>
          <table:covered-table-cell/>
          <table:table-cell table:style-name="Dictionary.G270" table:number-columns-spanned="4" office:value-type="string">
            <text:h text:style-name="P50" text:outline-level="2"><text:span text:style-name="T71">дос</text:span><text:span text:style-name="T92">а</text:span><text:span text:style-name="T71">да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и, </text:span><text:span text:style-name="T75">ж.</text:span></text:p>
            <text:p text:style-name="P26">1) Почуття невдоволення, гіркоти, викликане чим-небудь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36</text:p>
          </table:table-cell>
          <table:table-cell table:style-name="Dictionary.B271" table:number-columns-spanned="2" office:value-type="string">
            <text:p text:style-name="P22">Самодохóдження</text:p>
          </table:table-cell>
          <table:covered-table-cell/>
          <table:table-cell table:style-name="Dictionary.D271" table:number-columns-spanned="2" office:value-type="string">
            <text:p text:style-name="P19"><text:span text:style-name="T14">-я, </text:span><text:span text:style-name="T15">ім., с., інд.-авт., </text:span><text:span text:style-name="T115">[9а]</text:span></text:p>
          </table:table-cell>
          <table:covered-table-cell/>
          <table:table-cell table:style-name="Dictionary.F271" table:number-columns-spanned="2" office:value-type="string">
            <text:p text:style-name="P19"><text:span text:style-name="T26">Похідне від </text:span><text:span text:style-name="T29">сáмо</text:span><text:span text:style-name="T26">... і </text:span><text:span text:style-name="T29">дохóдження</text:span></text:p>
          </table:table-cell>
          <table:covered-table-cell/>
          <table:table-cell table:style-name="Dictionary.H271" table:number-columns-spanned="3" office:value-type="string">
            <text:p text:style-name="P19"><text:span text:style-name="T15">Там крила птаства рясно миготіли,/ мережилася зелень дивновзором,/ а душу вже поймав </text:span><text:span text:style-name="T18">самодоходжень</text:span><text:span text:style-name="T15">/ зухвалий холод і зухвалий жах. (П-2:1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2" table:number-columns-spanned="5" office:value-type="string">
            <text:p text:style-name="P19"><text:span text:style-name="T29">Сáмо</text:span><text:span text:style-name="T26">... </text:span><text:span text:style-name="T40">(див. 130)</text:span></text:p>
          </table:table-cell>
          <table:covered-table-cell/>
          <table:covered-table-cell/>
          <table:covered-table-cell/>
          <table:covered-table-cell/>
          <table:table-cell table:style-name="Dictionary.G272" table:number-columns-spanned="4" office:value-type="string">
            <text:h text:style-name="P50" text:outline-level="2"><text:span text:style-name="T71">дох</text:span><text:span text:style-name="T92">о</text:span><text:span text:style-name="T71">дження</text:span></text:h>
            <text:p text:style-name="P3"><text:soft-page-break/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я, </text:span><text:span text:style-name="T75">с.</text:span></text:p>
            <text:p text:style-name="P2"><text:span text:style-name="T54">Дія за знач. </text:span><text:a xlink:type="simple" xlink:href="http://www.lingvo.ua/uk/Translate/uk-uk/доходити"><text:span text:style-name="T62">доходити</text:span></text:a><text:span text:style-name="T54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37</text:p>
          </table:table-cell>
          <table:table-cell table:style-name="Dictionary.B273" table:number-columns-spanned="2" office:value-type="string">
            <text:p text:style-name="P22">Самозаборóна</text:p>
          </table:table-cell>
          <table:covered-table-cell/>
          <table:table-cell table:style-name="Dictionary.D273" table:number-columns-spanned="2" office:value-type="string">
            <text:p text:style-name="P19"><text:span text:style-name="T14">-и, </text:span><text:span text:style-name="T15">ім., ж., інд.-авт., </text:span><text:span text:style-name="T115">[9а]</text:span></text:p>
          </table:table-cell>
          <table:covered-table-cell/>
          <table:table-cell table:style-name="Dictionary.F273" table:number-columns-spanned="2" office:value-type="string">
            <text:p text:style-name="P19"><text:span text:style-name="T26">Похідне від </text:span><text:span text:style-name="T29">сáмо</text:span><text:span text:style-name="T26">... і </text:span><text:span text:style-name="T29">заборóна</text:span></text:p>
          </table:table-cell>
          <table:covered-table-cell/>
          <table:table-cell table:style-name="Dictionary.H273" table:number-columns-spanned="3" office:value-type="string">
            <text:p text:style-name="P19"><text:span text:style-name="T15">Нам ряд утрачено. Раптових спроб/ назубрені шпилі – ото єдине,/ що вирвалося з </text:span><text:span text:style-name="T18">самозаборон</text:span><text:span text:style-name="T15">,/ які дарують небеса щедротні… (П-2:1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4" table:number-columns-spanned="5" office:value-type="string">
            <text:p text:style-name="P19"><text:span text:style-name="T29">Сáмо</text:span><text:span text:style-name="T26">... </text:span><text:span text:style-name="T40">(див. 130)</text:span></text:p>
          </table:table-cell>
          <table:covered-table-cell/>
          <table:covered-table-cell/>
          <table:covered-table-cell/>
          <table:covered-table-cell/>
          <table:table-cell table:style-name="Dictionary.G274" table:number-columns-spanned="4" office:value-type="string">
            <text:h text:style-name="P50" text:outline-level="2"><text:span text:style-name="T71">забор</text:span><text:span text:style-name="T92">о</text:span><text:span text:style-name="T71">на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и, </text:span><text:span text:style-name="T75">ж.</text:span></text:p>
            <text:p text:style-name="P26">1) Наказ не робити чого-небудь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38</text:p>
          </table:table-cell>
          <table:table-cell table:style-name="Dictionary.B275" table:number-columns-spanned="2" office:value-type="string">
            <text:p text:style-name="P22">Самонаближення</text:p>
          </table:table-cell>
          <table:covered-table-cell/>
          <table:table-cell table:style-name="Dictionary.D275" table:number-columns-spanned="2" office:value-type="string">
            <text:p text:style-name="P19"><text:span text:style-name="T14">-я, </text:span><text:span text:style-name="T15">ім., с., інд.-авт., </text:span><text:span text:style-name="T115">[9а]</text:span></text:p>
          </table:table-cell>
          <table:covered-table-cell/>
          <table:table-cell table:style-name="Dictionary.F275" table:number-columns-spanned="2" office:value-type="string">
            <text:p text:style-name="P19"><text:span text:style-name="T26">Похідне від </text:span><text:span text:style-name="T29">сáмо</text:span><text:span text:style-name="T26">... і </text:span><text:span text:style-name="T29">наближення</text:span></text:p>
          </table:table-cell>
          <table:covered-table-cell/>
          <table:table-cell table:style-name="Dictionary.H275" table:number-columns-spanned="3" office:value-type="string">
            <text:p text:style-name="P19"><text:span text:style-name="T15">…весь той чар/ </text:span><text:span text:style-name="T18">самонаближень</text:span><text:span text:style-name="T15">, упізнань і врочень,/ що визріли у невіді душевній/ і стежать стежать стежать зизим оком,/ ачи я втраплю на свою стежу… (П-</text:span><text:span text:style-name="T15">1: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6" table:number-columns-spanned="5" office:value-type="string">
            <text:p text:style-name="P19"><text:span text:style-name="T29">Сáмо</text:span><text:span text:style-name="T26">... </text:span><text:span text:style-name="T40">(див. 130)</text:span></text:p>
          </table:table-cell>
          <table:covered-table-cell/>
          <table:covered-table-cell/>
          <table:covered-table-cell/>
          <table:covered-table-cell/>
          <table:table-cell table:style-name="Dictionary.G276" table:number-columns-spanned="4" office:value-type="string">
            <text:h text:style-name="P50" text:outline-level="2"><text:span text:style-name="T71">набл</text:span><text:span text:style-name="T92">и</text:span><text:span text:style-name="T71">ження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я, </text:span><text:span text:style-name="T75">с.</text:span></text:p>
            <text:p text:style-name="P2"><text:span text:style-name="T54">Дія за знач. </text:span><text:a xlink:type="simple" xlink:href="http://www.lingvo.ua/uk/Translate/uk-uk/наблизити"><text:span text:style-name="T62">наблизити</text:span></text:a><text:span text:style-name="T54">, </text:span><text:a xlink:type="simple" xlink:href="http://www.lingvo.ua/uk/Translate/uk-uk/наближати"><text:span text:style-name="T62">наближати</text:span></text:a><text:span text:style-name="T54"> і </text:span><text:a xlink:type="simple" xlink:href="http://www.lingvo.ua/uk/Translate/uk-uk/наблизитися"><text:span text:style-name="T62">наблизитися</text:span></text:a><text:span text:style-name="T54">, </text:span><text:a xlink:type="simple" xlink:href="http://www.lingvo.ua/uk/Translate/uk-uk/наближатися"><text:span text:style-name="T62">наближатися</text:span></text:a><text:span text:style-name="T54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39</text:p>
          </table:table-cell>
          <table:table-cell table:style-name="Dictionary.B277" table:number-columns-spanned="2" office:value-type="string">
            <text:p text:style-name="P22">Самонарікáння</text:p>
          </table:table-cell>
          <table:covered-table-cell/>
          <table:table-cell table:style-name="Dictionary.D277" table:number-columns-spanned="2" office:value-type="string">
            <text:p text:style-name="P19"><text:span text:style-name="T14">-я, </text:span><text:span text:style-name="T15">ім., с., </text:span><text:soft-page-break/><text:span text:style-name="T15">інд.-авт., </text:span><text:span text:style-name="T115">[9а]</text:span></text:p>
          </table:table-cell>
          <table:covered-table-cell/>
          <table:table-cell table:style-name="Dictionary.F277" table:number-columns-spanned="2" office:value-type="string">
            <text:p text:style-name="P19"><text:span text:style-name="T26">Похідне від </text:span><text:span text:style-name="T29">сáмо</text:span><text:span text:style-name="T26">... і </text:span><text:soft-page-break/><text:span text:style-name="T29">нарікáння</text:span></text:p>
          </table:table-cell>
          <table:covered-table-cell/>
          <table:table-cell table:style-name="Dictionary.H277" table:number-columns-spanned="3" office:value-type="string">
            <text:p text:style-name="P19"><text:span text:style-name="T15">Ні, не впадай у біль – до </text:span><text:span text:style-name="T18">самонаріканняи</text:span><text:span text:style-name="T15">./ О, не впадай у </text:span><text:soft-page-break/><text:span text:style-name="T15">біль – його, як меч, піднось. (П-2:15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8" table:number-columns-spanned="5" office:value-type="string">
            <text:p text:style-name="P19"><text:span text:style-name="T29">Сáмо</text:span><text:span text:style-name="T26">... </text:span><text:span text:style-name="T40">(див. 130)</text:span></text:p>
          </table:table-cell>
          <table:covered-table-cell/>
          <table:covered-table-cell/>
          <table:covered-table-cell/>
          <table:covered-table-cell/>
          <table:table-cell table:style-name="Dictionary.G278" table:number-columns-spanned="4" office:value-type="string">
            <text:h text:style-name="P50" text:outline-level="2"><text:span text:style-name="T71">нарік</text:span><text:span text:style-name="T92">а</text:span><text:span text:style-name="T71">ння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я, </text:span><text:span text:style-name="T75">с.</text:span></text:p>
            <text:p text:style-name="P2"><text:span text:style-name="T54">Дія за знач. </text:span><text:a xlink:type="simple" xlink:href="http://www.lingvo.ua/uk/Translate/uk-uk/нарікати"><text:span text:style-name="T62">нарікати</text:span></text:a><text:span text:style-name="T54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40</text:p>
          </table:table-cell>
          <table:table-cell table:style-name="Dictionary.B279" table:number-columns-spanned="2" office:value-type="string">
            <text:p text:style-name="P22">Самонарóдження</text:p>
          </table:table-cell>
          <table:covered-table-cell/>
          <table:table-cell table:style-name="Dictionary.D279" table:number-columns-spanned="2" office:value-type="string">
            <text:p text:style-name="P19"><text:span text:style-name="T14">-я, </text:span><text:span text:style-name="T15">ім., с., інд.-авт., </text:span><text:span text:style-name="T115">[9а]</text:span></text:p>
          </table:table-cell>
          <table:covered-table-cell/>
          <table:table-cell table:style-name="Dictionary.F279" table:number-columns-spanned="2" office:value-type="string">
            <text:p text:style-name="P19"><text:span text:style-name="T26">Похідне від </text:span><text:span text:style-name="T29">сáмо</text:span><text:span text:style-name="T26">... і </text:span><text:span text:style-name="T29">нарóдження</text:span></text:p>
          </table:table-cell>
          <table:covered-table-cell/>
          <table:table-cell table:style-name="Dictionary.H279" table:number-columns-spanned="3" office:value-type="string">
            <text:p text:style-name="P19"><text:span text:style-name="T15">Оце </text:span><text:span text:style-name="T18">самонародження</text:span><text:span text:style-name="T15"> твоє/ то голос смерті: пристарайся, брате,/ бо вже заходить час твій вирушати,/ пора і дописати житіє. (П-2:11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0" table:number-columns-spanned="5" office:value-type="string">
            <text:p text:style-name="P19"><text:span text:style-name="T29">Сáмо</text:span><text:span text:style-name="T26">... </text:span><text:span text:style-name="T40">(див. 130)</text:span></text:p>
          </table:table-cell>
          <table:covered-table-cell/>
          <table:covered-table-cell/>
          <table:covered-table-cell/>
          <table:covered-table-cell/>
          <table:table-cell table:style-name="Dictionary.G280" table:number-columns-spanned="4" office:value-type="string">
            <text:h text:style-name="P50" text:outline-level="2"><text:span text:style-name="T71">нар</text:span><text:span text:style-name="T92">о</text:span><text:span text:style-name="T71">дження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я, </text:span><text:span text:style-name="T75">с.</text:span></text:p>
            <text:p text:style-name="P2"><text:span text:style-name="T54">1) Дія за знач. </text:span><text:a xlink:type="simple" xlink:href="http://www.lingvo.ua/uk/Translate/uk-uk/народити"><text:span text:style-name="T62">народити</text:span></text:a><text:span text:style-name="T54">, </text:span><text:a xlink:type="simple" xlink:href="http://www.lingvo.ua/uk/Translate/uk-uk/народжувати"><text:span text:style-name="T62">народжувати</text:span></text:a><text:span text:style-name="T54"> і </text:span><text:a xlink:type="simple" xlink:href="http://www.lingvo.ua/uk/Translate/uk-uk/народитися"><text:span text:style-name="T62">народитися</text:span></text:a><text:span text:style-name="T54">, </text:span><text:a xlink:type="simple" xlink:href="http://www.lingvo.ua/uk/Translate/uk-uk/народжуватися"><text:span text:style-name="T62">народжуватися</text:span></text:a><text:span text:style-name="T54">. || Час появи на світ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41</text:p>
          </table:table-cell>
          <table:table-cell table:style-name="Dictionary.B281" table:number-columns-spanned="2" office:value-type="string">
            <text:p text:style-name="P22">Самонаростáти</text:p>
          </table:table-cell>
          <table:covered-table-cell/>
          <table:table-cell table:style-name="Dictionary.D281" table:number-columns-spanned="2" office:value-type="string">
            <text:p text:style-name="P19"><text:span text:style-name="T15">-áю, -áєш, дієсл., недок., перех., інд.-</text:span><text:soft-page-break/><text:span text:style-name="T15">авт., </text:span><text:span text:style-name="T115">[9а]</text:span></text:p>
          </table:table-cell>
          <table:covered-table-cell/>
          <table:table-cell table:style-name="Dictionary.F281" table:number-columns-spanned="2" office:value-type="string">
            <text:p text:style-name="P15">Похідне від сáмо... і наростáти</text:p>
          </table:table-cell>
          <table:covered-table-cell/>
          <table:table-cell table:style-name="Dictionary.H281" table:number-columns-spanned="3" office:value-type="string">
            <text:p text:style-name="P19"><text:span text:style-name="T15">Неначе дзвін – поезія. Гуде/ і </text:span><text:span text:style-name="T18">самонаростає</text:span><text:span text:style-name="T15"> аж до повні… (П-2:15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2" table:number-columns-spanned="5" office:value-type="string">
            <text:p text:style-name="P19"><text:span text:style-name="T29">Сáмо</text:span><text:span text:style-name="T26">... </text:span><text:span text:style-name="T40">(див. 130)</text:span></text:p>
          </table:table-cell>
          <table:covered-table-cell/>
          <table:covered-table-cell/>
          <table:covered-table-cell/>
          <table:covered-table-cell/>
          <table:table-cell table:style-name="Dictionary.G282" table:number-columns-spanned="4" office:value-type="string">
            <text:h text:style-name="P50" text:outline-level="2"><text:span text:style-name="T71">нарост</text:span><text:span text:style-name="T92">а</text:span><text:span text:style-name="T71">ти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ає, </text:span><text:span text:style-name="T75">недок.</text:span><text:span text:style-name="T74">, нарости, -те; </text:span><text:span text:style-name="T75">мин. ч.</text:span> <text:span text:style-name="T74">наріс, наросла, наросло; </text:span><text:span text:style-name="T75">док.</text:span></text:p>
            <text:p text:style-name="P34"><text:span text:style-name="T44">3) </text:span><text:span text:style-name="T57">перен.</text:span><text:span text:style-name="T44"> Збільшувати свій об'єм, свою кількість, силу вияву і т. ін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42</text:p>
          </table:table-cell>
          <table:table-cell table:style-name="Dictionary.B283" table:number-columns-spanned="2" office:value-type="string">
            <text:p text:style-name="P22">Самоофíра</text:p>
          </table:table-cell>
          <table:covered-table-cell/>
          <table:table-cell table:style-name="Dictionary.D283" table:number-columns-spanned="2" office:value-type="string">
            <text:p text:style-name="P19"><text:span text:style-name="T14">-и, </text:span><text:span text:style-name="T15">ім., ж., інд.-авт., </text:span><text:span text:style-name="T115">[9а]</text:span></text:p>
          </table:table-cell>
          <table:covered-table-cell/>
          <table:table-cell table:style-name="Dictionary.F283" table:number-columns-spanned="2" office:value-type="string">
            <text:p text:style-name="P19"><text:span text:style-name="T26">Похідне від </text:span><text:span text:style-name="T29">сáмо</text:span><text:span text:style-name="T26">... і </text:span><text:span text:style-name="T28">офíра</text:span></text:p>
          </table:table-cell>
          <table:covered-table-cell/>
          <table:table-cell table:style-name="Dictionary.H283" table:number-columns-spanned="3" office:value-type="string">
            <text:p text:style-name="P19"><text:span text:style-name="T15">…перейде крізь страстотерпця тіні/ пророк, свого цураючись лиця,/ в передчуванні віщого кінця/ </text:span><text:span text:style-name="T18">самоофіри</text:span><text:span text:style-name="T15"> й самовоскресіння. (П-2:15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4" table:number-columns-spanned="5" office:value-type="string">
            <text:p text:style-name="P19"><text:span text:style-name="T29">Сáмо</text:span><text:span text:style-name="T26">... </text:span><text:span text:style-name="T40">(див. 130)</text:span></text:p>
          </table:table-cell>
          <table:covered-table-cell/>
          <table:covered-table-cell/>
          <table:covered-table-cell/>
          <table:covered-table-cell/>
          <table:table-cell table:style-name="Dictionary.G284" table:number-columns-spanned="4" office:value-type="string">
            <text:h text:style-name="P46" text:outline-level="2"><text:span text:style-name="T45">Ж</text:span><text:span text:style-name="T64">е</text:span><text:span text:style-name="T45">ртва (Оф</text:span><text:span text:style-name="T64">і</text:span><text:span text:style-name="T45">ра)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и, </text:span><text:span text:style-name="T75">ж.</text:span></text:p>
            <text:p text:style-name="P26">1) За релігійними обрядами деяких народів – предмет або жива істота, яких приносили в дар богам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43</text:p>
          </table:table-cell>
          <table:table-cell table:style-name="Dictionary.B285" table:number-columns-spanned="2" office:value-type="string">
            <text:p text:style-name="P22">Самопалáння</text:p>
          </table:table-cell>
          <table:covered-table-cell/>
          <table:table-cell table:style-name="Dictionary.D285" table:number-columns-spanned="2" office:value-type="string">
            <text:p text:style-name="P19"><text:span text:style-name="T14">-я, </text:span><text:span text:style-name="T15">ім., с., інд.-авт., </text:span><text:span text:style-name="T115">[9а]</text:span></text:p>
          </table:table-cell>
          <table:covered-table-cell/>
          <table:table-cell table:style-name="Dictionary.F285" table:number-columns-spanned="2" office:value-type="string">
            <text:p text:style-name="P19"><text:span text:style-name="T26">Похідне від </text:span><text:span text:style-name="T29">сáмо</text:span><text:span text:style-name="T26">... і </text:span><text:span text:style-name="T29">палáння</text:span></text:p>
          </table:table-cell>
          <table:covered-table-cell/>
          <table:table-cell table:style-name="Dictionary.H285" table:number-columns-spanned="3" office:value-type="string">
            <text:p text:style-name="P19"><text:span text:style-name="T15">О як нестерпно хочеться подовжень/ і невигасного </text:span><text:span text:style-name="T18">самопалання</text:span><text:span text:style-name="T15">! (П-2:13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6" table:number-columns-spanned="5" office:value-type="string">
            <text:p text:style-name="P19"><text:span text:style-name="T29">Сáмо</text:span><text:span text:style-name="T26">... </text:span><text:span text:style-name="T40">(див. 130)</text:span></text:p>
          </table:table-cell>
          <table:covered-table-cell/>
          <table:covered-table-cell/>
          <table:covered-table-cell/>
          <table:covered-table-cell/>
          <table:table-cell table:style-name="Dictionary.G286" table:number-columns-spanned="4" office:value-type="string">
            <text:h text:style-name="P50" text:outline-level="2"><text:span text:style-name="T71">пал</text:span><text:span text:style-name="T92">а</text:span><text:span text:style-name="T71">ння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oft-page-break/><text:span text:style-name="T74">-я, </text:span><text:span text:style-name="T75">с.</text:span></text:p>
            <text:p text:style-name="P2"><text:span text:style-name="T54">Дія за знач. </text:span><text:a xlink:type="simple" xlink:href="http://www.lingvo.ua/uk/Translate/uk-uk/палати"><text:span text:style-name="T62">палати</text:span></text:a><text:span text:style-name="T54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44</text:p>
          </table:table-cell>
          <table:table-cell table:style-name="Dictionary.B287" table:number-columns-spanned="2" office:value-type="string">
            <text:p text:style-name="P22">Самопереростáння</text:p>
          </table:table-cell>
          <table:covered-table-cell/>
          <table:table-cell table:style-name="Dictionary.D287" table:number-columns-spanned="2" office:value-type="string">
            <text:p text:style-name="P19"><text:span text:style-name="T15">-я, ім., с., інд.-авт., </text:span><text:span text:style-name="T115">[9а]</text:span></text:p>
          </table:table-cell>
          <table:covered-table-cell/>
          <table:table-cell table:style-name="Dictionary.F287" table:number-columns-spanned="2" office:value-type="string">
            <text:p text:style-name="P19"><text:span text:style-name="T26">Похідне від </text:span><text:span text:style-name="T29">сáмо</text:span><text:span text:style-name="T26">... і </text:span><text:span text:style-name="T29">переростáнн</text:span><text:span text:style-name="T29">я</text:span></text:p>
          </table:table-cell>
          <table:covered-table-cell/>
          <table:table-cell table:style-name="Dictionary.H287" table:number-columns-spanned="3" office:value-type="string">
            <text:p text:style-name="P19"><text:span text:style-name="T15">Отак: живи – і скній, живи – і </text:span><text:span text:style-name="T15">скній,/ і як дійдеш </text:span><text:span text:style-name="T18">самопереростання</text:span><text:span text:style-name="T15">,/ і як збагнеш: </text:span><text:span text:style-name="T15">ти власна жертва й кат,/ тоді збагнеш і смерть, як припадання/ до обрію, як утрату всіх утрат. (П-1:2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8" table:number-columns-spanned="5" office:value-type="string">
            <text:p text:style-name="P19"><text:span text:style-name="T29">Сáмо</text:span><text:span text:style-name="T26">... </text:span><text:span text:style-name="T40">(див. 130)</text:span></text:p>
          </table:table-cell>
          <table:covered-table-cell/>
          <table:covered-table-cell/>
          <table:covered-table-cell/>
          <table:covered-table-cell/>
          <table:table-cell table:style-name="Dictionary.G288" table:number-columns-spanned="4" office:value-type="string">
            <text:h text:style-name="P50" text:outline-level="2"><text:span text:style-name="T71">перерост</text:span><text:span text:style-name="T92">а</text:span><text:span text:style-name="T71">ння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я, </text:span><text:span text:style-name="T75">с.</text:span></text:p>
            <text:p text:style-name="P2"><text:span text:style-name="T54">Дія за знач. </text:span><text:a xlink:type="simple" xlink:href="http://www.lingvo.ua/uk/Translate/uk-uk/переростати"><text:span text:style-name="T62">переростати</text:span></text:a><text:span text:style-name="T54">, </text:span><text:a xlink:type="simple" xlink:href="http://www.lingvo.ua/uk/Translate/uk-uk/перерости"><text:span text:style-name="T62">перерости</text:span></text:a><text:span text:style-name="T54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45</text:p>
          </table:table-cell>
          <table:table-cell table:style-name="Dictionary.B289" table:number-columns-spanned="2" office:value-type="string">
            <text:p text:style-name="P22">Самопідтвéрджувати</text:p>
          </table:table-cell>
          <table:covered-table-cell/>
          <table:table-cell table:style-name="Dictionary.D289" table:number-columns-spanned="2" office:value-type="string">
            <text:p text:style-name="P19"><text:span text:style-name="T14">-ую, уєш, дієсл., </text:span><text:span text:style-name="T15">недок., перех., інд.-авт., </text:span><text:span text:style-name="T115">[9а]</text:span></text:p>
          </table:table-cell>
          <table:covered-table-cell/>
          <table:table-cell table:style-name="Dictionary.F289" table:number-columns-spanned="2" office:value-type="string">
            <text:p text:style-name="P19"><text:span text:style-name="T26">Похідне від </text:span><text:span text:style-name="T29">сáмо</text:span><text:span text:style-name="T26">... і </text:span><text:span text:style-name="T29">підтвéрджувати</text:span></text:p>
          </table:table-cell>
          <table:covered-table-cell/>
          <table:table-cell table:style-name="Dictionary.H289" table:number-columns-spanned="3" office:value-type="string">
            <text:p text:style-name="P19"><text:span text:style-name="T15">Ще, слава Богу, тьмяний стовбур совісті/ признатись може весь до незбагненного,/ котре </text:span><text:span text:style-name="T18">самопідтверджує</text:span><text:span text:style-name="T15"> її/ і втаємничує… (П-2:10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0" table:number-columns-spanned="5" office:value-type="string">
            <text:p text:style-name="P19"><text:span text:style-name="T29">Сáмо</text:span><text:span text:style-name="T26">... </text:span><text:span text:style-name="T40">(див. 130)</text:span></text:p>
          </table:table-cell>
          <table:covered-table-cell/>
          <table:covered-table-cell/>
          <table:covered-table-cell/>
          <table:covered-table-cell/>
          <table:table-cell table:style-name="Dictionary.G290" table:number-columns-spanned="4" office:value-type="string">
            <text:h text:style-name="P50" text:outline-level="2"><text:span text:style-name="T71">підтв</text:span><text:span text:style-name="T92">е</text:span><text:span text:style-name="T71">рджувати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ую, -уєш, </text:span><text:span text:style-name="T75">недок.</text:span><text:span text:style-name="T74">, підтвердити, -джу, -диш, </text:span><text:span text:style-name="T75">док.</text:span><text:span text:style-name="T74">, </text:span><text:span text:style-name="T75">перех.</text:span> <text:span text:style-name="T75">і без додатка</text:span><text:span text:style-name="T74">.</text:span></text:p>
            <text:p text:style-name="P26"><text:soft-page-break/>Визнавати, засвідчувати правильність, достовірність, істинність чого-небудь. || Доводити достовірність, істинність чого-небудь, підкріплюючи фактами, доказами і т. ін. || Служити доказом правильності, істинності чого-небудь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46</text:p>
          </table:table-cell>
          <table:table-cell table:style-name="Dictionary.B291" table:number-columns-spanned="2" office:value-type="string">
            <text:p text:style-name="P22">Самопогиба</text:p>
          </table:table-cell>
          <table:covered-table-cell/>
          <table:table-cell table:style-name="Dictionary.D291" table:number-columns-spanned="2" office:value-type="string">
            <text:p text:style-name="P19"><text:span text:style-name="T14">-и, </text:span><text:span text:style-name="T15">ім., ж., інд.-авт., </text:span><text:span text:style-name="T115">[9а]</text:span></text:p>
          </table:table-cell>
          <table:covered-table-cell/>
          <table:table-cell table:style-name="Dictionary.F291" table:number-columns-spanned="2" office:value-type="string">
            <text:p text:style-name="P11"><text:span text:style-name="T26">Похідне від </text:span><text:span text:style-name="T29">сáмо</text:span><text:span text:style-name="T26">... і </text:span><text:span text:style-name="T29">погиба</text:span></text:p>
          </table:table-cell>
          <table:covered-table-cell/>
          <table:table-cell table:style-name="Dictionary.H291" table:number-columns-spanned="3" office:value-type="string">
            <text:p text:style-name="P19"><text:span text:style-name="T104">Господи, Господи, о осторонь/ душі гулкі, що, заслухані в тугу,/ немочі власної люблять наругу,/ </text:span><text:span text:style-name="T105">самопогиби</text:span><text:span text:style-name="T104"> високий огонь</text:span><text:span text:style-name="T103">. (П-2:74-7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2" table:number-columns-spanned="5" office:value-type="string">
            <text:p text:style-name="P19"><text:span text:style-name="T29">Сáмо</text:span><text:span text:style-name="T26">... </text:span><text:span text:style-name="T40">(див. 130)</text:span></text:p>
          </table:table-cell>
          <table:covered-table-cell/>
          <table:covered-table-cell/>
          <table:covered-table-cell/>
          <table:covered-table-cell/>
          <table:table-cell table:style-name="Dictionary.G292" table:number-columns-spanned="4" office:value-type="string">
            <text:h text:style-name="P50" text:outline-level="2"><text:span text:style-name="T71">Пог</text:span><text:span text:style-name="T92">и</text:span><text:span text:style-name="T71">бель (поги</text:span><text:span text:style-name="T32"></text:span><text:span text:style-name="T71">ба)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5">і рідко </text:span><text:span text:style-name="T74">погибіль, -і, </text:span><text:span text:style-name="T75">ж.</text:span></text:p>
            <text:p text:style-name="P34"><text:span text:style-name="T44">Передчасна, насильницька смерть; гибель. || Руйнування, занепад, знищення чого-небудь. || </text:span><text:span text:style-name="T57">перен.</text:span><text:span text:style-name="T44"> Кінець існування чого-небудь; зникнення. </text:span><text:span text:style-name="T53">Згинати в три погибелі</text:span><text:span text:style-name="T44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47</text:p>
          </table:table-cell>
          <table:table-cell table:style-name="Dictionary.B293" table:number-columns-spanned="2" office:value-type="string">
            <text:p text:style-name="P23">Самоподóвжений</text:p>
          </table:table-cell>
          <table:covered-table-cell/>
          <table:table-cell table:style-name="Dictionary.D293" table:number-columns-spanned="2" office:value-type="string">
            <text:p text:style-name="P19"><text:span text:style-name="T103">-а, -е, </text:span><text:span text:style-name="T16">прикм., </text:span><text:span text:style-name="T104">інд.-</text:span><text:span text:style-name="T104">авт., [</text:span><text:span text:style-name="T16">9а</text:span><text:span text:style-name="T104">]</text:span></text:p>
          </table:table-cell>
          <table:covered-table-cell/>
          <table:table-cell table:style-name="Dictionary.F293" table:number-columns-spanned="2" office:value-type="string">
            <text:p text:style-name="P19"><text:span text:style-name="T26">Похідне від </text:span><text:span text:style-name="T29">сáмо</text:span><text:span text:style-name="T26">... і </text:span><text:span text:style-name="T29">подóвжений</text:span></text:p>
          </table:table-cell>
          <table:covered-table-cell/>
          <table:table-cell table:style-name="Dictionary.H293" table:number-columns-spanned="3" office:value-type="string">
            <text:p text:style-name="P19"><text:span text:style-name="T15">Хто б збагнув/ оці дороги – без кінця і краю/ </text:span><text:span text:style-name="T18">самоподовжені</text:span><text:span text:style-name="T15">? (П-2:1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4" table:number-columns-spanned="5" office:value-type="string">
            <text:p text:style-name="P19"><text:span text:style-name="T29">Сáмо</text:span><text:span text:style-name="T26">... </text:span><text:span text:style-name="T40">(див. 130)</text:span></text:p>
          </table:table-cell>
          <table:covered-table-cell/>
          <table:covered-table-cell/>
          <table:covered-table-cell/>
          <table:covered-table-cell/>
          <table:table-cell table:style-name="Dictionary.G294" table:number-columns-spanned="4" office:value-type="string">
            <text:h text:style-name="P50" text:outline-level="2"><text:span text:style-name="T71">под</text:span><text:span text:style-name="T92">о</text:span><text:span text:style-name="T71">вжений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0"><text:soft-page-break/>-а, -е.</text:p>
            <text:p text:style-name="P2"><text:span text:style-name="T54">1) Дієприкм. пас. мин. ч. до </text:span><text:a xlink:type="simple" xlink:href="http://www.lingvo.ua/uk/Translate/uk-uk/подовжити"><text:span text:style-name="T62">подовжити</text:span></text:a><text:span text:style-name="T54">. || под</text:span><text:span text:style-name="T66">о</text:span><text:span text:style-name="T54">вжено, </text:span><text:span text:style-name="T59">безос.</text:span><text:span text:style-name="T54"> </text:span><text:span text:style-name="T59">присудк. сл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48</text:p>
          </table:table-cell>
          <table:table-cell table:style-name="Dictionary.B295" table:number-columns-spanned="2" office:value-type="string">
            <text:p text:style-name="P22">Самопоминáння</text:p>
          </table:table-cell>
          <table:covered-table-cell/>
          <table:table-cell table:style-name="Dictionary.D295" table:number-columns-spanned="2" office:value-type="string">
            <text:p text:style-name="P19"><text:span text:style-name="T14">-я, </text:span><text:span text:style-name="T15">ім., с., інд.-авт., </text:span><text:span text:style-name="T115">[9а]</text:span></text:p>
          </table:table-cell>
          <table:covered-table-cell/>
          <table:table-cell table:style-name="Dictionary.F295" table:number-columns-spanned="2" office:value-type="string">
            <text:p text:style-name="P19"><text:span text:style-name="T26">Похідне від </text:span><text:span text:style-name="T29">сáмо</text:span><text:span text:style-name="T26">... і </text:span><text:span text:style-name="T29">поминáння</text:span></text:p>
          </table:table-cell>
          <table:covered-table-cell/>
          <table:table-cell table:style-name="Dictionary.H295" table:number-columns-spanned="3" office:value-type="string">
            <text:p text:style-name="P19"><text:span text:style-name="T104">Ти загубився в горі – не знайтись/ у чорноводді змовклого волання,/ в ропі чекань і </text:span><text:span text:style-name="T105">самопоминання</text:span><text:span text:style-name="T104">/ і гуку, що доносить благовість</text:span><text:span text:style-name="T103">. (П-2:11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6" table:number-columns-spanned="5" office:value-type="string">
            <text:p text:style-name="P19"><text:span text:style-name="T29">Сáмо</text:span><text:span text:style-name="T26">... </text:span><text:span text:style-name="T40">(див. 130)</text:span></text:p>
          </table:table-cell>
          <table:covered-table-cell/>
          <table:covered-table-cell/>
          <table:covered-table-cell/>
          <table:covered-table-cell/>
          <table:table-cell table:style-name="Dictionary.G296" table:number-columns-spanned="4" office:value-type="string">
            <text:h text:style-name="P50" text:outline-level="2"><text:span text:style-name="T71">помин</text:span><text:span text:style-name="T92">а</text:span><text:span text:style-name="T71">ння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я, </text:span><text:span text:style-name="T75">с.</text:span></text:p>
            <text:p text:style-name="P2"><text:span text:style-name="T54">1) Дія за знач. </text:span><text:a xlink:type="simple" xlink:href="http://www.lingvo.ua/uk/Translate/uk-uk/поминати"><text:span text:style-name="T62">поминати</text:span></text:a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49</text:p>
          </table:table-cell>
          <table:table-cell table:style-name="Dictionary.B297" table:number-columns-spanned="2" office:value-type="string">
            <text:p text:style-name="P19"><text:span text:style-name="T3">Самопоста</text:span><text:span text:style-name="T4"></text:span><text:span text:style-name="T3">ння</text:span></text:p>
          </table:table-cell>
          <table:covered-table-cell/>
          <table:table-cell table:style-name="Dictionary.D297" table:number-columns-spanned="2" office:value-type="string">
            <text:p text:style-name="P19"><text:span text:style-name="T14">-я, </text:span><text:span text:style-name="T15">ім., с., інд.-авт., </text:span><text:span text:style-name="T115">[9а]</text:span></text:p>
          </table:table-cell>
          <table:covered-table-cell/>
          <table:table-cell table:style-name="Dictionary.F297" table:number-columns-spanned="2" office:value-type="string">
            <text:p text:style-name="P19"><text:span text:style-name="T26">Похідне від </text:span><text:span text:style-name="T29">сáмо</text:span><text:span text:style-name="T26">... і </text:span><text:span text:style-name="T29">постання </text:span><text:span text:style-name="T38">(від </text:span><text:span text:style-name="T36">постава</text:span><text:span text:style-name="T35"></text:span><text:span text:style-name="T36">ти</text:span><text:span text:style-name="T38">)</text:span></text:p>
          </table:table-cell>
          <table:covered-table-cell/>
          <table:table-cell table:style-name="Dictionary.H297" table:number-columns-spanned="3" office:value-type="string">
            <text:p text:style-name="P19"><text:span text:style-name="T15">По ліву руку – древній, аж до ер/ </text:span><text:span text:style-name="T18">самопостання</text:span><text:span text:style-name="T15">, гоном безберегим,/ щовбом смертельним, що наліг на </text:span><text:span text:style-name="T15">серце/ і наслухає втомлене буття - / той древній світ – і радісний і тужний - / непам’яті. (П-2:1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8" office:value-type="string">
            <text:p text:style-name="P19"><text:span text:style-name="T29">Сáмо</text:span><text:span text:style-name="T26">... </text:span><text:span text:style-name="T40">(див. 130)</text:span></text:p>
          </table:table-cell>
          <table:table-cell table:style-name="Dictionary.C298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Dictionary.G298" table:number-columns-spanned="4" office:value-type="string">
            <text:h text:style-name="P50" text:outline-level="2"><text:span text:style-name="T71">постав</text:span><text:span text:style-name="T92">а</text:span><text:span text:style-name="T71">ти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1">I </text:span><text:span text:style-name="T74">-ає, </text:span><text:span text:style-name="T75">недок.</text:span><text:span text:style-name="T74">, постати, -ане, </text:span><text:span text:style-name="T75">док.</text:span></text:p>
            <text:p text:style-name="P26">2) Зароджуватися, брати початок, походити від чого-небудь. || Виникати внаслідок яких-небудь причин, збігу відповідних умов, обставин і т. ін. || <text:soft-page-break/>Ставати актуальним, першочерговим, набувати в певних умовах дуже великого значення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50</text:p>
          </table:table-cell>
          <table:table-cell table:style-name="Dictionary.B299" table:number-columns-spanned="2" office:value-type="string">
            <text:p text:style-name="P22">Самопроминáння</text:p>
          </table:table-cell>
          <table:covered-table-cell/>
          <table:table-cell table:style-name="Dictionary.D299" table:number-columns-spanned="2" office:value-type="string">
            <text:p text:style-name="P19"><text:span text:style-name="T14">-я, </text:span><text:span text:style-name="T15">ім., с., інд.-авт., </text:span><text:span text:style-name="T115">[9а]</text:span></text:p>
          </table:table-cell>
          <table:covered-table-cell/>
          <table:table-cell table:style-name="Dictionary.F299" table:number-columns-spanned="2" office:value-type="string">
            <text:p text:style-name="P19"><text:span text:style-name="T26">Похідне від </text:span><text:span text:style-name="T29">сáмо</text:span><text:span text:style-name="T26">... і </text:span><text:span text:style-name="T29">проминáння</text:span></text:p>
          </table:table-cell>
          <table:covered-table-cell/>
          <table:table-cell table:style-name="Dictionary.H299" table:number-columns-spanned="3" office:value-type="string">
            <text:p text:style-name="P19"><text:span text:style-name="T15">В дорозі довгих </text:span><text:span text:style-name="T18">самопроминань</text:span><text:span text:style-name="T15">/ під знадою земного притягання/ проносяться від ранку до смеркання. </text:span><text:span text:style-name="T15">(П-1: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0" table:number-columns-spanned="5" office:value-type="string">
            <text:p text:style-name="P19"><text:span text:style-name="T29">Сáмо</text:span><text:span text:style-name="T26">... </text:span><text:span text:style-name="T40">(див. 130)</text:span></text:p>
          </table:table-cell>
          <table:covered-table-cell/>
          <table:covered-table-cell/>
          <table:covered-table-cell/>
          <table:covered-table-cell/>
          <table:table-cell table:style-name="Dictionary.G300" table:number-columns-spanned="4" office:value-type="string">
            <text:h text:style-name="P50" text:outline-level="2"><text:span text:style-name="T71">промин</text:span><text:span text:style-name="T92">а</text:span><text:span text:style-name="T71">ння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1">I </text:span><text:span text:style-name="T74">-я, </text:span><text:span text:style-name="T75">с.</text:span></text:p>
            <text:p text:style-name="P2"><text:span text:style-name="T54">Дія за знач. </text:span><text:a xlink:type="simple" xlink:href="http://www.lingvo.ua/uk/Translate/uk-uk/проминати"><text:span text:style-name="T62">проминати</text:span></text:a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51</text:p>
          </table:table-cell>
          <table:table-cell table:style-name="Dictionary.B301" table:number-columns-spanned="2" office:value-type="string">
            <text:p text:style-name="P19"><text:span text:style-name="T3">Самопротистоя</text:span><text:span text:style-name="T4"></text:span><text:span text:style-name="T3">ння</text:span></text:p>
          </table:table-cell>
          <table:covered-table-cell/>
          <table:table-cell table:style-name="Dictionary.D301" table:number-columns-spanned="2" office:value-type="string">
            <text:p text:style-name="P19"><text:span text:style-name="T2">-</text:span><text:span text:style-name="T14">я, </text:span><text:span text:style-name="T15">ім., с., інд.-авт., </text:span><text:span text:style-name="T115">[9а]</text:span></text:p>
          </table:table-cell>
          <table:covered-table-cell/>
          <table:table-cell table:style-name="Dictionary.F301" table:number-columns-spanned="2" office:value-type="string">
            <text:p text:style-name="P19"><text:span text:style-name="T26">Похідне від </text:span><text:span text:style-name="T29">сáмо</text:span><text:span text:style-name="T26">... і </text:span><text:span text:style-name="T29">протистояння</text:span></text:p>
          </table:table-cell>
          <table:covered-table-cell/>
          <table:table-cell table:style-name="Dictionary.H301" table:number-columns-spanned="3" office:value-type="string">
            <text:p text:style-name="P19"><text:span text:style-name="T15">О вирвись, залишивши вирву/ у грудях, і роздмухай грань/ моїх </text:span><text:span text:style-name="T18">самопротистоянь</text:span><text:span text:style-name="T15">/ і дай напитися з потиру. (П-2: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2" table:number-columns-spanned="5" office:value-type="string">
            <text:p text:style-name="P19"><text:span text:style-name="T29">Сáмо</text:span><text:span text:style-name="T26">... </text:span><text:span text:style-name="T40">(див. 130)</text:span></text:p>
          </table:table-cell>
          <table:covered-table-cell/>
          <table:covered-table-cell/>
          <table:covered-table-cell/>
          <table:covered-table-cell/>
          <table:table-cell table:style-name="Dictionary.G302" table:number-columns-spanned="4" office:value-type="string">
            <text:h text:style-name="P50" text:outline-level="2"><text:span text:style-name="T71">протисто</text:span><text:span text:style-name="T92">я</text:span><text:span text:style-name="T71">ння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я, </text:span><text:span text:style-name="T75">с.</text:span></text:p>
            <text:p text:style-name="P2"><text:span text:style-name="T54">1) Дія за знач. </text:span><text:a xlink:type="simple" xlink:href="http://www.lingvo.ua/uk/Translate/uk-uk/протистояти"><text:span text:style-name="T62">протистояти</text:span></text:a><text:span text:style-name="T54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52</text:p>
          </table:table-cell>
          <table:table-cell table:style-name="Dictionary.B303" table:number-columns-spanned="2" office:value-type="string">
            <text:p text:style-name="P22">Самострíл</text:p>
          </table:table-cell>
          <table:covered-table-cell/>
          <table:table-cell table:style-name="Dictionary.D303" table:number-columns-spanned="2" office:value-type="string">
            <text:p text:style-name="P19"><text:span text:style-name="T14">-у, </text:span><text:span text:style-name="T15">ім., ч., інд.-авт., </text:span><text:span text:style-name="T115">[9а]</text:span></text:p>
          </table:table-cell>
          <table:covered-table-cell/>
          <table:table-cell table:style-name="Dictionary.F303" table:number-columns-spanned="2" office:value-type="string">
            <text:p text:style-name="P19"><text:span text:style-name="T34">Похідне від </text:span><text:span text:style-name="T29">сáмо</text:span><text:span text:style-name="T26">... і </text:span><text:span text:style-name="T29">стріл</text:span></text:p>
          </table:table-cell>
          <table:covered-table-cell/>
          <table:table-cell table:style-name="Dictionary.H303" table:number-columns-spanned="3" office:value-type="string">
            <text:p text:style-name="P19"><text:span text:style-name="T15">Як рура, кругла вулиця,/ гулка од гуду бджіл,/ маленький хлопчик </text:span><text:span text:style-name="T15">щулиться,/ бо ж сонце – </text:span><text:span text:style-name="T18">самостріл</text:span><text:span text:style-name="T15">. (П-2:27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4" table:number-columns-spanned="5" office:value-type="string">
            <text:p text:style-name="P19"><text:span text:style-name="T29">Сáмо</text:span><text:span text:style-name="T26">... </text:span><text:span text:style-name="T40">(див. 130)</text:span></text:p>
          </table:table-cell>
          <table:covered-table-cell/>
          <table:covered-table-cell/>
          <table:covered-table-cell/>
          <table:covered-table-cell/>
          <table:table-cell table:style-name="Dictionary.G304" table:number-columns-spanned="4" office:value-type="string">
            <text:h text:style-name="P50" text:outline-level="2"><text:span text:style-name="T71">П</text:span><text:span text:style-name="T92">о</text:span><text:span text:style-name="T71">стріл (стріл)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у, </text:span><text:span text:style-name="T75">ч.</text:span></text:p>
            <text:p text:style-name="P26">1) Виліт кулі або снаряда з каналу ствола вогнепальної зброї, спричинений вибухом порохового заряду. || Виліт кульки з дула пневматичної зброї. || Звук від вибуху порохового заряду в каналі ствола вогнепальної зброї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53</text:p>
          </table:table-cell>
          <table:table-cell table:style-name="Dictionary.B305" table:number-columns-spanned="2" office:value-type="string">
            <text:p text:style-name="P22">Самострумувáння</text:p>
          </table:table-cell>
          <table:covered-table-cell/>
          <table:table-cell table:style-name="Dictionary.D305" table:number-columns-spanned="2" office:value-type="string">
            <text:p text:style-name="P19"><text:span text:style-name="T14">-я, </text:span><text:span text:style-name="T15">ім., с., інд.-авт., </text:span><text:span text:style-name="T115">[9а]</text:span></text:p>
          </table:table-cell>
          <table:covered-table-cell/>
          <table:table-cell table:style-name="Dictionary.F305" table:number-columns-spanned="2" office:value-type="string">
            <text:p text:style-name="P19"><text:span text:style-name="T26">Похідне від </text:span><text:span text:style-name="T29">сáмо</text:span><text:span text:style-name="T26">... і </text:span><text:span text:style-name="T29">струмувáння</text:span></text:p>
          </table:table-cell>
          <table:covered-table-cell/>
          <table:table-cell table:style-name="Dictionary.H305" table:number-columns-spanned="3" office:value-type="string">
            <text:p text:style-name="P19"><text:span text:style-name="T15">…аби в останньому пориві,/ у плині </text:span><text:span text:style-name="T18">самострумувань</text:span><text:span text:style-name="T15">/ ураз зайти за власну грань,/ пірнути в смертні переливи. (П-1:169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6" table:number-columns-spanned="5" office:value-type="string">
            <text:p text:style-name="P19"><text:span text:style-name="T29">Сáмо</text:span><text:span text:style-name="T26">... </text:span><text:span text:style-name="T40">(див. 130)</text:span></text:p>
          </table:table-cell>
          <table:covered-table-cell/>
          <table:covered-table-cell/>
          <table:covered-table-cell/>
          <table:covered-table-cell/>
          <table:table-cell table:style-name="Dictionary.G306" table:number-columns-spanned="4" office:value-type="string">
            <text:h text:style-name="P50" text:outline-level="2"><text:span text:style-name="T71">струмув</text:span><text:span text:style-name="T92">а</text:span><text:span text:style-name="T71">ння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я, </text:span><text:span text:style-name="T75">с.</text:span></text:p>
            <text:p text:style-name="P2"><text:span text:style-name="T54">Дія за знач. </text:span><text:a xlink:type="simple" xlink:href="http://www.lingvo.ua/uk/Translate/uk-uk/струмувати"><text:span text:style-name="T62">струмувати</text:span></text:a><text:span text:style-name="T54">. </text:span><text:span text:style-name="T55">Струмування повітря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54</text:p>
          </table:table-cell>
          <table:table-cell table:style-name="Dictionary.B307" table:number-columns-spanned="2" office:value-type="string">
            <text:p text:style-name="P22">Самотинний</text:p>
          </table:table-cell>
          <table:covered-table-cell/>
          <table:table-cell table:style-name="Dictionary.D307" table:number-columns-spanned="2" office:value-type="string">
            <text:p text:style-name="P19"><text:span text:style-name="T14">-а, -е, </text:span><text:span text:style-name="T16">прикм., </text:span><text:span text:style-name="T15">інд.-авт., </text:span><text:span text:style-name="T115">[1]</text:span></text:p>
          </table:table-cell>
          <table:covered-table-cell/>
          <table:table-cell table:style-name="Dictionary.F307" table:number-columns-spanned="2" office:value-type="string">
            <text:p text:style-name="P19"><text:span text:style-name="T15">Похідне від </text:span><text:span text:style-name="T19">самоти</text:span><text:span text:style-name="T21"></text:span><text:span text:style-name="T19">на</text:span></text:p>
          </table:table-cell>
          <table:covered-table-cell/>
          <table:table-cell table:style-name="Dictionary.H307" table:number-columns-spanned="3" office:value-type="string">
            <text:p text:style-name="P19"><text:span text:style-name="T15">Спиваєш тугу </text:span><text:span text:style-name="T18">самотинну</text:span><text:span text:style-name="T15">/ і душу, мов малу дитину,/ до рання присипляєш: спи. (П-2:18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8" table:number-columns-spanned="5" office:value-type="string">
            <text:p text:style-name="P19"><text:span text:style-name="T29">Сáмо</text:span><text:span text:style-name="T26">... </text:span><text:span text:style-name="T40">(див. 130)</text:span></text:p>
          </table:table-cell>
          <table:covered-table-cell/>
          <table:covered-table-cell/>
          <table:covered-table-cell/>
          <table:covered-table-cell/>
          <table:table-cell table:style-name="Dictionary.G308" table:number-columns-spanned="4" office:value-type="string">
            <text:h text:style-name="P50" text:outline-level="2"><text:span text:style-name="T71">Самот</text:span><text:span text:style-name="T92">а (</text:span><text:span text:style-name="T95">самоти</text:span><text:span text:style-name="T96"></text:span><text:span text:style-name="T95">на</text:span><text:span text:style-name="T96"></text:span><text:span text:style-name="T92">)</text:span><text:soft-page-break/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и, </text:span><text:span text:style-name="T75">ж.</text:span></text:p>
            <text:p text:style-name="P2"><text:span text:style-name="T54">1) Стан за знач. </text:span><text:a xlink:type="simple" xlink:href="http://www.lingvo.ua/uk/Translate/uk-uk/самітний"><text:span text:style-name="T62">самітний</text:span></text:a><text:span text:style-name="T54">, </text:span><text:a xlink:type="simple" xlink:href="http://www.lingvo.ua/uk/Translate/uk-uk/самотній"><text:span text:style-name="T62">самотній</text:span></text:a><text:span text:style-name="T54">; самотність. || Гостре відчуття відокремленості, ізольованості від кого-, чого-небуд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55</text:p>
          </table:table-cell>
          <table:table-cell table:style-name="Dictionary.B309" table:number-columns-spanned="2" office:value-type="string">
            <text:p text:style-name="P22">Самоуникáння</text:p>
          </table:table-cell>
          <table:covered-table-cell/>
          <table:table-cell table:style-name="Dictionary.D309" table:number-columns-spanned="2" office:value-type="string">
            <text:p text:style-name="P19"><text:span text:style-name="T14">-я, </text:span><text:span text:style-name="T15">ім., с., інд.-авт., </text:span><text:span text:style-name="T115">[9а]</text:span></text:p>
          </table:table-cell>
          <table:covered-table-cell/>
          <table:table-cell table:style-name="Dictionary.F309" table:number-columns-spanned="2" office:value-type="string">
            <text:p text:style-name="P19"><text:span text:style-name="T26">Похідне від </text:span><text:span text:style-name="T29">сáмо</text:span><text:span text:style-name="T26">... і </text:span><text:span text:style-name="T29">уникáння</text:span></text:p>
          </table:table-cell>
          <table:covered-table-cell/>
          <table:table-cell table:style-name="Dictionary.H309" table:number-columns-spanned="3" office:value-type="string">
            <text:p text:style-name="P19"><text:span text:style-name="T15">Коли спромога </text:span><text:span text:style-name="T18">самоуникань</text:span><text:span text:style-name="T15">/ при </text:span><text:span text:style-name="T15">узголів’ї спалахом прозріння/ відкриється тобі, як благостиня/ прощень, опрощень, прощ і прощавань. (П-1:6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0" table:number-columns-spanned="5" office:value-type="string">
            <text:p text:style-name="P19"><text:span text:style-name="T29">Сáмо</text:span><text:span text:style-name="T26">... </text:span><text:span text:style-name="T40">(див. 130)</text:span></text:p>
          </table:table-cell>
          <table:covered-table-cell/>
          <table:covered-table-cell/>
          <table:covered-table-cell/>
          <table:covered-table-cell/>
          <table:table-cell table:style-name="Dictionary.G310" table:number-columns-spanned="4" office:value-type="string">
            <text:h text:style-name="P50" text:outline-level="2"><text:span text:style-name="T71">уник</text:span><text:span text:style-name="T92">а</text:span><text:span text:style-name="T71">ння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я, </text:span><text:span text:style-name="T75">с.</text:span></text:p>
            <text:p text:style-name="P2"><text:span text:style-name="T54">Дія за знач. </text:span><text:a xlink:type="simple" xlink:href="http://www.lingvo.ua/uk/Translate/uk-uk/уникати"><text:span text:style-name="T62">уникати</text:span></text:a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56</text:p>
          </table:table-cell>
          <table:table-cell table:style-name="Dictionary.B311" table:number-columns-spanned="2" office:value-type="string">
            <text:p text:style-name="P19"><text:span text:style-name="T3">Світи-галаї</text:span><text:span text:style-name="T4"></text:span></text:p>
          </table:table-cell>
          <table:covered-table-cell/>
          <table:table-cell table:style-name="Dictionary.D311" table:number-columns-spanned="2" office:value-type="string">
            <text:p text:style-name="P19"><text:span text:style-name="T14">світі</text:span><text:span text:style-name="T29"></text:span><text:span text:style-name="T14">в-галаї</text:span><text:span text:style-name="T29"></text:span><text:span text:style-name="T14">в, </text:span><text:span text:style-name="T15">ім., мн., інд.-авт., </text:span><text:span text:style-name="T15">[9]</text:span></text:p>
          </table:table-cell>
          <table:covered-table-cell/>
          <table:table-cell table:style-name="Dictionary.F311" table:number-columns-spanned="2" office:value-type="string">
            <text:p text:style-name="P19"><text:span text:style-name="T16">Похідне від </text:span><text:span text:style-name="T21">світ</text:span><text:span text:style-name="T16"> і </text:span><text:span text:style-name="T21">галай </text:span><text:span text:style-name="T23">(від </text:span><text:span text:style-name="T21">галасвіта</text:span><text:span text:style-name="T23">)</text:span></text:p>
          </table:table-cell>
          <table:covered-table-cell/>
          <table:table-cell table:style-name="Dictionary.H311" table:number-columns-spanned="3" office:value-type="string">
            <text:p text:style-name="P19"><text:span text:style-name="T15">На тебе чатують </text:span><text:span text:style-name="T18">світи–галаї</text:span><text:span text:style-name="T15">./ Прощальний – як подим пожарищ – той спогад.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2" table:number-columns-spanned="5" office:value-type="string">
            <text:p text:style-name="P19"><text:span text:style-name="T29">Світ </text:span><text:span text:style-name="T40">(див. 67)</text:span></text:p>
          </table:table-cell>
          <table:covered-table-cell/>
          <table:covered-table-cell/>
          <table:covered-table-cell/>
          <table:covered-table-cell/>
          <table:table-cell table:style-name="Dictionary.G312" table:number-columns-spanned="4" office:value-type="string">
            <text:h text:style-name="P50" text:outline-level="2"><text:span text:style-name="T71">гал</text:span><text:span text:style-name="T92">а</text:span><text:span text:style-name="T71">світа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oft-page-break/><text:span text:style-name="T75">присл.</text:span><text:span text:style-name="T74">, </text:span><text:span text:style-name="T75">діал.</text:span></text:p>
            <text:p text:style-name="P26">Невідомо куди; кудись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57</text:p>
          </table:table-cell>
          <table:table-cell table:style-name="Dictionary.B313" table:number-columns-spanned="2" office:value-type="string">
            <text:p text:style-name="P22">Себекрáй</text:p>
          </table:table-cell>
          <table:covered-table-cell/>
          <table:table-cell table:style-name="Dictionary.D313" table:number-columns-spanned="2" office:value-type="string">
            <text:p text:style-name="P19"><text:span text:style-name="T14">-ю, </text:span><text:span text:style-name="T15">ім., ч., інд.-авт., </text:span><text:span text:style-name="T115">[11]</text:span></text:p>
          </table:table-cell>
          <table:covered-table-cell/>
          <table:table-cell table:style-name="Dictionary.F313" table:number-columns-spanned="2" office:value-type="string">
            <text:p text:style-name="P19"><text:span text:style-name="T26">Похідне від </text:span><text:span text:style-name="T29">себé</text:span><text:span text:style-name="T26"> і </text:span><text:span text:style-name="T29">край</text:span></text:p>
          </table:table-cell>
          <table:covered-table-cell/>
          <table:table-cell table:style-name="Dictionary.H313" table:number-columns-spanned="3" office:value-type="string">
            <text:p text:style-name="P19"><text:span text:style-name="T15">І все то – зá: дарунок сили/ за </text:span><text:span text:style-name="T18">себекраєм</text:span><text:span text:style-name="T15">: на, візьми,/ аби дороги доль гуділи/ всіма серцями і грудьми. (П-1:100); оця утеча геть за </text:span><text:span text:style-name="T18">себекрай</text:span><text:span text:style-name="T15"> - / то ніби виснений в дитинстві син… (П-1:2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4" table:number-columns-spanned="5" office:value-type="string">
            <text:p text:style-name="P19"><text:span text:style-name="T29">Себé </text:span><text:span text:style-name="T40">(див. 74)</text:span></text:p>
          </table:table-cell>
          <table:covered-table-cell/>
          <table:covered-table-cell/>
          <table:covered-table-cell/>
          <table:covered-table-cell/>
          <table:table-cell table:style-name="Dictionary.G314" table:number-columns-spanned="4" office:value-type="string">
            <text:p text:style-name="P19"><text:span text:style-name="T29">Край </text:span><text:span text:style-name="T40">(див. 74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58</text:p>
          </table:table-cell>
          <table:table-cell table:style-name="Dictionary.B315" table:number-columns-spanned="2" office:value-type="string">
            <text:p text:style-name="P22">Семигóри</text:p>
          </table:table-cell>
          <table:covered-table-cell/>
          <table:table-cell table:style-name="Dictionary.D315" table:number-columns-spanned="2" office:value-type="string">
            <text:p text:style-name="P19"><text:span text:style-name="T14">-гíр, </text:span><text:span text:style-name="T15">ім., мн., інд.-авт., </text:span><text:span text:style-name="T115">[8]</text:span></text:p>
          </table:table-cell>
          <table:covered-table-cell/>
          <table:table-cell table:style-name="Dictionary.F315" table:number-columns-spanned="2" office:value-type="string">
            <text:p text:style-name="P19"><text:span text:style-name="T26">Похідне від </text:span><text:span text:style-name="T29">сім</text:span><text:span text:style-name="T26"> і </text:span><text:span text:style-name="T29">гóри</text:span></text:p>
          </table:table-cell>
          <table:covered-table-cell/>
          <table:table-cell table:style-name="Dictionary.H315" table:number-columns-spanned="3" office:value-type="string">
            <text:p text:style-name="P19"><text:span text:style-name="T16">І що кигиче в мертвій цій пустелі?/ Киги-киги – мов чайка з-над Дніпра./ О </text:span><text:span text:style-name="T20">семигори</text:span><text:span text:style-name="T16"> горя, цвинтар велій,/ і я </text:span><text:span text:style-name="T16">тут згину, як прийде пора? (П-1:1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6" table:number-columns-spanned="5" office:value-type="string">
            <text:h text:style-name="P47" text:outline-level="2">сім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1">I </text:span><text:span text:style-name="T74">семи </text:span><text:span text:style-name="T75">і </text:span><text:span text:style-name="T74">сімох, </text:span><text:span text:style-name="T75">числ.</text:span> <text:span text:style-name="T75">кільк.</text:span></text:p>
            <text:p text:style-name="P34"><text:span text:style-name="T44">Назва числа і цифри 7. || </text:span><text:span text:style-name="T53">чого</text:span><text:span text:style-name="T44">. Кількість із 7 одиниць.</text:span></text:p>
          </table:table-cell>
          <table:covered-table-cell/>
          <table:covered-table-cell/>
          <table:covered-table-cell/>
          <table:covered-table-cell/>
          <table:table-cell table:style-name="Dictionary.G316" table:number-columns-spanned="4" office:value-type="string">
            <text:h text:style-name="P49" text:outline-level="2"><text:span text:style-name="T71">гор</text:span><text:span text:style-name="T92">а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и, </text:span><text:span text:style-name="T75">ж.</text:span></text:p>
            <text:p text:style-name="P26">1) Значне підвищення над навколишньою місцевістю або серед інших підвищень. || <text:span text:style-name="T99">тільки </text:span><text:span text:style-name="T75">мн.</text:span> Гориста місцевість, країна.</text:p>
            <text:p text:style-name="P34"><text:span text:style-name="T44">2) </text:span><text:span text:style-name="T53">чого</text:span><text:span text:style-name="T44">. Велика кількість чого-небудь складеного в купу; багато чогос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59</text:p>
          </table:table-cell>
          <table:table-cell table:style-name="Dictionary.B317" table:number-columns-spanned="2" office:value-type="string">
            <text:p text:style-name="P22">Серцеóкий</text:p>
          </table:table-cell>
          <table:covered-table-cell/>
          <table:table-cell table:style-name="Dictionary.D317" table:number-columns-spanned="2" office:value-type="string">
            <text:p text:style-name="P19"><text:span text:style-name="T14">-а, -е, </text:span><text:span text:style-name="T16">прикм., </text:span><text:span text:style-name="T15">інд.-</text:span><text:soft-page-break/><text:span text:style-name="T15">авт., </text:span><text:span text:style-name="T115">[15а]</text:span></text:p>
          </table:table-cell>
          <table:covered-table-cell/>
          <table:table-cell table:style-name="Dictionary.F317" table:number-columns-spanned="2" office:value-type="string">
            <text:p text:style-name="P19"><text:span text:style-name="T26">Похідне від </text:span><text:span text:style-name="T29">сéрце</text:span><text:span text:style-name="T26"> і </text:span><text:span text:style-name="T29">óко</text:span></text:p>
          </table:table-cell>
          <table:covered-table-cell/>
          <table:table-cell table:style-name="Dictionary.H317" table:number-columns-spanned="3" office:value-type="string">
            <text:p text:style-name="P19"><text:span text:style-name="T16">Сто плах перейди, </text:span><text:span text:style-name="T20">серцеокий</text:span><text:span text:style-name="T16">,/ сто плах, сто багать, сто голгоф… (П-1:1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8" table:number-columns-spanned="5" office:value-type="string">
            <text:p text:style-name="P19"><text:span text:style-name="T29">Сéрце </text:span><text:span text:style-name="T40">(див. 56)</text:span></text:p>
          </table:table-cell>
          <table:covered-table-cell/>
          <table:covered-table-cell/>
          <table:covered-table-cell/>
          <table:covered-table-cell/>
          <table:table-cell table:style-name="Dictionary.G318" table:number-columns-spanned="4" office:value-type="string">
            <text:p text:style-name="P19"><text:span text:style-name="T29">Óко </text:span><text:span text:style-name="T40">(див. 36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60</text:p>
          </table:table-cell>
          <table:table-cell table:style-name="Dictionary.B319" table:number-columns-spanned="2" office:value-type="string">
            <text:p text:style-name="P22">Словотéча</text:p>
          </table:table-cell>
          <table:covered-table-cell/>
          <table:table-cell table:style-name="Dictionary.D319" table:number-columns-spanned="2" office:value-type="string">
            <text:p text:style-name="P19"><text:span text:style-name="T14">-і, </text:span><text:span text:style-name="T15">ім., ж., інд.-авт., </text:span><text:span text:style-name="T115">[8</text:span><text:span text:style-name="T114">]</text:span><text:span text:style-name="T33">, </text:span><text:span text:style-name="T114">[</text:span><text:span text:style-name="T115">1а]</text:span></text:p>
          </table:table-cell>
          <table:covered-table-cell/>
          <table:table-cell table:style-name="Dictionary.F319" table:number-columns-spanned="2" office:value-type="string">
            <text:p text:style-name="P19"><text:span text:style-name="T26">Похідне від </text:span><text:span text:style-name="T29">слóво</text:span><text:span text:style-name="T26"> і </text:span><text:span text:style-name="T29">текти</text:span></text:p>
          </table:table-cell>
          <table:covered-table-cell/>
          <table:table-cell table:style-name="Dictionary.H319" table:number-columns-spanned="3" office:value-type="string">
            <text:p text:style-name="P19"><text:span text:style-name="T104">Слова, слова, слова – задосить </text:span><text:span text:style-name="T105">словотечі</text:span><text:span text:style-name="T104">,/ німують бо предтечі, доба гряде нова. (П-2:2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0" table:number-columns-spanned="5" office:value-type="string">
            <text:h text:style-name="P49" text:outline-level="2"><text:span text:style-name="T71">сл</text:span><text:span text:style-name="T92">о</text:span><text:span text:style-name="T71">во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а, </text:span><text:span text:style-name="T75">с.</text:span></text:p>
            <text:p text:style-name="P26">1) Мовна одиниця, що являє собою звукове вираження поняття про предмет або явище об'єктивного світу. || Заклинання, що, за марновірним уявленням, має магічну силу. || В обчислювальній техніці – послідовність символів ("літер") для позначення виду даних, повідомлення і т. ін.</text:p>
            <text:p text:style-name="P34"><text:span text:style-name="T44">4) Обіцянка виконати що-небудь. || Згода на шлюб. </text:span><text:span text:style-name="T53">Дотримати [свого] слова</text:span><text:span text:style-name="T44">.</text:span></text:p>
          </table:table-cell>
          <table:covered-table-cell/>
          <table:covered-table-cell/>
          <table:covered-table-cell/>
          <table:covered-table-cell/>
          <table:table-cell table:style-name="Dictionary.G320" table:number-columns-spanned="4" office:value-type="string">
            <text:h text:style-name="P49" text:outline-level="2"><text:span text:style-name="T71">тект</text:span><text:span text:style-name="T92">и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тече; </text:span><text:span text:style-name="T75">мин. ч.</text:span> <text:span text:style-name="T74">тік, текла, текло; </text:span><text:span text:style-name="T75">наказ. сп.</text:span> <text:span text:style-name="T74">течи; </text:span><text:span text:style-name="T75">недок.</text:span></text:p>
            <text:p text:style-name="P34"><text:span text:style-name="T44">2) Струменіти, литися (про рідину). || </text:span><text:span text:style-name="T57">безос.</text:span><text:span text:style-name="T44"> || </text:span><text:span text:style-name="T57">перен.</text:span><text:span text:style-name="T44"> Поширюватися в повітрі (про світло, запах тощо). || </text:span><text:span text:style-name="T57">перен.</text:span><text:span text:style-name="T44"> Звучати плавно, рівно та безперервно (про звуки, слова тощо). || </text:span><text:span text:style-name="T57">перен.</text:span><text:span text:style-name="T44"> Виникати в певній послідовності, іти одна за одною (про думки). || </text:span><text:span text:style-name="T57">перен.</text:span><text:span text:style-name="T44"> Відбуватися (про розмову, бесіду). || </text:span><text:span text:style-name="T57">перен.</text:span><text:span text:style-name="T44"> Хвилеподібно спадати (про волосся)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61</text:p>
          </table:table-cell>
          <table:table-cell table:style-name="Dictionary.B321" table:number-columns-spanned="2" office:value-type="string">
            <text:p text:style-name="P22">Смертеіснувáння</text:p>
          </table:table-cell>
          <table:covered-table-cell/>
          <table:table-cell table:style-name="Dictionary.D321" table:number-columns-spanned="2" office:value-type="string">
            <text:p text:style-name="P19"><text:span text:style-name="T14">-я, </text:span><text:span text:style-name="T15">ім., с., інд.-</text:span><text:soft-page-break/><text:span text:style-name="T15">авт., </text:span><text:span text:style-name="T115">[9а]</text:span></text:p>
          </table:table-cell>
          <table:covered-table-cell/>
          <table:table-cell table:style-name="Dictionary.F321" table:number-columns-spanned="2" office:value-type="string">
            <text:p text:style-name="P19"><text:span text:style-name="T26">Похідне від </text:span><text:span text:style-name="T29">смерть</text:span><text:span text:style-name="T26"> і </text:span><text:span text:style-name="T29">існувáння</text:span></text:p>
          </table:table-cell>
          <table:covered-table-cell/>
          <table:table-cell table:style-name="Dictionary.H321" table:number-columns-spanned="3" office:value-type="string">
            <text:p text:style-name="P19"><text:span text:style-name="T16">Сховатися од долі – не судилось./ Ударив грім – і зразу шкереберть/ пішло життя. І ость ти – все, що </text:span><text:soft-page-break/><text:span text:style-name="T16">снилось,/ як </text:span><text:span text:style-name="T20">смертеіснування</text:span><text:span text:style-name="T16"> й життєсмерть. (П-1: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2" table:number-columns-spanned="5" office:value-type="string">
            <text:p text:style-name="P19"><text:span text:style-name="T29">Смерть </text:span><text:span text:style-name="T40">(див. 65)</text:span></text:p>
          </table:table-cell>
          <table:covered-table-cell/>
          <table:covered-table-cell/>
          <table:covered-table-cell/>
          <table:covered-table-cell/>
          <table:table-cell table:style-name="Dictionary.G322" table:number-columns-spanned="4" office:value-type="string">
            <text:h text:style-name="P49" text:outline-level="2"><text:span text:style-name="T71">існув</text:span><text:span text:style-name="T92">а</text:span><text:span text:style-name="T71">ння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я, </text:span><text:span text:style-name="T75">с.</text:span></text:p>
            <text:p text:style-name="P26">1) <text:span text:style-name="T99">тільки </text:span><text:span text:style-name="T75">одн.</text:span> Буття; наявність кого-, чого-небудь у дійсності.</text:p>
            <text:p text:style-name="P26">2) Життя, спосіб життя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62</text:p>
          </table:table-cell>
          <table:table-cell table:style-name="Dictionary.B323" table:number-columns-spanned="2" office:value-type="string">
            <text:p text:style-name="P22">Снíння</text:p>
          </table:table-cell>
          <table:covered-table-cell/>
          <table:table-cell table:style-name="Dictionary.D323" table:number-columns-spanned="2" office:value-type="string">
            <text:p text:style-name="P19"><text:span text:style-name="T14">-нь, </text:span><text:span text:style-name="T15">ім., мн., інд.-авт., </text:span><text:span text:style-name="T115">[1]</text:span></text:p>
          </table:table-cell>
          <table:covered-table-cell/>
          <table:table-cell table:style-name="Dictionary.F323" table:number-columns-spanned="2" office:value-type="string">
            <text:p text:style-name="P18">Похідне від <text:span text:style-name="T72">сон</text:span></text:p>
          </table:table-cell>
          <table:covered-table-cell/>
          <table:table-cell table:style-name="Dictionary.H323" table:number-columns-spanned="3" office:value-type="string">
            <text:p text:style-name="P19"><text:span text:style-name="T16">Немов рубін у чорнім адамашку,/ обачно критий білим німуванням,/ так </text:span><text:span text:style-name="T20">снінь</text:span><text:span text:style-name="T16"> моїх озерце шарлатове/ лямує обережок начувань… (П-1: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4" table:number-columns-spanned="9" office:value-type="string">
            <text:h text:style-name="P47" text:outline-level="2">сон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1">I </text:span><text:span text:style-name="T74">сну, </text:span><text:span text:style-name="T75">ч.</text:span></text:p>
            <text:p text:style-name="P2"><text:span text:style-name="T54">1) Фізіологічний стан спокою організму людини і тварини, що настає періодично і супроводиться повною або частковою втратою свідомості й ослабленням ряду фізіологічних процесів. || Те саме, що </text:span><text:a xlink:type="simple" xlink:href="http://www.lingvo.ua/uk/Translate/uk-uk/спання"><text:span text:style-name="T62">спання</text:span></text:a><text:span text:style-name="T54">. || Те саме, що </text:span><text:a xlink:type="simple" xlink:href="http://www.lingvo.ua/uk/Translate/uk-uk/сплячка"><text:span text:style-name="T62">сплячка</text:span></text:a><text:span text:style-name="T54"> 1). || </text:span><text:span text:style-name="T59">спец.</text:span><text:span text:style-name="T54"> Стан рослини, за якого відбувається зміна в положенні листя або пелюсток квітки під впливом зміни освітлення і температури. || Зимове завмирання рослин.</text:span></text:p>
            <text:p text:style-name="P34"><text:span text:style-name="T44">2) Те, що сниться; сновидіння. || </text:span><text:span text:style-name="T57">перен.</text:span><text:span text:style-name="T44"> Те, про що мріє людина; мрія. || </text:span><text:span text:style-name="T57">перен.</text:span><text:span text:style-name="T44"> Те, що сприймається як нереальне, примарне, </text:span><text:soft-page-break/><text:span text:style-name="T44">оманливе;</text:span><text:span text:style-name="T57">прот.</text:span><text:span text:style-name="T44"> дійсність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63</text:p>
          </table:table-cell>
          <table:table-cell table:style-name="Dictionary.B325" table:number-columns-spanned="2" office:value-type="string">
            <text:p text:style-name="P22">Солодкомолóка</text:p>
          </table:table-cell>
          <table:covered-table-cell/>
          <table:table-cell table:style-name="Dictionary.D325" table:number-columns-spanned="2" office:value-type="string">
            <text:p text:style-name="P19"><text:span text:style-name="T14">-е, </text:span><text:span text:style-name="T16">прикм., </text:span><text:span text:style-name="T15">інд.-авт., </text:span><text:span text:style-name="T115">[15а]</text:span></text:p>
          </table:table-cell>
          <table:covered-table-cell/>
          <table:table-cell table:style-name="Dictionary.F325" table:number-columns-spanned="2" office:value-type="string">
            <text:p text:style-name="P19"><text:span text:style-name="T26">Похідне від </text:span><text:span text:style-name="T29">солóдкий</text:span><text:span text:style-name="T26"> і </text:span><text:span text:style-name="T29">молокó</text:span></text:p>
          </table:table-cell>
          <table:covered-table-cell/>
          <table:table-cell table:style-name="Dictionary.H325" table:number-columns-spanned="3" office:value-type="string">
            <text:p text:style-name="P19"><text:span text:style-name="T16">Ти десь за край світу, як птаха моя білогруда,/ </text:span><text:span text:style-name="T20">солодкомолока</text:span><text:span text:style-name="T16">, два ока - мигдалі сумні. (П-2:1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6" table:number-columns-spanned="5" office:value-type="string">
            <text:h text:style-name="P49" text:outline-level="2"><text:span text:style-name="T71">сол</text:span><text:span text:style-name="T92">о</text:span><text:span text:style-name="T71">дкий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0">-а, -е.</text:p>
            <text:p text:style-name="P26">1) Який має приємний смак, <text:span text:style-name="T75">власт.</text:span> цукрові, медові і т. ін.; <text:span text:style-name="T75">прот.</text:span>гіркий, кислий, солоний. || Пригот. із цукром, медом, варенням і т. ін. (про їжу, питво). || <text:span text:style-name="T75">у знач.</text:span> <text:span text:style-name="T75">ім.</text:span> сол<text:span text:style-name="T91">о</text:span>дке, -кого, <text:span text:style-name="T75">с.</text:span> Їжа, яка має приємний смак, <text:span text:style-name="T75">власт.</text:span> цукрові, медові тощо, або пригот. із цукром, медом, варенням і т. ін. || <text:span text:style-name="T75">у знач.</text:span> <text:span text:style-name="T75">ім.</text:span> сол<text:span text:style-name="T91">о</text:span>дке, -кого, <text:span text:style-name="T75">с.</text:span> Фрукти, цукерки, тістечка і т. ін., що їх подають наприкінці обіду тощо; десерт. || Позбавлений солоного смаку (про воду і т. ін.). || Уживається у складі назв деяких рослин. <text:span text:style-name="T99">Солодкий перець</text:span>.</text:p>
            <text:p text:style-name="P34"><text:span text:style-name="T44">4) </text:span><text:span text:style-name="T57">перен.</text:span><text:span text:style-name="T44"> Який дає відчуття приємності або виражає задоволення, </text:span><text:soft-page-break/><text:span text:style-name="T44">радість, насолоду (про </text:span><text:span text:style-name="T44">думки, почуття, стан людини).</text:span></text:p>
          </table:table-cell>
          <table:covered-table-cell/>
          <table:covered-table-cell/>
          <table:covered-table-cell/>
          <table:covered-table-cell/>
          <table:table-cell table:style-name="Dictionary.G326" table:number-columns-spanned="4" office:value-type="string">
            <text:h text:style-name="P49" text:outline-level="2"><text:span text:style-name="T71">молок</text:span><text:span text:style-name="T92">о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а, </text:span><text:span text:style-name="T75">с.</text:span></text:p>
            <text:p text:style-name="P26">2) Рідина, одержувана від деяких сільськогосподарських тварин як продукт харчування. || Коров'яче молоко як їжа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64</text:p>
          </table:table-cell>
          <table:table-cell table:style-name="Dictionary.B327" table:number-columns-spanned="2" office:value-type="string">
            <text:p text:style-name="P22">Сон-комишí</text:p>
          </table:table-cell>
          <table:covered-table-cell/>
          <table:table-cell table:style-name="Dictionary.D327" table:number-columns-spanned="2" office:value-type="string">
            <text:p text:style-name="P19"><text:span text:style-name="T14">-ів, </text:span><text:span text:style-name="T15">ім., мн., інд.-авт., </text:span><text:span text:style-name="T115">[9]</text:span></text:p>
          </table:table-cell>
          <table:covered-table-cell/>
          <table:table-cell table:style-name="Dictionary.F327" table:number-columns-spanned="2" office:value-type="string">
            <text:p text:style-name="P19"><text:span text:style-name="T26">Похідне від </text:span><text:span text:style-name="T29">сон</text:span><text:span text:style-name="T26"> і </text:span><text:span text:style-name="T29">комиш</text:span></text:p>
          </table:table-cell>
          <table:covered-table-cell/>
          <table:table-cell table:style-name="Dictionary.H327" table:number-columns-spanned="3" office:value-type="string">
            <text:p text:style-name="P19"><text:span text:style-name="T16">І в серця на споді, в осерді душі/ ішли нашорошені </text:span><text:span text:style-name="T20">сон-комиші</text:span><text:span text:style-name="T16">. (П-2: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8" table:number-columns-spanned="5" office:value-type="string">
            <text:p text:style-name="P6">Сон <text:span text:style-name="T98">(див. 162)</text:span></text:p>
          </table:table-cell>
          <table:covered-table-cell/>
          <table:covered-table-cell/>
          <table:covered-table-cell/>
          <table:covered-table-cell/>
          <table:table-cell table:style-name="Dictionary.G328" table:number-columns-spanned="4" office:value-type="string">
            <text:h text:style-name="P49" text:outline-level="2"><text:span text:style-name="T71">ком</text:span><text:span text:style-name="T92">и</text:span><text:span text:style-name="T71">ш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у, </text:span><text:span text:style-name="T75">ч.</text:span></text:p>
            <text:p text:style-name="P26">1) Висока водяна чи болотяна багаторічна рослина родини осокових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65</text:p>
          </table:table-cell>
          <table:table-cell table:style-name="Dictionary.B329" table:number-columns-spanned="2" office:value-type="string">
            <text:p text:style-name="P22">Сонцелéт</text:p>
          </table:table-cell>
          <table:covered-table-cell/>
          <table:table-cell table:style-name="Dictionary.D329" table:number-columns-spanned="2" office:value-type="string">
            <text:p text:style-name="P19"><text:span text:style-name="T14">-у, </text:span><text:span text:style-name="T15">ім., ч., інд.-авт., </text:span><text:span text:style-name="T115">[9а]</text:span></text:p>
          </table:table-cell>
          <table:covered-table-cell/>
          <table:table-cell table:style-name="Dictionary.F329" table:number-columns-spanned="2" office:value-type="string">
            <text:p text:style-name="P19"><text:span text:style-name="T26">Похідне від </text:span><text:span text:style-name="T29">сóнце </text:span><text:span text:style-name="T26">і </text:span><text:span text:style-name="T29">лет</text:span></text:p>
          </table:table-cell>
          <table:covered-table-cell/>
          <table:table-cell table:style-name="Dictionary.H329" table:number-columns-spanned="3" office:value-type="string">
            <text:p text:style-name="P19"><text:span text:style-name="T16">Зворохобилися айстри/ приосіннім </text:span><text:span text:style-name="T20">сонцелетом</text:span><text:span text:style-name="T16">,/ проминальною порою/ падолистом деручким. (П-1: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0" table:number-columns-spanned="5" office:value-type="string">
            <text:h text:style-name="P49" text:outline-level="2"><text:span text:style-name="T71">с</text:span><text:span text:style-name="T92">о</text:span><text:span text:style-name="T71">нце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я, </text:span><text:span text:style-name="T75">с.</text:span></text:p>
            <text:p text:style-name="P26">1) Центральне небесне світило Сонячної системи, що має форму гігантської розжареної кулі, яка випромінює світло й тепло.</text:p>
          </table:table-cell>
          <table:covered-table-cell/>
          <table:covered-table-cell/>
          <table:covered-table-cell/>
          <table:covered-table-cell/>
          <table:table-cell table:style-name="Dictionary.G330" table:number-columns-spanned="4" office:value-type="string">
            <text:p text:style-name="P6">Лет <text:span text:style-name="T98">(див. 76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66</text:p>
          </table:table-cell>
          <table:table-cell table:style-name="Dictionary.B331" table:number-columns-spanned="2" office:value-type="string">
            <text:p text:style-name="P22">Сонцепруг</text:p>
          </table:table-cell>
          <table:covered-table-cell/>
          <table:table-cell table:style-name="Dictionary.D331" table:number-columns-spanned="2" office:value-type="string">
            <text:p text:style-name="P19"><text:span text:style-name="T14">-а, </text:span><text:span text:style-name="T15">ім., </text:span><text:soft-page-break/><text:span text:style-name="T15">ч., інд.-авт., </text:span><text:span text:style-name="T115">[9а]</text:span></text:p>
          </table:table-cell>
          <table:covered-table-cell/>
          <table:table-cell table:style-name="Dictionary.F331" table:number-columns-spanned="2" office:value-type="string">
            <text:p text:style-name="P19"><text:span text:style-name="T26">Похідне від </text:span><text:soft-page-break/><text:span text:style-name="T29">сóнце</text:span><text:span text:style-name="T26"> і </text:span><text:span text:style-name="T29">пруг</text:span></text:p>
          </table:table-cell>
          <table:covered-table-cell/>
          <table:table-cell table:style-name="Dictionary.H331" table:number-columns-spanned="3" office:value-type="string">
            <text:p text:style-name="P19"><text:span text:style-name="T16">Як боляче ряхкоче </text:span><text:span text:style-name="T20">сонцепруг</text:span><text:span text:style-name="T16">!/ Як – </text:span><text:soft-page-break/><text:span text:style-name="T16">далина! (П-2:6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2" table:number-columns-spanned="5" office:value-type="string">
            <text:p text:style-name="P19"><text:span text:style-name="T29">Сóнце </text:span><text:span text:style-name="T40">(див. 165)</text:span></text:p>
          </table:table-cell>
          <table:covered-table-cell/>
          <table:covered-table-cell/>
          <table:covered-table-cell/>
          <table:covered-table-cell/>
          <table:table-cell table:style-name="Dictionary.G332" table:number-columns-spanned="4" office:value-type="string">
            <text:h text:style-name="P47" text:outline-level="2">пруг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а, </text:span><text:span text:style-name="T75">ч.</text:span><text:span text:style-name="T74">, </text:span><text:span text:style-name="T75">розм.</text:span></text:p>
            <text:p text:style-name="P34"><text:span text:style-name="T44">1) Край чого-небудь. || Поздовжній вузький край, бік якогось предмета; ребро. </text:span><text:span text:style-name="T53">Пруг дошки</text:span><text:span text:style-name="T44">. || Ребро гранчастого предмета. || Верхній край </text:span><text:span text:style-name="T44">(обріз) якої-небудь посудини (</text:span><text:span text:style-name="T57">перев.</text:span><text:span text:style-name="T44"> круглої форми); вінця. </text:span><text:span text:style-name="T53">Пруг відра</text:span><text:span text:style-name="T44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67</text:p>
          </table:table-cell>
          <table:table-cell table:style-name="Dictionary.B333" table:number-columns-spanned="2" office:value-type="string">
            <text:p text:style-name="P22">Спах</text:p>
          </table:table-cell>
          <table:covered-table-cell/>
          <table:table-cell table:style-name="Dictionary.D333" table:number-columns-spanned="2" office:value-type="string">
            <text:p text:style-name="P19"><text:span text:style-name="T14">-у, </text:span><text:span text:style-name="T15">ім., ч., інд.-авт., </text:span><text:span text:style-name="T115">[1а]</text:span></text:p>
          </table:table-cell>
          <table:covered-table-cell/>
          <table:table-cell table:style-name="Dictionary.F333" table:number-columns-spanned="2" office:value-type="string">
            <text:p text:style-name="P19"><text:span text:style-name="T34">Похідне від </text:span><text:span text:style-name="T30">спалáхувати </text:span><text:span text:style-name="T39">(від </text:span><text:span text:style-name="T30">спахáти)</text:span></text:p>
          </table:table-cell>
          <table:covered-table-cell/>
          <table:table-cell table:style-name="Dictionary.H333" table:number-columns-spanned="3" office:value-type="string">
            <text:p text:style-name="P19"><text:span text:style-name="T16">По голубих лугах, мов голуб,/ кошлатих сонць шугає </text:span><text:span text:style-name="T20">спах</text:span><text:span text:style-name="T16">. (П-1:1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4" table:number-columns-spanned="9" office:value-type="string">
            <text:h text:style-name="P49" text:outline-level="2"><text:span text:style-name="T71">Спал</text:span><text:span text:style-name="T92">а</text:span><text:span text:style-name="T71">хувати (</text:span><text:span text:style-name="T30">спахáти</text:span><text:span text:style-name="T71">)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ую, -уєш, </text:span><text:span text:style-name="T75">недок.</text:span><text:span text:style-name="T74">, спалахнути, -ну, -неш, </text:span><text:span text:style-name="T75">док.</text:span></text:p>
            <text:p text:style-name="P2"><text:span text:style-name="T54">1) </text:span><text:span text:style-name="T55">тільки </text:span><text:span text:style-name="T54">3 </text:span><text:span text:style-name="T59">ос.</text:span><text:span text:style-name="T54">, </text:span><text:span text:style-name="T55">чим і без додатка</text:span><text:span text:style-name="T54">.Раптово і швидко загорятися яскравим полум'ям; займатися (</text:span><text:span text:style-name="T59">див.</text:span><text:span text:style-name="T54"> </text:span><text:a xlink:type="simple" xlink:href="http://www.lingvo.ua/uk/Translate/uk-uk/займатися"><text:span text:style-name="T62">займатися</text:span></text:a><text:span text:style-name="T54"> II). || </text:span><text:span text:style-name="T59">безос.</text:span><text:span text:style-name="T54"> || </text:span><text:span text:style-name="T55">також </text:span><text:span text:style-name="T59">у сполуч.</text:span><text:span text:style-name="T54"> </text:span><text:span text:style-name="T55">зі </text:span><text:span text:style-name="T59">сл.</text:span><text:span text:style-name="T54"> вогонь, полум'я, пожежа, іскра і т. ін. || </text:span><text:span text:style-name="T55">тільки </text:span><text:span text:style-name="T59">недок.</text:span><text:span text:style-name="T54">При млявому або нерівному горінні час від часу розгорятися сильніше; займатися </text:span><text:soft-page-break/><text:span text:style-name="T54">(</text:span><text:span text:style-name="T59">див.</text:span><text:span text:style-name="T54"> </text:span><text:a xlink:type="simple" xlink:href="http://www.lingvo.ua/uk/Translate/uk-uk/займатися"><text:span text:style-name="T62">займатися</text:span></text:a><text:span text:style-name="T54"> II) на мить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68</text:p>
          </table:table-cell>
          <table:table-cell table:style-name="Dictionary.B335" table:number-columns-spanned="2" office:value-type="string">
            <text:p text:style-name="P22">Спередвікíв</text:p>
          </table:table-cell>
          <table:covered-table-cell/>
          <table:table-cell table:style-name="Dictionary.D335" table:number-columns-spanned="2" office:value-type="string">
            <text:p text:style-name="P19"><text:span text:style-name="T15">незм., </text:span><text:span text:style-name="T16">присл., </text:span><text:span text:style-name="T15">інд.-авт., </text:span><text:span text:style-name="T115">[11]</text:span></text:p>
          </table:table-cell>
          <table:covered-table-cell/>
          <table:table-cell table:style-name="Dictionary.F335" table:number-columns-spanned="2" office:value-type="string">
            <text:p text:style-name="P19"><text:span text:style-name="T34">Похідне від </text:span><text:span text:style-name="T28">спе</text:span><text:span text:style-name="T29"></text:span><text:span text:style-name="T28">ред </text:span><text:span text:style-name="T39">і </text:span><text:span text:style-name="T28">вікі</text:span><text:span text:style-name="T29"></text:span><text:span text:style-name="T28">в</text:span></text:p>
          </table:table-cell>
          <table:covered-table-cell/>
          <table:table-cell table:style-name="Dictionary.H335" table:number-columns-spanned="3" office:value-type="string">
            <text:p text:style-name="P19"><text:span text:style-name="T16">Ви вбивці, ви ненатлі нелюди/ </text:span><text:span text:style-name="T20">спередвіків</text:span><text:span text:style-name="T16">,/ а ми припізнені аеди,/ наш злочин – спів. (П-2:9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6" table:number-columns-spanned="5" office:value-type="string">
            <text:p text:style-name="P6"><text:span text:style-name="T41">Спе</text:span><text:span text:style-name="T26"></text:span><text:span text:style-name="T41">ред </text:span><text:span text:style-name="T98">(див. 72)</text:span></text:p>
          </table:table-cell>
          <table:covered-table-cell/>
          <table:covered-table-cell/>
          <table:covered-table-cell/>
          <table:covered-table-cell/>
          <table:table-cell table:style-name="Dictionary.G336" table:number-columns-spanned="4" office:value-type="string">
            <text:p text:style-name="P6">Вік <text:span text:style-name="T98">(див. 11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69</text:p>
          </table:table-cell>
          <table:table-cell table:style-name="Dictionary.B337" table:number-columns-spanned="2" office:value-type="string">
            <text:p text:style-name="P22">Спередодня</text:p>
          </table:table-cell>
          <table:covered-table-cell/>
          <table:table-cell table:style-name="Dictionary.D337" table:number-columns-spanned="2" office:value-type="string">
            <text:p text:style-name="P19"><text:span text:style-name="T15">незм., </text:span><text:span text:style-name="T16">присл.,</text:span><text:span text:style-name="T34"> </text:span><text:span text:style-name="T15">інд.-авт., </text:span><text:span text:style-name="T115">[11]</text:span></text:p>
          </table:table-cell>
          <table:covered-table-cell/>
          <table:table-cell table:style-name="Dictionary.F337" table:number-columns-spanned="2" office:value-type="string">
            <text:p text:style-name="P19"><text:span text:style-name="T26">Похідне від </text:span><text:span text:style-name="T29">спéред</text:span><text:span text:style-name="T26"> і </text:span><text:span text:style-name="T29">день</text:span></text:p>
          </table:table-cell>
          <table:covered-table-cell/>
          <table:table-cell table:style-name="Dictionary.H337" table:number-columns-spanned="3" office:value-type="string">
            <text:p text:style-name="P19"><text:span text:style-name="T16">Було ж: </text:span><text:span text:style-name="T20">спередодня</text:span><text:span text:style-name="T16">/ так довго трембітало,/ за тим світати стало - / прожогом, навмання. (П-1:126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8" table:number-columns-spanned="5" office:value-type="string">
            <text:p text:style-name="P6"><text:span text:style-name="T41">Спе</text:span><text:span text:style-name="T26"></text:span><text:span text:style-name="T41">ред </text:span><text:span text:style-name="T98">(див. 72)</text:span></text:p>
          </table:table-cell>
          <table:covered-table-cell/>
          <table:covered-table-cell/>
          <table:covered-table-cell/>
          <table:covered-table-cell/>
          <table:table-cell table:style-name="Dictionary.G338" table:number-columns-spanned="4" office:value-type="string">
            <text:p text:style-name="P7"><text:span text:style-name="T26">День </text:span><text:span text:style-name="T40">(див. 64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70</text:p>
          </table:table-cell>
          <table:table-cell table:style-name="Dictionary.B339" table:number-columns-spanned="2" office:value-type="string">
            <text:p text:style-name="P22">Ставітри</text:p>
          </table:table-cell>
          <table:covered-table-cell/>
          <table:table-cell table:style-name="Dictionary.D339" table:number-columns-spanned="2" office:value-type="string">
            <text:p text:style-name="P19"><text:span text:style-name="T14">-íв, </text:span><text:span text:style-name="T15">ім., мн., інд.-авт., </text:span><text:span text:style-name="T115">[9а]</text:span></text:p>
          </table:table-cell>
          <table:covered-table-cell/>
          <table:table-cell table:style-name="Dictionary.F339" table:number-columns-spanned="2" office:value-type="string">
            <text:p text:style-name="P19"><text:span text:style-name="T26">Похідне від </text:span><text:span text:style-name="T29">сто </text:span><text:span text:style-name="T26">і</text:span><text:span text:style-name="T29"> вітри</text:span></text:p>
          </table:table-cell>
          <table:covered-table-cell/>
          <table:table-cell table:style-name="Dictionary.H339" table:number-columns-spanned="3" office:value-type="string">
            <text:p text:style-name="P19"><text:span text:style-name="T16">На цих шалених </text:span><text:span text:style-name="T20">ставітрах</text:span><text:span text:style-name="T16">,/ де ні коня, ані дороги,/ звіряй свій крок за знаком Бога - / і попри смерть і попри жах. (П-1:1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0" table:number-columns-spanned="5" office:value-type="string">
            <text:h text:style-name="P47" text:outline-level="2">сто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1">I </text:span><text:span text:style-name="T74">ста, </text:span><text:span text:style-name="T75">числ.</text:span> <text:span text:style-name="T75">кільк.</text:span></text:p>
            <text:p text:style-name="P26">1) Назва числа 100 і його цифрового позначення. || <text:span text:style-name="T99">чого</text:span>. Кількість із 100 одиниць.</text:p>
            <text:p text:style-name="P34"><text:span text:style-name="T44">2) </text:span><text:span text:style-name="T57">розм.</text:span><text:span text:style-name="T44"> Багато, невизначено велика кількість кого-, чого-небудь.</text:span></text:p>
          </table:table-cell>
          <table:covered-table-cell/>
          <table:covered-table-cell/>
          <table:covered-table-cell/>
          <table:covered-table-cell/>
          <table:table-cell table:style-name="Dictionary.G340" table:number-columns-spanned="4" office:value-type="string">
            <text:h text:style-name="P49" text:outline-level="2"><text:span text:style-name="T71">в</text:span><text:span text:style-name="T92">і</text:span><text:span text:style-name="T71">тер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тру, </text:span><text:span text:style-name="T75">ч.</text:span></text:p>
            <text:p text:style-name="P26">1) Рух потоку атмосферного повітря в горизонтальному напрямі.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17">171</text:p>
          </table:table-cell>
          <table:table-cell table:style-name="Dictionary.B341" table:number-columns-spanned="2" office:value-type="string">
            <text:p text:style-name="P22">Стасвіти</text:p>
          </table:table-cell>
          <table:covered-table-cell/>
          <table:table-cell table:style-name="Dictionary.D341" table:number-columns-spanned="2" office:value-type="string">
            <text:p text:style-name="P19"><text:span text:style-name="T14">-ів, </text:span><text:span text:style-name="T15">ім., мн., інд.-авт., </text:span><text:span text:style-name="T115">[9а]</text:span></text:p>
          </table:table-cell>
          <table:covered-table-cell/>
          <table:table-cell table:style-name="Dictionary.F341" table:number-columns-spanned="2" office:value-type="string">
            <text:p text:style-name="P19"><text:span text:style-name="T26">Похідне від </text:span><text:span text:style-name="T29">сто</text:span><text:span text:style-name="T26"> і </text:span><text:span text:style-name="T29">світи</text:span></text:p>
          </table:table-cell>
          <table:covered-table-cell/>
          <table:table-cell table:style-name="Dictionary.H341" table:number-columns-spanned="3" office:value-type="string">
            <text:p text:style-name="P19"><text:span text:style-name="T16">О те моє відьомське вариво, та колотнеча </text:span><text:span text:style-name="T20">стасвітів</text:span><text:span text:style-name="T16">,/ о те чадне жагуче марево вгорнуло горло і до брів/ сягнуло… (П-2:127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2" table:number-columns-spanned="5" office:value-type="string">
            <text:p text:style-name="P19"><text:span text:style-name="T29">Сто </text:span><text:span text:style-name="T40">(див. 170)</text:span></text:p>
          </table:table-cell>
          <table:covered-table-cell/>
          <table:covered-table-cell/>
          <table:covered-table-cell/>
          <table:covered-table-cell/>
          <table:table-cell table:style-name="Dictionary.G342" table:number-columns-spanned="4" office:value-type="string">
            <text:p text:style-name="P19"><text:span text:style-name="T29">Світи </text:span><text:span text:style-name="T40">(див. 67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72</text:p>
          </table:table-cell>
          <table:table-cell table:style-name="Dictionary.B343" table:number-columns-spanned="2" office:value-type="string">
            <text:p text:style-name="P22">Стобагáття</text:p>
          </table:table-cell>
          <table:covered-table-cell/>
          <table:table-cell table:style-name="Dictionary.D343" table:number-columns-spanned="2" office:value-type="string">
            <text:p text:style-name="P11"><text:span text:style-name="T14">-я, </text:span><text:span text:style-name="T15">ім., с., інд.-авт., </text:span><text:span text:style-name="T117">[9а]</text:span></text:p>
          </table:table-cell>
          <table:covered-table-cell/>
          <table:table-cell table:style-name="Dictionary.F343" table:number-columns-spanned="2" office:value-type="string">
            <text:p text:style-name="P19"><text:span text:style-name="T26">Похідне від </text:span><text:span text:style-name="T29">сто</text:span><text:span text:style-name="T26"> і </text:span><text:span text:style-name="T29">багáття</text:span></text:p>
          </table:table-cell>
          <table:covered-table-cell/>
          <table:table-cell table:style-name="Dictionary.H343" table:number-columns-spanned="3" office:value-type="string">
            <text:p text:style-name="P19"><text:span text:style-name="T16">Я – незалежний, серце бо студене/ згубило давній жар на </text:span><text:span text:style-name="T20">стобагатті</text:span><text:span text:style-name="T16"> мук. (П-2: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4" table:number-columns-spanned="5" office:value-type="string">
            <text:p text:style-name="P19"><text:span text:style-name="T29">Сто </text:span><text:span text:style-name="T40">(див. 170)</text:span></text:p>
          </table:table-cell>
          <table:covered-table-cell/>
          <table:covered-table-cell/>
          <table:covered-table-cell/>
          <table:covered-table-cell/>
          <table:table-cell table:style-name="Dictionary.G344" table:number-columns-spanned="4" office:value-type="string">
            <text:h text:style-name="P50" text:outline-level="2"><text:span text:style-name="T71">баг</text:span><text:span text:style-name="T92">а</text:span><text:span text:style-name="T71">ття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я, </text:span><text:span text:style-name="T75">с.</text:span></text:p>
            <text:p text:style-name="P26">1) Купа дров, хмизу, ломаччя і т. ін., що горить; вогнище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73</text:p>
          </table:table-cell>
          <table:table-cell table:style-name="Dictionary.B345" table:number-columns-spanned="2" office:value-type="string">
            <text:p text:style-name="P22">Стогóри</text:p>
          </table:table-cell>
          <table:covered-table-cell/>
          <table:table-cell table:style-name="Dictionary.D345" table:number-columns-spanned="2" office:value-type="string">
            <text:p text:style-name="P19"><text:span text:style-name="T14">стогíр, </text:span><text:span text:style-name="T15">ім., мн., інд.-авт., </text:span><text:span text:style-name="T115">[9а]</text:span></text:p>
          </table:table-cell>
          <table:covered-table-cell/>
          <table:table-cell table:style-name="Dictionary.F345" table:number-columns-spanned="2" office:value-type="string">
            <text:p text:style-name="P19"><text:span text:style-name="T26">Похідне від </text:span><text:span text:style-name="T29">сто</text:span><text:span text:style-name="T26"> і </text:span><text:span text:style-name="T29">гóри</text:span></text:p>
          </table:table-cell>
          <table:covered-table-cell/>
          <table:table-cell table:style-name="Dictionary.H345" table:number-columns-spanned="3" office:value-type="string">
            <text:p text:style-name="P19"><text:span text:style-name="T16">Я вийду в ніч, я позирну туди,/ де захід за </text:span><text:span text:style-name="T20">стогорами</text:span><text:span text:style-name="T16"> палає. (П-2:13); Там, за кандзюбою </text:span><text:span text:style-name="T20">стогір</text:span><text:span text:style-name="T16">,/ за кайданами стриму/ збігає вік – наперекір/ огню притомі диму. (П-2:28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6" table:number-columns-spanned="5" office:value-type="string">
            <text:p text:style-name="P19"><text:span text:style-name="T29">Сто </text:span><text:span text:style-name="T40">(див. 170)</text:span></text:p>
          </table:table-cell>
          <table:covered-table-cell/>
          <table:covered-table-cell/>
          <table:covered-table-cell/>
          <table:covered-table-cell/>
          <table:table-cell table:style-name="Dictionary.G346" table:number-columns-spanned="4" office:value-type="string">
            <text:p text:style-name="P19"><text:span text:style-name="T29">Гóри </text:span><text:span text:style-name="T40">(див. 158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74</text:p>
          </table:table-cell>
          <table:table-cell table:style-name="Dictionary.B347" table:number-columns-spanned="2" office:value-type="string">
            <text:p text:style-name="P22">Стодумний</text:p>
          </table:table-cell>
          <table:covered-table-cell/>
          <table:table-cell table:style-name="Dictionary.D347" table:number-columns-spanned="2" office:value-type="string">
            <text:p text:style-name="P19"><text:span text:style-name="T14">-а, -е, </text:span><text:span text:style-name="T16">прикм., </text:span><text:span text:style-name="T15">інд.-авт., </text:span><text:soft-page-break/><text:span text:style-name="T115">[8</text:span><text:span text:style-name="T114">]</text:span><text:span text:style-name="T33">, </text:span><text:span text:style-name="T114">[</text:span><text:span text:style-name="T115">1]</text:span></text:p>
          </table:table-cell>
          <table:covered-table-cell/>
          <table:table-cell table:style-name="Dictionary.F347" table:number-columns-spanned="2" office:value-type="string">
            <text:p text:style-name="P19"><text:span text:style-name="T26">Похідне від </text:span><text:span text:style-name="T29">сто</text:span><text:span text:style-name="T26"> і </text:span><text:span text:style-name="T29">дýмати</text:span></text:p>
          </table:table-cell>
          <table:covered-table-cell/>
          <table:table-cell table:style-name="Dictionary.H347" table:number-columns-spanned="3" office:value-type="string">
            <text:p text:style-name="P19"><text:span text:style-name="T16">Як чорногуз при березі, </text:span><text:span text:style-name="T20">стодумний</text:span><text:span text:style-name="T16">/ став Пан-Господь і молиться…(П-2:6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8" table:number-columns-spanned="5" office:value-type="string">
            <text:p text:style-name="P19"><text:span text:style-name="T29">Сто </text:span><text:span text:style-name="T40">(див. 170)</text:span></text:p>
          </table:table-cell>
          <table:covered-table-cell/>
          <table:covered-table-cell/>
          <table:covered-table-cell/>
          <table:covered-table-cell/>
          <table:table-cell table:style-name="Dictionary.G348" table:number-columns-spanned="4" office:value-type="string">
            <text:h text:style-name="P49" text:outline-level="2"><text:span text:style-name="T71">д</text:span><text:span text:style-name="T92">у</text:span><text:span text:style-name="T71">мати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аю, -аєш, </text:span><text:span text:style-name="T75">недок.</text:span></text:p>
            <text:p text:style-name="P34"><text:span text:style-name="T44">1) </text:span><text:span text:style-name="T53">без додатка</text:span><text:span text:style-name="T44">. Розмірковувати над чим-небудь; мислити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75</text:p>
          </table:table-cell>
          <table:table-cell table:style-name="Dictionary.B349" table:number-columns-spanned="2" office:value-type="string">
            <text:p text:style-name="P22">Стожалí</text:p>
          </table:table-cell>
          <table:covered-table-cell/>
          <table:table-cell table:style-name="Dictionary.D349" table:number-columns-spanned="2" office:value-type="string">
            <text:p text:style-name="P19"><text:span text:style-name="T14">-íв, </text:span><text:span text:style-name="T15">ім., мн., інд.-авт., </text:span><text:span text:style-name="T115">[9а]</text:span></text:p>
          </table:table-cell>
          <table:covered-table-cell/>
          <table:table-cell table:style-name="Dictionary.F349" table:number-columns-spanned="2" office:value-type="string">
            <text:p text:style-name="P19"><text:span text:style-name="T26">Похідне від </text:span><text:span text:style-name="T29">сто</text:span><text:span text:style-name="T26"> і </text:span><text:span text:style-name="T29">жалí</text:span></text:p>
          </table:table-cell>
          <table:covered-table-cell/>
          <table:table-cell table:style-name="Dictionary.H349" table:number-columns-spanned="3" office:value-type="string">
            <text:p text:style-name="P19"><text:span text:style-name="T16">Та за тобою небо запалало,/ овогнене грозою </text:span><text:span text:style-name="T20">стожалів</text:span><text:span text:style-name="T16">. (П-2:6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0" table:number-columns-spanned="5" office:value-type="string">
            <text:p text:style-name="P19"><text:span text:style-name="T29">Сто </text:span><text:span text:style-name="T40">(див. 170)</text:span></text:p>
          </table:table-cell>
          <table:covered-table-cell/>
          <table:covered-table-cell/>
          <table:covered-table-cell/>
          <table:covered-table-cell/>
          <table:table-cell table:style-name="Dictionary.G350" table:number-columns-spanned="4" office:value-type="string">
            <text:p text:style-name="P19"><text:span text:style-name="T29">Жалí </text:span><text:span text:style-name="T40">(див. 126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76</text:p>
          </table:table-cell>
          <table:table-cell table:style-name="Dictionary.B351" table:number-columns-spanned="2" office:value-type="string">
            <text:p text:style-name="P22">Стожáло</text:p>
          </table:table-cell>
          <table:covered-table-cell/>
          <table:table-cell table:style-name="Dictionary.D351" table:number-columns-spanned="2" office:value-type="string">
            <text:p text:style-name="P14">присл., інд.-авт., <text:span text:style-name="T120">[9а]</text:span></text:p>
          </table:table-cell>
          <table:covered-table-cell/>
          <table:table-cell table:style-name="Dictionary.F351" table:number-columns-spanned="2" office:value-type="string">
            <text:p text:style-name="P19"><text:span text:style-name="T26">Похідне від </text:span><text:span text:style-name="T29">сто</text:span><text:span text:style-name="T26"> і </text:span><text:span text:style-name="T29">жáло</text:span></text:p>
          </table:table-cell>
          <table:covered-table-cell/>
          <table:table-cell table:style-name="Dictionary.H351" table:number-columns-spanned="3" office:value-type="string">
            <text:p text:style-name="P19"><text:span text:style-name="T16">Тота сльоза тебе іспопелить,/ і лютий зойк завруниться </text:span><text:span text:style-name="T20">стожало</text:span><text:span text:style-name="T16">/ ланами й луками. (П-1: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2" table:number-columns-spanned="5" office:value-type="string">
            <text:p text:style-name="P19"><text:span text:style-name="T29">Сто </text:span><text:span text:style-name="T40">(див. 170)</text:span></text:p>
          </table:table-cell>
          <table:covered-table-cell/>
          <table:covered-table-cell/>
          <table:covered-table-cell/>
          <table:covered-table-cell/>
          <table:table-cell table:style-name="Dictionary.G352" table:number-columns-spanned="4" office:value-type="string">
            <text:h text:style-name="P49" text:outline-level="2"><text:span text:style-name="T71">ж</text:span><text:span text:style-name="T92">а</text:span><text:span text:style-name="T71">л</text:span><text:span text:style-name="T92">о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жала, </text:span><text:span text:style-name="T75">с.</text:span></text:p>
            <text:p text:style-name="P26">1) Гостра частина органа захисту або нападу деяких комах, якою вони жалять.</text:p>
            <text:p text:style-name="P26">2) Хоботок деяких комах (комара, овода і т. ін.), яким вони колють і всмоктують кров.</text:p>
            <text:p text:style-name="P26"><text:soft-page-break/>3) Роздвоєний на кінчику язик змії, яким вона, як помилково вважається, жалить.</text:p>
            <text:p text:style-name="P26">4) <text:span text:style-name="T99">чого</text:span>, <text:span text:style-name="T75">перен.</text:span> Про щось дошкульне, різке.</text:p>
            <text:p text:style-name="P26">5) Гострий кінець інструмента, зброї і т. ін., який коле, ріже тощо; лезо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77</text:p>
          </table:table-cell>
          <table:table-cell table:style-name="Dictionary.B353" table:number-columns-spanned="2" office:value-type="string">
            <text:p text:style-name="P22">Стожáльний</text:p>
          </table:table-cell>
          <table:covered-table-cell/>
          <table:table-cell table:style-name="Dictionary.D353" table:number-columns-spanned="2" office:value-type="string">
            <text:p text:style-name="P19"><text:span text:style-name="T14">-а, -е, </text:span><text:span text:style-name="T16">прикм., </text:span><text:span text:style-name="T15">інд.-авт., </text:span><text:span text:style-name="T115">[9а]</text:span></text:p>
          </table:table-cell>
          <table:covered-table-cell/>
          <table:table-cell table:style-name="Dictionary.F353" table:number-columns-spanned="2" office:value-type="string">
            <text:p text:style-name="P19"><text:span text:style-name="T26">Похідне від </text:span><text:span text:style-name="T29">сто</text:span><text:span text:style-name="T26"> і </text:span><text:span text:style-name="T29">жáльний</text:span></text:p>
          </table:table-cell>
          <table:covered-table-cell/>
          <table:table-cell table:style-name="Dictionary.H353" table:number-columns-spanned="3" office:value-type="string">
            <text:p text:style-name="P19"><text:span text:style-name="T16">Куріє руїна. Кривавим стікає потоком,/ і сонце татарське – </text:span><text:span text:style-name="T20">стожальне</text:span><text:span text:style-name="T16"> – разить наповал. (П-1:4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4" table:number-columns-spanned="5" office:value-type="string">
            <text:p text:style-name="P19"><text:span text:style-name="T29">Сто </text:span><text:span text:style-name="T40">(див. 170)</text:span></text:p>
          </table:table-cell>
          <table:covered-table-cell/>
          <table:covered-table-cell/>
          <table:covered-table-cell/>
          <table:covered-table-cell/>
          <table:table-cell table:style-name="Dictionary.G354" table:number-columns-spanned="4" office:value-type="string">
            <text:h text:style-name="P50" text:outline-level="2"><text:span text:style-name="T71">ж</text:span><text:span text:style-name="T92">а</text:span><text:span text:style-name="T71">льний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а, -е, </text:span><text:span text:style-name="T75">рідко</text:span><text:span text:style-name="T74">.</text:span></text:p>
            <text:p text:style-name="P26">1) Який виражає тугу, печаль, смуток; жалібний, сумний.</text:p>
            <text:p text:style-name="P26">2) Який навіває смуток, журбу; журливий, сумовитий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78</text:p>
          </table:table-cell>
          <table:table-cell table:style-name="Dictionary.B355" table:number-columns-spanned="2" office:value-type="string">
            <text:p text:style-name="P22">Стожáрний</text:p>
          </table:table-cell>
          <table:covered-table-cell/>
          <table:table-cell table:style-name="Dictionary.D355" table:number-columns-spanned="2" office:value-type="string">
            <text:p text:style-name="P19"><text:span text:style-name="T14">-а, -е, </text:span><text:span text:style-name="T16">прикм., </text:span><text:span text:style-name="T15">інд.-авт., </text:span><text:span text:style-name="T115">[8</text:span><text:span text:style-name="T114">]</text:span><text:span text:style-name="T33">, </text:span><text:span text:style-name="T114">[</text:span><text:span text:style-name="T115">1]</text:span></text:p>
          </table:table-cell>
          <table:covered-table-cell/>
          <table:table-cell table:style-name="Dictionary.F355" table:number-columns-spanned="2" office:value-type="string">
            <text:p text:style-name="P19"><text:span text:style-name="T26">Похідне від </text:span><text:span text:style-name="T29">сто</text:span><text:span text:style-name="T26"> і </text:span><text:span text:style-name="T29">жáрити</text:span></text:p>
          </table:table-cell>
          <table:covered-table-cell/>
          <table:table-cell table:style-name="Dictionary.H355" table:number-columns-spanned="3" office:value-type="string">
            <text:p text:style-name="P19"><text:span text:style-name="T16">Сяде сонце на сопку, скаженіє бичарня,/ заховайся в коробку там, де сонце </text:span><text:span text:style-name="T20">стожарне</text:span><text:span text:style-name="T16">… (П-2:166-167); </text:span><text:span text:style-name="T16">Паду в траву – на цей цвинтарний/ кульбабин зойк, </text:span><text:span text:style-name="T16">кульбабин пух,/ на розсип рос і на </text:span><text:span text:style-name="T20">стожарний/ </text:span><text:span text:style-name="T16">пожежний виквіт </text:span><text:soft-page-break/><text:span text:style-name="T16">довгих скрух. (П-2:184).</text:span></text:p>
          </table:table-cell>
          <table:covered-table-cell/>
          <table:covered-table-cell/>
        </table:table-row>
        <table:table-row>
          <table:covered-table-cell/>
          <table:table-cell table:style-name="Dictionary.B356" table:number-columns-spanned="5" office:value-type="string">
            <text:p text:style-name="P19"><text:span text:style-name="T29">Сто </text:span><text:span text:style-name="T40">(див. 170)</text:span></text:p>
          </table:table-cell>
          <table:covered-table-cell/>
          <table:covered-table-cell/>
          <table:covered-table-cell/>
          <table:covered-table-cell/>
          <table:table-cell table:style-name="Dictionary.G356" table:number-columns-spanned="4" office:value-type="string">
            <text:h text:style-name="P50" text:outline-level="2"><text:span text:style-name="T71">ж</text:span><text:span text:style-name="T92">а</text:span><text:span text:style-name="T71">рити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рю, -риш, </text:span><text:span text:style-name="T75">недок.</text:span></text:p>
            <text:p text:style-name="P26">1) <text:span text:style-name="T75">перех.</text:span> Готувати їжу з жиром на вогні, на жару без використання води; смажити. || <text:span text:style-name="T75">розм.</text:span> Підпікати кого-, що-небудь на вогні, на жару.</text:p>
            <text:p text:style-name="P34"><text:span text:style-name="T44">2) </text:span><text:span text:style-name="T57">неперех.</text:span><text:span text:style-name="T44">, </text:span><text:span text:style-name="T57">розм.</text:span><text:span text:style-name="T44"> Сильно гріти, пригрівати; пекти, палити (про сонце)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79</text:p>
          </table:table-cell>
          <table:table-cell table:style-name="Dictionary.B357" table:number-columns-spanned="2" office:value-type="string">
            <text:p text:style-name="P22">Стожурбá</text:p>
          </table:table-cell>
          <table:covered-table-cell/>
          <table:table-cell table:style-name="Dictionary.D357" table:number-columns-spanned="2" office:value-type="string">
            <text:p text:style-name="P19"><text:span text:style-name="T14">-и, </text:span><text:span text:style-name="T15">ім., ж., інд.-авт., </text:span><text:span text:style-name="T113">[9а]</text:span></text:p>
          </table:table-cell>
          <table:covered-table-cell/>
          <table:table-cell table:style-name="Dictionary.F357" table:number-columns-spanned="2" office:value-type="string">
            <text:p text:style-name="P19"><text:span text:style-name="T103">Пох</text:span><text:span text:style-name="T15">ідне від </text:span><text:span text:style-name="T21">сто</text:span><text:span text:style-name="T16"> і </text:span><text:span text:style-name="T21">журбá</text:span></text:p>
          </table:table-cell>
          <table:covered-table-cell/>
          <table:table-cell table:style-name="Dictionary.H357" table:number-columns-spanned="3" office:value-type="string">
            <text:p text:style-name="P19"><text:span text:style-name="T16">Пропадіть, аеродроми,/ спопеліться в </text:span><text:span text:style-name="T20">стожурбі</text:span><text:span text:style-name="T16">. (П-1:159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8" table:number-columns-spanned="5" office:value-type="string">
            <text:p text:style-name="P19"><text:span text:style-name="T29">Сто </text:span><text:span text:style-name="T40">(див. 170)</text:span></text:p>
          </table:table-cell>
          <table:covered-table-cell/>
          <table:covered-table-cell/>
          <table:covered-table-cell/>
          <table:covered-table-cell/>
          <table:table-cell table:style-name="Dictionary.G358" table:number-columns-spanned="4" office:value-type="string">
            <text:h text:style-name="P49" text:outline-level="2"><text:span text:style-name="T71">журб</text:span><text:span text:style-name="T92">а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и, </text:span><text:span text:style-name="T75">ж.</text:span></text:p>
            <text:p text:style-name="P26">1) Невеселий настрій, тяжкі почуття; печаль, смуток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80</text:p>
          </table:table-cell>
          <table:table-cell table:style-name="Dictionary.B359" table:number-columns-spanned="2" office:value-type="string">
            <text:p text:style-name="P22">Стозлотопелюстки</text:p>
          </table:table-cell>
          <table:covered-table-cell/>
          <table:table-cell table:style-name="Dictionary.D359" table:number-columns-spanned="2" office:value-type="string">
            <text:p text:style-name="P19"><text:span text:style-name="T14">-ів, </text:span><text:span text:style-name="T15">ім., мн., інд.-авт., </text:span><text:span text:style-name="T115">[9а]</text:span></text:p>
          </table:table-cell>
          <table:covered-table-cell/>
          <table:table-cell table:style-name="Dictionary.F359" table:number-columns-spanned="2" office:value-type="string">
            <text:p text:style-name="P19"><text:span text:style-name="T26">Похідне від </text:span><text:span text:style-name="T29">сто, золотий</text:span><text:span text:style-name="T26"> і </text:span><text:span text:style-name="T29">пелюстки</text:span></text:p>
          </table:table-cell>
          <table:covered-table-cell/>
          <table:table-cell table:style-name="Dictionary.H359" table:number-columns-spanned="3" office:value-type="string">
            <text:p text:style-name="P19"><text:span text:style-name="T16">Як сонях сонце п’є/ </text:span><text:span text:style-name="T20">стозлотопелюстками</text:span><text:span text:style-name="T16">,/ де хата постає - / ковчегом над роками. (П-2: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0" table:number-columns-spanned="3" office:value-type="string">
            <text:p text:style-name="P19"><text:span text:style-name="T29">Сто </text:span><text:span text:style-name="T40">(див. 170)</text:span></text:p>
          </table:table-cell>
          <table:covered-table-cell/>
          <table:covered-table-cell/>
          <table:table-cell table:style-name="Dictionary.E360" table:number-columns-spanned="4" office:value-type="string">
            <text:p text:style-name="P19"><text:span text:style-name="T29">Золотий </text:span><text:span text:style-name="T40">(див. 70)</text:span></text:p>
          </table:table-cell>
          <table:covered-table-cell/>
          <table:covered-table-cell/>
          <table:covered-table-cell/>
          <table:table-cell table:style-name="Dictionary.I360" table:number-columns-spanned="2" office:value-type="string">
            <text:p text:style-name="P19"><text:span text:style-name="T29">Пелюстки </text:span><text:span text:style-name="T40">(див. 128)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17">181</text:p>
          </table:table-cell>
          <table:table-cell table:style-name="Dictionary.B361" table:number-columns-spanned="2" office:value-type="string">
            <text:p text:style-name="P22">Стозмíй</text:p>
          </table:table-cell>
          <table:covered-table-cell/>
          <table:table-cell table:style-name="Dictionary.D361" table:number-columns-spanned="2" office:value-type="string">
            <text:p text:style-name="P19"><text:span text:style-name="T14">-я, </text:span><text:span text:style-name="T15">ім., ч., інд.-авт., </text:span><text:span text:style-name="T115">[9а]</text:span></text:p>
          </table:table-cell>
          <table:covered-table-cell/>
          <table:table-cell table:style-name="Dictionary.F361" table:number-columns-spanned="2" office:value-type="string">
            <text:p text:style-name="P19"><text:span text:style-name="T26">Похідне від </text:span><text:span text:style-name="T29">сто</text:span><text:span text:style-name="T26"> і </text:span><text:span text:style-name="T29">змій</text:span></text:p>
          </table:table-cell>
          <table:covered-table-cell/>
          <table:table-cell table:style-name="Dictionary.H361" table:number-columns-spanned="3" office:value-type="string">
            <text:p text:style-name="P19"><text:span text:style-name="T16">Коли докучили ці втеки - / в лет, до вогненної пащеки./ Як він ощирився, </text:span><text:span text:style-name="T20">стозмій</text:span><text:span text:style-name="T16">! (П-1: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2" table:number-columns-spanned="5" office:value-type="string">
            <text:p text:style-name="P19"><text:span text:style-name="T29">Сто </text:span><text:span text:style-name="T40">(див. 170)</text:span></text:p>
          </table:table-cell>
          <table:covered-table-cell/>
          <table:covered-table-cell/>
          <table:covered-table-cell/>
          <table:covered-table-cell/>
          <table:table-cell table:style-name="Dictionary.G362" table:number-columns-spanned="4" office:value-type="string">
            <text:h text:style-name="P47" text:outline-level="2">змій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4"><text:span text:style-name="T58">-я, </text:span><text:span text:style-name="T57">ч.</text:span></text:p>
            <text:p text:style-name="P26">2) Казкова істота з крилами і зміїним тулубом, наділена незвичайною силою; дракон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82</text:p>
          </table:table-cell>
          <table:table-cell table:style-name="Dictionary.B363" table:number-columns-spanned="2" office:value-type="string">
            <text:p text:style-name="P22">Стозóрий</text:p>
          </table:table-cell>
          <table:covered-table-cell/>
          <table:table-cell table:style-name="Dictionary.D363" table:number-columns-spanned="2" office:value-type="string">
            <text:p text:style-name="P19"><text:span text:style-name="T14">-а, -е, </text:span><text:span text:style-name="T16">прикм., </text:span><text:span text:style-name="T15">інд.-авт., </text:span><text:span text:style-name="T115">[15а]</text:span></text:p>
          </table:table-cell>
          <table:covered-table-cell/>
          <table:table-cell table:style-name="Dictionary.F363" table:number-columns-spanned="2" office:value-type="string">
            <text:p text:style-name="P19"><text:span text:style-name="T26">Похідне від </text:span><text:span text:style-name="T29">сто</text:span><text:span text:style-name="T26"> і </text:span><text:span text:style-name="T29">зір</text:span></text:p>
          </table:table-cell>
          <table:covered-table-cell/>
          <table:table-cell table:style-name="Dictionary.H363" table:number-columns-spanned="3" office:value-type="string">
            <text:p text:style-name="P19"><text:span text:style-name="T16">Тільки сіль, і вода, і житняк,/ і світанок, і ніч, і </text:span><text:span text:style-name="T20">стозора</text:span><text:span text:style-name="T16">/ небезпека, і сонна і хора/ ця душа – вирушає успак! (П-1:10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4" table:number-columns-spanned="5" office:value-type="string">
            <text:p text:style-name="P19"><text:span text:style-name="T29">Сто </text:span><text:span text:style-name="T40">(див. 170)</text:span></text:p>
          </table:table-cell>
          <table:covered-table-cell/>
          <table:covered-table-cell/>
          <table:covered-table-cell/>
          <table:covered-table-cell/>
          <table:table-cell table:style-name="Dictionary.G364" table:number-columns-spanned="4" office:value-type="string">
            <text:p text:style-name="P6">Зір <text:span text:style-name="T98">(див. 105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83</text:p>
          </table:table-cell>
          <table:table-cell table:style-name="Dictionary.B365" table:number-columns-spanned="2" office:value-type="string">
            <text:p text:style-name="P22">Стокóло</text:p>
          </table:table-cell>
          <table:covered-table-cell/>
          <table:table-cell table:style-name="Dictionary.D365" table:number-columns-spanned="2" office:value-type="string">
            <text:p text:style-name="P19"><text:span text:style-name="T14">-а, </text:span><text:span text:style-name="T15">ім., с., інд.-авт., </text:span><text:span text:style-name="T115">[9а]</text:span></text:p>
          </table:table-cell>
          <table:covered-table-cell/>
          <table:table-cell table:style-name="Dictionary.F365" table:number-columns-spanned="2" office:value-type="string">
            <text:p text:style-name="P19"><text:span text:style-name="T26">Похідне від </text:span><text:span text:style-name="T29">сто</text:span><text:span text:style-name="T26"> і </text:span><text:span text:style-name="T29">кóло</text:span></text:p>
          </table:table-cell>
          <table:covered-table-cell/>
          <table:table-cell table:style-name="Dictionary.H365" table:number-columns-spanned="3" office:value-type="string">
            <text:p text:style-name="P19"><text:span text:style-name="T16">Червоний біль од нагая/ в очах розходиться </text:span><text:span text:style-name="T20">стоколом</text:span><text:span text:style-name="T16">,/ а світ несеться покотьолом,/ за світом – настрибом – змія… (П-2:16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6" table:number-columns-spanned="5" office:value-type="string">
            <text:p text:style-name="P19"><text:span text:style-name="T29">Сто </text:span><text:span text:style-name="T40">(див. 170)</text:span></text:p>
          </table:table-cell>
          <table:covered-table-cell/>
          <table:covered-table-cell/>
          <table:covered-table-cell/>
          <table:covered-table-cell/>
          <table:table-cell table:style-name="Dictionary.G366" table:number-columns-spanned="4" office:value-type="string">
            <text:h text:style-name="P50" text:outline-level="2"><text:span text:style-name="T71">к</text:span><text:span text:style-name="T92">о</text:span><text:span text:style-name="T71">ло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1">I </text:span><text:span text:style-name="T74">-а, </text:span><text:span text:style-name="T75">с.</text:span></text:p>
            <text:p text:style-name="P26">1) Замкнена крива, всі точки якої <text:soft-page-break/>однаково віддалені від центра.</text:p>
            <text:p text:style-name="P34"><text:span text:style-name="T44">4) </text:span><text:span text:style-name="T57">у знач.</text:span><text:span text:style-name="T44"> </text:span><text:span text:style-name="T57">присл.</text:span><text:span text:style-name="T44"> к</text:span><text:span text:style-name="T63">о</text:span><text:span text:style-name="T44">лом. Утворюючи таку криву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84</text:p>
          </table:table-cell>
          <table:table-cell table:style-name="Dictionary.B367" table:number-columns-spanned="2" office:value-type="string">
            <text:p text:style-name="P22">Стокрик</text:p>
          </table:table-cell>
          <table:covered-table-cell/>
          <table:table-cell table:style-name="Dictionary.D367" table:number-columns-spanned="2" office:value-type="string">
            <text:p text:style-name="P19"><text:span text:style-name="T14">-у, </text:span><text:span text:style-name="T15">ім., ч., інд.-авт., </text:span><text:span text:style-name="T115">[9а]</text:span></text:p>
          </table:table-cell>
          <table:covered-table-cell/>
          <table:table-cell table:style-name="Dictionary.F367" table:number-columns-spanned="2" office:value-type="string">
            <text:p text:style-name="P19"><text:span text:style-name="T26">Похідне від </text:span><text:span text:style-name="T29">сто</text:span><text:span text:style-name="T26"> і </text:span><text:span text:style-name="T29">крик</text:span></text:p>
          </table:table-cell>
          <table:covered-table-cell/>
          <table:table-cell table:style-name="Dictionary.H367" table:number-columns-spanned="3" office:value-type="string">
            <text:p text:style-name="P19"><text:span text:style-name="T16">…бо в горлі застуда, у грудях пітьма/ і світ оступає </text:span><text:span text:style-name="T20">стокрик</text:span><text:span text:style-name="T16"> – Колима. (П-1:13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8" table:number-columns-spanned="5" office:value-type="string">
            <text:p text:style-name="P19"><text:span text:style-name="T29">Сто </text:span><text:span text:style-name="T40">(див. 170)</text:span></text:p>
          </table:table-cell>
          <table:covered-table-cell/>
          <table:covered-table-cell/>
          <table:covered-table-cell/>
          <table:covered-table-cell/>
          <table:table-cell table:style-name="Dictionary.G368" table:number-columns-spanned="4" office:value-type="string">
            <text:p text:style-name="P19"><text:span text:style-name="T72">Крик</text:span> (див. 77)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85</text:p>
          </table:table-cell>
          <table:table-cell table:style-name="Dictionary.B369" table:number-columns-spanned="2" office:value-type="string">
            <text:p text:style-name="P22">Стомежá</text:p>
          </table:table-cell>
          <table:covered-table-cell/>
          <table:table-cell table:style-name="Dictionary.D369" table:number-columns-spanned="2" office:value-type="string">
            <text:p text:style-name="P19"><text:span text:style-name="T14">-і</text:span><text:span text:style-name="T29"></text:span><text:span text:style-name="T14">, </text:span><text:span text:style-name="T15">ім., </text:span><text:span text:style-name="T15">ж., </text:span><text:span text:style-name="T15">інд.-авт., [9а]</text:span></text:p>
          </table:table-cell>
          <table:covered-table-cell/>
          <table:table-cell table:style-name="Dictionary.F369" table:number-columns-spanned="2" office:value-type="string">
            <text:p text:style-name="P19"><text:span text:style-name="T26">Похідне від </text:span><text:span text:style-name="T29">сто</text:span><text:span text:style-name="T26"> і </text:span><text:span text:style-name="T29">межá</text:span></text:p>
          </table:table-cell>
          <table:covered-table-cell/>
          <table:table-cell table:style-name="Dictionary.H369" table:number-columns-spanned="3" office:value-type="string">
            <text:p text:style-name="P19"><text:span text:style-name="T16">Полон у полоні, межі </text:span><text:span text:style-name="T20">стомежа</text:span><text:span text:style-name="T16">,/ ти </text:span><text:span text:style-name="T16">вся – за горбами-горбами/ </text:span><text:span text:style-name="T16">натхнення і хорого серця ґанджа - / з синами, хрунями, рабами. (П-1:1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0" table:number-columns-spanned="5" office:value-type="string">
            <text:p text:style-name="P19"><text:span text:style-name="T29">Сто </text:span><text:span text:style-name="T40">(див. 170)</text:span></text:p>
          </table:table-cell>
          <table:covered-table-cell/>
          <table:covered-table-cell/>
          <table:covered-table-cell/>
          <table:covered-table-cell/>
          <table:table-cell table:style-name="Dictionary.G370" table:number-columns-spanned="4" office:value-type="string">
            <text:p text:style-name="P19"><text:span text:style-name="T29">Межá (</text:span><text:span text:style-name="T40">див. 22</text:span><text:span text:style-name="T29">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86</text:p>
          </table:table-cell>
          <table:table-cell table:style-name="Dictionary.B371" table:number-columns-spanned="2" office:value-type="string">
            <text:p text:style-name="P22">Сто-морóзи</text:p>
          </table:table-cell>
          <table:covered-table-cell/>
          <table:table-cell table:style-name="Dictionary.D371" table:number-columns-spanned="2" office:value-type="string">
            <text:p text:style-name="P19"><text:span text:style-name="T14">-ів, </text:span><text:span text:style-name="T15">ім., мн., інд.-авт., </text:span><text:span text:style-name="T115">[9]</text:span></text:p>
          </table:table-cell>
          <table:covered-table-cell/>
          <table:table-cell table:style-name="Dictionary.F371" table:number-columns-spanned="2" office:value-type="string">
            <text:p text:style-name="P19"><text:span text:style-name="T26">Похідне від </text:span><text:span text:style-name="T29">сто</text:span><text:span text:style-name="T26"> і </text:span><text:span text:style-name="T29">морóзи</text:span></text:p>
          </table:table-cell>
          <table:covered-table-cell/>
          <table:table-cell table:style-name="Dictionary.H371" table:number-columns-spanned="3" office:value-type="string">
            <text:p text:style-name="P19"><text:span text:style-name="T16">Так стій і стій і стій і стій,/ дубій на </text:span><text:span text:style-name="T20">сто-морозах</text:span><text:span text:style-name="T16">,/ о будь ти проклят, часе мій,/ в усіх своїх погрозах. (П-2:2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2" table:number-columns-spanned="5" office:value-type="string">
            <text:p text:style-name="P19"><text:span text:style-name="T29">Сто </text:span><text:span text:style-name="T40">(див. 170)</text:span></text:p>
          </table:table-cell>
          <table:covered-table-cell/>
          <table:covered-table-cell/>
          <table:covered-table-cell/>
          <table:covered-table-cell/>
          <table:table-cell table:style-name="Dictionary.G372" table:number-columns-spanned="4" office:value-type="string">
            <text:h text:style-name="P50" text:outline-level="2"><text:span text:style-name="T71">мор</text:span><text:span text:style-name="T92">о</text:span><text:span text:style-name="T71">з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у, </text:span><text:span text:style-name="T75">ч.</text:span></text:p>
            <text:p text:style-name="P34"><text:span text:style-name="T44">Холод, коли температура повітря спадає нижче нуля. || Температура повітря нижче нуля. || Місце, де є такий холод. || </text:span><text:span text:style-name="T57">перев.</text:span><text:span text:style-name="T44"> </text:span><text:span text:style-name="T57">мн.</text:span><text:span text:style-name="T44"> Холодна </text:span><text:soft-page-break/><text:span text:style-name="T44">зимова погода; холоди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87</text:p>
          </table:table-cell>
          <table:table-cell table:style-name="Dictionary.B373" table:number-columns-spanned="2" office:value-type="string">
            <text:p text:style-name="P22">Стонастóрчений</text:p>
          </table:table-cell>
          <table:covered-table-cell/>
          <table:table-cell table:style-name="Dictionary.D373" table:number-columns-spanned="2" office:value-type="string">
            <text:p text:style-name="P19"><text:span text:style-name="T14">-а, -е, </text:span><text:span text:style-name="T16">прикм., </text:span><text:span text:style-name="T15">інд.-авт., </text:span><text:span text:style-name="T115">[9а]</text:span></text:p>
          </table:table-cell>
          <table:covered-table-cell/>
          <table:table-cell table:style-name="Dictionary.F373" table:number-columns-spanned="2" office:value-type="string">
            <text:p text:style-name="P19"><text:span text:style-name="T26">Похідне від </text:span><text:span text:style-name="T29">сто</text:span><text:span text:style-name="T26"> і </text:span><text:span text:style-name="T29">настóрчений</text:span></text:p>
          </table:table-cell>
          <table:covered-table-cell/>
          <table:table-cell table:style-name="Dictionary.H373" table:number-columns-spanned="3" office:value-type="string">
            <text:p text:style-name="P19"><text:span text:style-name="T16">Кружеляє понад ними/ вечір, крила розкриливши,/ впав на горлицю із неба/ </text:span><text:span text:style-name="T20">стонасторчений</text:span><text:span text:style-name="T16"> коршак. (П-1: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4" table:number-columns-spanned="5" office:value-type="string">
            <text:p text:style-name="P19"><text:span text:style-name="T29">Сто </text:span><text:span text:style-name="T40">(див. 170)</text:span></text:p>
          </table:table-cell>
          <table:covered-table-cell/>
          <table:covered-table-cell/>
          <table:covered-table-cell/>
          <table:covered-table-cell/>
          <table:table-cell table:style-name="Dictionary.G374" table:number-columns-spanned="4" office:value-type="string">
            <text:p text:style-name="P19"><text:span text:style-name="T29">Настóрчений </text:span><text:span text:style-name="T40">(насторчений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88</text:p>
          </table:table-cell>
          <table:table-cell table:style-name="Dictionary.B375" table:number-columns-spanned="2" office:value-type="string">
            <text:p text:style-name="P22">Стопровáлля</text:p>
          </table:table-cell>
          <table:covered-table-cell/>
          <table:table-cell table:style-name="Dictionary.D375" table:number-columns-spanned="2" office:value-type="string">
            <text:p text:style-name="P19"><text:span text:style-name="T14">-я, </text:span><text:span text:style-name="T15">ім., с., інд.-авт., </text:span><text:span text:style-name="T115">[9а]</text:span></text:p>
          </table:table-cell>
          <table:covered-table-cell/>
          <table:table-cell table:style-name="Dictionary.F375" table:number-columns-spanned="2" office:value-type="string">
            <text:p text:style-name="P19"><text:span text:style-name="T26">Похідне від </text:span><text:span text:style-name="T29">сто</text:span><text:span text:style-name="T26"> і </text:span><text:span text:style-name="T29">провáлля</text:span></text:p>
          </table:table-cell>
          <table:covered-table-cell/>
          <table:table-cell table:style-name="Dictionary.H375" table:number-columns-spanned="3" office:value-type="string">
            <text:p text:style-name="P19"><text:span text:style-name="T16">Якась лежить на нас печаль./ І чим ми Бога прогнівили,/ Іване-брате? Скільки сили/ втелющили до </text:span><text:span text:style-name="T20">стопроваль</text:span><text:span text:style-name="T16">. (П-2:16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6" table:number-columns-spanned="5" office:value-type="string">
            <text:p text:style-name="P19"><text:span text:style-name="T29">Сто </text:span><text:span text:style-name="T40">(див. 170)</text:span></text:p>
          </table:table-cell>
          <table:covered-table-cell/>
          <table:covered-table-cell/>
          <table:covered-table-cell/>
          <table:covered-table-cell/>
          <table:table-cell table:style-name="Dictionary.G376" table:number-columns-spanned="4" office:value-type="string">
            <text:h text:style-name="P50" text:outline-level="2"><text:span text:style-name="T71">пров</text:span><text:span text:style-name="T92">а</text:span><text:span text:style-name="T71">лля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я, </text:span><text:span text:style-name="T75">с.</text:span></text:p>
            <text:p text:style-name="P34"><text:span text:style-name="T44">1) Глибока яма, яр, западина, розколина на земній поверхні. || </text:span><text:span text:style-name="T53">чого</text:span><text:span text:style-name="T44">. Безмежний простір, безмірна глибина. || Проміжок, незаповнений простір між чим-небудь. || </text:span><text:span text:style-name="T57">перен.</text:span><text:span text:style-name="T44"> Про глибоке </text:span><text:span text:style-name="T44">розходження, незгоду між ким-небуд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89</text:p>
          </table:table-cell>
          <table:table-cell table:style-name="Dictionary.B377" table:number-columns-spanned="2" office:value-type="string">
            <text:p text:style-name="P22">Стопровáльний</text:p>
          </table:table-cell>
          <table:covered-table-cell/>
          <table:table-cell table:style-name="Dictionary.D377" table:number-columns-spanned="2" office:value-type="string">
            <text:p text:style-name="P19"><text:span text:style-name="T14">-а, -е, </text:span><text:span text:style-name="T16">прикм., </text:span><text:span text:style-name="T15">інд.-авт., </text:span><text:span text:style-name="T115">[9а]</text:span></text:p>
          </table:table-cell>
          <table:covered-table-cell/>
          <table:table-cell table:style-name="Dictionary.F377" table:number-columns-spanned="2" office:value-type="string">
            <text:p text:style-name="P19"><text:span text:style-name="T26">Похідне від </text:span><text:span text:style-name="T29">сто</text:span><text:span text:style-name="T26"> і </text:span><text:span text:style-name="T29">провáльний</text:span></text:p>
          </table:table-cell>
          <table:covered-table-cell/>
          <table:table-cell table:style-name="Dictionary.H377" table:number-columns-spanned="3" office:value-type="string">
            <text:p text:style-name="P19"><text:span text:style-name="T16">Око ока ми,/ не навчені подосі видивляти/ довкіл і не обрушувати горя/ сухі тороси в </text:span><text:span text:style-name="T20">стопровальний</text:span><text:span text:style-name="T16"> діл. (П-2:6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8" table:number-columns-spanned="5" office:value-type="string">
            <text:p text:style-name="P19"><text:span text:style-name="T29">Сто </text:span><text:span text:style-name="T40">(див. 170)</text:span></text:p>
          </table:table-cell>
          <table:covered-table-cell/>
          <table:covered-table-cell/>
          <table:covered-table-cell/>
          <table:covered-table-cell/>
          <table:table-cell table:style-name="Dictionary.G378" table:number-columns-spanned="4" office:value-type="string">
            <text:h text:style-name="P49" text:outline-level="2"><text:span text:style-name="T71">пров</text:span><text:span text:style-name="T92">а</text:span><text:span text:style-name="T71">льний</text:span></text:h>
            <text:p text:style-name="P3"><text:soft-page-break/><text:a xlink:type="simple" xlink:href="http://www.lingvo.ua/uk/LingvoDictionaries/Details?dictionary=Explanatory%20(Uk-Uk)"><text:span text:style-name="T61">Explanatory (Uk-Uk)</text:span></text:a></text:p>
            <text:p text:style-name="P30">-а, -е.</text:p>
            <text:p text:style-name="P34"><text:span text:style-name="T44">Стос. до провалу (у 2 </text:span><text:span text:style-name="T57">знач.</text:span><text:span text:style-name="T44">); утворений унаслідок провалу (в ґрунті)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90</text:p>
          </table:table-cell>
          <table:table-cell table:style-name="Dictionary.B379" table:number-columns-spanned="2" office:value-type="string">
            <text:p text:style-name="P22">Сторíки</text:p>
          </table:table-cell>
          <table:covered-table-cell/>
          <table:table-cell table:style-name="Dictionary.D379" table:number-columns-spanned="2" office:value-type="string">
            <text:p text:style-name="P19"><text:span text:style-name="T14">сторíк, </text:span><text:span text:style-name="T15">ім., мн., інд.-авт., </text:span><text:span text:style-name="T115">[9а]</text:span></text:p>
          </table:table-cell>
          <table:covered-table-cell/>
          <table:table-cell table:style-name="Dictionary.F379" table:number-columns-spanned="2" office:value-type="string">
            <text:p text:style-name="P19"><text:span text:style-name="T26">Похідне від </text:span><text:span text:style-name="T29">сто</text:span><text:span text:style-name="T26"> і </text:span><text:span text:style-name="T29">ріки</text:span></text:p>
          </table:table-cell>
          <table:covered-table-cell/>
          <table:table-cell table:style-name="Dictionary.H379" table:number-columns-spanned="3" office:value-type="string">
            <text:p text:style-name="P19"><text:span text:style-name="T16">Хай край святиться. За горою/ </text:span><text:span text:style-name="T20">сторіки</text:span><text:span text:style-name="T16"> чорної ропи. (П-2: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0" table:number-columns-spanned="5" office:value-type="string">
            <text:p text:style-name="P19"><text:span text:style-name="T29">Сто </text:span><text:span text:style-name="T40">(див. 170)</text:span></text:p>
          </table:table-cell>
          <table:covered-table-cell/>
          <table:covered-table-cell/>
          <table:covered-table-cell/>
          <table:covered-table-cell/>
          <table:table-cell table:style-name="Dictionary.G380" table:number-columns-spanned="4" office:value-type="string">
            <text:h text:style-name="P49" text:outline-level="2"><text:span text:style-name="T71">рік</text:span><text:span text:style-name="T92">а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и, </text:span><text:span text:style-name="T75">ж.</text:span></text:p>
            <text:p text:style-name="P26">1) Водний потік, що живиться із джерела або стоком атмосферних опадів і тече по видовжених зниженнях рельєфу від верхів'я до гирла. || <text:span text:style-name="T99">чого</text:span>, <text:span text:style-name="T75">у сполуч.</text:span> <text:span text:style-name="T99">з </text:span><text:span text:style-name="T75">ім.</text:span> <text:span text:style-name="T99">у </text:span><text:span text:style-name="T75">род. в.</text:span> Уживається для образного позначення процесу, розвитку чого-небудь.</text:p>
            <text:p text:style-name="P34"><text:span text:style-name="T44">2) </text:span><text:span text:style-name="T53">чого</text:span><text:span text:style-name="T44">, </text:span><text:span text:style-name="T57">перен.</text:span><text:span text:style-name="T44"> Велика кількість чого-небудь такого, що тече, сиплеться і т. ін. || </text:span><text:span text:style-name="T53">кого</text:span><text:span text:style-name="T44">, </text:span><text:span text:style-name="T53">чого</text:span><text:span text:style-name="T44">, </text:span><text:span text:style-name="T53">яка</text:span><text:span text:style-name="T44">. Безперервний великий потік, маса кого-, чого-небудь, що рухається.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17">191</text:p>
          </table:table-cell>
          <table:table-cell table:style-name="Dictionary.B381" table:number-columns-spanned="2" office:value-type="string">
            <text:p text:style-name="P22">Сторозтриклятий</text:p>
          </table:table-cell>
          <table:covered-table-cell/>
          <table:table-cell table:style-name="Dictionary.D381" table:number-columns-spanned="2" office:value-type="string">
            <text:p text:style-name="P19"><text:span text:style-name="T14">-а, -е, </text:span><text:span text:style-name="T16">прикм., </text:span><text:span text:style-name="T15">інд.-авт., </text:span><text:span text:style-name="T115">[9а]</text:span></text:p>
          </table:table-cell>
          <table:covered-table-cell/>
          <table:table-cell table:style-name="Dictionary.F381" table:number-columns-spanned="2" office:value-type="string">
            <text:p text:style-name="P19"><text:span text:style-name="T26">Похідне від </text:span><text:span text:style-name="T29">сто</text:span><text:span text:style-name="T26"> і </text:span><text:span text:style-name="T29">розтриклятий</text:span></text:p>
          </table:table-cell>
          <table:covered-table-cell/>
          <table:table-cell table:style-name="Dictionary.H381" table:number-columns-spanned="3" office:value-type="string">
            <text:p text:style-name="P19"><text:span text:style-name="T16">Аби лиш подолати гнів,/ </text:span><text:span text:style-name="T20">сторозтриклятий</text:span><text:span text:style-name="T16"> гнів здолати,/ я б поіменно міг назвати/ усіх братів, усіх катів. (П-1:3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2" table:number-columns-spanned="5" office:value-type="string">
            <text:p text:style-name="P19"><text:span text:style-name="T29">Сто </text:span><text:span text:style-name="T40">(див. 170)</text:span></text:p>
          </table:table-cell>
          <table:covered-table-cell/>
          <table:covered-table-cell/>
          <table:covered-table-cell/>
          <table:covered-table-cell/>
          <table:table-cell table:style-name="Dictionary.G382" table:number-columns-spanned="4" office:value-type="string">
            <text:h text:style-name="P50" text:outline-level="2"><text:span text:style-name="T71">розпрокл</text:span><text:span text:style-name="T92">я</text:span><text:span text:style-name="T71">тий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а, -е, </text:span><text:span text:style-name="T75">розм.</text:span></text:p>
            <text:p text:style-name="P26">Якого клянуть, проклинають; огидний, ненависний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92</text:p>
          </table:table-cell>
          <table:table-cell table:style-name="Dictionary.B383" table:number-columns-spanned="2" office:value-type="string">
            <text:p text:style-name="P22">Стосиній</text:p>
          </table:table-cell>
          <table:covered-table-cell/>
          <table:table-cell table:style-name="Dictionary.D383" table:number-columns-spanned="2" office:value-type="string">
            <text:p text:style-name="P19"><text:span text:style-name="T14">-я, -є, </text:span><text:span text:style-name="T16">прикм., </text:span><text:span text:style-name="T15">інд.-авт., </text:span><text:span text:style-name="T115">[9а]</text:span></text:p>
          </table:table-cell>
          <table:covered-table-cell/>
          <table:table-cell table:style-name="Dictionary.F383" table:number-columns-spanned="2" office:value-type="string">
            <text:p text:style-name="P19"><text:span text:style-name="T26">Похідне від </text:span><text:span text:style-name="T29">сто</text:span><text:span text:style-name="T26"> і </text:span><text:span text:style-name="T29">синій</text:span></text:p>
          </table:table-cell>
          <table:covered-table-cell/>
          <table:table-cell table:style-name="Dictionary.H383" table:number-columns-spanned="3" office:value-type="string">
            <text:p text:style-name="P19"><text:span text:style-name="T16">Червоним вином заливає мій погляд </text:span><text:span text:style-name="T20">стосиній</text:span><text:span text:style-name="T16">,/ спустошені губи залито червоним вином,/ і видиться берег – далекий – у радісній піні,/ і спокій приносить, і спокій обіцяний – бром. (П-2:29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4" table:number-columns-spanned="5" office:value-type="string">
            <text:p text:style-name="P19"><text:span text:style-name="T29">Сто </text:span><text:span text:style-name="T40">(див. 170)</text:span></text:p>
          </table:table-cell>
          <table:covered-table-cell/>
          <table:covered-table-cell/>
          <table:covered-table-cell/>
          <table:covered-table-cell/>
          <table:table-cell table:style-name="Dictionary.G384" table:number-columns-spanned="4" office:value-type="string">
            <text:h text:style-name="P50" text:outline-level="2"><text:span text:style-name="T71">с</text:span><text:span text:style-name="T92">и</text:span><text:span text:style-name="T71">ній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0">-я, -є.</text:p>
            <text:p text:style-name="P34"><text:span text:style-name="T44">1) Який має забарвлення одного з основних кольорів спектра – середній між голубим і фіолетовим. || Який цвіте квітками такого кольору. || </text:span><text:span text:style-name="T58">Зробл. </text:span><text:span text:style-name="T44">із квіток такого кольору. || Який кольором наближається до синього; який має відтінок синього </text:span><text:soft-page-break/><text:span text:style-name="T44">кольору. || Уживається як постійний епітет до деяких назв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93</text:p>
          </table:table-cell>
          <table:table-cell table:style-name="Dictionary.B385" table:number-columns-spanned="2" office:value-type="string">
            <text:p text:style-name="P22">Схриплокрóнний</text:p>
          </table:table-cell>
          <table:covered-table-cell/>
          <table:table-cell table:style-name="Dictionary.D385" table:number-columns-spanned="2" office:value-type="string">
            <text:p text:style-name="P19"><text:span text:style-name="T14">-а, -е, </text:span><text:span text:style-name="T16">прикм., </text:span><text:span text:style-name="T15">інд.-авт., </text:span><text:span text:style-name="T115">[8</text:span><text:span text:style-name="T114">]</text:span><text:span text:style-name="T33">, </text:span><text:span text:style-name="T114">[</text:span><text:span text:style-name="T115">1]</text:span></text:p>
          </table:table-cell>
          <table:covered-table-cell/>
          <table:table-cell table:style-name="Dictionary.F385" table:number-columns-spanned="2" office:value-type="string">
            <text:p text:style-name="P19"><text:span text:style-name="T26">Похідне від </text:span><text:span text:style-name="T29">схриплий</text:span><text:span text:style-name="T26"> і </text:span><text:span text:style-name="T29">крóна</text:span></text:p>
          </table:table-cell>
          <table:covered-table-cell/>
          <table:table-cell table:style-name="Dictionary.H385" table:number-columns-spanned="3" office:value-type="string">
            <text:p text:style-name="P19"><text:span text:style-name="T16">Пожухле листя опадає з віт,/ голосить голий стовбур </text:span><text:span text:style-name="T20">схриплокронний</text:span><text:span text:style-name="T16">. (П-1:1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6" table:number-columns-spanned="5" office:value-type="string">
            <text:h text:style-name="P49" text:outline-level="2"><text:span text:style-name="T71">схр</text:span><text:span text:style-name="T92">и</text:span><text:span text:style-name="T71">плий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а, -е, </text:span><text:span text:style-name="T75">розм.</text:span></text:p>
            <text:p text:style-name="P2"><text:span text:style-name="T54">1) Дієприкм. акт. мин. ч. до </text:span><text:a xlink:type="simple" xlink:href="http://www.lingvo.ua/uk/Translate/uk-uk/схрипнути"><text:span text:style-name="T62">схрипнути</text:span></text:a><text:span text:style-name="T54">.</text:span></text:p>
            <text:p text:style-name="P34"><text:span text:style-name="T44">2) </text:span><text:span text:style-name="T57">у знач.</text:span><text:span text:style-name="T44"> </text:span><text:span text:style-name="T57">прикм.</text:span><text:span text:style-name="T44"> Який звучить хрипло, з хрипотою; хрипкий.</text:span></text:p>
          </table:table-cell>
          <table:covered-table-cell/>
          <table:covered-table-cell/>
          <table:covered-table-cell/>
          <table:covered-table-cell/>
          <table:table-cell table:style-name="Dictionary.G386" table:number-columns-spanned="4" office:value-type="string">
            <text:p text:style-name="P19"><text:span text:style-name="T29">Крóна </text:span><text:span text:style-name="T40">(див. 63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94</text:p>
          </table:table-cell>
          <table:table-cell table:style-name="Dictionary.B387" table:number-columns-spanned="2" office:value-type="string">
            <text:p text:style-name="P22">Тамбíк</text:p>
          </table:table-cell>
          <table:covered-table-cell/>
          <table:table-cell table:style-name="Dictionary.D387" table:number-columns-spanned="2" office:value-type="string">
            <text:p text:style-name="P19"><text:span text:style-name="T14">-бóку, </text:span><text:span text:style-name="T15">ім., ч., інд.-авт., </text:span><text:span text:style-name="T115">[11]</text:span></text:p>
          </table:table-cell>
          <table:covered-table-cell/>
          <table:table-cell table:style-name="Dictionary.F387" table:number-columns-spanned="2" office:value-type="string">
            <text:p text:style-name="P19"><text:span text:style-name="T26">Похідне від </text:span><text:span text:style-name="T29">там</text:span><text:span text:style-name="T26"> і </text:span><text:span text:style-name="T29">бік</text:span><text:span text:style-name="T26">. На тому боці</text:span></text:p>
          </table:table-cell>
          <table:covered-table-cell/>
          <table:table-cell table:style-name="Dictionary.H387" table:number-columns-spanned="3" office:value-type="string">
            <text:p text:style-name="P19"><text:span text:style-name="T16">А товщею, в кризі, в імлі,/ за </text:span><text:span text:style-name="T20">тамбоком</text:span><text:span text:style-name="T16">,/ сяє срібне серце землі/ скорбним оком. (П-1: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8" table:number-columns-spanned="5" office:value-type="string">
            <text:h text:style-name="P47" text:outline-level="2">там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4"><text:span text:style-name="T44">1) </text:span><text:span text:style-name="T57">присл.</text:span><text:span text:style-name="T44"> Указує на місце більш віддалене порівняно з іншим, ближчим; у тому місці, у тих місцях; </text:span><text:span text:style-name="T57">прот.</text:span><text:span text:style-name="T44"> тут. || Уживається в поєднанні з </text:span><text:span text:style-name="T57">пит.</text:span><text:span text:style-name="T44"> </text:span><text:span text:style-name="T57">займ.</text:span><text:span text:style-name="T44"> хто, що. || </text:span><text:soft-page-break/><text:span text:style-name="T44">Вживається у функції співвідносного слова в головному реченні, якому в підрядному реченні відповідають сполучні </text:span><text:span text:style-name="T57">сл.</text:span><text:span text:style-name="T44"> де, куди. || Уживаючись на початку повторюваних речень або перед однорідними членами речення, означає: в одному місці ..., в іншому місці .... || Уживається в </text:span><text:span text:style-name="T57">знач.вказ.</text:span><text:span text:style-name="T44"> </text:span><text:span text:style-name="T57">сл.</text:span><text:span text:style-name="T44">, що замінює відповідний йому член попереднього речення,</text:span><text:span text:style-name="T57">перев.</text:span><text:span text:style-name="T44"> обставину місця.</text:span></text:p>
          </table:table-cell>
          <table:covered-table-cell/>
          <table:covered-table-cell/>
          <table:covered-table-cell/>
          <table:covered-table-cell/>
          <table:table-cell table:style-name="Dictionary.G388" table:number-columns-spanned="4" office:value-type="string">
            <text:h text:style-name="P47" text:outline-level="2">бік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боку, </text:span><text:span text:style-name="T75">ч.</text:span></text:p>
            <text:p text:style-name="P26">4) Напрямок або місцевість, що лежить у цьому напрямку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95</text:p>
          </table:table-cell>
          <table:table-cell table:style-name="Dictionary.B389" table:number-columns-spanned="2" office:value-type="string">
            <text:p text:style-name="P22">Тихоплин</text:p>
          </table:table-cell>
          <table:covered-table-cell/>
          <table:table-cell table:style-name="Dictionary.D389" table:number-columns-spanned="2" office:value-type="string">
            <text:p text:style-name="P19"><text:span text:style-name="T14">-у, </text:span><text:span text:style-name="T15">ім., ч., інд.-авт., </text:span><text:span text:style-name="T115">[1а]</text:span></text:p>
          </table:table-cell>
          <table:covered-table-cell/>
          <table:table-cell table:style-name="Dictionary.F389" table:number-columns-spanned="2" office:value-type="string">
            <text:p text:style-name="P19"><text:span text:style-name="T34">Похідне від </text:span><text:span text:style-name="T30">тихоплинний</text:span></text:p>
          </table:table-cell>
          <table:covered-table-cell/>
          <table:table-cell table:style-name="Dictionary.H389" table:number-columns-spanned="3" office:value-type="string">
            <text:p text:style-name="P19"><text:span text:style-name="T16">Земного болю брилу – підбився я на силу/ разком сліпучих днин. Ти знаєш чий ти син?/ Атож, запевне знаю. А душу проминаю - / і власну в </text:span><text:span text:style-name="T20">тихоплин</text:span><text:span text:style-name="T16">. (П-2:2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0" table:number-columns-spanned="9" office:value-type="string">
            <text:h text:style-name="P49" text:outline-level="2"><text:span text:style-name="T71">тихопл</text:span><text:span text:style-name="T92">и</text:span><text:span text:style-name="T71">нний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а, -е, </text:span><text:span text:style-name="T75">поет.</text:span></text:p>
            <text:p text:style-name="P34"><text:span text:style-name="T44">Який тихо плине. </text:span><text:span text:style-name="T53">Тихоплинна річка</text:span><text:span text:style-name="T44">. </text:span><text:span text:style-name="T53">Тихоплинні розмови</text:span><text:span text:style-name="T44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96</text:p>
          </table:table-cell>
          <table:table-cell table:style-name="Dictionary.B391" table:number-columns-spanned="2" office:value-type="string">
            <text:p text:style-name="P22">Тойящобáтько</text:p>
          </table:table-cell>
          <table:covered-table-cell/>
          <table:table-cell table:style-name="Dictionary.D391" table:number-columns-spanned="2" office:value-type="string">
            <text:p text:style-name="P19"><text:span text:style-name="T14">-а, </text:span><text:span text:style-name="T15">ім., ч., інд.-авт., </text:span><text:span text:style-name="T115">[11]</text:span></text:p>
          </table:table-cell>
          <table:covered-table-cell/>
          <table:table-cell table:style-name="Dictionary.F391" table:number-columns-spanned="2" office:value-type="string">
            <text:p text:style-name="P19"><text:span text:style-name="T26">Похідне від </text:span><text:span text:style-name="T29">той, я, що</text:span><text:span text:style-name="T26"> і </text:span><text:span text:style-name="T29">бáтько</text:span></text:p>
          </table:table-cell>
          <table:covered-table-cell/>
          <table:table-cell table:style-name="Dictionary.H391" table:number-columns-spanned="3" office:value-type="string">
            <text:p text:style-name="P19"><text:span text:style-name="T16">Я тіло нагострив на чаї та акридах,/ а душу – пошукай. І не питай./ Тойящосин не чує вже </text:span><text:span text:style-name="T16">мене./ </text:span><text:span text:style-name="T20">Тойящобатько</text:span><text:span text:style-name="T16"> вже не чую сина. (П-2: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2" office:value-type="string">
            <text:h text:style-name="P47" text:outline-level="2">той</text:h>
            <text:p text:style-name="P3"><text:soft-page-break/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1">I </text:span><text:span text:style-name="T74">того, </text:span><text:span text:style-name="T75">ч.</text:span><text:span text:style-name="T74">, та, тієї, </text:span><text:span text:style-name="T75">рідко </text:span><text:span text:style-name="T74">тої, </text:span><text:span text:style-name="T75">заст.</text:span> <text:span text:style-name="T74">тії, </text:span><text:span text:style-name="T75">ж</text:span><text:span text:style-name="T75">.</text:span><text:span text:style-name="T74">, те, того, </text:span><text:span text:style-name="T75">с.</text:span><text:span text:style-name="T74">; </text:span><text:span text:style-name="T75">мн.</text:span> <text:span text:style-name="T74">ті, тих; </text:span><text:span text:style-name="T75">займ.</text:span></text:p>
            <text:p text:style-name="P34"><text:span text:style-name="T44">4) </text:span><text:span text:style-name="T57">вказ.</text:span><text:span text:style-name="T44"> Уживається для вказівки на один предмет, одну особу і т. ін. із двох або кількох подібних, з ряду однорідних, коли їх перелічують або зіставляють. || </text:span><text:span text:style-name="T57">у знач.</text:span><text:span text:style-name="T44"> </text:span><text:span text:style-name="T57">ім.</text:span><text:span text:style-name="T44"> той, тог</text:span><text:span text:style-name="T63">о</text:span><text:span text:style-name="T44">, </text:span><text:span text:style-name="T57">ч.</text:span><text:span text:style-name="T44">; та, ті</text:span><text:span text:style-name="T63">є</text:span><text:span text:style-name="T44">ї, </text:span><text:span text:style-name="T57">ж.</text:span><text:span text:style-name="T44">; те, тог</text:span><text:span text:style-name="T63">о</text:span><text:span text:style-name="T44">, </text:span><text:span text:style-name="T57">с.</text:span><text:span text:style-name="T44">; ті, тих, </text:span><text:span text:style-name="T57">мн.</text:span><text:span text:style-name="T44"> Узагальнено вказує на предмет, особу, явище (без попередньої згадки про них) при переліченні або зіставленні в </text:span><text:soft-page-break/><text:span text:style-name="T44">якійсь площині. || </text:span><text:span text:style-name="T57">у знач.</text:span><text:span text:style-name="T44"> </text:span><text:span text:style-name="T57">ім.</text:span><text:span text:style-name="T44"> те, тог</text:span><text:span text:style-name="T63">о</text:span><text:span text:style-name="T44">, </text:span><text:span text:style-name="T57">с.</text:span><text:span text:style-name="T44"> </text:span><text:span text:style-name="T58">У </text:span><text:span text:style-name="T57">сполуч.</text:span><text:span text:style-name="T44"> зі </text:span><text:span text:style-name="T57">сл.</text:span><text:span text:style-name="T44"> все вказує на перелічувані предмети, виконуючи функцію узагальнюючого слова.</text:span></text:p>
          </table:table-cell>
          <table:table-cell table:style-name="Dictionary.C392" table:number-columns-spanned="4" office:value-type="string">
            <text:h text:style-name="P47" text:outline-level="2">я</text:h>
            <text:p text:style-name="P3"><text:soft-page-break/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1">II </text:span><text:span text:style-name="T74">мене, </text:span><text:span text:style-name="T75">займ.</text:span> <text:span text:style-name="T75">особ.</text:span> <text:span text:style-name="T74">1 </text:span><text:span text:style-name="T75">ос.</text:span> <text:span text:style-name="T75">одн.</text:span></text:p>
            <text:p text:style-name="P26">1) Уживається мовцем для називання самого себе.</text:p>
            <text:p text:style-name="P26">2) <text:span text:style-name="T75">у знач.</text:span> <text:span text:style-name="T75">ім.</text:span>, <text:span text:style-name="T75">невідм.</text:span>, <text:span text:style-name="T75">с.</text:span> Уживається для позначення усвідомлюваної людиною власної сутності, себе в навколишньому світі. || <text:span text:style-name="T75">філос.</text:span>Уживається для визначення суб'єкта.</text:p>
            <text:p text:style-name="P18"/>
          </table:table-cell>
          <table:covered-table-cell/>
          <table:covered-table-cell/>
          <table:covered-table-cell/>
          <table:table-cell table:style-name="Dictionary.G392" table:number-columns-spanned="3" office:value-type="string">
            <text:h text:style-name="P47" text:outline-level="2">що</text:h>
            <text:p text:style-name="P3"><text:soft-page-break/><text:a xlink:type="simple" xlink:href="http://www.lingvo.ua/uk/LingvoDictionaries/Details?dictionary=Explanatory%20(Uk-Uk)"><text:span text:style-name="T61">Explanatory (Uk-Uk)</text:span></text:a></text:p>
            <text:p text:style-name="P29">II</text:p>
            <text:p text:style-name="P34"><text:span text:style-name="T44">1) </text:span><text:span text:style-name="T53">з'ясувальний</text:span><text:span text:style-name="T44">. Уживається для зв'язку підрядного додаткового з присудком або іншим членом головного речення.</text:span></text:p>
          </table:table-cell>
          <table:covered-table-cell/>
          <table:covered-table-cell/>
          <table:table-cell table:style-name="Dictionary.J392" office:value-type="string">
            <text:h text:style-name="P49" text:outline-level="2"><text:span text:style-name="T71">б</text:span><text:span text:style-name="T92">а</text:span><text:span text:style-name="T71">тько</text:span></text:h>
            <text:p text:style-name="P3"><text:soft-page-break/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а, </text:span><text:span text:style-name="T75">ч.</text:span></text:p>
            <text:p text:style-name="P26">1) Чоловік стосовно до своїх дітей.</text:p>
          </table:table-cell>
        </table:table-row>
        <table:table-row>
          <table:table-cell table:style-name="Dictionary.A3" table:number-rows-spanned="2" office:value-type="string">
            <text:p text:style-name="P17">197</text:p>
          </table:table-cell>
          <table:table-cell table:style-name="Dictionary.B393" table:number-columns-spanned="2" office:value-type="string">
            <text:p text:style-name="P22">Тойящосин</text:p>
          </table:table-cell>
          <table:covered-table-cell/>
          <table:table-cell table:style-name="Dictionary.D393" table:number-columns-spanned="2" office:value-type="string">
            <text:p text:style-name="P19"><text:span text:style-name="T14">-а, </text:span><text:span text:style-name="T15">ім., ч., інд.-авт., </text:span><text:span text:style-name="T115">[11]</text:span></text:p>
          </table:table-cell>
          <table:covered-table-cell/>
          <table:table-cell table:style-name="Dictionary.F393" table:number-columns-spanned="2" office:value-type="string">
            <text:p text:style-name="P19"><text:span text:style-name="T26">Похідне від </text:span><text:span text:style-name="T29">той, я, що</text:span><text:span text:style-name="T26"> і </text:span><text:span text:style-name="T29">син</text:span></text:p>
          </table:table-cell>
          <table:covered-table-cell/>
          <table:table-cell table:style-name="Dictionary.H393" table:number-columns-spanned="3" office:value-type="string">
            <text:p text:style-name="P19"><text:span text:style-name="T16">Я тіло нагострив на чаї та акридах,/ а душу – пошукай. І не питай./ </text:span><text:span text:style-name="T20">Тойящосин</text:span><text:span text:style-name="T16"> не чує вже мене./ Тойящобатько вже не чую сина. (П-2: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4" office:value-type="string">
            <text:p text:style-name="P19"><text:span text:style-name="T29">Той </text:span><text:span text:style-name="T40">(див. 196)</text:span></text:p>
          </table:table-cell>
          <table:table-cell table:style-name="Dictionary.C394" table:number-columns-spanned="4" office:value-type="string">
            <text:p text:style-name="P19"><text:span text:style-name="T29">Я </text:span><text:span text:style-name="T40">(див. 196)</text:span></text:p>
          </table:table-cell>
          <table:covered-table-cell/>
          <table:covered-table-cell/>
          <table:covered-table-cell/>
          <table:table-cell table:style-name="Dictionary.G394" table:number-columns-spanned="3" office:value-type="string">
            <text:p text:style-name="P19"><text:span text:style-name="T29">Що </text:span><text:span text:style-name="T40">(див. 196)</text:span></text:p>
          </table:table-cell>
          <table:covered-table-cell/>
          <table:covered-table-cell/>
          <table:table-cell table:style-name="Dictionary.J394" office:value-type="string">
            <text:h text:style-name="P51" text:outline-level="2">син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а, </text:span><text:span text:style-name="T75">ч.</text:span></text:p>
            <text:p text:style-name="P34"><text:span text:style-name="T44">1) Особа чоловічої статі стосовно своїх батьків. || Ласкаве звертання батьків до сина. || </text:span><text:span text:style-name="T57">перев.</text:span><text:span text:style-name="T44"> </text:span><text:span text:style-name="T57">мн.</text:span><text:span text:style-name="T44">, </text:span><text:span text:style-name="T57">у сполуч.</text:span><text:span text:style-name="T44"> </text:span><text:span text:style-name="T53">зі </text:span><text:span text:style-name="T57">сл.</text:span><text:span text:style-name="T44"> сокіл, </text:span><text:span text:style-name="T44">орел, </text:span><text:span text:style-name="T57">нар.-</text:span><text:soft-page-break/><text:span text:style-name="T57">поет.</text:span><text:span text:style-name="T44">Ласкаве називання синів.</text:span></text:p>
          </table:table-cell>
        </table:table-row>
        <table:table-row>
          <table:table-cell table:style-name="Dictionary.A3" table:number-rows-spanned="2" office:value-type="string">
            <text:p text:style-name="P17">198</text:p>
          </table:table-cell>
          <table:table-cell table:style-name="Dictionary.B395" table:number-columns-spanned="2" office:value-type="string">
            <text:p text:style-name="P22">Тонкожáло</text:p>
          </table:table-cell>
          <table:covered-table-cell/>
          <table:table-cell table:style-name="Dictionary.D395" table:number-columns-spanned="2" office:value-type="string">
            <text:p text:style-name="P14">присл., інд.-авт., <text:span text:style-name="T120">[9а]</text:span></text:p>
          </table:table-cell>
          <table:covered-table-cell/>
          <table:table-cell table:style-name="Dictionary.F395" table:number-columns-spanned="2" office:value-type="string">
            <text:p text:style-name="P19"><text:span text:style-name="T26">Похідне від </text:span><text:span text:style-name="T29">тонкий</text:span><text:span text:style-name="T26"> і </text:span><text:span text:style-name="T29">жáло</text:span></text:p>
          </table:table-cell>
          <table:covered-table-cell/>
          <table:table-cell table:style-name="Dictionary.H395" table:number-columns-spanned="3" office:value-type="string">
            <text:p text:style-name="P19"><text:span text:style-name="T16">І буде ще щось. Буде ще щось. День/ стоїть – гінкий, неначе телевежа,/ і все вивищується </text:span><text:span text:style-name="T20">тонкожало</text:span><text:span text:style-name="T16">… (П-2:1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6" table:number-columns-spanned="5" office:value-type="string">
            <text:p text:style-name="P19"><text:span text:style-name="T29">Тонкий </text:span><text:span text:style-name="T40">(див. 5)</text:span></text:p>
          </table:table-cell>
          <table:covered-table-cell/>
          <table:covered-table-cell/>
          <table:covered-table-cell/>
          <table:covered-table-cell/>
          <table:table-cell table:style-name="Dictionary.G396" table:number-columns-spanned="4" office:value-type="string">
            <text:p text:style-name="P19"><text:span text:style-name="T29">Жáло </text:span><text:span text:style-name="T40">(див. 176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199</text:p>
          </table:table-cell>
          <table:table-cell table:style-name="Dictionary.B397" table:number-columns-spanned="2" office:value-type="string">
            <text:p text:style-name="P22">Тремт</text:p>
          </table:table-cell>
          <table:covered-table-cell/>
          <table:table-cell table:style-name="Dictionary.D397" table:number-columns-spanned="2" office:value-type="string">
            <text:p text:style-name="P19"><text:span text:style-name="T14">-у, </text:span><text:span text:style-name="T15">ім., ч., інд.-авт., </text:span><text:span text:style-name="T115">[1а]</text:span></text:p>
          </table:table-cell>
          <table:covered-table-cell/>
          <table:table-cell table:style-name="Dictionary.F397" table:number-columns-spanned="2" office:value-type="string">
            <text:p text:style-name="P19"><text:span text:style-name="T34">Похідне від </text:span><text:span text:style-name="T30">тремті</text:span><text:span text:style-name="T29"></text:span><text:span text:style-name="T30">ння</text:span></text:p>
          </table:table-cell>
          <table:covered-table-cell/>
          <table:table-cell table:style-name="Dictionary.H397" table:number-columns-spanned="3" office:value-type="string">
            <text:p text:style-name="P19"><text:span text:style-name="T16">…опуст, розпадання/ материка, раптовий зсув і дляння,/ і </text:span><text:span text:style-name="T20">трепет</text:span><text:span text:style-name="T16"> рук, і тремт повік німий. (П-1:37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8" table:number-columns-spanned="9" office:value-type="string">
            <text:h text:style-name="P49" text:outline-level="2"><text:span text:style-name="T71">тремт</text:span><text:span text:style-name="T92">і</text:span><text:span text:style-name="T71">ння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я, </text:span><text:span text:style-name="T75">с.</text:span></text:p>
            <text:p text:style-name="P2"><text:span text:style-name="T54">1) Дія за знач. </text:span><text:a xlink:type="simple" xlink:href="http://www.lingvo.ua/uk/Translate/uk-uk/тремтіти"><text:span text:style-name="T62">тремтіти</text:span></text:a><text:span text:style-name="T54"> 1-3).</text:span></text:p>
            <text:p text:style-name="P26">2) Посилене биття серця, прискорене пульсування крові, спричинені хвилюванням, переживанням; схвильований стан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200</text:p>
          </table:table-cell>
          <table:table-cell table:style-name="Dictionary.B399" table:number-columns-spanned="2" office:value-type="string">
            <text:p text:style-name="P22">Уводноряд</text:p>
          </table:table-cell>
          <table:covered-table-cell/>
          <table:table-cell table:style-name="Dictionary.D399" table:number-columns-spanned="2" office:value-type="string">
            <text:p text:style-name="P14">присл., інд.-авт., <text:span text:style-name="T120">[11]</text:span></text:p>
          </table:table-cell>
          <table:covered-table-cell/>
          <table:table-cell table:style-name="Dictionary.F399" table:number-columns-spanned="2" office:value-type="string">
            <text:p text:style-name="P19"><text:span text:style-name="T34">Похідне від </text:span><text:span text:style-name="T36">у</text:span><text:span text:style-name="T34">, </text:span><text:span text:style-name="T36">оди</text:span><text:span text:style-name="T35"></text:span><text:span text:style-name="T36">н</text:span><text:span text:style-name="T34"> і </text:span><text:span text:style-name="T36">ряд</text:span></text:p>
          </table:table-cell>
          <table:covered-table-cell/>
          <table:table-cell table:style-name="Dictionary.H399" table:number-columns-spanned="3" office:value-type="string">
            <text:p text:style-name="P19"><text:span text:style-name="T16">Тепер ти сам, як вулій цей гулкий,/ стаєш </text:span><text:span text:style-name="T20">уводноряд</text:span><text:span text:style-name="T16"> до цілосвіту,/ коли з грудей твоїх несамовитих/ усі повийшли зашпори-голки. (П-2:181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0" table:number-columns-spanned="3" office:value-type="string">
            <text:h text:style-name="P47" text:outline-level="2">в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1">II </text:span><text:span text:style-name="T74">(у), </text:span><text:span text:style-name="T75">рідко </text:span><text:span text:style-name="T74">ув – </text:span><text:span text:style-name="T75">із знах.</text:span><text:span text:style-name="T74">, </text:span><text:span text:style-name="T75">місц.</text:span> <text:span text:style-name="T75">і род.</text:span> <text:span text:style-name="T75">відмінками</text:span><text:span text:style-name="T74">; </text:span><text:span text:style-name="T75">рідко </text:span><text:span text:style-name="T74">вві (уві), </text:span><text:soft-page-break/><text:span text:style-name="T74">ві – </text:span><text:span text:style-name="T75">іззнах.</text:span> <text:span text:style-name="T75">і місц.</text:span> <text:span text:style-name="T75">відмінками</text:span><text:span text:style-name="T74">; </text:span><text:span text:style-name="T75">прийм.</text:span> <text:span text:style-name="T74">Сполучення з в (у) виражають: Просторові відношення:</text:span></text:p>
            <text:p text:style-name="P34"><text:span text:style-name="T44">1) </text:span><text:span text:style-name="T53">із </text:span><text:span text:style-name="T57">знах.</text:span><text:span text:style-name="T44"> </text:span><text:span text:style-name="T53">і </text:span><text:span text:style-name="T57">місц. в.</text:span><text:span text:style-name="T44"> Уживається на означення предмета, місця, простору: а) всередину якого, куди спрямована дія (</text:span><text:span text:style-name="T57">знах. в.</text:span><text:span text:style-name="T44">).</text:span></text:p>
          </table:table-cell>
          <table:covered-table-cell/>
          <table:covered-table-cell/>
          <table:table-cell table:style-name="Dictionary.E400" table:number-columns-spanned="4" office:value-type="string">
            <text:h text:style-name="P49" text:outline-level="2"><text:span text:style-name="T71">од</text:span><text:span text:style-name="T92">и</text:span><text:span text:style-name="T71">н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одного, </text:span><text:span text:style-name="T75">ч.</text:span><text:span text:style-name="T74">; одна, однієї </text:span><text:span text:style-name="T75">і </text:span><text:span text:style-name="T74">одної, </text:span><text:span text:style-name="T75">ж.</text:span><text:span text:style-name="T74">; одно </text:span><text:span text:style-name="T75">і </text:span><text:span text:style-name="T74">одне, </text:span><text:soft-page-break/><text:span text:style-name="T74">одного, </text:span><text:span text:style-name="T75">с.</text:span> <text:span text:style-name="T74">(</text:span><text:span text:style-name="T75">мн.</text:span> <text:span text:style-name="T74">одні, одних), </text:span><text:span text:style-name="T75">числ.</text:span> <text:span text:style-name="T75">кільк.</text:span></text:p>
            <text:p text:style-name="P34"><text:span text:style-name="T44">4) </text:span><text:span text:style-name="T57">у знач.</text:span><text:span text:style-name="T44"> </text:span><text:span text:style-name="T57">займ.</text:span><text:span text:style-name="T44"> </text:span><text:span text:style-name="T57">вказ.</text:span><text:span text:style-name="T44"> Той самий. || Однаковий, тотожний. || </text:span><text:span text:style-name="T57">у знач.ім.</text:span><text:span text:style-name="T44"> одн</text:span><text:span text:style-name="T63">о </text:span><text:span text:style-name="T44">(одн</text:span><text:span text:style-name="T63">е</text:span><text:span text:style-name="T44">), одног</text:span><text:span text:style-name="T63">о</text:span><text:span text:style-name="T44">, </text:span><text:span text:style-name="T57">с.</text:span><text:span text:style-name="T44"> Те саме.</text:span></text:p>
          </table:table-cell>
          <table:covered-table-cell/>
          <table:covered-table-cell/>
          <table:covered-table-cell/>
          <table:table-cell table:style-name="Dictionary.I400" table:number-columns-spanned="2" office:value-type="string">
            <text:h text:style-name="P47" text:outline-level="2">ряд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у, </text:span><text:span text:style-name="T75">ч.</text:span></text:p>
            <text:p text:style-name="P2"><text:span text:style-name="T54">1) Сукупність однорідних </text:span><text:soft-page-break/><text:span text:style-name="T54">предметів або живих істот, розташованих одне поруч з одним, одне за одним, витягнутих в одну лінію. || Те саме, що </text:span><text:a xlink:type="simple" xlink:href="http://www.lingvo.ua/uk/Translate/uk-uk/гряда"><text:span text:style-name="T62">гряда</text:span></text:a><text:span text:style-name="T54">. || </text:span><text:span text:style-name="T59">у знач.</text:span><text:span text:style-name="T54"> </text:span><text:span text:style-name="T59">присл.</text:span><text:span text:style-name="T54"> р</text:span><text:span text:style-name="T66">я</text:span><text:span text:style-name="T54">дом, ряд</text:span><text:span text:style-name="T66">а</text:span><text:span text:style-name="T54">ми. Один повз одного, один за одним, один біля одного, в одну лінію.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17">201</text:p>
          </table:table-cell>
          <table:table-cell table:style-name="Dictionary.B401" table:number-columns-spanned="2" office:value-type="string">
            <text:p text:style-name="P22">Усеблагий</text:p>
          </table:table-cell>
          <table:covered-table-cell/>
          <table:table-cell table:style-name="Dictionary.D401" table:number-columns-spanned="2" office:value-type="string">
            <text:p text:style-name="P19"><text:span text:style-name="T14">-а, -е, </text:span><text:span text:style-name="T16">прикм., </text:span><text:span text:style-name="T15">інд.-авт., </text:span><text:span text:style-name="T115">[11]</text:span></text:p>
          </table:table-cell>
          <table:covered-table-cell/>
          <table:table-cell table:style-name="Dictionary.F401" table:number-columns-spanned="2" office:value-type="string">
            <text:p text:style-name="P19"><text:span text:style-name="T26">Похідне від </text:span><text:span text:style-name="T29">усé</text:span><text:span text:style-name="T26"> і </text:span><text:span text:style-name="T29">благий</text:span></text:p>
          </table:table-cell>
          <table:covered-table-cell/>
          <table:table-cell table:style-name="Dictionary.H401" table:number-columns-spanned="3" office:value-type="string">
            <text:p text:style-name="P19"><text:span text:style-name="T16">І снився Кар – зажурений такий,/ </text:span><text:span text:style-name="T16">немов отетерілий од докуки,/ допоки мати заламає руки,/ наш гріх відпустить Бог </text:span><text:span text:style-name="T20">усеблагий</text:span><text:span text:style-name="T16">. (П-2:128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2" table:number-columns-spanned="5" office:value-type="string">
            <text:h text:style-name="P47" text:outline-level="2">все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4"><text:span text:style-name="T45">II </text:span><text:span text:style-name="T58">(усе), </text:span><text:span text:style-name="T57">присл.</text:span><text:span text:style-name="T58">, </text:span><text:span text:style-name="T57">розм.</text:span></text:p>
            <text:p text:style-name="P26">1) Постійно, завжди. || Досить довго.</text:p>
            <text:p text:style-name="P26">2) Скрізь, усюди.</text:p>
          </table:table-cell>
          <table:covered-table-cell/>
          <table:covered-table-cell/>
          <table:covered-table-cell/>
          <table:covered-table-cell/>
          <table:table-cell table:style-name="Dictionary.G402" table:number-columns-spanned="4" office:value-type="string">
            <text:h text:style-name="P49" text:outline-level="2"><text:span text:style-name="T71">благ</text:span><text:span text:style-name="T92">и</text:span><text:span text:style-name="T71">й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0">-а, -е.</text:p>
            <text:p text:style-name="P26">2) <text:span text:style-name="T75">заст.</text:span> Добрий, добросердий, лагідний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202</text:p>
          </table:table-cell>
          <table:table-cell table:style-name="Dictionary.B403" table:number-columns-spanned="2" office:value-type="string">
            <text:p text:style-name="P22">Усевитóнчуваний</text:p>
          </table:table-cell>
          <table:covered-table-cell/>
          <table:table-cell table:style-name="Dictionary.D403" table:number-columns-spanned="2" office:value-type="string">
            <text:p text:style-name="P19"><text:span text:style-name="T14">-а, -е, </text:span><text:span text:style-name="T16">прикм., </text:span><text:span text:style-name="T15">інд.-авт., </text:span><text:span text:style-name="T115">[11]</text:span></text:p>
          </table:table-cell>
          <table:covered-table-cell/>
          <table:table-cell table:style-name="Dictionary.F403" table:number-columns-spanned="2" office:value-type="string">
            <text:p text:style-name="P19"><text:span text:style-name="T26">Похідне від </text:span><text:span text:style-name="T29">усé</text:span><text:span text:style-name="T26"> і </text:span><text:span text:style-name="T29">витóнчуваний </text:span><text:span text:style-name="T40">(від </text:span><text:span text:style-name="T29">витóнчувати</text:span><text:soft-page-break/><text:span text:style-name="T40">)</text:span></text:p>
          </table:table-cell>
          <table:covered-table-cell/>
          <table:table-cell table:style-name="Dictionary.H403" table:number-columns-spanned="3" office:value-type="string">
            <text:p text:style-name="P19"><text:span text:style-name="T20">Усевитончуваний</text:span><text:span text:style-name="T16"> зойк,/ крик крику, крику крик./ Задосить. Спекайся морок,/ хоч як до них і звик. (П-2: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4" table:number-columns-spanned="5" office:value-type="string">
            <text:p text:style-name="P19"><text:span text:style-name="T29">Усé </text:span><text:span text:style-name="T40">(див. 6)</text:span></text:p>
          </table:table-cell>
          <table:covered-table-cell/>
          <table:covered-table-cell/>
          <table:covered-table-cell/>
          <table:covered-table-cell/>
          <table:table-cell table:style-name="Dictionary.G404" table:number-columns-spanned="4" office:value-type="string">
            <text:h text:style-name="P49" text:outline-level="2"><text:span text:style-name="T71">вит</text:span><text:span text:style-name="T92">о</text:span><text:span text:style-name="T71">нчувати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ую, -уєш, </text:span><text:span text:style-name="T75">недок.</text:span><text:span text:style-name="T74">, витончити, -чу, -чиш, </text:span><text:span text:style-name="T75">док.</text:span><text:span text:style-name="T74">, </text:span><text:span text:style-name="T75">перех.</text:span></text:p>
            <text:p text:style-name="P26">1) Робити тоншим.</text:p>
            <text:p text:style-name="P26">2) Робити розвиненішим, гострішим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203</text:p>
          </table:table-cell>
          <table:table-cell table:style-name="Dictionary.B405" table:number-columns-spanned="2" office:value-type="string">
            <text:p text:style-name="P22">Усевладуще</text:p>
          </table:table-cell>
          <table:covered-table-cell/>
          <table:table-cell table:style-name="Dictionary.D405" table:number-columns-spanned="2" office:value-type="string">
            <text:p text:style-name="P19"><text:span text:style-name="T14">-щого, </text:span><text:span text:style-name="T15">ім., с., інд.-авт., </text:span><text:span text:style-name="T115">[11]</text:span></text:p>
          </table:table-cell>
          <table:covered-table-cell/>
          <table:table-cell table:style-name="Dictionary.F405" table:number-columns-spanned="2" office:value-type="string">
            <text:p text:style-name="P19"><text:span text:style-name="T26">Похідне від </text:span><text:span text:style-name="T29">усé</text:span><text:span text:style-name="T26"> і </text:span><text:span text:style-name="T29">владýще</text:span><text:span text:style-name="T26"> (від </text:span><text:span text:style-name="T29">владущий</text:span><text:span text:style-name="T26">)</text:span></text:p>
          </table:table-cell>
          <table:covered-table-cell/>
          <table:table-cell table:style-name="Dictionary.H405" table:number-columns-spanned="3" office:value-type="string">
            <text:p text:style-name="P19"><text:span text:style-name="T16">Коли прищухло довкруги, поближнє/ </text:span><text:span text:style-name="T20">усевладуще</text:span><text:span text:style-name="T16"> ревом так реве,/ ану збагни – суворе ачи ніжне/ те, що тебе всевладно так зове. (П-2:120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6" table:number-columns-spanned="5" office:value-type="string">
            <text:p text:style-name="P19"><text:span text:style-name="T29">Усé </text:span><text:span text:style-name="T40">(див. 6)</text:span></text:p>
          </table:table-cell>
          <table:covered-table-cell/>
          <table:covered-table-cell/>
          <table:covered-table-cell/>
          <table:covered-table-cell/>
          <table:table-cell table:style-name="Dictionary.G406" table:number-columns-spanned="4" office:value-type="string">
            <text:h text:style-name="P49" text:outline-level="2"><text:span text:style-name="T71">влад</text:span><text:span text:style-name="T92">у</text:span><text:span text:style-name="T71">щий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0">-а, -е.</text:p>
            <text:p text:style-name="P34"><text:span text:style-name="T44">Який має владу; панівний. </text:span><text:span text:style-name="T53">Владущий клас</text:span><text:span text:style-name="T44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204</text:p>
          </table:table-cell>
          <table:table-cell table:style-name="Dictionary.B407" table:number-columns-spanned="2" office:value-type="string">
            <text:p text:style-name="P22">Усенестéрпний</text:p>
          </table:table-cell>
          <table:covered-table-cell/>
          <table:table-cell table:style-name="Dictionary.D407" table:number-columns-spanned="2" office:value-type="string">
            <text:p text:style-name="P19"><text:span text:style-name="T14">-а, -е, </text:span><text:span text:style-name="T16">прикм., </text:span><text:span text:style-name="T15">інд.-авт., </text:span><text:span text:style-name="T115">[11]</text:span></text:p>
          </table:table-cell>
          <table:covered-table-cell/>
          <table:table-cell table:style-name="Dictionary.F407" table:number-columns-spanned="2" office:value-type="string">
            <text:p text:style-name="P19"><text:span text:style-name="T26">Похідне від </text:span><text:span text:style-name="T29">усé</text:span><text:span text:style-name="T26"> і </text:span><text:span text:style-name="T29">нестéрпний</text:span></text:p>
          </table:table-cell>
          <table:covered-table-cell/>
          <table:table-cell table:style-name="Dictionary.H407" table:number-columns-spanned="3" office:value-type="string">
            <text:p text:style-name="P19"><text:span text:style-name="T16">Народжені мої бажання,/ </text:span><text:span text:style-name="T20">усенестерпні</text:span><text:span text:style-name="T16">, всеголодні,/ такі вітри зняли довкола,/ що все несеться шкереберть. (П-2: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8" table:number-columns-spanned="5" office:value-type="string">
            <text:p text:style-name="P19"><text:span text:style-name="T29">Усé </text:span><text:span text:style-name="T40">(див. 201)</text:span></text:p>
          </table:table-cell>
          <table:covered-table-cell/>
          <table:covered-table-cell/>
          <table:covered-table-cell/>
          <table:covered-table-cell/>
          <table:table-cell table:style-name="Dictionary.G408" table:number-columns-spanned="4" office:value-type="string">
            <text:h text:style-name="P50" text:outline-level="2"><text:span text:style-name="T71">нест</text:span><text:span text:style-name="T92">е</text:span><text:span text:style-name="T71">рпний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0">-а, -е.</text:p>
            <text:p text:style-name="P26"><text:soft-page-break/>Якого важко або неможливо витерпіти, знести. || Дії та вчинки якого не терплять, не зносять інші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205</text:p>
          </table:table-cell>
          <table:table-cell table:style-name="Dictionary.B409" table:number-columns-spanned="2" office:value-type="string">
            <text:p text:style-name="P19"><text:span text:style-name="T3">Усепокóра</text:span><text:span text:style-name="T14"> (всепокóра)</text:span></text:p>
          </table:table-cell>
          <table:covered-table-cell/>
          <table:table-cell table:style-name="Dictionary.D409" table:number-columns-spanned="2" office:value-type="string">
            <text:p text:style-name="P19"><text:span text:style-name="T14">-и, </text:span><text:span text:style-name="T15">ім., ж., інд.-авт., </text:span><text:span text:style-name="T115">[11]</text:span></text:p>
          </table:table-cell>
          <table:covered-table-cell/>
          <table:table-cell table:style-name="Dictionary.F409" table:number-columns-spanned="2" office:value-type="string">
            <text:p text:style-name="P19"><text:span text:style-name="T26">Похідне від </text:span><text:span text:style-name="T29">усé</text:span><text:span text:style-name="T26"> і </text:span><text:span text:style-name="T29">покóра</text:span></text:p>
          </table:table-cell>
          <table:covered-table-cell/>
          <table:table-cell table:style-name="Dictionary.H409" table:number-columns-spanned="3" office:value-type="string">
            <text:p text:style-name="P19"><text:span text:style-name="T16">В квадратах жертв – чистописом журби - / </text:span><text:span text:style-name="T20">усепокора</text:span><text:span text:style-name="T16">, майже невідпорна./ Свічадо спить. У ньому спить свіча,/ розплатана метеликом, акантом. (П-1:59); Як вікна в позапростір, позачас,/ за мури німоти і </text:span><text:span text:style-name="T20">всепокори</text:span><text:span text:style-name="T16">,/ так світяться свічада, світлом хорі,/ і пильно задивляються крізь нас/ у сяйва… (П-1:66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0" table:number-columns-spanned="5" office:value-type="string">
            <text:p text:style-name="P19"><text:span text:style-name="T29">Усé </text:span><text:span text:style-name="T40">(див. 6)</text:span></text:p>
          </table:table-cell>
          <table:covered-table-cell/>
          <table:covered-table-cell/>
          <table:covered-table-cell/>
          <table:covered-table-cell/>
          <table:table-cell table:style-name="Dictionary.G410" table:number-columns-spanned="4" office:value-type="string">
            <text:h text:style-name="P49" text:outline-level="2"><text:span text:style-name="T71">пок</text:span><text:span text:style-name="T92">о</text:span><text:span text:style-name="T71">ра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и, </text:span><text:span text:style-name="T75">ж.</text:span></text:p>
            <text:p text:style-name="P34"><text:span text:style-name="T44">Беззаперечна готовність виконувати чужі накази, розпорядження, вимоги і т. ін.; шаноблива підлеглість. || Поступливість, слухняність, покірливість. || Непротивлення долі; смиренність. </text:span><text:span text:style-name="T53">Тримати в покорі</text:span><text:span text:style-name="T44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206</text:p>
          </table:table-cell>
          <table:table-cell table:style-name="Dictionary.B411" table:number-columns-spanned="2" office:value-type="string">
            <text:p text:style-name="P22">Усестрімкий</text:p>
          </table:table-cell>
          <table:covered-table-cell/>
          <table:table-cell table:style-name="Dictionary.D411" table:number-columns-spanned="2" office:value-type="string">
            <text:p text:style-name="P19"><text:span text:style-name="T14">-а, -е, </text:span><text:span text:style-name="T16">прикм., </text:span><text:span text:style-name="T15">інд.-авт., </text:span><text:span text:style-name="T115">[11]</text:span></text:p>
          </table:table-cell>
          <table:covered-table-cell/>
          <table:table-cell table:style-name="Dictionary.F411" table:number-columns-spanned="2" office:value-type="string">
            <text:p text:style-name="P19"><text:span text:style-name="T26">Похідне від </text:span><text:span text:style-name="T29">усé</text:span><text:span text:style-name="T26"> і </text:span><text:span text:style-name="T29">стрімкий</text:span></text:p>
          </table:table-cell>
          <table:covered-table-cell/>
          <table:table-cell table:style-name="Dictionary.H411" table:number-columns-spanned="3" office:value-type="string">
            <text:p text:style-name="P19"><text:span text:style-name="T16">Ескорт і почет, кожен челядин/ не помічає ні ночей ні днин,/ спинився час – в </text:span><text:span text:style-name="T20">усестрімкому</text:span><text:span text:style-name="T16"> леті. (П-</text:span><text:span text:style-name="T16">2:2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2" table:number-columns-spanned="5" office:value-type="string">
            <text:p text:style-name="P19"><text:span text:style-name="T29">Усé </text:span><text:span text:style-name="T40">(див. 201)</text:span></text:p>
          </table:table-cell>
          <table:covered-table-cell/>
          <table:covered-table-cell/>
          <table:covered-table-cell/>
          <table:covered-table-cell/>
          <table:table-cell table:style-name="Dictionary.G412" table:number-columns-spanned="4" office:value-type="string">
            <text:h text:style-name="P50" text:outline-level="2"><text:span text:style-name="T71">стрімк</text:span><text:span text:style-name="T92">и</text:span><text:span text:style-name="T71">й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0">-а, -е.</text:p>
            <text:p text:style-name="P34"><text:span text:style-name="T44">2) Який відзначається великою швидкістю, динамічністю (про рух, яку-небудь дію, якийсь процес). || Який має велику швидкість руху (про транспортні засоби, течію річки і т. ін.). || Швидкий у рухах, жвавий, рухливий (про живу істоту). || Дуже швидкий, значний за силою, ступенем вияву тощо (про темпи розвитку, ріст і </text:span><text:span text:style-name="T44">т. ін. чого-небудь)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207</text:p>
          </table:table-cell>
          <table:table-cell table:style-name="Dictionary.B413" table:number-columns-spanned="2" office:value-type="string">
            <text:p text:style-name="P22">Ціложиттєвий</text:p>
          </table:table-cell>
          <table:covered-table-cell/>
          <table:table-cell table:style-name="Dictionary.D413" table:number-columns-spanned="2" office:value-type="string">
            <text:p text:style-name="P19"><text:span text:style-name="T14">-а, -е, </text:span><text:span text:style-name="T16">прикм., </text:span><text:span text:style-name="T15">інд.-авт., </text:span><text:span text:style-name="T115">[9а]</text:span></text:p>
          </table:table-cell>
          <table:covered-table-cell/>
          <table:table-cell table:style-name="Dictionary.F413" table:number-columns-spanned="2" office:value-type="string">
            <text:p text:style-name="P19"><text:span text:style-name="T16">Похідне від </text:span><text:span text:style-name="T21">цíлий</text:span><text:span text:style-name="T16"> і </text:span><text:span text:style-name="T21">життєвий</text:span></text:p>
          </table:table-cell>
          <table:covered-table-cell/>
          <table:table-cell table:style-name="Dictionary.H413" table:number-columns-spanned="3" office:value-type="string">
            <text:p text:style-name="P12"><text:span text:style-name="T16">З </text:span><text:span text:style-name="T20">ціложиттєвого</text:span><text:span text:style-name="T16"> ждання/ Ти смерть на кілька літ відтрутив,/ аби почути пахощ рути/ і в неї впасти навмання - / з усіх розлук – на обакрай/ Вітчизни – і яви, і мрії. (П-2: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4" table:number-columns-spanned="5" office:value-type="string">
            <text:h text:style-name="P50" text:outline-level="2"><text:span text:style-name="T22">ц</text:span><text:span text:style-name="T94">і</text:span><text:span text:style-name="T22">лий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0">-а, -е.</text:p>
            <text:p text:style-name="P34"><text:span text:style-name="T44">1) Такий, від якого нічого не відділено, не відокремлено; не розділений, не роздроблений. || Наповнений до країв, по вінця; </text:span><text:soft-page-break/><text:span text:style-name="T44">повний. || Який не був у користуванні, не початий. || У повному складі, без винятку. || Весь від початку до кінця (про певний проміжок часу). || Узятий повністю (про предмети, явища, простір і т. ін.). || </text:span><text:span text:style-name="T57">діал.</text:span><text:span text:style-name="T44"> Увесь (про людину). || </text:span><text:span text:style-name="T57">у сполуч.</text:span><text:span text:style-name="T44"> </text:span><text:span text:style-name="T53">з </text:span><text:span text:style-name="T57">ім.</text:span><text:span text:style-name="T44"> Означає вищий ступінь виявлення якості, стану і т. ін. || Указує на величину, значущість чого-небудь: а) при кількісних позначеннях; б) при позначенні сукупності яких-небудь предметів, істот, дій; в) при позначенні складності змісту чого-небудь.</text:span></text:p>
          </table:table-cell>
          <table:covered-table-cell/>
          <table:covered-table-cell/>
          <table:covered-table-cell/>
          <table:covered-table-cell/>
          <table:table-cell table:style-name="Dictionary.G414" table:number-columns-spanned="4" office:value-type="string">
            <text:h text:style-name="P50" text:outline-level="2"><text:span text:style-name="T71">житт</text:span><text:span text:style-name="T92">є</text:span><text:span text:style-name="T71">вий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0">-а, -е, життьовий, -а, -е.</text:p>
            <text:p text:style-name="P2"><text:span text:style-name="T54">1) Прикм. до </text:span><text:a xlink:type="simple" xlink:href="http://www.lingvo.ua/uk/Translate/uk-uk/життя"><text:span text:style-name="T62">життя</text:span></text:a><text:span text:style-name="T54"> 2), 3). || Характерний для щоденного, буденного життя; повсякденний.</text:span></text:p>
            <text:p text:style-name="P26"><text:soft-page-break/>2) <text:span text:style-name="T75">перен.</text:span> Дуже важливий у житті, для життя; основний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208</text:p>
          </table:table-cell>
          <table:table-cell table:style-name="Dictionary.B415" table:number-columns-spanned="2" office:value-type="string">
            <text:p text:style-name="P22">Цілосвíт</text:p>
          </table:table-cell>
          <table:covered-table-cell/>
          <table:table-cell table:style-name="Dictionary.D415" table:number-columns-spanned="2" office:value-type="string">
            <text:p text:style-name="P19"><text:span text:style-name="T14">-у, </text:span><text:span text:style-name="T16">ім., ч., інд.-авт., </text:span><text:span text:style-name="T116">[9а]</text:span></text:p>
          </table:table-cell>
          <table:covered-table-cell/>
          <table:table-cell table:style-name="Dictionary.F415" table:number-columns-spanned="2" office:value-type="string">
            <text:p text:style-name="P19"><text:span text:style-name="T26">Похідне від </text:span><text:span text:style-name="T29">цíлий</text:span><text:span text:style-name="T26"> і </text:span><text:span text:style-name="T29">світ</text:span></text:p>
          </table:table-cell>
          <table:covered-table-cell/>
          <table:table-cell table:style-name="Dictionary.H415" table:number-columns-spanned="3" office:value-type="string">
            <text:p text:style-name="P14">Тепер ти сам, як вулій цей гулкий,/ стаєш уводноряд до цілосвіту,/ коли з грудей твоїх несамовитих/ усі повийшли зашпори-голки. (П-2:181)</text:p>
          </table:table-cell>
          <table:covered-table-cell/>
          <table:covered-table-cell/>
        </table:table-row>
        <table:table-row>
          <table:covered-table-cell/>
          <table:table-cell table:style-name="Dictionary.B416" table:number-columns-spanned="5" office:value-type="string">
            <text:p text:style-name="P19"><text:span text:style-name="T29">Цíлий </text:span><text:span text:style-name="T40">(див. 207)</text:span></text:p>
          </table:table-cell>
          <table:covered-table-cell/>
          <table:covered-table-cell/>
          <table:covered-table-cell/>
          <table:covered-table-cell/>
          <table:table-cell table:style-name="Dictionary.G416" table:number-columns-spanned="4" office:value-type="string">
            <text:p text:style-name="P19"><text:span text:style-name="T29">Світ </text:span><text:span text:style-name="T40">(див. 67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209</text:p>
          </table:table-cell>
          <table:table-cell table:style-name="Dictionary.B417" table:number-columns-spanned="2" office:value-type="string">
            <text:p text:style-name="P22">Чорновóддя</text:p>
          </table:table-cell>
          <table:covered-table-cell/>
          <table:table-cell table:style-name="Dictionary.D417" table:number-columns-spanned="2" office:value-type="string">
            <text:p text:style-name="P19"><text:span text:style-name="T14">-я, </text:span><text:span text:style-name="T15">ім., с., інд.-авт., </text:span><text:span text:style-name="T115">[8</text:span><text:span text:style-name="T114">]</text:span><text:span text:style-name="T33">, </text:span><text:span text:style-name="T114">[</text:span><text:span text:style-name="T115">1а]</text:span></text:p>
          </table:table-cell>
          <table:covered-table-cell/>
          <table:table-cell table:style-name="Dictionary.F417" table:number-columns-spanned="2" office:value-type="string">
            <text:p text:style-name="P19"><text:span text:style-name="T26">Похідне від </text:span><text:span text:style-name="T29">чóрний</text:span><text:span text:style-name="T26"> і </text:span><text:span text:style-name="T29">вóддя</text:span><text:span text:style-name="T26"> (від </text:span><text:span text:style-name="T29">водá</text:span><text:span text:style-name="T26">)</text:span></text:p>
          </table:table-cell>
          <table:covered-table-cell/>
          <table:table-cell table:style-name="Dictionary.H417" table:number-columns-spanned="3" office:value-type="string">
            <text:p text:style-name="P19"><text:span text:style-name="T16">Червона барка в </text:span><text:span text:style-name="T20">чорноводді </text:span><text:span text:style-name="T16">доль/ загубиться. І фенікс довгоногий/ перенесе тебе в ясні чертоги/ від самоволь, покори і сваволь. (П-1:56); …Підтале </text:span><text:span text:style-name="T20">чорноводдя</text:span><text:span text:style-name="T16"> зелен-криги/ займається світанням на щоці. (П-1:77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8" table:number-columns-spanned="5" office:value-type="string">
            <text:h text:style-name="P49" text:outline-level="2"><text:span text:style-name="T71">ч</text:span><text:span text:style-name="T92">о</text:span><text:span text:style-name="T71">рний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0">-а, -е.</text:p>
            <text:p text:style-name="P26">2) Темний, темніший порівняно зі звичайним кольором. || Не осяяний світлом, темний. || Непроглядний, густий, темний (про хмару, дим, воду і т. ін.). || Затемнений (про скло). || Огорнутий, оповитий темрявою, дуже темний, похмурий.</text:p>
            <text:p text:style-name="P26">7) Брудний, покритий брудом, сажею, кіптявою і т. ін. || Не випраний; нечистий.</text:p>
          </table:table-cell>
          <table:covered-table-cell/>
          <table:covered-table-cell/>
          <table:covered-table-cell/>
          <table:covered-table-cell/>
          <table:table-cell table:style-name="Dictionary.G418" table:number-columns-spanned="4" office:value-type="string">
            <text:h text:style-name="P49" text:outline-level="2"><text:span text:style-name="T71">вод</text:span><text:span text:style-name="T92">а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26"><text:span text:style-name="T74">-и, </text:span><text:span text:style-name="T75">ж.</text:span></text:p>
            <text:p text:style-name="P26">2) <text:span text:style-name="T75">перев.</text:span> <text:span text:style-name="T75">мн.</text:span> Водна маса джерел, озер, річок, морів, океанів. || Водна поверхня морів, озер, річок. || Водні простори, ділянки морів, озер, річок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210</text:p>
          </table:table-cell>
          <table:table-cell table:style-name="Dictionary.B419" table:number-columns-spanned="2" office:value-type="string">
            <text:p text:style-name="P22">ЯСНОДЖЕРÉЛЬНИЙ</text:p>
          </table:table-cell>
          <table:covered-table-cell/>
          <table:table-cell table:style-name="Dictionary.D419" table:number-columns-spanned="2" office:value-type="string">
            <text:p text:style-name="P19"><text:span text:style-name="T14">-а, -е, </text:span><text:span text:style-name="T16">прикм., </text:span><text:span text:style-name="T15">інд.-авт., </text:span><text:span text:style-name="T115">[9а]</text:span></text:p>
          </table:table-cell>
          <table:covered-table-cell/>
          <table:table-cell table:style-name="Dictionary.F419" table:number-columns-spanned="2" office:value-type="string">
            <text:p text:style-name="P19"><text:span text:style-name="T26">Похідне від </text:span><text:span text:style-name="T29">ясний</text:span><text:span text:style-name="T26"> і </text:span><text:span text:style-name="T29">джерéльний</text:span></text:p>
          </table:table-cell>
          <table:covered-table-cell/>
          <table:table-cell table:style-name="Dictionary.H419" table:number-columns-spanned="3" office:value-type="string">
            <text:p text:style-name="P19"><text:span text:style-name="T16">Там буриться похмурий амарант/ і айстри у покірній непокорі/ останні долітовують прозорі/ дні вересня – </text:span><text:span text:style-name="T20">ясноджерельний</text:span><text:span text:style-name="T16"> кант. (П-1: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420" table:number-columns-spanned="5" office:value-type="string">
            <text:h text:style-name="P49" text:outline-level="2"><text:span text:style-name="T92">я</text:span><text:span text:style-name="T71">сн</text:span><text:span text:style-name="T92">и</text:span><text:span text:style-name="T71">й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0">ясна, ясне.</text:p>
            <text:p text:style-name="P2"><text:span text:style-name="T54">2) Нічим не затьмарений; світлий, чистий. || Чітко видний завдяки світлу, прозорості повітря. || Те саме, що </text:span><text:a xlink:type="simple" xlink:href="http://www.lingvo.ua/uk/Translate/uk-uk/погожий"><text:span text:style-name="T62">погожий</text:span></text:a><text:span text:style-name="T54"> 1). || Безхмарний (про небо). || Чистий, прозорий, не </text:span><text:soft-page-break/><text:span text:style-name="T54">каламутний (про рідину).</text:span></text:p>
            <text:p text:style-name="P34"><text:span text:style-name="T44">3) </text:span><text:span text:style-name="T57">перен.</text:span><text:span text:style-name="T44"> Нічим не засмучений, не затьмарений; спокійний, безтурботний. || Радісний, збуджений. || Сповнений лагідності, спокою, щирості, відвертості (про погляд, усмішку і т. </text:span><text:span text:style-name="T44">ін.).</text:span></text:p>
          </table:table-cell>
          <table:covered-table-cell/>
          <table:covered-table-cell/>
          <table:covered-table-cell/>
          <table:covered-table-cell/>
          <table:table-cell table:style-name="Dictionary.G420" table:number-columns-spanned="4" office:value-type="string">
            <text:h text:style-name="P49" text:outline-level="2"><text:span text:style-name="T71">джер</text:span><text:span text:style-name="T92">е</text:span><text:span text:style-name="T71">льний</text:span></text:h>
            <text:p text:style-name="P3"><text:a xlink:type="simple" xlink:href="http://www.lingvo.ua/uk/LingvoDictionaries/Details?dictionary=Explanatory%20(Uk-Uk)"><text:span text:style-name="T61">Explanatory (Uk-Uk)</text:span></text:a></text:p>
            <text:p text:style-name="P30">-а, -е.</text:p>
            <text:p text:style-name="P2"><text:span text:style-name="T54">Прикм. до </text:span><text:a xlink:type="simple" xlink:href="http://www.lingvo.ua/uk/Translate/uk-uk/джерело"><text:span text:style-name="T62">джерело</text:span></text:a><text:span text:style-name="T54"> 1). || Який виходить із джерела. || </text:span><text:span text:style-name="T60">Власт. </text:span><text:span text:style-name="T54">джерелу; прохолодний, освіжний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7">211</text:p>
          </table:table-cell>
          <table:table-cell table:style-name="Dictionary.B421" table:number-columns-spanned="2" office:value-type="string">
            <text:p text:style-name="P18"/>
          </table:table-cell>
          <table:covered-table-cell/>
          <table:table-cell table:style-name="Dictionary.D421" table:number-columns-spanned="2" office:value-type="string">
            <text:p text:style-name="P18"/>
          </table:table-cell>
          <table:covered-table-cell/>
          <table:table-cell table:style-name="Dictionary.F421" table:number-columns-spanned="2" office:value-type="string">
            <text:p text:style-name="P18"/>
          </table:table-cell>
          <table:covered-table-cell/>
          <table:table-cell table:style-name="Dictionary.H421" table:number-columns-spanned="3" office:value-type="string">
            <text:p text:style-name="P18"/>
          </table:table-cell>
          <table:covered-table-cell/>
          <table:covered-table-cell/>
        </table:table-row>
        <table:table-row>
          <table:covered-table-cell/>
          <table:table-cell table:style-name="Dictionary.B422" table:number-columns-spanned="9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4"/>
      <text:p text:style-name="P1"><text:span text:style-name="T67">Біль-жада, </text:span><text:span text:style-name="T68">-</text:span><text:span text:style-name="T67">и</text:span><text:span text:style-name="T68">, ім., ж., інд.-авт., утворене способом словоскладання, похідне від слів: </text:span><text:span text:style-name="T67">біль, болю</text:span><text:span text:style-name="T68">, ч. Відчуття фізичного страждання; відчуття прикрості, образи, смутку (СУМ, І, 186) та </text:span><text:span text:style-name="T67">жада</text:span><text:span text:style-name="T68">, -</text:span><text:span text:style-name="T67">и</text:span><text:span text:style-name="T68">, ж. Пор. діал. </text:span><text:span text:style-name="T67">Жага, -и, </text:span><text:span text:style-name="T68">ж.., перен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Verdana" svg:font-family="Verdana, Geneva, sans-serif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1T19:11:29</meta:creation-date>
    <dc:date>2012-04-12T20:34:30</dc:date>
    <meta:editing-duration>PT14H28M30S</meta:editing-duration>
    <meta:editing-cycles>170</meta:editing-cycles>
    <meta:generator>LibreOffice/3.4$Linux LibreOffice_project/340m1$Build-402</meta:generator>
    <meta:document-statistic meta:table-count="1" meta:image-count="0" meta:object-count="0" meta:page-count="114" meta:paragraph-count="2288" meta:word-count="14971" meta:character-count="93117" meta:non-whitespace-character-count="80889"/>
  </office:meta>
</office:document-meta>
</file>